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nsertions</text:p>
          </table:table-cell>
          <table:table-cell office:value-type="string">
            <text:p>SHA1PRNG Random</text:p>
          </table:table-cell>
          <table:table-cell office:value-type="string">
            <text:p>standard Java Random</text:p>
          </table:table-cell>
          <table:table-cell office:value-type="string">
            <text:p>double hashing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>
            <draw:frame table:end-cell-address="Sheet1.L36" table:end-x="0.814cm" table:end-y="0.259cm" draw:z-index="0" draw:style-name="gr1" svg:width="15.636cm" svg:height="14.997cm" svg:x="0.985cm" svg:y="0.258cm">
              <draw:object draw:notify-on-update-of-ranges="Sheet1.A1:Sheet1.A1 Sheet1.A2:Sheet1.A1001 Sheet1.B1:Sheet1.B1 Sheet1.B2:Sheet1.B1001 Sheet1.A1:Sheet1.A1 Sheet1.A2:Sheet1.A1001 Sheet1.C1:Sheet1.C1 Sheet1.C2:Sheet1.C1001 Sheet1.A1:Sheet1.A1 Sheet1.A2:Sheet1.A1001 Sheet1.D1:Sheet1.D1 Sheet1.D2:Sheet1.D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1">
            <text:p>0.000051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1">
            <text:p>0.000051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1">
            <text:p>0.000051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">
            <text:p>0.000052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70">
            <text:p>10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110">
            <text:p>11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06">
            <text:p>0.000106</text:p>
          </table:table-cell>
          <table:table-cell/>
        </table:table-row>
        <table:table-row table:style-name="ro1">
          <table:table-cell office:value-type="float" office:value="1130">
            <text:p>11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06">
            <text:p>0.000106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06">
            <text:p>0.000106</text:p>
          </table:table-cell>
          <table:table-cell/>
        </table:table-row>
        <table:table-row table:style-name="ro1">
          <table:table-cell office:value-type="float" office:value="1150">
            <text:p>11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59">
            <text:p>0.000159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59">
            <text:p>0.000159</text:p>
          </table:table-cell>
          <table:table-cell/>
        </table:table-row>
        <table:table-row table:style-name="ro1">
          <table:table-cell office:value-type="float" office:value="1170">
            <text:p>11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59">
            <text:p>0.000159</text:p>
          </table:table-cell>
          <table:table-cell/>
        </table:table-row>
        <table:table-row table:style-name="ro1">
          <table:table-cell office:value-type="float" office:value="1180">
            <text:p>11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59">
            <text:p>0.000159</text:p>
          </table:table-cell>
          <table:table-cell/>
        </table:table-row>
        <table:table-row table:style-name="ro1">
          <table:table-cell office:value-type="float" office:value="1190">
            <text:p>11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59">
            <text:p>0.000159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6">
            <text:p>0.00016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6">
            <text:p>0.00016</text:p>
          </table:table-cell>
          <table:table-cell/>
        </table:table-row>
        <table:table-row table:style-name="ro1">
          <table:table-cell office:value-type="float" office:value="1220">
            <text:p>12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6">
            <text:p>0.00016</text:p>
          </table:table-cell>
          <table:table-cell/>
        </table:table-row>
        <table:table-row table:style-name="ro1">
          <table:table-cell office:value-type="float" office:value="1230">
            <text:p>12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6">
            <text:p>0.00016</text:p>
          </table:table-cell>
          <table:table-cell/>
        </table:table-row>
        <table:table-row table:style-name="ro1">
          <table:table-cell office:value-type="float" office:value="1240">
            <text:p>12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13">
            <text:p>0.000213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13">
            <text:p>0.000213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13">
            <text:p>0.000213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7">
            <text:p>0.000267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7">
            <text:p>0.000267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7">
            <text:p>0.000267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7">
            <text:p>0.000267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40">
            <text:p>13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70">
            <text:p>13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8">
            <text:p>0.000268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390">
            <text:p>13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">
            <text:p>0.000269</text:p>
          </table:table-cell>
          <table:table-cell/>
        </table:table-row>
        <table:table-row table:style-name="ro1">
          <table:table-cell office:value-type="float" office:value="1450">
            <text:p>14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470">
            <text:p>14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480">
            <text:p>14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490">
            <text:p>14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510">
            <text:p>15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">
            <text:p>0.00027</text:p>
          </table:table-cell>
          <table:table-cell/>
        </table:table-row>
        <table:table-row table:style-name="ro1">
          <table:table-cell office:value-type="float" office:value="1520">
            <text:p>15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30">
            <text:p>15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1">
            <text:p>0.000271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2">
            <text:p>0.000272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0.000272">
            <text:p>0.000272</text:p>
          </table:table-cell>
          <table:table-cell/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272">
            <text:p>0.000272</text:p>
          </table:table-cell>
          <table:table-cell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6">
            <text:p>0.000326</text:p>
          </table:table-cell>
          <table:table-cell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7">
            <text:p>0.000327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7">
            <text:p>0.000327</text:p>
          </table:table-cell>
          <table:table-cell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7">
            <text:p>0.000327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7">
            <text:p>0.000327</text:p>
          </table:table-cell>
          <table:table-cell/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7">
            <text:p>0.000327</text:p>
          </table:table-cell>
          <table:table-cell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328">
            <text:p>0.000328</text:p>
          </table:table-cell>
          <table:table-cell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29">
            <text:p>0.00032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3">
            <text:p>0.00033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3">
            <text:p>0.00033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3">
            <text:p>0.00033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3">
            <text:p>0.00033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 office:value-type="float" office:value="0.000385">
            <text:p>0.000385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0.000055">
            <text:p>0.000055</text:p>
          </table:table-cell>
          <table:table-cell office:value-type="float" office:value="0.000165">
            <text:p>0.000165</text:p>
          </table:table-cell>
          <table:table-cell office:value-type="float" office:value="0.000386">
            <text:p>0.000386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.000055">
            <text:p>0.000055</text:p>
          </table:table-cell>
          <table:table-cell office:value-type="float" office:value="0.000165">
            <text:p>0.000165</text:p>
          </table:table-cell>
          <table:table-cell office:value-type="float" office:value="0.000386">
            <text:p>0.000386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0.000055">
            <text:p>0.000055</text:p>
          </table:table-cell>
          <table:table-cell office:value-type="float" office:value="0.000165">
            <text:p>0.000165</text:p>
          </table:table-cell>
          <table:table-cell office:value-type="float" office:value="0.000386">
            <text:p>0.000386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0.000055">
            <text:p>0.000055</text:p>
          </table:table-cell>
          <table:table-cell office:value-type="float" office:value="0.000166">
            <text:p>0.000166</text:p>
          </table:table-cell>
          <table:table-cell office:value-type="float" office:value="0.000386">
            <text:p>0.000386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7">
            <text:p>0.000387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7">
            <text:p>0.000387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7">
            <text:p>0.000387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7">
            <text:p>0.000387</text:p>
          </table:table-cell>
          <table:table-cell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7">
            <text:p>0.000387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 office:value-type="float" office:value="0.000388">
            <text:p>0.000388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0.000055">
            <text:p>0.000055</text:p>
          </table:table-cell>
          <table:table-cell office:value-type="float" office:value="0.000222">
            <text:p>0.000222</text:p>
          </table:table-cell>
          <table:table-cell office:value-type="float" office:value="0.000388">
            <text:p>0.000388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.000055">
            <text:p>0.000055</text:p>
          </table:table-cell>
          <table:table-cell office:value-type="float" office:value="0.000222">
            <text:p>0.000222</text:p>
          </table:table-cell>
          <table:table-cell office:value-type="float" office:value="0.000388">
            <text:p>0.000388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0.000055">
            <text:p>0.000055</text:p>
          </table:table-cell>
          <table:table-cell office:value-type="float" office:value="0.000222">
            <text:p>0.000222</text:p>
          </table:table-cell>
          <table:table-cell office:value-type="float" office:value="0.000388">
            <text:p>0.000388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.000055">
            <text:p>0.000055</text:p>
          </table:table-cell>
          <table:table-cell office:value-type="float" office:value="0.000277">
            <text:p>0.000277</text:p>
          </table:table-cell>
          <table:table-cell office:value-type="float" office:value="0.000388">
            <text:p>0.000388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389">
            <text:p>0.00038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389">
            <text:p>0.000389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389">
            <text:p>0.000389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445">
            <text:p>0.000445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445">
            <text:p>0.000445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 office:value-type="float" office:value="0.000445">
            <text:p>0.000445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0.000056">
            <text:p>0.000056</text:p>
          </table:table-cell>
          <table:table-cell office:value-type="float" office:value="0.000334">
            <text:p>0.000334</text:p>
          </table:table-cell>
          <table:table-cell office:value-type="float" office:value="0.000446">
            <text:p>0.000446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0.000056">
            <text:p>0.000056</text:p>
          </table:table-cell>
          <table:table-cell office:value-type="float" office:value="0.000334">
            <text:p>0.000334</text:p>
          </table:table-cell>
          <table:table-cell office:value-type="float" office:value="0.000446">
            <text:p>0.000446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 office:value-type="float" office:value="0.000446">
            <text:p>0.000446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 office:value-type="float" office:value="0.000446">
            <text:p>0.000446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 office:value-type="float" office:value="0.000447">
            <text:p>0.000447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 office:value-type="float" office:value="0.000447">
            <text:p>0.000447</text:p>
          </table:table-cell>
          <table:table-cell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 office:value-type="float" office:value="0.000447">
            <text:p>0.000447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0.000056">
            <text:p>0.000056</text:p>
          </table:table-cell>
          <table:table-cell office:value-type="float" office:value="0.000391">
            <text:p>0.000391</text:p>
          </table:table-cell>
          <table:table-cell office:value-type="float" office:value="0.000447">
            <text:p>0.000447</text:p>
          </table:table-cell>
          <table:table-cell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0.000056">
            <text:p>0.000056</text:p>
          </table:table-cell>
          <table:table-cell table:number-columns-repeated="2"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0.000056">
            <text:p>0.000056</text:p>
          </table:table-cell>
          <table:table-cell table:number-columns-repeated="2"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0.000056">
            <text:p>0.000056</text:p>
          </table:table-cell>
          <table:table-cell table:number-columns-repeated="2"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0.000056">
            <text:p>0.000056</text:p>
          </table:table-cell>
          <table:table-cell table:number-columns-repeated="2"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0.000112">
            <text:p>0.000112</text:p>
          </table:table-cell>
          <table:table-cell office:value-type="float" office:value="0.000505">
            <text:p>0.000505</text:p>
          </table:table-cell>
          <table:table-cell office:value-type="float" office:value="0.000449">
            <text:p>0.000449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0.000112">
            <text:p>0.000112</text:p>
          </table:table-cell>
          <table:table-cell office:value-type="float" office:value="0.000505">
            <text:p>0.000505</text:p>
          </table:table-cell>
          <table:table-cell office:value-type="float" office:value="0.000449">
            <text:p>0.000449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0.000112">
            <text:p>0.000112</text:p>
          </table:table-cell>
          <table:table-cell office:value-type="float" office:value="0.000505">
            <text:p>0.000505</text:p>
          </table:table-cell>
          <table:table-cell office:value-type="float" office:value="0.000449">
            <text:p>0.000449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.000112">
            <text:p>0.000112</text:p>
          </table:table-cell>
          <table:table-cell office:value-type="float" office:value="0.000562">
            <text:p>0.000562</text:p>
          </table:table-cell>
          <table:table-cell office:value-type="float" office:value="0.000449">
            <text:p>0.000449</text:p>
          </table:table-cell>
          <table:table-cell/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0.000112">
            <text:p>0.000112</text:p>
          </table:table-cell>
          <table:table-cell office:value-type="float" office:value="0.000562">
            <text:p>0.000562</text:p>
          </table:table-cell>
          <table:table-cell office:value-type="float" office:value="0.00045">
            <text:p>0.00045</text:p>
          </table:table-cell>
          <table:table-cell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0.000112">
            <text:p>0.000112</text:p>
          </table:table-cell>
          <table:table-cell office:value-type="float" office:value="0.000562">
            <text:p>0.000562</text:p>
          </table:table-cell>
          <table:table-cell office:value-type="float" office:value="0.00045">
            <text:p>0.00045</text:p>
          </table:table-cell>
          <table:table-cell/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0.000113">
            <text:p>0.000113</text:p>
          </table:table-cell>
          <table:table-cell office:value-type="float" office:value="0.000619">
            <text:p>0.000619</text:p>
          </table:table-cell>
          <table:table-cell office:value-type="float" office:value="0.00045">
            <text:p>0.00045</text:p>
          </table:table-cell>
          <table:table-cell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0.000113">
            <text:p>0.000113</text:p>
          </table:table-cell>
          <table:table-cell office:value-type="float" office:value="0.000619">
            <text:p>0.000619</text:p>
          </table:table-cell>
          <table:table-cell office:value-type="float" office:value="0.00045">
            <text:p>0.00045</text:p>
          </table:table-cell>
          <table:table-cell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0.000113">
            <text:p>0.000113</text:p>
          </table:table-cell>
          <table:table-cell office:value-type="float" office:value="0.00062">
            <text:p>0.00062</text:p>
          </table:table-cell>
          <table:table-cell office:value-type="float" office:value="0.000451">
            <text:p>0.000451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0.000113">
            <text:p>0.000113</text:p>
          </table:table-cell>
          <table:table-cell office:value-type="float" office:value="0.00062">
            <text:p>0.00062</text:p>
          </table:table-cell>
          <table:table-cell office:value-type="float" office:value="0.000451">
            <text:p>0.000451</text:p>
          </table:table-cell>
          <table:table-cell/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0.000169">
            <text:p>0.000169</text:p>
          </table:table-cell>
          <table:table-cell office:value-type="float" office:value="0.00062">
            <text:p>0.00062</text:p>
          </table:table-cell>
          <table:table-cell office:value-type="float" office:value="0.000508">
            <text:p>0.000508</text:p>
          </table:table-cell>
          <table:table-cell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0.000169">
            <text:p>0.000169</text:p>
          </table:table-cell>
          <table:table-cell office:value-type="float" office:value="0.000621">
            <text:p>0.000621</text:p>
          </table:table-cell>
          <table:table-cell office:value-type="float" office:value="0.000508">
            <text:p>0.000508</text:p>
          </table:table-cell>
          <table:table-cell/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0.000226">
            <text:p>0.000226</text:p>
          </table:table-cell>
          <table:table-cell office:value-type="float" office:value="0.000621">
            <text:p>0.000621</text:p>
          </table:table-cell>
          <table:table-cell office:value-type="float" office:value="0.000508">
            <text:p>0.000508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0.000226">
            <text:p>0.000226</text:p>
          </table:table-cell>
          <table:table-cell office:value-type="float" office:value="0.000621">
            <text:p>0.000621</text:p>
          </table:table-cell>
          <table:table-cell office:value-type="float" office:value="0.000508">
            <text:p>0.000508</text:p>
          </table:table-cell>
          <table:table-cell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0.000226">
            <text:p>0.000226</text:p>
          </table:table-cell>
          <table:table-cell office:value-type="float" office:value="0.000678">
            <text:p>0.000678</text:p>
          </table:table-cell>
          <table:table-cell office:value-type="float" office:value="0.000509">
            <text:p>0.000509</text:p>
          </table:table-cell>
          <table:table-cell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0.000226">
            <text:p>0.000226</text:p>
          </table:table-cell>
          <table:table-cell office:value-type="float" office:value="0.000679">
            <text:p>0.000679</text:p>
          </table:table-cell>
          <table:table-cell office:value-type="float" office:value="0.000566">
            <text:p>0.000566</text:p>
          </table:table-cell>
          <table:table-cell/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0.000226">
            <text:p>0.000226</text:p>
          </table:table-cell>
          <table:table-cell office:value-type="float" office:value="0.000679">
            <text:p>0.000679</text:p>
          </table:table-cell>
          <table:table-cell office:value-type="float" office:value="0.000566">
            <text:p>0.000566</text:p>
          </table:table-cell>
          <table:table-cell/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0.000227">
            <text:p>0.000227</text:p>
          </table:table-cell>
          <table:table-cell office:value-type="float" office:value="0.00068">
            <text:p>0.00068</text:p>
          </table:table-cell>
          <table:table-cell office:value-type="float" office:value="0.000623">
            <text:p>0.000623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0.000227">
            <text:p>0.000227</text:p>
          </table:table-cell>
          <table:table-cell office:value-type="float" office:value="0.00068">
            <text:p>0.00068</text:p>
          </table:table-cell>
          <table:table-cell office:value-type="float" office:value="0.000623">
            <text:p>0.000623</text:p>
          </table:table-cell>
          <table:table-cell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0.000227">
            <text:p>0.000227</text:p>
          </table:table-cell>
          <table:table-cell office:value-type="float" office:value="0.00068">
            <text:p>0.00068</text:p>
          </table:table-cell>
          <table:table-cell office:value-type="float" office:value="0.000624">
            <text:p>0.000624</text:p>
          </table:table-cell>
          <table:table-cell/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0.000227">
            <text:p>0.000227</text:p>
          </table:table-cell>
          <table:table-cell table:number-columns-repeated="2" office:value-type="float" office:value="0.000681">
            <text:p>0.000681</text:p>
          </table:table-cell>
          <table:table-cell/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0.000284">
            <text:p>0.000284</text:p>
          </table:table-cell>
          <table:table-cell table:number-columns-repeated="2" office:value-type="float" office:value="0.000681">
            <text:p>0.000681</text:p>
          </table:table-cell>
          <table:table-cell/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0.000284">
            <text:p>0.000284</text:p>
          </table:table-cell>
          <table:table-cell table:number-columns-repeated="2" office:value-type="float" office:value="0.000681">
            <text:p>0.000681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00284">
            <text:p>0.000284</text:p>
          </table:table-cell>
          <table:table-cell office:value-type="float" office:value="0.000739">
            <text:p>0.000739</text:p>
          </table:table-cell>
          <table:table-cell office:value-type="float" office:value="0.000682">
            <text:p>0.000682</text:p>
          </table:table-cell>
          <table:table-cell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0.000284">
            <text:p>0.000284</text:p>
          </table:table-cell>
          <table:table-cell office:value-type="float" office:value="0.000739">
            <text:p>0.000739</text:p>
          </table:table-cell>
          <table:table-cell office:value-type="float" office:value="0.000682">
            <text:p>0.000682</text:p>
          </table:table-cell>
          <table:table-cell/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0.000284">
            <text:p>0.000284</text:p>
          </table:table-cell>
          <table:table-cell office:value-type="float" office:value="0.000739">
            <text:p>0.000739</text:p>
          </table:table-cell>
          <table:table-cell office:value-type="float" office:value="0.000683">
            <text:p>0.000683</text:p>
          </table:table-cell>
          <table:table-cell/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0.000285">
            <text:p>0.000285</text:p>
          </table:table-cell>
          <table:table-cell office:value-type="float" office:value="0.00074">
            <text:p>0.00074</text:p>
          </table:table-cell>
          <table:table-cell office:value-type="float" office:value="0.000683">
            <text:p>0.000683</text:p>
          </table:table-cell>
          <table:table-cell/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0.000285">
            <text:p>0.000285</text:p>
          </table:table-cell>
          <table:table-cell office:value-type="float" office:value="0.000797">
            <text:p>0.000797</text:p>
          </table:table-cell>
          <table:table-cell office:value-type="float" office:value="0.000683">
            <text:p>0.000683</text:p>
          </table:table-cell>
          <table:table-cell/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0.000285">
            <text:p>0.000285</text:p>
          </table:table-cell>
          <table:table-cell office:value-type="float" office:value="0.000798">
            <text:p>0.000798</text:p>
          </table:table-cell>
          <table:table-cell office:value-type="float" office:value="0.000684">
            <text:p>0.000684</text:p>
          </table:table-cell>
          <table:table-cell/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0.000342">
            <text:p>0.000342</text:p>
          </table:table-cell>
          <table:table-cell office:value-type="float" office:value="0.000798">
            <text:p>0.000798</text:p>
          </table:table-cell>
          <table:table-cell office:value-type="float" office:value="0.000684">
            <text:p>0.000684</text:p>
          </table:table-cell>
          <table:table-cell/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0.000342">
            <text:p>0.000342</text:p>
          </table:table-cell>
          <table:table-cell office:value-type="float" office:value="0.000799">
            <text:p>0.000799</text:p>
          </table:table-cell>
          <table:table-cell office:value-type="float" office:value="0.000685">
            <text:p>0.000685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0.000342">
            <text:p>0.000342</text:p>
          </table:table-cell>
          <table:table-cell office:value-type="float" office:value="0.000856">
            <text:p>0.000856</text:p>
          </table:table-cell>
          <table:table-cell office:value-type="float" office:value="0.000685">
            <text:p>0.000685</text:p>
          </table:table-cell>
          <table:table-cell/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0.000343">
            <text:p>0.000343</text:p>
          </table:table-cell>
          <table:table-cell office:value-type="float" office:value="0.000857">
            <text:p>0.000857</text:p>
          </table:table-cell>
          <table:table-cell office:value-type="float" office:value="0.000685">
            <text:p>0.000685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0004">
            <text:p>0.0004</text:p>
          </table:table-cell>
          <table:table-cell office:value-type="float" office:value="0.000857">
            <text:p>0.000857</text:p>
          </table:table-cell>
          <table:table-cell office:value-type="float" office:value="0.000686">
            <text:p>0.000686</text:p>
          </table:table-cell>
          <table:table-cell/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0.0004">
            <text:p>0.0004</text:p>
          </table:table-cell>
          <table:table-cell office:value-type="float" office:value="0.000858">
            <text:p>0.000858</text:p>
          </table:table-cell>
          <table:table-cell office:value-type="float" office:value="0.000686">
            <text:p>0.000686</text:p>
          </table:table-cell>
          <table:table-cell/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0.0004">
            <text:p>0.0004</text:p>
          </table:table-cell>
          <table:table-cell office:value-type="float" office:value="0.000858">
            <text:p>0.000858</text:p>
          </table:table-cell>
          <table:table-cell office:value-type="float" office:value="0.000686">
            <text:p>0.000686</text:p>
          </table:table-cell>
          <table:table-cell/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0.000458">
            <text:p>0.000458</text:p>
          </table:table-cell>
          <table:table-cell office:value-type="float" office:value="0.000859">
            <text:p>0.000859</text:p>
          </table:table-cell>
          <table:table-cell office:value-type="float" office:value="0.000687">
            <text:p>0.000687</text:p>
          </table:table-cell>
          <table:table-cell/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0.000458">
            <text:p>0.000458</text:p>
          </table:table-cell>
          <table:table-cell office:value-type="float" office:value="0.000859">
            <text:p>0.000859</text:p>
          </table:table-cell>
          <table:table-cell office:value-type="float" office:value="0.000687">
            <text:p>0.000687</text:p>
          </table:table-cell>
          <table:table-cell/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0.000458">
            <text:p>0.000458</text:p>
          </table:table-cell>
          <table:table-cell office:value-type="float" office:value="0.00086">
            <text:p>0.00086</text:p>
          </table:table-cell>
          <table:table-cell office:value-type="float" office:value="0.000688">
            <text:p>0.000688</text:p>
          </table:table-cell>
          <table:table-cell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0.000459">
            <text:p>0.000459</text:p>
          </table:table-cell>
          <table:table-cell office:value-type="float" office:value="0.00086">
            <text:p>0.00086</text:p>
          </table:table-cell>
          <table:table-cell office:value-type="float" office:value="0.000688">
            <text:p>0.000688</text:p>
          </table:table-cell>
          <table:table-cell/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0.000459">
            <text:p>0.000459</text:p>
          </table:table-cell>
          <table:table-cell office:value-type="float" office:value="0.000861">
            <text:p>0.000861</text:p>
          </table:table-cell>
          <table:table-cell office:value-type="float" office:value="0.000688">
            <text:p>0.000688</text:p>
          </table:table-cell>
          <table:table-cell/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0.000459">
            <text:p>0.000459</text:p>
          </table:table-cell>
          <table:table-cell office:value-type="float" office:value="0.000861">
            <text:p>0.000861</text:p>
          </table:table-cell>
          <table:table-cell office:value-type="float" office:value="0.000746">
            <text:p>0.000746</text:p>
          </table:table-cell>
          <table:table-cell/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0.00046">
            <text:p>0.00046</text:p>
          </table:table-cell>
          <table:table-cell office:value-type="float" office:value="0.000862">
            <text:p>0.000862</text:p>
          </table:table-cell>
          <table:table-cell office:value-type="float" office:value="0.000804">
            <text:p>0.000804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0.000517">
            <text:p>0.000517</text:p>
          </table:table-cell>
          <table:table-cell table:number-columns-repeated="2" office:value-type="float" office:value="0.000862">
            <text:p>0.000862</text:p>
          </table:table-cell>
          <table:table-cell/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0.000575">
            <text:p>0.000575</text:p>
          </table:table-cell>
          <table:table-cell table:number-columns-repeated="2" office:value-type="float" office:value="0.000863">
            <text:p>0.000863</text:p>
          </table:table-cell>
          <table:table-cell/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0.000575">
            <text:p>0.000575</text:p>
          </table:table-cell>
          <table:table-cell table:number-columns-repeated="2" office:value-type="float" office:value="0.000863">
            <text:p>0.000863</text:p>
          </table:table-cell>
          <table:table-cell/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0.000576">
            <text:p>0.000576</text:p>
          </table:table-cell>
          <table:table-cell table:number-columns-repeated="2" office:value-type="float" office:value="0.000864">
            <text:p>0.000864</text:p>
          </table:table-cell>
          <table:table-cell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0.000576">
            <text:p>0.000576</text:p>
          </table:table-cell>
          <table:table-cell table:number-columns-repeated="2" office:value-type="float" office:value="0.000864">
            <text:p>0.000864</text:p>
          </table:table-cell>
          <table:table-cell/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0.000576">
            <text:p>0.000576</text:p>
          </table:table-cell>
          <table:table-cell office:value-type="float" office:value="0.000922">
            <text:p>0.000922</text:p>
          </table:table-cell>
          <table:table-cell office:value-type="float" office:value="0.000865">
            <text:p>0.000865</text:p>
          </table:table-cell>
          <table:table-cell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0.000634">
            <text:p>0.000634</text:p>
          </table:table-cell>
          <table:table-cell office:value-type="float" office:value="0.00098">
            <text:p>0.00098</text:p>
          </table:table-cell>
          <table:table-cell office:value-type="float" office:value="0.000865">
            <text:p>0.000865</text:p>
          </table:table-cell>
          <table:table-cell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0.000692">
            <text:p>0.000692</text:p>
          </table:table-cell>
          <table:table-cell office:value-type="float" office:value="0.000981">
            <text:p>0.000981</text:p>
          </table:table-cell>
          <table:table-cell office:value-type="float" office:value="0.000866">
            <text:p>0.000866</text:p>
          </table:table-cell>
          <table:table-cell/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0.000693">
            <text:p>0.000693</text:p>
          </table:table-cell>
          <table:table-cell office:value-type="float" office:value="0.001039">
            <text:p>0.001039</text:p>
          </table:table-cell>
          <table:table-cell office:value-type="float" office:value="0.000924">
            <text:p>0.000924</text:p>
          </table:table-cell>
          <table:table-cell/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0.000751">
            <text:p>0.000751</text:p>
          </table:table-cell>
          <table:table-cell office:value-type="float" office:value="0.00104">
            <text:p>0.00104</text:p>
          </table:table-cell>
          <table:table-cell office:value-type="float" office:value="0.000924">
            <text:p>0.000924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0.000809">
            <text:p>0.000809</text:p>
          </table:table-cell>
          <table:table-cell office:value-type="float" office:value="0.00104">
            <text:p>0.00104</text:p>
          </table:table-cell>
          <table:table-cell office:value-type="float" office:value="0.000925">
            <text:p>0.000925</text:p>
          </table:table-cell>
          <table:table-cell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0.00081">
            <text:p>0.00081</text:p>
          </table:table-cell>
          <table:table-cell office:value-type="float" office:value="0.001041">
            <text:p>0.001041</text:p>
          </table:table-cell>
          <table:table-cell office:value-type="float" office:value="0.000925">
            <text:p>0.000925</text:p>
          </table:table-cell>
          <table:table-cell/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0.00081">
            <text:p>0.00081</text:p>
          </table:table-cell>
          <table:table-cell office:value-type="float" office:value="0.001042">
            <text:p>0.001042</text:p>
          </table:table-cell>
          <table:table-cell office:value-type="float" office:value="0.000926">
            <text:p>0.000926</text:p>
          </table:table-cell>
          <table:table-cell/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0.000811">
            <text:p>0.000811</text:p>
          </table:table-cell>
          <table:table-cell office:value-type="float" office:value="0.001042">
            <text:p>0.001042</text:p>
          </table:table-cell>
          <table:table-cell office:value-type="float" office:value="0.000926">
            <text:p>0.000926</text:p>
          </table:table-cell>
          <table:table-cell/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0.000811">
            <text:p>0.000811</text:p>
          </table:table-cell>
          <table:table-cell office:value-type="float" office:value="0.001101">
            <text:p>0.001101</text:p>
          </table:table-cell>
          <table:table-cell office:value-type="float" office:value="0.000927">
            <text:p>0.000927</text:p>
          </table:table-cell>
          <table:table-cell/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0.000928">
            <text:p>0.000928</text:p>
          </table:table-cell>
          <table:table-cell office:value-type="float" office:value="0.001101">
            <text:p>0.001101</text:p>
          </table:table-cell>
          <table:table-cell office:value-type="float" office:value="0.000928">
            <text:p>0.000928</text:p>
          </table:table-cell>
          <table:table-cell/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0.000928">
            <text:p>0.000928</text:p>
          </table:table-cell>
          <table:table-cell office:value-type="float" office:value="0.001102">
            <text:p>0.001102</text:p>
          </table:table-cell>
          <table:table-cell office:value-type="float" office:value="0.000928">
            <text:p>0.000928</text:p>
          </table:table-cell>
          <table:table-cell/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0.000929">
            <text:p>0.000929</text:p>
          </table:table-cell>
          <table:table-cell office:value-type="float" office:value="0.001103">
            <text:p>0.001103</text:p>
          </table:table-cell>
          <table:table-cell office:value-type="float" office:value="0.000929">
            <text:p>0.000929</text:p>
          </table:table-cell>
          <table:table-cell/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0.000929">
            <text:p>0.000929</text:p>
          </table:table-cell>
          <table:table-cell office:value-type="float" office:value="0.001103">
            <text:p>0.001103</text:p>
          </table:table-cell>
          <table:table-cell office:value-type="float" office:value="0.000987">
            <text:p>0.000987</text:p>
          </table:table-cell>
          <table:table-cell/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0.00093">
            <text:p>0.00093</text:p>
          </table:table-cell>
          <table:table-cell office:value-type="float" office:value="0.001104">
            <text:p>0.001104</text:p>
          </table:table-cell>
          <table:table-cell office:value-type="float" office:value="0.001046">
            <text:p>0.001046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0.001047">
            <text:p>0.001047</text:p>
          </table:table-cell>
          <table:table-cell office:value-type="float" office:value="0.001221">
            <text:p>0.001221</text:p>
          </table:table-cell>
          <table:table-cell office:value-type="float" office:value="0.001047">
            <text:p>0.001047</text:p>
          </table:table-cell>
          <table:table-cell/>
        </table:table-row>
        <table:table-row table:style-name="ro1">
          <table:table-cell office:value-type="float" office:value="2810">
            <text:p>2810</text:p>
          </table:table-cell>
          <table:table-cell office:value-type="float" office:value="0.001105">
            <text:p>0.001105</text:p>
          </table:table-cell>
          <table:table-cell office:value-type="float" office:value="0.00128">
            <text:p>0.00128</text:p>
          </table:table-cell>
          <table:table-cell office:value-type="float" office:value="0.001047">
            <text:p>0.001047</text:p>
          </table:table-cell>
          <table:table-cell/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0.001106">
            <text:p>0.001106</text:p>
          </table:table-cell>
          <table:table-cell office:value-type="float" office:value="0.001281">
            <text:p>0.001281</text:p>
          </table:table-cell>
          <table:table-cell office:value-type="float" office:value="0.001048">
            <text:p>0.001048</text:p>
          </table:table-cell>
          <table:table-cell/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0.001107">
            <text:p>0.001107</text:p>
          </table:table-cell>
          <table:table-cell office:value-type="float" office:value="0.00134">
            <text:p>0.00134</text:p>
          </table:table-cell>
          <table:table-cell office:value-type="float" office:value="0.001048">
            <text:p>0.001048</text:p>
          </table:table-cell>
          <table:table-cell/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0.001107">
            <text:p>0.001107</text:p>
          </table:table-cell>
          <table:table-cell office:value-type="float" office:value="0.00134">
            <text:p>0.00134</text:p>
          </table:table-cell>
          <table:table-cell office:value-type="float" office:value="0.001049">
            <text:p>0.001049</text:p>
          </table:table-cell>
          <table:table-cell/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0.001108">
            <text:p>0.001108</text:p>
          </table:table-cell>
          <table:table-cell office:value-type="float" office:value="0.001341">
            <text:p>0.001341</text:p>
          </table:table-cell>
          <table:table-cell office:value-type="float" office:value="0.00105">
            <text:p>0.00105</text:p>
          </table:table-cell>
          <table:table-cell/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0.001109">
            <text:p>0.001109</text:p>
          </table:table-cell>
          <table:table-cell office:value-type="float" office:value="0.001342">
            <text:p>0.001342</text:p>
          </table:table-cell>
          <table:table-cell office:value-type="float" office:value="0.00105">
            <text:p>0.00105</text:p>
          </table:table-cell>
          <table:table-cell/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0.001226">
            <text:p>0.001226</text:p>
          </table:table-cell>
          <table:table-cell office:value-type="float" office:value="0.001343">
            <text:p>0.001343</text:p>
          </table:table-cell>
          <table:table-cell office:value-type="float" office:value="0.001051">
            <text:p>0.001051</text:p>
          </table:table-cell>
          <table:table-cell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0.001227">
            <text:p>0.001227</text:p>
          </table:table-cell>
          <table:table-cell office:value-type="float" office:value="0.001343">
            <text:p>0.001343</text:p>
          </table:table-cell>
          <table:table-cell office:value-type="float" office:value="0.001051">
            <text:p>0.001051</text:p>
          </table:table-cell>
          <table:table-cell/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0.001227">
            <text:p>0.001227</text:p>
          </table:table-cell>
          <table:table-cell office:value-type="float" office:value="0.001461">
            <text:p>0.001461</text:p>
          </table:table-cell>
          <table:table-cell office:value-type="float" office:value="0.001052">
            <text:p>0.001052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01228">
            <text:p>0.001228</text:p>
          </table:table-cell>
          <table:table-cell office:value-type="float" office:value="0.001637">
            <text:p>0.001637</text:p>
          </table:table-cell>
          <table:table-cell office:value-type="float" office:value="0.001111">
            <text:p>0.001111</text:p>
          </table:table-cell>
          <table:table-cell/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0.001287">
            <text:p>0.001287</text:p>
          </table:table-cell>
          <table:table-cell office:value-type="float" office:value="0.001755">
            <text:p>0.001755</text:p>
          </table:table-cell>
          <table:table-cell office:value-type="float" office:value="0.001112">
            <text:p>0.001112</text:p>
          </table:table-cell>
          <table:table-cell/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0.001347">
            <text:p>0.001347</text:p>
          </table:table-cell>
          <table:table-cell office:value-type="float" office:value="0.001815">
            <text:p>0.001815</text:p>
          </table:table-cell>
          <table:table-cell office:value-type="float" office:value="0.001112">
            <text:p>0.001112</text:p>
          </table:table-cell>
          <table:table-cell/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0.001347">
            <text:p>0.001347</text:p>
          </table:table-cell>
          <table:table-cell office:value-type="float" office:value="0.001816">
            <text:p>0.001816</text:p>
          </table:table-cell>
          <table:table-cell office:value-type="float" office:value="0.00123">
            <text:p>0.00123</text:p>
          </table:table-cell>
          <table:table-cell/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0.001348">
            <text:p>0.001348</text:p>
          </table:table-cell>
          <table:table-cell office:value-type="float" office:value="0.001934">
            <text:p>0.001934</text:p>
          </table:table-cell>
          <table:table-cell office:value-type="float" office:value="0.001231">
            <text:p>0.001231</text:p>
          </table:table-cell>
          <table:table-cell/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0.001408">
            <text:p>0.001408</text:p>
          </table:table-cell>
          <table:table-cell office:value-type="float" office:value="0.001935">
            <text:p>0.001935</text:p>
          </table:table-cell>
          <table:table-cell office:value-type="float" office:value="0.001232">
            <text:p>0.001232</text:p>
          </table:table-cell>
          <table:table-cell/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0.001408">
            <text:p>0.001408</text:p>
          </table:table-cell>
          <table:table-cell office:value-type="float" office:value="0.001995">
            <text:p>0.001995</text:p>
          </table:table-cell>
          <table:table-cell office:value-type="float" office:value="0.001232">
            <text:p>0.001232</text:p>
          </table:table-cell>
          <table:table-cell/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0.001409">
            <text:p>0.001409</text:p>
          </table:table-cell>
          <table:table-cell office:value-type="float" office:value="0.001996">
            <text:p>0.001996</text:p>
          </table:table-cell>
          <table:table-cell office:value-type="float" office:value="0.001233">
            <text:p>0.001233</text:p>
          </table:table-cell>
          <table:table-cell/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0.00141">
            <text:p>0.00141</text:p>
          </table:table-cell>
          <table:table-cell office:value-type="float" office:value="0.001998">
            <text:p>0.001998</text:p>
          </table:table-cell>
          <table:table-cell office:value-type="float" office:value="0.001351">
            <text:p>0.001351</text:p>
          </table:table-cell>
          <table:table-cell/>
        </table:table-row>
        <table:table-row table:style-name="ro1">
          <table:table-cell office:value-type="float" office:value="2990">
            <text:p>2990</text:p>
          </table:table-cell>
          <table:table-cell office:value-type="float" office:value="0.001411">
            <text:p>0.001411</text:p>
          </table:table-cell>
          <table:table-cell office:value-type="float" office:value="0.001999">
            <text:p>0.001999</text:p>
          </table:table-cell>
          <table:table-cell office:value-type="float" office:value="0.001411">
            <text:p>0.001411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01412">
            <text:p>0.001412</text:p>
          </table:table-cell>
          <table:table-cell office:value-type="float" office:value="0.002">
            <text:p>0.002</text:p>
          </table:table-cell>
          <table:table-cell office:value-type="float" office:value="0.001412">
            <text:p>0.001412</text:p>
          </table:table-cell>
          <table:table-cell/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0.001413">
            <text:p>0.001413</text:p>
          </table:table-cell>
          <table:table-cell office:value-type="float" office:value="0.002001">
            <text:p>0.002001</text:p>
          </table:table-cell>
          <table:table-cell office:value-type="float" office:value="0.001413">
            <text:p>0.001413</text:p>
          </table:table-cell>
          <table:table-cell/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0.001413">
            <text:p>0.001413</text:p>
          </table:table-cell>
          <table:table-cell office:value-type="float" office:value="0.002002">
            <text:p>0.002002</text:p>
          </table:table-cell>
          <table:table-cell office:value-type="float" office:value="0.001472">
            <text:p>0.001472</text:p>
          </table:table-cell>
          <table:table-cell/>
        </table:table-row>
        <table:table-row table:style-name="ro1">
          <table:table-cell office:value-type="float" office:value="3030">
            <text:p>3030</text:p>
          </table:table-cell>
          <table:table-cell office:value-type="float" office:value="0.001473">
            <text:p>0.001473</text:p>
          </table:table-cell>
          <table:table-cell office:value-type="float" office:value="0.002062">
            <text:p>0.002062</text:p>
          </table:table-cell>
          <table:table-cell office:value-type="float" office:value="0.001473">
            <text:p>0.001473</text:p>
          </table:table-cell>
          <table:table-cell/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0.001474">
            <text:p>0.001474</text:p>
          </table:table-cell>
          <table:table-cell office:value-type="float" office:value="0.002123">
            <text:p>0.002123</text:p>
          </table:table-cell>
          <table:table-cell office:value-type="float" office:value="0.001474">
            <text:p>0.001474</text:p>
          </table:table-cell>
          <table:table-cell/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0.001475">
            <text:p>0.001475</text:p>
          </table:table-cell>
          <table:table-cell office:value-type="float" office:value="0.002183">
            <text:p>0.002183</text:p>
          </table:table-cell>
          <table:table-cell office:value-type="float" office:value="0.001475">
            <text:p>0.001475</text:p>
          </table:table-cell>
          <table:table-cell/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0.001476">
            <text:p>0.001476</text:p>
          </table:table-cell>
          <table:table-cell office:value-type="float" office:value="0.002184">
            <text:p>0.002184</text:p>
          </table:table-cell>
          <table:table-cell office:value-type="float" office:value="0.001476">
            <text:p>0.001476</text:p>
          </table:table-cell>
          <table:table-cell/>
        </table:table-row>
        <table:table-row table:style-name="ro1">
          <table:table-cell office:value-type="float" office:value="3070">
            <text:p>3070</text:p>
          </table:table-cell>
          <table:table-cell office:value-type="float" office:value="0.001477">
            <text:p>0.001477</text:p>
          </table:table-cell>
          <table:table-cell office:value-type="float" office:value="0.002245">
            <text:p>0.002245</text:p>
          </table:table-cell>
          <table:table-cell office:value-type="float" office:value="0.001477">
            <text:p>0.001477</text:p>
          </table:table-cell>
          <table:table-cell/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0.001478">
            <text:p>0.001478</text:p>
          </table:table-cell>
          <table:table-cell office:value-type="float" office:value="0.002305">
            <text:p>0.002305</text:p>
          </table:table-cell>
          <table:table-cell office:value-type="float" office:value="0.001537">
            <text:p>0.001537</text:p>
          </table:table-cell>
          <table:table-cell/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0.001478">
            <text:p>0.001478</text:p>
          </table:table-cell>
          <table:table-cell office:value-type="float" office:value="0.002365">
            <text:p>0.002365</text:p>
          </table:table-cell>
          <table:table-cell office:value-type="float" office:value="0.001597">
            <text:p>0.001597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0.001479">
            <text:p>0.001479</text:p>
          </table:table-cell>
          <table:table-cell office:value-type="float" office:value="0.002426">
            <text:p>0.002426</text:p>
          </table:table-cell>
          <table:table-cell office:value-type="float" office:value="0.001598">
            <text:p>0.001598</text:p>
          </table:table-cell>
          <table:table-cell/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0.00148">
            <text:p>0.00148</text:p>
          </table:table-cell>
          <table:table-cell office:value-type="float" office:value="0.002487">
            <text:p>0.002487</text:p>
          </table:table-cell>
          <table:table-cell office:value-type="float" office:value="0.001599">
            <text:p>0.001599</text:p>
          </table:table-cell>
          <table:table-cell/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0.001481">
            <text:p>0.001481</text:p>
          </table:table-cell>
          <table:table-cell office:value-type="float" office:value="0.002488">
            <text:p>0.002488</text:p>
          </table:table-cell>
          <table:table-cell office:value-type="float" office:value="0.001659">
            <text:p>0.001659</text:p>
          </table:table-cell>
          <table:table-cell/>
        </table:table-row>
        <table:table-row table:style-name="ro1">
          <table:table-cell office:value-type="float" office:value="3130">
            <text:p>3130</text:p>
          </table:table-cell>
          <table:table-cell office:value-type="float" office:value="0.001541">
            <text:p>0.001541</text:p>
          </table:table-cell>
          <table:table-cell office:value-type="float" office:value="0.002667">
            <text:p>0.002667</text:p>
          </table:table-cell>
          <table:table-cell office:value-type="float" office:value="0.00166">
            <text:p>0.00166</text:p>
          </table:table-cell>
          <table:table-cell/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0.001542">
            <text:p>0.001542</text:p>
          </table:table-cell>
          <table:table-cell office:value-type="float" office:value="0.002669">
            <text:p>0.002669</text:p>
          </table:table-cell>
          <table:table-cell office:value-type="float" office:value="0.001661">
            <text:p>0.001661</text:p>
          </table:table-cell>
          <table:table-cell/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0.001602">
            <text:p>0.001602</text:p>
          </table:table-cell>
          <table:table-cell office:value-type="float" office:value="0.002671">
            <text:p>0.002671</text:p>
          </table:table-cell>
          <table:table-cell office:value-type="float" office:value="0.001662">
            <text:p>0.001662</text:p>
          </table:table-cell>
          <table:table-cell/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0.001603">
            <text:p>0.001603</text:p>
          </table:table-cell>
          <table:table-cell office:value-type="float" office:value="0.002732">
            <text:p>0.002732</text:p>
          </table:table-cell>
          <table:table-cell office:value-type="float" office:value="0.001663">
            <text:p>0.001663</text:p>
          </table:table-cell>
          <table:table-cell/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0.001604">
            <text:p>0.001604</text:p>
          </table:table-cell>
          <table:table-cell office:value-type="float" office:value="0.002733">
            <text:p>0.002733</text:p>
          </table:table-cell>
          <table:table-cell office:value-type="float" office:value="0.001664">
            <text:p>0.001664</text:p>
          </table:table-cell>
          <table:table-cell/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0.001665">
            <text:p>0.001665</text:p>
          </table:table-cell>
          <table:table-cell office:value-type="float" office:value="0.002735">
            <text:p>0.002735</text:p>
          </table:table-cell>
          <table:table-cell office:value-type="float" office:value="0.001665">
            <text:p>0.001665</text:p>
          </table:table-cell>
          <table:table-cell/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0.001666">
            <text:p>0.001666</text:p>
          </table:table-cell>
          <table:table-cell office:value-type="float" office:value="0.002736">
            <text:p>0.002736</text:p>
          </table:table-cell>
          <table:table-cell office:value-type="float" office:value="0.001666">
            <text:p>0.001666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001726">
            <text:p>0.001726</text:p>
          </table:table-cell>
          <table:table-cell office:value-type="float" office:value="0.002738">
            <text:p>0.002738</text:p>
          </table:table-cell>
          <table:table-cell office:value-type="float" office:value="0.001726">
            <text:p>0.001726</text:p>
          </table:table-cell>
          <table:table-cell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0.001727">
            <text:p>0.001727</text:p>
          </table:table-cell>
          <table:table-cell office:value-type="float" office:value="0.00274">
            <text:p>0.00274</text:p>
          </table:table-cell>
          <table:table-cell office:value-type="float" office:value="0.001727">
            <text:p>0.001727</text:p>
          </table:table-cell>
          <table:table-cell/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0.001728">
            <text:p>0.001728</text:p>
          </table:table-cell>
          <table:table-cell office:value-type="float" office:value="0.002801">
            <text:p>0.002801</text:p>
          </table:table-cell>
          <table:table-cell office:value-type="float" office:value="0.001728">
            <text:p>0.001728</text:p>
          </table:table-cell>
          <table:table-cell/>
        </table:table-row>
        <table:table-row table:style-name="ro1">
          <table:table-cell office:value-type="float" office:value="3230">
            <text:p>3230</text:p>
          </table:table-cell>
          <table:table-cell office:value-type="float" office:value="0.001729">
            <text:p>0.001729</text:p>
          </table:table-cell>
          <table:table-cell office:value-type="float" office:value="0.002862">
            <text:p>0.002862</text:p>
          </table:table-cell>
          <table:table-cell office:value-type="float" office:value="0.001729">
            <text:p>0.001729</text:p>
          </table:table-cell>
          <table:table-cell/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0.00179">
            <text:p>0.00179</text:p>
          </table:table-cell>
          <table:table-cell office:value-type="float" office:value="0.002983">
            <text:p>0.002983</text:p>
          </table:table-cell>
          <table:table-cell office:value-type="float" office:value="0.00185">
            <text:p>0.00185</text:p>
          </table:table-cell>
          <table:table-cell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0.001791">
            <text:p>0.001791</text:p>
          </table:table-cell>
          <table:table-cell office:value-type="float" office:value="0.002985">
            <text:p>0.002985</text:p>
          </table:table-cell>
          <table:table-cell office:value-type="float" office:value="0.001851">
            <text:p>0.001851</text:p>
          </table:table-cell>
          <table:table-cell/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0.001792">
            <text:p>0.001792</text:p>
          </table:table-cell>
          <table:table-cell office:value-type="float" office:value="0.003226">
            <text:p>0.003226</text:p>
          </table:table-cell>
          <table:table-cell office:value-type="float" office:value="0.001852">
            <text:p>0.001852</text:p>
          </table:table-cell>
          <table:table-cell/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0.001793">
            <text:p>0.001793</text:p>
          </table:table-cell>
          <table:table-cell office:value-type="float" office:value="0.003288">
            <text:p>0.003288</text:p>
          </table:table-cell>
          <table:table-cell office:value-type="float" office:value="0.001913">
            <text:p>0.001913</text:p>
          </table:table-cell>
          <table:table-cell/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0.001794">
            <text:p>0.001794</text:p>
          </table:table-cell>
          <table:table-cell office:value-type="float" office:value="0.003289">
            <text:p>0.003289</text:p>
          </table:table-cell>
          <table:table-cell office:value-type="float" office:value="0.001974">
            <text:p>0.001974</text:p>
          </table:table-cell>
          <table:table-cell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0.001795">
            <text:p>0.001795</text:p>
          </table:table-cell>
          <table:table-cell office:value-type="float" office:value="0.003291">
            <text:p>0.003291</text:p>
          </table:table-cell>
          <table:table-cell office:value-type="float" office:value="0.001975">
            <text:p>0.001975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0.001796">
            <text:p>0.001796</text:p>
          </table:table-cell>
          <table:table-cell office:value-type="float" office:value="0.003293">
            <text:p>0.003293</text:p>
          </table:table-cell>
          <table:table-cell office:value-type="float" office:value="0.001976">
            <text:p>0.001976</text:p>
          </table:table-cell>
          <table:table-cell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0.001797">
            <text:p>0.001797</text:p>
          </table:table-cell>
          <table:table-cell office:value-type="float" office:value="0.003295">
            <text:p>0.003295</text:p>
          </table:table-cell>
          <table:table-cell office:value-type="float" office:value="0.002037">
            <text:p>0.002037</text:p>
          </table:table-cell>
          <table:table-cell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0.001799">
            <text:p>0.001799</text:p>
          </table:table-cell>
          <table:table-cell office:value-type="float" office:value="0.003357">
            <text:p>0.003357</text:p>
          </table:table-cell>
          <table:table-cell office:value-type="float" office:value="0.002098">
            <text:p>0.002098</text:p>
          </table:table-cell>
          <table:table-cell/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0.00186">
            <text:p>0.00186</text:p>
          </table:table-cell>
          <table:table-cell office:value-type="float" office:value="0.003419">
            <text:p>0.003419</text:p>
          </table:table-cell>
          <table:table-cell office:value-type="float" office:value="0.0021">
            <text:p>0.0021</text:p>
          </table:table-cell>
          <table:table-cell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0.001861">
            <text:p>0.001861</text:p>
          </table:table-cell>
          <table:table-cell office:value-type="float" office:value="0.003421">
            <text:p>0.003421</text:p>
          </table:table-cell>
          <table:table-cell office:value-type="float" office:value="0.002101">
            <text:p>0.002101</text:p>
          </table:table-cell>
          <table:table-cell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0.001862">
            <text:p>0.001862</text:p>
          </table:table-cell>
          <table:table-cell office:value-type="float" office:value="0.003423">
            <text:p>0.003423</text:p>
          </table:table-cell>
          <table:table-cell office:value-type="float" office:value="0.002162">
            <text:p>0.002162</text:p>
          </table:table-cell>
          <table:table-cell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0.001863">
            <text:p>0.001863</text:p>
          </table:table-cell>
          <table:table-cell office:value-type="float" office:value="0.003365">
            <text:p>0.003365</text:p>
          </table:table-cell>
          <table:table-cell office:value-type="float" office:value="0.002163">
            <text:p>0.002163</text:p>
          </table:table-cell>
          <table:table-cell/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0.001864">
            <text:p>0.001864</text:p>
          </table:table-cell>
          <table:table-cell office:value-type="float" office:value="0.003367">
            <text:p>0.003367</text:p>
          </table:table-cell>
          <table:table-cell office:value-type="float" office:value="0.002165">
            <text:p>0.002165</text:p>
          </table:table-cell>
          <table:table-cell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0.001925">
            <text:p>0.001925</text:p>
          </table:table-cell>
          <table:table-cell office:value-type="float" office:value="0.003369">
            <text:p>0.003369</text:p>
          </table:table-cell>
          <table:table-cell office:value-type="float" office:value="0.002166">
            <text:p>0.002166</text:p>
          </table:table-cell>
          <table:table-cell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0.001927">
            <text:p>0.001927</text:p>
          </table:table-cell>
          <table:table-cell office:value-type="float" office:value="0.003432">
            <text:p>0.003432</text:p>
          </table:table-cell>
          <table:table-cell office:value-type="float" office:value="0.002167">
            <text:p>0.002167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0.001988">
            <text:p>0.001988</text:p>
          </table:table-cell>
          <table:table-cell office:value-type="float" office:value="0.003434">
            <text:p>0.003434</text:p>
          </table:table-cell>
          <table:table-cell office:value-type="float" office:value="0.002169">
            <text:p>0.002169</text:p>
          </table:table-cell>
          <table:table-cell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0.001989">
            <text:p>0.001989</text:p>
          </table:table-cell>
          <table:table-cell office:value-type="float" office:value="0.003556">
            <text:p>0.003556</text:p>
          </table:table-cell>
          <table:table-cell office:value-type="float" office:value="0.00217">
            <text:p>0.00217</text:p>
          </table:table-cell>
          <table:table-cell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0.00199">
            <text:p>0.00199</text:p>
          </table:table-cell>
          <table:table-cell office:value-type="float" office:value="0.003559">
            <text:p>0.003559</text:p>
          </table:table-cell>
          <table:table-cell office:value-type="float" office:value="0.002171">
            <text:p>0.002171</text:p>
          </table:table-cell>
          <table:table-cell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0.001992">
            <text:p>0.001992</text:p>
          </table:table-cell>
          <table:table-cell office:value-type="float" office:value="0.003621">
            <text:p>0.003621</text:p>
          </table:table-cell>
          <table:table-cell office:value-type="float" office:value="0.002173">
            <text:p>0.002173</text:p>
          </table:table-cell>
          <table:table-cell/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0.002053">
            <text:p>0.002053</text:p>
          </table:table-cell>
          <table:table-cell office:value-type="float" office:value="0.003623">
            <text:p>0.003623</text:p>
          </table:table-cell>
          <table:table-cell office:value-type="float" office:value="0.002234">
            <text:p>0.002234</text:p>
          </table:table-cell>
          <table:table-cell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0.002054">
            <text:p>0.002054</text:p>
          </table:table-cell>
          <table:table-cell office:value-type="float" office:value="0.003625">
            <text:p>0.003625</text:p>
          </table:table-cell>
          <table:table-cell office:value-type="float" office:value="0.002296">
            <text:p>0.002296</text:p>
          </table:table-cell>
          <table:table-cell/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0.002177">
            <text:p>0.002177</text:p>
          </table:table-cell>
          <table:table-cell office:value-type="float" office:value="0.003748">
            <text:p>0.003748</text:p>
          </table:table-cell>
          <table:table-cell office:value-type="float" office:value="0.002297">
            <text:p>0.002297</text:p>
          </table:table-cell>
          <table:table-cell/>
        </table:table-row>
        <table:table-row table:style-name="ro1">
          <table:table-cell office:value-type="float" office:value="3470">
            <text:p>3470</text:p>
          </table:table-cell>
          <table:table-cell office:value-type="float" office:value="0.002238">
            <text:p>0.002238</text:p>
          </table:table-cell>
          <table:table-cell office:value-type="float" office:value="0.003751">
            <text:p>0.003751</text:p>
          </table:table-cell>
          <table:table-cell office:value-type="float" office:value="0.002299">
            <text:p>0.002299</text:p>
          </table:table-cell>
          <table:table-cell/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0.00224">
            <text:p>0.00224</text:p>
          </table:table-cell>
          <table:table-cell office:value-type="float" office:value="0.003753">
            <text:p>0.003753</text:p>
          </table:table-cell>
          <table:table-cell office:value-type="float" office:value="0.0023">
            <text:p>0.0023</text:p>
          </table:table-cell>
          <table:table-cell/>
        </table:table-row>
        <table:table-row table:style-name="ro1">
          <table:table-cell office:value-type="float" office:value="3490">
            <text:p>3490</text:p>
          </table:table-cell>
          <table:table-cell office:value-type="float" office:value="0.002302">
            <text:p>0.002302</text:p>
          </table:table-cell>
          <table:table-cell office:value-type="float" office:value="0.003816">
            <text:p>0.003816</text:p>
          </table:table-cell>
          <table:table-cell office:value-type="float" office:value="0.002302">
            <text:p>0.002302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002303">
            <text:p>0.002303</text:p>
          </table:table-cell>
          <table:table-cell office:value-type="float" office:value="0.003818">
            <text:p>0.003818</text:p>
          </table:table-cell>
          <table:table-cell office:value-type="float" office:value="0.002424">
            <text:p>0.002424</text:p>
          </table:table-cell>
          <table:table-cell/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0.002365">
            <text:p>0.002365</text:p>
          </table:table-cell>
          <table:table-cell office:value-type="float" office:value="0.00382">
            <text:p>0.00382</text:p>
          </table:table-cell>
          <table:table-cell office:value-type="float" office:value="0.002426">
            <text:p>0.002426</text:p>
          </table:table-cell>
          <table:table-cell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0.002367">
            <text:p>0.002367</text:p>
          </table:table-cell>
          <table:table-cell office:value-type="float" office:value="0.003823">
            <text:p>0.003823</text:p>
          </table:table-cell>
          <table:table-cell office:value-type="float" office:value="0.002427">
            <text:p>0.002427</text:p>
          </table:table-cell>
          <table:table-cell/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0.002429">
            <text:p>0.002429</text:p>
          </table:table-cell>
          <table:table-cell office:value-type="float" office:value="0.003825">
            <text:p>0.003825</text:p>
          </table:table-cell>
          <table:table-cell office:value-type="float" office:value="0.002429">
            <text:p>0.002429</text:p>
          </table:table-cell>
          <table:table-cell/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0.00243">
            <text:p>0.00243</text:p>
          </table:table-cell>
          <table:table-cell office:value-type="float" office:value="0.003827">
            <text:p>0.003827</text:p>
          </table:table-cell>
          <table:table-cell office:value-type="float" office:value="0.00243">
            <text:p>0.00243</text:p>
          </table:table-cell>
          <table:table-cell/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0.002492">
            <text:p>0.002492</text:p>
          </table:table-cell>
          <table:table-cell office:value-type="float" office:value="0.00383">
            <text:p>0.00383</text:p>
          </table:table-cell>
          <table:table-cell office:value-type="float" office:value="0.002432">
            <text:p>0.002432</text:p>
          </table:table-cell>
          <table:table-cell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0.002494">
            <text:p>0.002494</text:p>
          </table:table-cell>
          <table:table-cell office:value-type="float" office:value="0.003893">
            <text:p>0.003893</text:p>
          </table:table-cell>
          <table:table-cell office:value-type="float" office:value="0.002433">
            <text:p>0.002433</text:p>
          </table:table-cell>
          <table:table-cell/>
        </table:table-row>
        <table:table-row table:style-name="ro1">
          <table:table-cell office:value-type="float" office:value="3570">
            <text:p>3570</text:p>
          </table:table-cell>
          <table:table-cell office:value-type="float" office:value="0.002495">
            <text:p>0.002495</text:p>
          </table:table-cell>
          <table:table-cell office:value-type="float" office:value="0.003956">
            <text:p>0.003956</text:p>
          </table:table-cell>
          <table:table-cell office:value-type="float" office:value="0.002435">
            <text:p>0.002435</text:p>
          </table:table-cell>
          <table:table-cell/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0.002558">
            <text:p>0.002558</text:p>
          </table:table-cell>
          <table:table-cell office:value-type="float" office:value="0.004202">
            <text:p>0.004202</text:p>
          </table:table-cell>
          <table:table-cell office:value-type="float" office:value="0.002497">
            <text:p>0.002497</text:p>
          </table:table-cell>
          <table:table-cell/>
        </table:table-row>
        <table:table-row table:style-name="ro1">
          <table:table-cell office:value-type="float" office:value="3590">
            <text:p>3590</text:p>
          </table:table-cell>
          <table:table-cell office:value-type="float" office:value="0.002559">
            <text:p>0.002559</text:p>
          </table:table-cell>
          <table:table-cell office:value-type="float" office:value="0.004205">
            <text:p>0.004205</text:p>
          </table:table-cell>
          <table:table-cell office:value-type="float" office:value="0.002559">
            <text:p>0.002559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002561">
            <text:p>0.002561</text:p>
          </table:table-cell>
          <table:table-cell office:value-type="float" office:value="0.00439">
            <text:p>0.00439</text:p>
          </table:table-cell>
          <table:table-cell office:value-type="float" office:value="0.002561">
            <text:p>0.002561</text:p>
          </table:table-cell>
          <table:table-cell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0.002563">
            <text:p>0.002563</text:p>
          </table:table-cell>
          <table:table-cell office:value-type="float" office:value="0.004393">
            <text:p>0.004393</text:p>
          </table:table-cell>
          <table:table-cell office:value-type="float" office:value="0.002563">
            <text:p>0.002563</text:p>
          </table:table-cell>
          <table:table-cell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0.002564">
            <text:p>0.002564</text:p>
          </table:table-cell>
          <table:table-cell office:value-type="float" office:value="0.004457">
            <text:p>0.004457</text:p>
          </table:table-cell>
          <table:table-cell office:value-type="float" office:value="0.002564">
            <text:p>0.002564</text:p>
          </table:table-cell>
          <table:table-cell/>
        </table:table-row>
        <table:table-row table:style-name="ro1">
          <table:table-cell office:value-type="float" office:value="3630">
            <text:p>3630</text:p>
          </table:table-cell>
          <table:table-cell office:value-type="float" office:value="0.002627">
            <text:p>0.002627</text:p>
          </table:table-cell>
          <table:table-cell office:value-type="float" office:value="0.004459">
            <text:p>0.004459</text:p>
          </table:table-cell>
          <table:table-cell office:value-type="float" office:value="0.002627">
            <text:p>0.002627</text:p>
          </table:table-cell>
          <table:table-cell/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0.002628">
            <text:p>0.002628</text:p>
          </table:table-cell>
          <table:table-cell office:value-type="float" office:value="0.004523">
            <text:p>0.004523</text:p>
          </table:table-cell>
          <table:table-cell office:value-type="float" office:value="0.002689">
            <text:p>0.002689</text:p>
          </table:table-cell>
          <table:table-cell/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0.00263">
            <text:p>0.00263</text:p>
          </table:table-cell>
          <table:table-cell office:value-type="float" office:value="0.004587">
            <text:p>0.004587</text:p>
          </table:table-cell>
          <table:table-cell office:value-type="float" office:value="0.002691">
            <text:p>0.00269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0.002693">
            <text:p>0.002693</text:p>
          </table:table-cell>
          <table:table-cell office:value-type="float" office:value="0.00459">
            <text:p>0.00459</text:p>
          </table:table-cell>
          <table:table-cell office:value-type="float" office:value="0.002693">
            <text:p>0.002693</text:p>
          </table:table-cell>
          <table:table-cell/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0.002756">
            <text:p>0.002756</text:p>
          </table:table-cell>
          <table:table-cell office:value-type="float" office:value="0.004654">
            <text:p>0.004654</text:p>
          </table:table-cell>
          <table:table-cell office:value-type="float" office:value="0.002694">
            <text:p>0.002694</text:p>
          </table:table-cell>
          <table:table-cell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0.002757">
            <text:p>0.002757</text:p>
          </table:table-cell>
          <table:table-cell office:value-type="float" office:value="0.004657">
            <text:p>0.004657</text:p>
          </table:table-cell>
          <table:table-cell office:value-type="float" office:value="0.002757">
            <text:p>0.002757</text:p>
          </table:table-cell>
          <table:table-cell/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0.002759">
            <text:p>0.002759</text:p>
          </table:table-cell>
          <table:table-cell office:value-type="float" office:value="0.00466">
            <text:p>0.00466</text:p>
          </table:table-cell>
          <table:table-cell office:value-type="float" office:value="0.00282">
            <text:p>0.00282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0.002822">
            <text:p>0.002822</text:p>
          </table:table-cell>
          <table:table-cell office:value-type="float" office:value="0.004724">
            <text:p>0.004724</text:p>
          </table:table-cell>
          <table:table-cell office:value-type="float" office:value="0.002883">
            <text:p>0.002883</text:p>
          </table:table-cell>
          <table:table-cell/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0.002885">
            <text:p>0.002885</text:p>
          </table:table-cell>
          <table:table-cell office:value-type="float" office:value="0.004727">
            <text:p>0.004727</text:p>
          </table:table-cell>
          <table:table-cell office:value-type="float" office:value="0.002947">
            <text:p>0.002947</text:p>
          </table:table-cell>
          <table:table-cell/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0.002948">
            <text:p>0.002948</text:p>
          </table:table-cell>
          <table:table-cell office:value-type="float" office:value="0.00473">
            <text:p>0.00473</text:p>
          </table:table-cell>
          <table:table-cell office:value-type="float" office:value="0.003071">
            <text:p>0.003071</text:p>
          </table:table-cell>
          <table:table-cell/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0.00295">
            <text:p>0.00295</text:p>
          </table:table-cell>
          <table:table-cell office:value-type="float" office:value="0.004794">
            <text:p>0.004794</text:p>
          </table:table-cell>
          <table:table-cell office:value-type="float" office:value="0.003073">
            <text:p>0.003073</text:p>
          </table:table-cell>
          <table:table-cell/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0.002952">
            <text:p>0.002952</text:p>
          </table:table-cell>
          <table:table-cell office:value-type="float" office:value="0.004797">
            <text:p>0.004797</text:p>
          </table:table-cell>
          <table:table-cell office:value-type="float" office:value="0.003075">
            <text:p>0.003075</text:p>
          </table:table-cell>
          <table:table-cell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0.003015">
            <text:p>0.003015</text:p>
          </table:table-cell>
          <table:table-cell office:value-type="float" office:value="0.004862">
            <text:p>0.004862</text:p>
          </table:table-cell>
          <table:table-cell office:value-type="float" office:value="0.003077">
            <text:p>0.003077</text:p>
          </table:table-cell>
          <table:table-cell/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0.003079">
            <text:p>0.003079</text:p>
          </table:table-cell>
          <table:table-cell office:value-type="float" office:value="0.004865">
            <text:p>0.004865</text:p>
          </table:table-cell>
          <table:table-cell office:value-type="float" office:value="0.00314">
            <text:p>0.00314</text:p>
          </table:table-cell>
          <table:table-cell/>
        </table:table-row>
        <table:table-row table:style-name="ro1">
          <table:table-cell office:value-type="float" office:value="3770">
            <text:p>3770</text:p>
          </table:table-cell>
          <table:table-cell office:value-type="float" office:value="0.003081">
            <text:p>0.003081</text:p>
          </table:table-cell>
          <table:table-cell office:value-type="float" office:value="0.004929">
            <text:p>0.004929</text:p>
          </table:table-cell>
          <table:table-cell office:value-type="float" office:value="0.003204">
            <text:p>0.003204</text:p>
          </table:table-cell>
          <table:table-cell/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0.003083">
            <text:p>0.003083</text:p>
          </table:table-cell>
          <table:table-cell office:value-type="float" office:value="0.004994">
            <text:p>0.004994</text:p>
          </table:table-cell>
          <table:table-cell office:value-type="float" office:value="0.003329">
            <text:p>0.003329</text:p>
          </table:table-cell>
          <table:table-cell/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0.003146">
            <text:p>0.003146</text:p>
          </table:table-cell>
          <table:table-cell office:value-type="float" office:value="0.004997">
            <text:p>0.004997</text:p>
          </table:table-cell>
          <table:table-cell office:value-type="float" office:value="0.003393">
            <text:p>0.003393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0.003272">
            <text:p>0.003272</text:p>
          </table:table-cell>
          <table:table-cell office:value-type="float" office:value="0.005123">
            <text:p>0.005123</text:p>
          </table:table-cell>
          <table:table-cell office:value-type="float" office:value="0.003395">
            <text:p>0.003395</text:p>
          </table:table-cell>
          <table:table-cell/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0.003274">
            <text:p>0.003274</text:p>
          </table:table-cell>
          <table:table-cell office:value-type="float" office:value="0.005312">
            <text:p>0.005312</text:p>
          </table:table-cell>
          <table:table-cell office:value-type="float" office:value="0.003521">
            <text:p>0.003521</text:p>
          </table:table-cell>
          <table:table-cell/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0.003337">
            <text:p>0.003337</text:p>
          </table:table-cell>
          <table:table-cell office:value-type="float" office:value="0.005315">
            <text:p>0.005315</text:p>
          </table:table-cell>
          <table:table-cell office:value-type="float" office:value="0.003523">
            <text:p>0.003523</text:p>
          </table:table-cell>
          <table:table-cell/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0.00334">
            <text:p>0.00334</text:p>
          </table:table-cell>
          <table:table-cell office:value-type="float" office:value="0.00538">
            <text:p>0.00538</text:p>
          </table:table-cell>
          <table:table-cell office:value-type="float" office:value="0.003525">
            <text:p>0.003525</text:p>
          </table:table-cell>
          <table:table-cell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0.003342">
            <text:p>0.003342</text:p>
          </table:table-cell>
          <table:table-cell office:value-type="float" office:value="0.005384">
            <text:p>0.005384</text:p>
          </table:table-cell>
          <table:table-cell office:value-type="float" office:value="0.003527">
            <text:p>0.003527</text:p>
          </table:table-cell>
          <table:table-cell/>
        </table:table-row>
        <table:table-row table:style-name="ro1">
          <table:table-cell office:value-type="float" office:value="3850">
            <text:p>3850</text:p>
          </table:table-cell>
          <table:table-cell office:value-type="float" office:value="0.003344">
            <text:p>0.003344</text:p>
          </table:table-cell>
          <table:table-cell office:value-type="float" office:value="0.005387">
            <text:p>0.005387</text:p>
          </table:table-cell>
          <table:table-cell office:value-type="float" office:value="0.003529">
            <text:p>0.003529</text:p>
          </table:table-cell>
          <table:table-cell/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0.003346">
            <text:p>0.003346</text:p>
          </table:table-cell>
          <table:table-cell office:value-type="float" office:value="0.00539">
            <text:p>0.00539</text:p>
          </table:table-cell>
          <table:table-cell office:value-type="float" office:value="0.003532">
            <text:p>0.003532</text:p>
          </table:table-cell>
          <table:table-cell/>
        </table:table-row>
        <table:table-row table:style-name="ro1">
          <table:table-cell office:value-type="float" office:value="3870">
            <text:p>3870</text:p>
          </table:table-cell>
          <table:table-cell office:value-type="float" office:value="0.00341">
            <text:p>0.00341</text:p>
          </table:table-cell>
          <table:table-cell office:value-type="float" office:value="0.005456">
            <text:p>0.005456</text:p>
          </table:table-cell>
          <table:table-cell office:value-type="float" office:value="0.003534">
            <text:p>0.003534</text:p>
          </table:table-cell>
          <table:table-cell/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0.003412">
            <text:p>0.003412</text:p>
          </table:table-cell>
          <table:table-cell office:value-type="float" office:value="0.005521">
            <text:p>0.005521</text:p>
          </table:table-cell>
          <table:table-cell office:value-type="float" office:value="0.003598">
            <text:p>0.003598</text:p>
          </table:table-cell>
          <table:table-cell/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0.003414">
            <text:p>0.003414</text:p>
          </table:table-cell>
          <table:table-cell office:value-type="float" office:value="0.005649">
            <text:p>0.005649</text:p>
          </table:table-cell>
          <table:table-cell office:value-type="float" office:value="0.0036">
            <text:p>0.0036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0.003416">
            <text:p>0.003416</text:p>
          </table:table-cell>
          <table:table-cell office:value-type="float" office:value="0.005652">
            <text:p>0.005652</text:p>
          </table:table-cell>
          <table:table-cell office:value-type="float" office:value="0.003602">
            <text:p>0.003602</text:p>
          </table:table-cell>
          <table:table-cell/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0.003418">
            <text:p>0.003418</text:p>
          </table:table-cell>
          <table:table-cell office:value-type="float" office:value="0.005656">
            <text:p>0.005656</text:p>
          </table:table-cell>
          <table:table-cell office:value-type="float" office:value="0.003605">
            <text:p>0.003605</text:p>
          </table:table-cell>
          <table:table-cell/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0.00342">
            <text:p>0.00342</text:p>
          </table:table-cell>
          <table:table-cell office:value-type="float" office:value="0.005659">
            <text:p>0.005659</text:p>
          </table:table-cell>
          <table:table-cell office:value-type="float" office:value="0.003669">
            <text:p>0.003669</text:p>
          </table:table-cell>
          <table:table-cell/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0.003485">
            <text:p>0.003485</text:p>
          </table:table-cell>
          <table:table-cell office:value-type="float" office:value="0.005725">
            <text:p>0.005725</text:p>
          </table:table-cell>
          <table:table-cell office:value-type="float" office:value="0.003734">
            <text:p>0.003734</text:p>
          </table:table-cell>
          <table:table-cell/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0.003487">
            <text:p>0.003487</text:p>
          </table:table-cell>
          <table:table-cell office:value-type="float" office:value="0.005791">
            <text:p>0.005791</text:p>
          </table:table-cell>
          <table:table-cell office:value-type="float" office:value="0.003736">
            <text:p>0.003736</text:p>
          </table:table-cell>
          <table:table-cell/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0.003489">
            <text:p>0.003489</text:p>
          </table:table-cell>
          <table:table-cell office:value-type="float" office:value="0.005857">
            <text:p>0.005857</text:p>
          </table:table-cell>
          <table:table-cell office:value-type="float" office:value="0.003801">
            <text:p>0.003801</text:p>
          </table:table-cell>
          <table:table-cell/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0.003554">
            <text:p>0.003554</text:p>
          </table:table-cell>
          <table:table-cell office:value-type="float" office:value="0.00586">
            <text:p>0.00586</text:p>
          </table:table-cell>
          <table:table-cell office:value-type="float" office:value="0.003741">
            <text:p>0.003741</text:p>
          </table:table-cell>
          <table:table-cell/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0.003618">
            <text:p>0.003618</text:p>
          </table:table-cell>
          <table:table-cell office:value-type="float" office:value="0.005926">
            <text:p>0.005926</text:p>
          </table:table-cell>
          <table:table-cell office:value-type="float" office:value="0.003805">
            <text:p>0.003805</text:p>
          </table:table-cell>
          <table:table-cell/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0.00362">
            <text:p>0.00362</text:p>
          </table:table-cell>
          <table:table-cell office:value-type="float" office:value="0.005993">
            <text:p>0.005993</text:p>
          </table:table-cell>
          <table:table-cell office:value-type="float" office:value="0.003808">
            <text:p>0.003808</text:p>
          </table:table-cell>
          <table:table-cell/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0.003623">
            <text:p>0.003623</text:p>
          </table:table-cell>
          <table:table-cell office:value-type="float" office:value="0.005996">
            <text:p>0.005996</text:p>
          </table:table-cell>
          <table:table-cell office:value-type="float" office:value="0.003873">
            <text:p>0.003873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03625">
            <text:p>0.003625</text:p>
          </table:table-cell>
          <table:table-cell office:value-type="float" office:value="0.006">
            <text:p>0.006</text:p>
          </table:table-cell>
          <table:table-cell office:value-type="float" office:value="0.003875">
            <text:p>0.003875</text:p>
          </table:table-cell>
          <table:table-cell/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0.00369">
            <text:p>0.00369</text:p>
          </table:table-cell>
          <table:table-cell office:value-type="float" office:value="0.006004">
            <text:p>0.006004</text:p>
          </table:table-cell>
          <table:table-cell office:value-type="float" office:value="0.00394">
            <text:p>0.00394</text:p>
          </table:table-cell>
          <table:table-cell/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0.003755">
            <text:p>0.003755</text:p>
          </table:table-cell>
          <table:table-cell office:value-type="float" office:value="0.006008">
            <text:p>0.006008</text:p>
          </table:table-cell>
          <table:table-cell office:value-type="float" office:value="0.004068">
            <text:p>0.004068</text:p>
          </table:table-cell>
          <table:table-cell/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0.003757">
            <text:p>0.003757</text:p>
          </table:table-cell>
          <table:table-cell office:value-type="float" office:value="0.006011">
            <text:p>0.006011</text:p>
          </table:table-cell>
          <table:table-cell office:value-type="float" office:value="0.004133">
            <text:p>0.004133</text:p>
          </table:table-cell>
          <table:table-cell/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0.003759">
            <text:p>0.003759</text:p>
          </table:table-cell>
          <table:table-cell office:value-type="float" office:value="0.006015">
            <text:p>0.006015</text:p>
          </table:table-cell>
          <table:table-cell office:value-type="float" office:value="0.004135">
            <text:p>0.004135</text:p>
          </table:table-cell>
          <table:table-cell/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0.003887">
            <text:p>0.003887</text:p>
          </table:table-cell>
          <table:table-cell office:value-type="float" office:value="0.006019">
            <text:p>0.006019</text:p>
          </table:table-cell>
          <table:table-cell office:value-type="float" office:value="0.004138">
            <text:p>0.004138</text:p>
          </table:table-cell>
          <table:table-cell/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0.00389">
            <text:p>0.00389</text:p>
          </table:table-cell>
          <table:table-cell office:value-type="float" office:value="0.006085">
            <text:p>0.006085</text:p>
          </table:table-cell>
          <table:table-cell office:value-type="float" office:value="0.004203">
            <text:p>0.004203</text:p>
          </table:table-cell>
          <table:table-cell/>
        </table:table-row>
        <table:table-row table:style-name="ro1">
          <table:table-cell office:value-type="float" office:value="4070">
            <text:p>4070</text:p>
          </table:table-cell>
          <table:table-cell office:value-type="float" office:value="0.003892">
            <text:p>0.003892</text:p>
          </table:table-cell>
          <table:table-cell office:value-type="float" office:value="0.006089">
            <text:p>0.006089</text:p>
          </table:table-cell>
          <table:table-cell office:value-type="float" office:value="0.004206">
            <text:p>0.004206</text:p>
          </table:table-cell>
          <table:table-cell/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0.003894">
            <text:p>0.003894</text:p>
          </table:table-cell>
          <table:table-cell office:value-type="float" office:value="0.006093">
            <text:p>0.006093</text:p>
          </table:table-cell>
          <table:table-cell office:value-type="float" office:value="0.004271">
            <text:p>0.004271</text:p>
          </table:table-cell>
          <table:table-cell/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0.004023">
            <text:p>0.004023</text:p>
          </table:table-cell>
          <table:table-cell office:value-type="float" office:value="0.00616">
            <text:p>0.00616</text:p>
          </table:table-cell>
          <table:table-cell office:value-type="float" office:value="0.004274">
            <text:p>0.004274</text:p>
          </table:table-cell>
          <table:table-cell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0.004088">
            <text:p>0.004088</text:p>
          </table:table-cell>
          <table:table-cell office:value-type="float" office:value="0.006164">
            <text:p>0.006164</text:p>
          </table:table-cell>
          <table:table-cell office:value-type="float" office:value="0.00434">
            <text:p>0.00434</text:p>
          </table:table-cell>
          <table:table-cell/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0.004091">
            <text:p>0.004091</text:p>
          </table:table-cell>
          <table:table-cell office:value-type="float" office:value="0.006167">
            <text:p>0.006167</text:p>
          </table:table-cell>
          <table:table-cell office:value-type="float" office:value="0.004342">
            <text:p>0.004342</text:p>
          </table:table-cell>
          <table:table-cell/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0.004219">
            <text:p>0.004219</text:p>
          </table:table-cell>
          <table:table-cell office:value-type="float" office:value="0.006297">
            <text:p>0.006297</text:p>
          </table:table-cell>
          <table:table-cell office:value-type="float" office:value="0.004282">
            <text:p>0.004282</text:p>
          </table:table-cell>
          <table:table-cell/>
        </table:table-row>
        <table:table-row table:style-name="ro1">
          <table:table-cell office:value-type="float" office:value="4130">
            <text:p>4130</text:p>
          </table:table-cell>
          <table:table-cell office:value-type="float" office:value="0.004222">
            <text:p>0.004222</text:p>
          </table:table-cell>
          <table:table-cell office:value-type="float" office:value="0.006301">
            <text:p>0.006301</text:p>
          </table:table-cell>
          <table:table-cell office:value-type="float" office:value="0.004285">
            <text:p>0.004285</text:p>
          </table:table-cell>
          <table:table-cell/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0.004224">
            <text:p>0.004224</text:p>
          </table:table-cell>
          <table:table-cell office:value-type="float" office:value="0.006305">
            <text:p>0.006305</text:p>
          </table:table-cell>
          <table:table-cell office:value-type="float" office:value="0.004288">
            <text:p>0.004288</text:p>
          </table:table-cell>
          <table:table-cell/>
        </table:table-row>
        <table:table-row table:style-name="ro1">
          <table:table-cell office:value-type="float" office:value="4150">
            <text:p>4150</text:p>
          </table:table-cell>
          <table:table-cell office:value-type="float" office:value="0.004227">
            <text:p>0.004227</text:p>
          </table:table-cell>
          <table:table-cell office:value-type="float" office:value="0.006309">
            <text:p>0.006309</text:p>
          </table:table-cell>
          <table:table-cell office:value-type="float" office:value="0.00429">
            <text:p>0.00429</text:p>
          </table:table-cell>
          <table:table-cell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0.004293">
            <text:p>0.004293</text:p>
          </table:table-cell>
          <table:table-cell office:value-type="float" office:value="0.006313">
            <text:p>0.006313</text:p>
          </table:table-cell>
          <table:table-cell office:value-type="float" office:value="0.004293">
            <text:p>0.004293</text:p>
          </table:table-cell>
          <table:table-cell/>
        </table:table-row>
        <table:table-row table:style-name="ro1">
          <table:table-cell office:value-type="float" office:value="4170">
            <text:p>4170</text:p>
          </table:table-cell>
          <table:table-cell office:value-type="float" office:value="0.004359">
            <text:p>0.004359</text:p>
          </table:table-cell>
          <table:table-cell office:value-type="float" office:value="0.00638">
            <text:p>0.00638</text:p>
          </table:table-cell>
          <table:table-cell office:value-type="float" office:value="0.004422">
            <text:p>0.004422</text:p>
          </table:table-cell>
          <table:table-cell/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0.004362">
            <text:p>0.004362</text:p>
          </table:table-cell>
          <table:table-cell office:value-type="float" office:value="0.006448">
            <text:p>0.006448</text:p>
          </table:table-cell>
          <table:table-cell office:value-type="float" office:value="0.004488">
            <text:p>0.004488</text:p>
          </table:table-cell>
          <table:table-cell/>
        </table:table-row>
        <table:table-row table:style-name="ro1">
          <table:table-cell office:value-type="float" office:value="4190">
            <text:p>4190</text:p>
          </table:table-cell>
          <table:table-cell office:value-type="float" office:value="0.004364">
            <text:p>0.004364</text:p>
          </table:table-cell>
          <table:table-cell office:value-type="float" office:value="0.006452">
            <text:p>0.006452</text:p>
          </table:table-cell>
          <table:table-cell office:value-type="float" office:value="0.004554">
            <text:p>0.004554</text:p>
          </table:table-cell>
          <table:table-cell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0.00443">
            <text:p>0.00443</text:p>
          </table:table-cell>
          <table:table-cell office:value-type="float" office:value="0.006519">
            <text:p>0.006519</text:p>
          </table:table-cell>
          <table:table-cell office:value-type="float" office:value="0.004684">
            <text:p>0.004684</text:p>
          </table:table-cell>
          <table:table-cell/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0.004433">
            <text:p>0.004433</text:p>
          </table:table-cell>
          <table:table-cell office:value-type="float" office:value="0.006586">
            <text:p>0.006586</text:p>
          </table:table-cell>
          <table:table-cell office:value-type="float" office:value="0.004687">
            <text:p>0.004687</text:p>
          </table:table-cell>
          <table:table-cell/>
        </table:table-row>
        <table:table-row table:style-name="ro1">
          <table:table-cell office:value-type="float" office:value="4220">
            <text:p>4220</text:p>
          </table:table-cell>
          <table:table-cell office:value-type="float" office:value="0.004436">
            <text:p>0.004436</text:p>
          </table:table-cell>
          <table:table-cell office:value-type="float" office:value="0.006654">
            <text:p>0.006654</text:p>
          </table:table-cell>
          <table:table-cell office:value-type="float" office:value="0.004689">
            <text:p>0.004689</text:p>
          </table:table-cell>
          <table:table-cell/>
        </table:table-row>
        <table:table-row table:style-name="ro1">
          <table:table-cell office:value-type="float" office:value="4230">
            <text:p>4230</text:p>
          </table:table-cell>
          <table:table-cell office:value-type="float" office:value="0.004502">
            <text:p>0.004502</text:p>
          </table:table-cell>
          <table:table-cell office:value-type="float" office:value="0.006658">
            <text:p>0.006658</text:p>
          </table:table-cell>
          <table:table-cell office:value-type="float" office:value="0.004692">
            <text:p>0.004692</text:p>
          </table:table-cell>
          <table:table-cell/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0.004505">
            <text:p>0.004505</text:p>
          </table:table-cell>
          <table:table-cell office:value-type="float" office:value="0.006726">
            <text:p>0.006726</text:p>
          </table:table-cell>
          <table:table-cell office:value-type="float" office:value="0.004695">
            <text:p>0.004695</text:p>
          </table:table-cell>
          <table:table-cell/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0.004508">
            <text:p>0.004508</text:p>
          </table:table-cell>
          <table:table-cell office:value-type="float" office:value="0.00673">
            <text:p>0.00673</text:p>
          </table:table-cell>
          <table:table-cell office:value-type="float" office:value="0.004762">
            <text:p>0.004762</text:p>
          </table:table-cell>
          <table:table-cell/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0.004638">
            <text:p>0.004638</text:p>
          </table:table-cell>
          <table:table-cell office:value-type="float" office:value="0.006734">
            <text:p>0.006734</text:p>
          </table:table-cell>
          <table:table-cell office:value-type="float" office:value="0.004892">
            <text:p>0.004892</text:p>
          </table:table-cell>
          <table:table-cell/>
        </table:table-row>
        <table:table-row table:style-name="ro1">
          <table:table-cell office:value-type="float" office:value="4270">
            <text:p>4270</text:p>
          </table:table-cell>
          <table:table-cell office:value-type="float" office:value="0.004641">
            <text:p>0.004641</text:p>
          </table:table-cell>
          <table:table-cell office:value-type="float" office:value="0.006675">
            <text:p>0.006675</text:p>
          </table:table-cell>
          <table:table-cell office:value-type="float" office:value="0.004895">
            <text:p>0.004895</text:p>
          </table:table-cell>
          <table:table-cell/>
        </table:table-row>
        <table:table-row table:style-name="ro1">
          <table:table-cell office:value-type="float" office:value="4280">
            <text:p>4280</text:p>
          </table:table-cell>
          <table:table-cell office:value-type="float" office:value="0.004644">
            <text:p>0.004644</text:p>
          </table:table-cell>
          <table:table-cell office:value-type="float" office:value="0.006679">
            <text:p>0.006679</text:p>
          </table:table-cell>
          <table:table-cell office:value-type="float" office:value="0.004898">
            <text:p>0.004898</text:p>
          </table:table-cell>
          <table:table-cell/>
        </table:table-row>
        <table:table-row table:style-name="ro1">
          <table:table-cell office:value-type="float" office:value="4290">
            <text:p>4290</text:p>
          </table:table-cell>
          <table:table-cell office:value-type="float" office:value="0.004647">
            <text:p>0.004647</text:p>
          </table:table-cell>
          <table:table-cell office:value-type="float" office:value="0.006747">
            <text:p>0.006747</text:p>
          </table:table-cell>
          <table:table-cell office:value-type="float" office:value="0.004901">
            <text:p>0.004901</text:p>
          </table:table-cell>
          <table:table-cell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0.004713">
            <text:p>0.004713</text:p>
          </table:table-cell>
          <table:table-cell office:value-type="float" office:value="0.006752">
            <text:p>0.006752</text:p>
          </table:table-cell>
          <table:table-cell office:value-type="float" office:value="0.004968">
            <text:p>0.004968</text:p>
          </table:table-cell>
          <table:table-cell/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0.004716">
            <text:p>0.004716</text:p>
          </table:table-cell>
          <table:table-cell office:value-type="float" office:value="0.006883">
            <text:p>0.006883</text:p>
          </table:table-cell>
          <table:table-cell office:value-type="float" office:value="0.005035">
            <text:p>0.005035</text:p>
          </table:table-cell>
          <table:table-cell/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0.004719">
            <text:p>0.004719</text:p>
          </table:table-cell>
          <table:table-cell office:value-type="float" office:value="0.006888">
            <text:p>0.006888</text:p>
          </table:table-cell>
          <table:table-cell office:value-type="float" office:value="0.005038">
            <text:p>0.005038</text:p>
          </table:table-cell>
          <table:table-cell/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0.004786">
            <text:p>0.004786</text:p>
          </table:table-cell>
          <table:table-cell office:value-type="float" office:value="0.006892">
            <text:p>0.006892</text:p>
          </table:table-cell>
          <table:table-cell office:value-type="float" office:value="0.005041">
            <text:p>0.005041</text:p>
          </table:table-cell>
          <table:table-cell/>
        </table:table-row>
        <table:table-row table:style-name="ro1">
          <table:table-cell office:value-type="float" office:value="4340">
            <text:p>4340</text:p>
          </table:table-cell>
          <table:table-cell office:value-type="float" office:value="0.004789">
            <text:p>0.004789</text:p>
          </table:table-cell>
          <table:table-cell office:value-type="float" office:value="0.006897">
            <text:p>0.006897</text:p>
          </table:table-cell>
          <table:table-cell office:value-type="float" office:value="0.005109">
            <text:p>0.005109</text:p>
          </table:table-cell>
          <table:table-cell/>
        </table:table-row>
        <table:table-row table:style-name="ro1">
          <table:table-cell office:value-type="float" office:value="4350">
            <text:p>4350</text:p>
          </table:table-cell>
          <table:table-cell office:value-type="float" office:value="0.004728">
            <text:p>0.004728</text:p>
          </table:table-cell>
          <table:table-cell office:value-type="float" office:value="0.006901">
            <text:p>0.006901</text:p>
          </table:table-cell>
          <table:table-cell office:value-type="float" office:value="0.00524">
            <text:p>0.00524</text:p>
          </table:table-cell>
          <table:table-cell/>
        </table:table-row>
        <table:table-row table:style-name="ro1">
          <table:table-cell office:value-type="float" office:value="4360">
            <text:p>4360</text:p>
          </table:table-cell>
          <table:table-cell office:value-type="float" office:value="0.004795">
            <text:p>0.004795</text:p>
          </table:table-cell>
          <table:table-cell office:value-type="float" office:value="0.006905">
            <text:p>0.006905</text:p>
          </table:table-cell>
          <table:table-cell office:value-type="float" office:value="0.005307">
            <text:p>0.005307</text:p>
          </table:table-cell>
          <table:table-cell/>
        </table:table-row>
        <table:table-row table:style-name="ro1">
          <table:table-cell office:value-type="float" office:value="4370">
            <text:p>4370</text:p>
          </table:table-cell>
          <table:table-cell office:value-type="float" office:value="0.004798">
            <text:p>0.004798</text:p>
          </table:table-cell>
          <table:table-cell office:value-type="float" office:value="0.006974">
            <text:p>0.006974</text:p>
          </table:table-cell>
          <table:table-cell office:value-type="float" office:value="0.005438">
            <text:p>0.005438</text:p>
          </table:table-cell>
          <table:table-cell/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0.004802">
            <text:p>0.004802</text:p>
          </table:table-cell>
          <table:table-cell office:value-type="float" office:value="0.007042">
            <text:p>0.007042</text:p>
          </table:table-cell>
          <table:table-cell office:value-type="float" office:value="0.005506">
            <text:p>0.005506</text:p>
          </table:table-cell>
          <table:table-cell/>
        </table:table-row>
        <table:table-row table:style-name="ro1">
          <table:table-cell office:value-type="float" office:value="4390">
            <text:p>4390</text:p>
          </table:table-cell>
          <table:table-cell office:value-type="float" office:value="0.004805">
            <text:p>0.004805</text:p>
          </table:table-cell>
          <table:table-cell office:value-type="float" office:value="0.007047">
            <text:p>0.007047</text:p>
          </table:table-cell>
          <table:table-cell office:value-type="float" office:value="0.005573">
            <text:p>0.005573</text:p>
          </table:table-cell>
          <table:table-cell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0.004808">
            <text:p>0.004808</text:p>
          </table:table-cell>
          <table:table-cell office:value-type="float" office:value="0.007115">
            <text:p>0.007115</text:p>
          </table:table-cell>
          <table:table-cell office:value-type="float" office:value="0.005641">
            <text:p>0.005641</text:p>
          </table:table-cell>
          <table:table-cell/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0.004811">
            <text:p>0.004811</text:p>
          </table:table-cell>
          <table:table-cell office:value-type="float" office:value="0.00712">
            <text:p>0.00712</text:p>
          </table:table-cell>
          <table:table-cell office:value-type="float" office:value="0.005645">
            <text:p>0.005645</text:p>
          </table:table-cell>
          <table:table-cell/>
        </table:table-row>
        <table:table-row table:style-name="ro1">
          <table:table-cell office:value-type="float" office:value="4420">
            <text:p>4420</text:p>
          </table:table-cell>
          <table:table-cell office:value-type="float" office:value="0.004814">
            <text:p>0.004814</text:p>
          </table:table-cell>
          <table:table-cell office:value-type="float" office:value="0.007125">
            <text:p>0.007125</text:p>
          </table:table-cell>
          <table:table-cell office:value-type="float" office:value="0.005648">
            <text:p>0.005648</text:p>
          </table:table-cell>
          <table:table-cell/>
        </table:table-row>
        <table:table-row table:style-name="ro1">
          <table:table-cell office:value-type="float" office:value="4430">
            <text:p>4430</text:p>
          </table:table-cell>
          <table:table-cell office:value-type="float" office:value="0.004881">
            <text:p>0.004881</text:p>
          </table:table-cell>
          <table:table-cell office:value-type="float" office:value="0.007193">
            <text:p>0.007193</text:p>
          </table:table-cell>
          <table:table-cell office:value-type="float" office:value="0.005716">
            <text:p>0.005716</text:p>
          </table:table-cell>
          <table:table-cell/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0.004949">
            <text:p>0.004949</text:p>
          </table:table-cell>
          <table:table-cell office:value-type="float" office:value="0.007326">
            <text:p>0.007326</text:p>
          </table:table-cell>
          <table:table-cell office:value-type="float" office:value="0.005784">
            <text:p>0.005784</text:p>
          </table:table-cell>
          <table:table-cell/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0.004952">
            <text:p>0.004952</text:p>
          </table:table-cell>
          <table:table-cell office:value-type="float" office:value="0.007395">
            <text:p>0.007395</text:p>
          </table:table-cell>
          <table:table-cell office:value-type="float" office:value="0.005788">
            <text:p>0.005788</text:p>
          </table:table-cell>
          <table:table-cell/>
        </table:table-row>
        <table:table-row table:style-name="ro1">
          <table:table-cell office:value-type="float" office:value="4460">
            <text:p>4460</text:p>
          </table:table-cell>
          <table:table-cell office:value-type="float" office:value="0.005084">
            <text:p>0.005084</text:p>
          </table:table-cell>
          <table:table-cell office:value-type="float" office:value="0.0074">
            <text:p>0.0074</text:p>
          </table:table-cell>
          <table:table-cell office:value-type="float" office:value="0.005856">
            <text:p>0.005856</text:p>
          </table:table-cell>
          <table:table-cell/>
        </table:table-row>
        <table:table-row table:style-name="ro1">
          <table:table-cell office:value-type="float" office:value="4470">
            <text:p>4470</text:p>
          </table:table-cell>
          <table:table-cell office:value-type="float" office:value="0.005087">
            <text:p>0.005087</text:p>
          </table:table-cell>
          <table:table-cell office:value-type="float" office:value="0.007534">
            <text:p>0.007534</text:p>
          </table:table-cell>
          <table:table-cell office:value-type="float" office:value="0.005924">
            <text:p>0.005924</text:p>
          </table:table-cell>
          <table:table-cell/>
        </table:table-row>
        <table:table-row table:style-name="ro1">
          <table:table-cell office:value-type="float" office:value="4480">
            <text:p>4480</text:p>
          </table:table-cell>
          <table:table-cell office:value-type="float" office:value="0.005284">
            <text:p>0.005284</text:p>
          </table:table-cell>
          <table:table-cell office:value-type="float" office:value="0.007539">
            <text:p>0.007539</text:p>
          </table:table-cell>
          <table:table-cell office:value-type="float" office:value="0.005928">
            <text:p>0.005928</text:p>
          </table:table-cell>
          <table:table-cell/>
        </table:table-row>
        <table:table-row table:style-name="ro1">
          <table:table-cell office:value-type="float" office:value="4490">
            <text:p>4490</text:p>
          </table:table-cell>
          <table:table-cell office:value-type="float" office:value="0.005351">
            <text:p>0.005351</text:p>
          </table:table-cell>
          <table:table-cell office:value-type="float" office:value="0.007544">
            <text:p>0.007544</text:p>
          </table:table-cell>
          <table:table-cell office:value-type="float" office:value="0.005996">
            <text:p>0.005996</text:p>
          </table:table-cell>
          <table:table-cell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005419">
            <text:p>0.005419</text:p>
          </table:table-cell>
          <table:table-cell office:value-type="float" office:value="0.007613">
            <text:p>0.007613</text:p>
          </table:table-cell>
          <table:table-cell office:value-type="float" office:value="0.006">
            <text:p>0.006</text:p>
          </table:table-cell>
          <table:table-cell/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0.005487">
            <text:p>0.005487</text:p>
          </table:table-cell>
          <table:table-cell office:value-type="float" office:value="0.007618">
            <text:p>0.007618</text:p>
          </table:table-cell>
          <table:table-cell office:value-type="float" office:value="0.006068">
            <text:p>0.006068</text:p>
          </table:table-cell>
          <table:table-cell/>
        </table:table-row>
        <table:table-row table:style-name="ro1">
          <table:table-cell office:value-type="float" office:value="4520">
            <text:p>4520</text:p>
          </table:table-cell>
          <table:table-cell office:value-type="float" office:value="0.005491">
            <text:p>0.005491</text:p>
          </table:table-cell>
          <table:table-cell office:value-type="float" office:value="0.007623">
            <text:p>0.007623</text:p>
          </table:table-cell>
          <table:table-cell office:value-type="float" office:value="0.006072">
            <text:p>0.006072</text:p>
          </table:table-cell>
          <table:table-cell/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0.005495">
            <text:p>0.005495</text:p>
          </table:table-cell>
          <table:table-cell office:value-type="float" office:value="0.007628">
            <text:p>0.007628</text:p>
          </table:table-cell>
          <table:table-cell office:value-type="float" office:value="0.006076">
            <text:p>0.006076</text:p>
          </table:table-cell>
          <table:table-cell/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0.005627">
            <text:p>0.005627</text:p>
          </table:table-cell>
          <table:table-cell office:value-type="float" office:value="0.007633">
            <text:p>0.007633</text:p>
          </table:table-cell>
          <table:table-cell office:value-type="float" office:value="0.006145">
            <text:p>0.006145</text:p>
          </table:table-cell>
          <table:table-cell/>
        </table:table-row>
        <table:table-row table:style-name="ro1">
          <table:table-cell office:value-type="float" office:value="4550">
            <text:p>4550</text:p>
          </table:table-cell>
          <table:table-cell office:value-type="float" office:value="0.005761">
            <text:p>0.005761</text:p>
          </table:table-cell>
          <table:table-cell office:value-type="float" office:value="0.007638">
            <text:p>0.007638</text:p>
          </table:table-cell>
          <table:table-cell office:value-type="float" office:value="0.006149">
            <text:p>0.006149</text:p>
          </table:table-cell>
          <table:table-cell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0.005699">
            <text:p>0.005699</text:p>
          </table:table-cell>
          <table:table-cell office:value-type="float" office:value="0.007772">
            <text:p>0.007772</text:p>
          </table:table-cell>
          <table:table-cell office:value-type="float" office:value="0.006153">
            <text:p>0.006153</text:p>
          </table:table-cell>
          <table:table-cell/>
        </table:table-row>
        <table:table-row table:style-name="ro1">
          <table:table-cell office:value-type="float" office:value="4570">
            <text:p>4570</text:p>
          </table:table-cell>
          <table:table-cell office:value-type="float" office:value="0.005703">
            <text:p>0.005703</text:p>
          </table:table-cell>
          <table:table-cell office:value-type="float" office:value="0.007842">
            <text:p>0.007842</text:p>
          </table:table-cell>
          <table:table-cell office:value-type="float" office:value="0.006286">
            <text:p>0.006286</text:p>
          </table:table-cell>
          <table:table-cell/>
        </table:table-row>
        <table:table-row table:style-name="ro1">
          <table:table-cell office:value-type="float" office:value="4580">
            <text:p>4580</text:p>
          </table:table-cell>
          <table:table-cell office:value-type="float" office:value="0.005837">
            <text:p>0.005837</text:p>
          </table:table-cell>
          <table:table-cell office:value-type="float" office:value="0.007912">
            <text:p>0.007912</text:p>
          </table:table-cell>
          <table:table-cell office:value-type="float" office:value="0.006355">
            <text:p>0.006355</text:p>
          </table:table-cell>
          <table:table-cell/>
        </table:table-row>
        <table:table-row table:style-name="ro1">
          <table:table-cell office:value-type="float" office:value="4590">
            <text:p>4590</text:p>
          </table:table-cell>
          <table:table-cell office:value-type="float" office:value="0.005905">
            <text:p>0.005905</text:p>
          </table:table-cell>
          <table:table-cell office:value-type="float" office:value="0.007982">
            <text:p>0.007982</text:p>
          </table:table-cell>
          <table:table-cell office:value-type="float" office:value="0.00636">
            <text:p>0.00636</text:p>
          </table:table-cell>
          <table:table-cell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0.005974">
            <text:p>0.005974</text:p>
          </table:table-cell>
          <table:table-cell office:value-type="float" office:value="0.007987">
            <text:p>0.007987</text:p>
          </table:table-cell>
          <table:table-cell office:value-type="float" office:value="0.006494">
            <text:p>0.006494</text:p>
          </table:table-cell>
          <table:table-cell/>
        </table:table-row>
        <table:table-row table:style-name="ro1">
          <table:table-cell office:value-type="float" office:value="4610">
            <text:p>4610</text:p>
          </table:table-cell>
          <table:table-cell office:value-type="float" office:value="0.005978">
            <text:p>0.005978</text:p>
          </table:table-cell>
          <table:table-cell office:value-type="float" office:value="0.007992">
            <text:p>0.007992</text:p>
          </table:table-cell>
          <table:table-cell office:value-type="float" office:value="0.006563">
            <text:p>0.006563</text:p>
          </table:table-cell>
          <table:table-cell/>
        </table:table-row>
        <table:table-row table:style-name="ro1">
          <table:table-cell office:value-type="float" office:value="4620">
            <text:p>4620</text:p>
          </table:table-cell>
          <table:table-cell office:value-type="float" office:value="0.006047">
            <text:p>0.006047</text:p>
          </table:table-cell>
          <table:table-cell office:value-type="float" office:value="0.008127">
            <text:p>0.008127</text:p>
          </table:table-cell>
          <table:table-cell office:value-type="float" office:value="0.006632">
            <text:p>0.006632</text:p>
          </table:table-cell>
          <table:table-cell/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0.006051">
            <text:p>0.006051</text:p>
          </table:table-cell>
          <table:table-cell office:value-type="float" office:value="0.008198">
            <text:p>0.008198</text:p>
          </table:table-cell>
          <table:table-cell office:value-type="float" office:value="0.006701">
            <text:p>0.006701</text:p>
          </table:table-cell>
          <table:table-cell/>
        </table:table-row>
        <table:table-row table:style-name="ro1">
          <table:table-cell office:value-type="float" office:value="4640">
            <text:p>4640</text:p>
          </table:table-cell>
          <table:table-cell office:value-type="float" office:value="0.006055">
            <text:p>0.006055</text:p>
          </table:table-cell>
          <table:table-cell office:value-type="float" office:value="0.008203">
            <text:p>0.008203</text:p>
          </table:table-cell>
          <table:table-cell office:value-type="float" office:value="0.006771">
            <text:p>0.006771</text:p>
          </table:table-cell>
          <table:table-cell/>
        </table:table-row>
        <table:table-row table:style-name="ro1">
          <table:table-cell office:value-type="float" office:value="4650">
            <text:p>4650</text:p>
          </table:table-cell>
          <table:table-cell office:value-type="float" office:value="0.006189">
            <text:p>0.006189</text:p>
          </table:table-cell>
          <table:table-cell office:value-type="float" office:value="0.008208">
            <text:p>0.008208</text:p>
          </table:table-cell>
          <table:table-cell office:value-type="float" office:value="0.006906">
            <text:p>0.006906</text:p>
          </table:table-cell>
          <table:table-cell/>
        </table:table-row>
        <table:table-row table:style-name="ro1">
          <table:table-cell office:value-type="float" office:value="4660">
            <text:p>4660</text:p>
          </table:table-cell>
          <table:table-cell office:value-type="float" office:value="0.006193">
            <text:p>0.006193</text:p>
          </table:table-cell>
          <table:table-cell office:value-type="float" office:value="0.008279">
            <text:p>0.008279</text:p>
          </table:table-cell>
          <table:table-cell office:value-type="float" office:value="0.00704">
            <text:p>0.00704</text:p>
          </table:table-cell>
          <table:table-cell/>
        </table:table-row>
        <table:table-row table:style-name="ro1">
          <table:table-cell office:value-type="float" office:value="4670">
            <text:p>4670</text:p>
          </table:table-cell>
          <table:table-cell office:value-type="float" office:value="0.006197">
            <text:p>0.006197</text:p>
          </table:table-cell>
          <table:table-cell office:value-type="float" office:value="0.008284">
            <text:p>0.008284</text:p>
          </table:table-cell>
          <table:table-cell office:value-type="float" office:value="0.007175">
            <text:p>0.007175</text:p>
          </table:table-cell>
          <table:table-cell/>
        </table:table-row>
        <table:table-row table:style-name="ro1">
          <table:table-cell office:value-type="float" office:value="4680">
            <text:p>4680</text:p>
          </table:table-cell>
          <table:table-cell office:value-type="float" office:value="0.006201">
            <text:p>0.006201</text:p>
          </table:table-cell>
          <table:table-cell office:value-type="float" office:value="0.00829">
            <text:p>0.00829</text:p>
          </table:table-cell>
          <table:table-cell office:value-type="float" office:value="0.007245">
            <text:p>0.007245</text:p>
          </table:table-cell>
          <table:table-cell/>
        </table:table-row>
        <table:table-row table:style-name="ro1">
          <table:table-cell office:value-type="float" office:value="4690">
            <text:p>4690</text:p>
          </table:table-cell>
          <table:table-cell office:value-type="float" office:value="0.006205">
            <text:p>0.006205</text:p>
          </table:table-cell>
          <table:table-cell office:value-type="float" office:value="0.008426">
            <text:p>0.008426</text:p>
          </table:table-cell>
          <table:table-cell office:value-type="float" office:value="0.00725">
            <text:p>0.00725</text:p>
          </table:table-cell>
          <table:table-cell/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0.006209">
            <text:p>0.006209</text:p>
          </table:table-cell>
          <table:table-cell office:value-type="float" office:value="0.008366">
            <text:p>0.008366</text:p>
          </table:table-cell>
          <table:table-cell office:value-type="float" office:value="0.007255">
            <text:p>0.007255</text:p>
          </table:table-cell>
          <table:table-cell/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0.006213">
            <text:p>0.006213</text:p>
          </table:table-cell>
          <table:table-cell office:value-type="float" office:value="0.008437">
            <text:p>0.008437</text:p>
          </table:table-cell>
          <table:table-cell office:value-type="float" office:value="0.00726">
            <text:p>0.00726</text:p>
          </table:table-cell>
          <table:table-cell/>
        </table:table-row>
        <table:table-row table:style-name="ro1">
          <table:table-cell office:value-type="float" office:value="4720">
            <text:p>4720</text:p>
          </table:table-cell>
          <table:table-cell office:value-type="float" office:value="0.006217">
            <text:p>0.006217</text:p>
          </table:table-cell>
          <table:table-cell office:value-type="float" office:value="0.008442">
            <text:p>0.008442</text:p>
          </table:table-cell>
          <table:table-cell office:value-type="float" office:value="0.007395">
            <text:p>0.007395</text:p>
          </table:table-cell>
          <table:table-cell/>
        </table:table-row>
        <table:table-row table:style-name="ro1">
          <table:table-cell office:value-type="float" office:value="4730">
            <text:p>4730</text:p>
          </table:table-cell>
          <table:table-cell office:value-type="float" office:value="0.006156">
            <text:p>0.006156</text:p>
          </table:table-cell>
          <table:table-cell office:value-type="float" office:value="0.008448">
            <text:p>0.008448</text:p>
          </table:table-cell>
          <table:table-cell office:value-type="float" office:value="0.007466">
            <text:p>0.007466</text:p>
          </table:table-cell>
          <table:table-cell/>
        </table:table-row>
        <table:table-row table:style-name="ro1">
          <table:table-cell office:value-type="float" office:value="4740">
            <text:p>4740</text:p>
          </table:table-cell>
          <table:table-cell office:value-type="float" office:value="0.00616">
            <text:p>0.00616</text:p>
          </table:table-cell>
          <table:table-cell office:value-type="float" office:value="0.008453">
            <text:p>0.008453</text:p>
          </table:table-cell>
          <table:table-cell office:value-type="float" office:value="0.007536">
            <text:p>0.007536</text:p>
          </table:table-cell>
          <table:table-cell/>
        </table:table-row>
        <table:table-row table:style-name="ro1">
          <table:table-cell office:value-type="float" office:value="4750">
            <text:p>4750</text:p>
          </table:table-cell>
          <table:table-cell office:value-type="float" office:value="0.006164">
            <text:p>0.006164</text:p>
          </table:table-cell>
          <table:table-cell office:value-type="float" office:value="0.008459">
            <text:p>0.008459</text:p>
          </table:table-cell>
          <table:table-cell office:value-type="float" office:value="0.007672">
            <text:p>0.007672</text:p>
          </table:table-cell>
          <table:table-cell/>
        </table:table-row>
        <table:table-row table:style-name="ro1">
          <table:table-cell office:value-type="float" office:value="4760">
            <text:p>4760</text:p>
          </table:table-cell>
          <table:table-cell office:value-type="float" office:value="0.006234">
            <text:p>0.006234</text:p>
          </table:table-cell>
          <table:table-cell office:value-type="float" office:value="0.008465">
            <text:p>0.008465</text:p>
          </table:table-cell>
          <table:table-cell office:value-type="float" office:value="0.007677">
            <text:p>0.007677</text:p>
          </table:table-cell>
          <table:table-cell/>
        </table:table-row>
        <table:table-row table:style-name="ro1">
          <table:table-cell office:value-type="float" office:value="4770">
            <text:p>4770</text:p>
          </table:table-cell>
          <table:table-cell office:value-type="float" office:value="0.006238">
            <text:p>0.006238</text:p>
          </table:table-cell>
          <table:table-cell office:value-type="float" office:value="0.00847">
            <text:p>0.00847</text:p>
          </table:table-cell>
          <table:table-cell office:value-type="float" office:value="0.007682">
            <text:p>0.007682</text:p>
          </table:table-cell>
          <table:table-cell/>
        </table:table-row>
        <table:table-row table:style-name="ro1">
          <table:table-cell office:value-type="float" office:value="4780">
            <text:p>4780</text:p>
          </table:table-cell>
          <table:table-cell office:value-type="float" office:value="0.006242">
            <text:p>0.006242</text:p>
          </table:table-cell>
          <table:table-cell office:value-type="float" office:value="0.008476">
            <text:p>0.008476</text:p>
          </table:table-cell>
          <table:table-cell office:value-type="float" office:value="0.007687">
            <text:p>0.007687</text:p>
          </table:table-cell>
          <table:table-cell/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0.006246">
            <text:p>0.006246</text:p>
          </table:table-cell>
          <table:table-cell office:value-type="float" office:value="0.008547">
            <text:p>0.008547</text:p>
          </table:table-cell>
          <table:table-cell office:value-type="float" office:value="0.007692">
            <text:p>0.007692</text:p>
          </table:table-cell>
          <table:table-cell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0625">
            <text:p>0.00625</text:p>
          </table:table-cell>
          <table:table-cell office:value-type="float" office:value="0.008684">
            <text:p>0.008684</text:p>
          </table:table-cell>
          <table:table-cell office:value-type="float" office:value="0.007763">
            <text:p>0.007763</text:p>
          </table:table-cell>
          <table:table-cell/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0.006254">
            <text:p>0.006254</text:p>
          </table:table-cell>
          <table:table-cell office:value-type="float" office:value="0.00869">
            <text:p>0.00869</text:p>
          </table:table-cell>
          <table:table-cell office:value-type="float" office:value="0.007834">
            <text:p>0.007834</text:p>
          </table:table-cell>
          <table:table-cell/>
        </table:table-row>
        <table:table-row table:style-name="ro1">
          <table:table-cell office:value-type="float" office:value="4820">
            <text:p>4820</text:p>
          </table:table-cell>
          <table:table-cell office:value-type="float" office:value="0.006324">
            <text:p>0.006324</text:p>
          </table:table-cell>
          <table:table-cell office:value-type="float" office:value="0.008827">
            <text:p>0.008827</text:p>
          </table:table-cell>
          <table:table-cell office:value-type="float" office:value="0.007839">
            <text:p>0.007839</text:p>
          </table:table-cell>
          <table:table-cell/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0.006394">
            <text:p>0.006394</text:p>
          </table:table-cell>
          <table:table-cell office:value-type="float" office:value="0.008833">
            <text:p>0.008833</text:p>
          </table:table-cell>
          <table:table-cell office:value-type="float" office:value="0.007844">
            <text:p>0.007844</text:p>
          </table:table-cell>
          <table:table-cell/>
        </table:table-row>
        <table:table-row table:style-name="ro1">
          <table:table-cell office:value-type="float" office:value="4840">
            <text:p>4840</text:p>
          </table:table-cell>
          <table:table-cell office:value-type="float" office:value="0.00653">
            <text:p>0.00653</text:p>
          </table:table-cell>
          <table:table-cell office:value-type="float" office:value="0.008905">
            <text:p>0.008905</text:p>
          </table:table-cell>
          <table:table-cell office:value-type="float" office:value="0.00785">
            <text:p>0.00785</text:p>
          </table:table-cell>
          <table:table-cell/>
        </table:table-row>
        <table:table-row table:style-name="ro1">
          <table:table-cell office:value-type="float" office:value="4850">
            <text:p>4850</text:p>
          </table:table-cell>
          <table:table-cell office:value-type="float" office:value="0.006733">
            <text:p>0.006733</text:p>
          </table:table-cell>
          <table:table-cell office:value-type="float" office:value="0.008911">
            <text:p>0.008911</text:p>
          </table:table-cell>
          <table:table-cell office:value-type="float" office:value="0.007987">
            <text:p>0.007987</text:p>
          </table:table-cell>
          <table:table-cell/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0.006737">
            <text:p>0.006737</text:p>
          </table:table-cell>
          <table:table-cell office:value-type="float" office:value="0.008917">
            <text:p>0.008917</text:p>
          </table:table-cell>
          <table:table-cell office:value-type="float" office:value="0.007992">
            <text:p>0.007992</text:p>
          </table:table-cell>
          <table:table-cell/>
        </table:table-row>
        <table:table-row table:style-name="ro1">
          <table:table-cell office:value-type="float" office:value="4870">
            <text:p>4870</text:p>
          </table:table-cell>
          <table:table-cell office:value-type="float" office:value="0.006742">
            <text:p>0.006742</text:p>
          </table:table-cell>
          <table:table-cell office:value-type="float" office:value="0.009121">
            <text:p>0.009121</text:p>
          </table:table-cell>
          <table:table-cell office:value-type="float" office:value="0.00813">
            <text:p>0.00813</text:p>
          </table:table-cell>
          <table:table-cell/>
        </table:table-row>
        <table:table-row table:style-name="ro1">
          <table:table-cell office:value-type="float" office:value="4880">
            <text:p>4880</text:p>
          </table:table-cell>
          <table:table-cell office:value-type="float" office:value="0.006878">
            <text:p>0.006878</text:p>
          </table:table-cell>
          <table:table-cell office:value-type="float" office:value="0.009061">
            <text:p>0.009061</text:p>
          </table:table-cell>
          <table:table-cell office:value-type="float" office:value="0.008201">
            <text:p>0.008201</text:p>
          </table:table-cell>
          <table:table-cell/>
        </table:table-row>
        <table:table-row table:style-name="ro1">
          <table:table-cell office:value-type="float" office:value="4890">
            <text:p>4890</text:p>
          </table:table-cell>
          <table:table-cell office:value-type="float" office:value="0.006883">
            <text:p>0.006883</text:p>
          </table:table-cell>
          <table:table-cell office:value-type="float" office:value="0.009199">
            <text:p>0.009199</text:p>
          </table:table-cell>
          <table:table-cell office:value-type="float" office:value="0.008273">
            <text:p>0.008273</text:p>
          </table:table-cell>
          <table:table-cell/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0.00702">
            <text:p>0.00702</text:p>
          </table:table-cell>
          <table:table-cell office:value-type="float" office:value="0.009205">
            <text:p>0.009205</text:p>
          </table:table-cell>
          <table:table-cell office:value-type="float" office:value="0.008411">
            <text:p>0.008411</text:p>
          </table:table-cell>
          <table:table-cell/>
        </table:table-row>
        <table:table-row table:style-name="ro1">
          <table:table-cell office:value-type="float" office:value="4910">
            <text:p>4910</text:p>
          </table:table-cell>
          <table:table-cell office:value-type="float" office:value="0.007025">
            <text:p>0.007025</text:p>
          </table:table-cell>
          <table:table-cell office:value-type="float" office:value="0.009211">
            <text:p>0.009211</text:p>
          </table:table-cell>
          <table:table-cell office:value-type="float" office:value="0.008549">
            <text:p>0.008549</text:p>
          </table:table-cell>
          <table:table-cell/>
        </table:table-row>
        <table:table-row table:style-name="ro1">
          <table:table-cell office:value-type="float" office:value="4920">
            <text:p>4920</text:p>
          </table:table-cell>
          <table:table-cell office:value-type="float" office:value="0.007095">
            <text:p>0.007095</text:p>
          </table:table-cell>
          <table:table-cell office:value-type="float" office:value="0.009284">
            <text:p>0.009284</text:p>
          </table:table-cell>
          <table:table-cell office:value-type="float" office:value="0.008554">
            <text:p>0.008554</text:p>
          </table:table-cell>
          <table:table-cell/>
        </table:table-row>
        <table:table-row table:style-name="ro1">
          <table:table-cell office:value-type="float" office:value="4930">
            <text:p>4930</text:p>
          </table:table-cell>
          <table:table-cell office:value-type="float" office:value="0.007167">
            <text:p>0.007167</text:p>
          </table:table-cell>
          <table:table-cell office:value-type="float" office:value="0.009356">
            <text:p>0.009356</text:p>
          </table:table-cell>
          <table:table-cell office:value-type="float" office:value="0.00856">
            <text:p>0.00856</text:p>
          </table:table-cell>
          <table:table-cell/>
        </table:table-row>
        <table:table-row table:style-name="ro1">
          <table:table-cell office:value-type="float" office:value="4940">
            <text:p>4940</text:p>
          </table:table-cell>
          <table:table-cell office:value-type="float" office:value="0.007171">
            <text:p>0.007171</text:p>
          </table:table-cell>
          <table:table-cell office:value-type="float" office:value="0.009363">
            <text:p>0.009363</text:p>
          </table:table-cell>
          <table:table-cell office:value-type="float" office:value="0.008765">
            <text:p>0.008765</text:p>
          </table:table-cell>
          <table:table-cell/>
        </table:table-row>
        <table:table-row table:style-name="ro1">
          <table:table-cell office:value-type="float" office:value="4950">
            <text:p>4950</text:p>
          </table:table-cell>
          <table:table-cell office:value-type="float" office:value="0.007243">
            <text:p>0.007243</text:p>
          </table:table-cell>
          <table:table-cell office:value-type="float" office:value="0.009435">
            <text:p>0.009435</text:p>
          </table:table-cell>
          <table:table-cell office:value-type="float" office:value="0.008771">
            <text:p>0.008771</text:p>
          </table:table-cell>
          <table:table-cell/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0.007247">
            <text:p>0.007247</text:p>
          </table:table-cell>
          <table:table-cell office:value-type="float" office:value="0.009508">
            <text:p>0.009508</text:p>
          </table:table-cell>
          <table:table-cell office:value-type="float" office:value="0.008843">
            <text:p>0.008843</text:p>
          </table:table-cell>
          <table:table-cell/>
        </table:table-row>
        <table:table-row table:style-name="ro1">
          <table:table-cell office:value-type="float" office:value="4970">
            <text:p>4970</text:p>
          </table:table-cell>
          <table:table-cell office:value-type="float" office:value="0.007252">
            <text:p>0.007252</text:p>
          </table:table-cell>
          <table:table-cell office:value-type="float" office:value="0.009581">
            <text:p>0.009581</text:p>
          </table:table-cell>
          <table:table-cell office:value-type="float" office:value="0.008849">
            <text:p>0.008849</text:p>
          </table:table-cell>
          <table:table-cell/>
        </table:table-row>
        <table:table-row table:style-name="ro1">
          <table:table-cell office:value-type="float" office:value="4980">
            <text:p>4980</text:p>
          </table:table-cell>
          <table:table-cell office:value-type="float" office:value="0.007257">
            <text:p>0.007257</text:p>
          </table:table-cell>
          <table:table-cell office:value-type="float" office:value="0.009654">
            <text:p>0.009654</text:p>
          </table:table-cell>
          <table:table-cell office:value-type="float" office:value="0.008921">
            <text:p>0.008921</text:p>
          </table:table-cell>
          <table:table-cell/>
        </table:table-row>
        <table:table-row table:style-name="ro1">
          <table:table-cell office:value-type="float" office:value="4990">
            <text:p>4990</text:p>
          </table:table-cell>
          <table:table-cell office:value-type="float" office:value="0.007462">
            <text:p>0.007462</text:p>
          </table:table-cell>
          <table:table-cell office:value-type="float" office:value="0.009727">
            <text:p>0.009727</text:p>
          </table:table-cell>
          <table:table-cell office:value-type="float" office:value="0.008994">
            <text:p>0.008994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7467">
            <text:p>0.007467</text:p>
          </table:table-cell>
          <table:table-cell office:value-type="float" office:value="0.0098">
            <text:p>0.0098</text:p>
          </table:table-cell>
          <table:table-cell office:value-type="float" office:value="0.0092">
            <text:p>0.0092</text:p>
          </table:table-cell>
          <table:table-cell/>
        </table:table-row>
        <table:table-row table:style-name="ro1">
          <table:table-cell office:value-type="float" office:value="5010">
            <text:p>5010</text:p>
          </table:table-cell>
          <table:table-cell office:value-type="float" office:value="0.007472">
            <text:p>0.007472</text:p>
          </table:table-cell>
          <table:table-cell office:value-type="float" office:value="0.009873">
            <text:p>0.009873</text:p>
          </table:table-cell>
          <table:table-cell office:value-type="float" office:value="0.009273">
            <text:p>0.009273</text:p>
          </table:table-cell>
          <table:table-cell/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0.007543">
            <text:p>0.007543</text:p>
          </table:table-cell>
          <table:table-cell office:value-type="float" office:value="0.00988">
            <text:p>0.00988</text:p>
          </table:table-cell>
          <table:table-cell office:value-type="float" office:value="0.009346">
            <text:p>0.009346</text:p>
          </table:table-cell>
          <table:table-cell/>
        </table:table-row>
        <table:table-row table:style-name="ro1">
          <table:table-cell office:value-type="float" office:value="5030">
            <text:p>5030</text:p>
          </table:table-cell>
          <table:table-cell office:value-type="float" office:value="0.007615">
            <text:p>0.007615</text:p>
          </table:table-cell>
          <table:table-cell office:value-type="float" office:value="0.009953">
            <text:p>0.009953</text:p>
          </table:table-cell>
          <table:table-cell office:value-type="float" office:value="0.009419">
            <text:p>0.009419</text:p>
          </table:table-cell>
          <table:table-cell/>
        </table:table-row>
        <table:table-row table:style-name="ro1">
          <table:table-cell office:value-type="float" office:value="5040">
            <text:p>5040</text:p>
          </table:table-cell>
          <table:table-cell office:value-type="float" office:value="0.007687">
            <text:p>0.007687</text:p>
          </table:table-cell>
          <table:table-cell office:value-type="float" office:value="0.00996">
            <text:p>0.00996</text:p>
          </table:table-cell>
          <table:table-cell office:value-type="float" office:value="0.009425">
            <text:p>0.009425</text:p>
          </table:table-cell>
          <table:table-cell/>
        </table:table-row>
        <table:table-row table:style-name="ro1">
          <table:table-cell office:value-type="float" office:value="5050">
            <text:p>5050</text:p>
          </table:table-cell>
          <table:table-cell office:value-type="float" office:value="0.007759">
            <text:p>0.007759</text:p>
          </table:table-cell>
          <table:table-cell office:value-type="float" office:value="0.009967">
            <text:p>0.009967</text:p>
          </table:table-cell>
          <table:table-cell office:value-type="float" office:value="0.009498">
            <text:p>0.009498</text:p>
          </table:table-cell>
          <table:table-cell/>
        </table:table-row>
        <table:table-row table:style-name="ro1">
          <table:table-cell office:value-type="float" office:value="5060">
            <text:p>5060</text:p>
          </table:table-cell>
          <table:table-cell office:value-type="float" office:value="0.007764">
            <text:p>0.007764</text:p>
          </table:table-cell>
          <table:table-cell office:value-type="float" office:value="0.009973">
            <text:p>0.009973</text:p>
          </table:table-cell>
          <table:table-cell office:value-type="float" office:value="0.009572">
            <text:p>0.009572</text:p>
          </table:table-cell>
          <table:table-cell/>
        </table:table-row>
        <table:table-row table:style-name="ro1">
          <table:table-cell office:value-type="float" office:value="5070">
            <text:p>5070</text:p>
          </table:table-cell>
          <table:table-cell office:value-type="float" office:value="0.00777">
            <text:p>0.00777</text:p>
          </table:table-cell>
          <table:table-cell office:value-type="float" office:value="0.010047">
            <text:p>0.010047</text:p>
          </table:table-cell>
          <table:table-cell office:value-type="float" office:value="0.009645">
            <text:p>0.009645</text:p>
          </table:table-cell>
          <table:table-cell/>
        </table:table-row>
        <table:table-row table:style-name="ro1">
          <table:table-cell office:value-type="float" office:value="5080">
            <text:p>5080</text:p>
          </table:table-cell>
          <table:table-cell office:value-type="float" office:value="0.007775">
            <text:p>0.007775</text:p>
          </table:table-cell>
          <table:table-cell office:value-type="float" office:value="0.010121">
            <text:p>0.010121</text:p>
          </table:table-cell>
          <table:table-cell office:value-type="float" office:value="0.009651">
            <text:p>0.009651</text:p>
          </table:table-cell>
          <table:table-cell/>
        </table:table-row>
        <table:table-row table:style-name="ro1">
          <table:table-cell office:value-type="float" office:value="5090">
            <text:p>5090</text:p>
          </table:table-cell>
          <table:table-cell office:value-type="float" office:value="0.00778">
            <text:p>0.00778</text:p>
          </table:table-cell>
          <table:table-cell office:value-type="float" office:value="0.010195">
            <text:p>0.010195</text:p>
          </table:table-cell>
          <table:table-cell office:value-type="float" office:value="0.009591">
            <text:p>0.009591</text:p>
          </table:table-cell>
          <table:table-cell/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0.007852">
            <text:p>0.007852</text:p>
          </table:table-cell>
          <table:table-cell office:value-type="float" office:value="0.010336">
            <text:p>0.010336</text:p>
          </table:table-cell>
          <table:table-cell office:value-type="float" office:value="0.009597">
            <text:p>0.009597</text:p>
          </table:table-cell>
          <table:table-cell/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0.007992">
            <text:p>0.007992</text:p>
          </table:table-cell>
          <table:table-cell office:value-type="float" office:value="0.010343">
            <text:p>0.010343</text:p>
          </table:table-cell>
          <table:table-cell office:value-type="float" office:value="0.009805">
            <text:p>0.009805</text:p>
          </table:table-cell>
          <table:table-cell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0.008065">
            <text:p>0.008065</text:p>
          </table:table-cell>
          <table:table-cell office:value-type="float" office:value="0.010551">
            <text:p>0.010551</text:p>
          </table:table-cell>
          <table:table-cell office:value-type="float" office:value="0.009812">
            <text:p>0.009812</text:p>
          </table:table-cell>
          <table:table-cell/>
        </table:table-row>
        <table:table-row table:style-name="ro1">
          <table:table-cell office:value-type="float" office:value="5130">
            <text:p>5130</text:p>
          </table:table-cell>
          <table:table-cell office:value-type="float" office:value="0.008204">
            <text:p>0.008204</text:p>
          </table:table-cell>
          <table:table-cell office:value-type="float" office:value="0.010693">
            <text:p>0.010693</text:p>
          </table:table-cell>
          <table:table-cell office:value-type="float" office:value="0.01002">
            <text:p>0.01002</text:p>
          </table:table-cell>
          <table:table-cell/>
        </table:table-row>
        <table:table-row table:style-name="ro1">
          <table:table-cell office:value-type="float" office:value="5140">
            <text:p>5140</text:p>
          </table:table-cell>
          <table:table-cell office:value-type="float" office:value="0.008277">
            <text:p>0.008277</text:p>
          </table:table-cell>
          <table:table-cell office:value-type="float" office:value="0.0107">
            <text:p>0.0107</text:p>
          </table:table-cell>
          <table:table-cell office:value-type="float" office:value="0.010027">
            <text:p>0.010027</text:p>
          </table:table-cell>
          <table:table-cell/>
        </table:table-row>
        <table:table-row table:style-name="ro1">
          <table:table-cell office:value-type="float" office:value="5150">
            <text:p>5150</text:p>
          </table:table-cell>
          <table:table-cell office:value-type="float" office:value="0.00835">
            <text:p>0.00835</text:p>
          </table:table-cell>
          <table:table-cell office:value-type="float" office:value="0.010707">
            <text:p>0.010707</text:p>
          </table:table-cell>
          <table:table-cell office:value-type="float" office:value="0.010101">
            <text:p>0.010101</text:p>
          </table:table-cell>
          <table:table-cell/>
        </table:table-row>
        <table:table-row table:style-name="ro1">
          <table:table-cell office:value-type="float" office:value="5160">
            <text:p>5160</text:p>
          </table:table-cell>
          <table:table-cell office:value-type="float" office:value="0.008423">
            <text:p>0.008423</text:p>
          </table:table-cell>
          <table:table-cell office:value-type="float" office:value="0.010714">
            <text:p>0.010714</text:p>
          </table:table-cell>
          <table:table-cell office:value-type="float" office:value="0.010108">
            <text:p>0.010108</text:p>
          </table:table-cell>
          <table:table-cell/>
        </table:table-row>
        <table:table-row table:style-name="ro1">
          <table:table-cell office:value-type="float" office:value="5170">
            <text:p>5170</text:p>
          </table:table-cell>
          <table:table-cell office:value-type="float" office:value="0.008564">
            <text:p>0.008564</text:p>
          </table:table-cell>
          <table:table-cell office:value-type="float" office:value="0.010789">
            <text:p>0.010789</text:p>
          </table:table-cell>
          <table:table-cell office:value-type="float" office:value="0.010182">
            <text:p>0.010182</text:p>
          </table:table-cell>
          <table:table-cell/>
        </table:table-row>
        <table:table-row table:style-name="ro1">
          <table:table-cell office:value-type="float" office:value="5180">
            <text:p>5180</text:p>
          </table:table-cell>
          <table:table-cell office:value-type="float" office:value="0.008772">
            <text:p>0.008772</text:p>
          </table:table-cell>
          <table:table-cell office:value-type="float" office:value="0.010796">
            <text:p>0.010796</text:p>
          </table:table-cell>
          <table:table-cell office:value-type="float" office:value="0.010121">
            <text:p>0.010121</text:p>
          </table:table-cell>
          <table:table-cell/>
        </table:table-row>
        <table:table-row table:style-name="ro1">
          <table:table-cell office:value-type="float" office:value="5190">
            <text:p>5190</text:p>
          </table:table-cell>
          <table:table-cell office:value-type="float" office:value="0.008778">
            <text:p>0.008778</text:p>
          </table:table-cell>
          <table:table-cell office:value-type="float" office:value="0.010871">
            <text:p>0.010871</text:p>
          </table:table-cell>
          <table:table-cell office:value-type="float" office:value="0.010196">
            <text:p>0.010196</text:p>
          </table:table-cell>
          <table:table-cell/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0.008784">
            <text:p>0.008784</text:p>
          </table:table-cell>
          <table:table-cell office:value-type="float" office:value="0.010878">
            <text:p>0.010878</text:p>
          </table:table-cell>
          <table:table-cell office:value-type="float" office:value="0.01027">
            <text:p>0.01027</text:p>
          </table:table-cell>
          <table:table-cell/>
        </table:table-row>
        <table:table-row table:style-name="ro1">
          <table:table-cell office:value-type="float" office:value="5210">
            <text:p>5210</text:p>
          </table:table-cell>
          <table:table-cell office:value-type="float" office:value="0.00879">
            <text:p>0.00879</text:p>
          </table:table-cell>
          <table:table-cell office:value-type="float" office:value="0.010886">
            <text:p>0.010886</text:p>
          </table:table-cell>
          <table:table-cell office:value-type="float" office:value="0.010277">
            <text:p>0.010277</text:p>
          </table:table-cell>
          <table:table-cell/>
        </table:table-row>
        <table:table-row table:style-name="ro1">
          <table:table-cell office:value-type="float" office:value="5220">
            <text:p>5220</text:p>
          </table:table-cell>
          <table:table-cell office:value-type="float" office:value="0.008863">
            <text:p>0.008863</text:p>
          </table:table-cell>
          <table:table-cell office:value-type="float" office:value="0.010961">
            <text:p>0.010961</text:p>
          </table:table-cell>
          <table:table-cell office:value-type="float" office:value="0.010284">
            <text:p>0.010284</text:p>
          </table:table-cell>
          <table:table-cell/>
        </table:table-row>
        <table:table-row table:style-name="ro1">
          <table:table-cell office:value-type="float" office:value="5230">
            <text:p>5230</text:p>
          </table:table-cell>
          <table:table-cell office:value-type="float" office:value="0.009072">
            <text:p>0.009072</text:p>
          </table:table-cell>
          <table:table-cell office:value-type="float" office:value="0.011036">
            <text:p>0.011036</text:p>
          </table:table-cell>
          <table:table-cell office:value-type="float" office:value="0.010291">
            <text:p>0.010291</text:p>
          </table:table-cell>
          <table:table-cell/>
        </table:table-row>
        <table:table-row table:style-name="ro1">
          <table:table-cell office:value-type="float" office:value="5240">
            <text:p>5240</text:p>
          </table:table-cell>
          <table:table-cell office:value-type="float" office:value="0.009146">
            <text:p>0.009146</text:p>
          </table:table-cell>
          <table:table-cell office:value-type="float" office:value="0.011247">
            <text:p>0.011247</text:p>
          </table:table-cell>
          <table:table-cell office:value-type="float" office:value="0.010298">
            <text:p>0.010298</text:p>
          </table:table-cell>
          <table:table-cell/>
        </table:table-row>
        <table:table-row table:style-name="ro1">
          <table:table-cell office:value-type="float" office:value="5250">
            <text:p>5250</text:p>
          </table:table-cell>
          <table:table-cell office:value-type="float" office:value="0.009288">
            <text:p>0.009288</text:p>
          </table:table-cell>
          <table:table-cell office:value-type="float" office:value="0.011322">
            <text:p>0.011322</text:p>
          </table:table-cell>
          <table:table-cell office:value-type="float" office:value="0.010373">
            <text:p>0.010373</text:p>
          </table:table-cell>
          <table:table-cell/>
        </table:table-row>
        <table:table-row table:style-name="ro1">
          <table:table-cell office:value-type="float" office:value="5260">
            <text:p>5260</text:p>
          </table:table-cell>
          <table:table-cell office:value-type="float" office:value="0.009362">
            <text:p>0.009362</text:p>
          </table:table-cell>
          <table:table-cell office:value-type="float" office:value="0.01133">
            <text:p>0.01133</text:p>
          </table:table-cell>
          <table:table-cell office:value-type="float" office:value="0.010448">
            <text:p>0.010448</text:p>
          </table:table-cell>
          <table:table-cell/>
        </table:table-row>
        <table:table-row table:style-name="ro1">
          <table:table-cell office:value-type="float" office:value="5270">
            <text:p>5270</text:p>
          </table:table-cell>
          <table:table-cell office:value-type="float" office:value="0.009504">
            <text:p>0.009504</text:p>
          </table:table-cell>
          <table:table-cell office:value-type="float" office:value="0.011337">
            <text:p>0.011337</text:p>
          </table:table-cell>
          <table:table-cell office:value-type="float" office:value="0.010523">
            <text:p>0.010523</text:p>
          </table:table-cell>
          <table:table-cell/>
        </table:table-row>
        <table:table-row table:style-name="ro1">
          <table:table-cell office:value-type="float" office:value="5280">
            <text:p>5280</text:p>
          </table:table-cell>
          <table:table-cell office:value-type="float" office:value="0.009443">
            <text:p>0.009443</text:p>
          </table:table-cell>
          <table:table-cell office:value-type="float" office:value="0.011345">
            <text:p>0.011345</text:p>
          </table:table-cell>
          <table:table-cell office:value-type="float" office:value="0.010598">
            <text:p>0.010598</text:p>
          </table:table-cell>
          <table:table-cell/>
        </table:table-row>
        <table:table-row table:style-name="ro1">
          <table:table-cell office:value-type="float" office:value="5290">
            <text:p>5290</text:p>
          </table:table-cell>
          <table:table-cell office:value-type="float" office:value="0.009449">
            <text:p>0.009449</text:p>
          </table:table-cell>
          <table:table-cell office:value-type="float" office:value="0.011421">
            <text:p>0.011421</text:p>
          </table:table-cell>
          <table:table-cell office:value-type="float" office:value="0.010673">
            <text:p>0.010673</text:p>
          </table:table-cell>
          <table:table-cell/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0.009524">
            <text:p>0.009524</text:p>
          </table:table-cell>
          <table:table-cell office:value-type="float" office:value="0.011497">
            <text:p>0.011497</text:p>
          </table:table-cell>
          <table:table-cell office:value-type="float" office:value="0.010816">
            <text:p>0.010816</text:p>
          </table:table-cell>
          <table:table-cell/>
        </table:table-row>
        <table:table-row table:style-name="ro1">
          <table:table-cell office:value-type="float" office:value="5310">
            <text:p>5310</text:p>
          </table:table-cell>
          <table:table-cell office:value-type="float" office:value="0.00953">
            <text:p>0.00953</text:p>
          </table:table-cell>
          <table:table-cell office:value-type="float" office:value="0.011504">
            <text:p>0.011504</text:p>
          </table:table-cell>
          <table:table-cell office:value-type="float" office:value="0.010892">
            <text:p>0.010892</text:p>
          </table:table-cell>
          <table:table-cell/>
        </table:table-row>
        <table:table-row table:style-name="ro1">
          <table:table-cell office:value-type="float" office:value="5320">
            <text:p>5320</text:p>
          </table:table-cell>
          <table:table-cell office:value-type="float" office:value="0.009537">
            <text:p>0.009537</text:p>
          </table:table-cell>
          <table:table-cell office:value-type="float" office:value="0.011717">
            <text:p>0.011717</text:p>
          </table:table-cell>
          <table:table-cell office:value-type="float" office:value="0.010967">
            <text:p>0.010967</text:p>
          </table:table-cell>
          <table:table-cell/>
        </table:table-row>
        <table:table-row table:style-name="ro1">
          <table:table-cell office:value-type="float" office:value="5330">
            <text:p>5330</text:p>
          </table:table-cell>
          <table:table-cell office:value-type="float" office:value="0.009543">
            <text:p>0.009543</text:p>
          </table:table-cell>
          <table:table-cell office:value-type="float" office:value="0.011725">
            <text:p>0.011725</text:p>
          </table:table-cell>
          <table:table-cell office:value-type="float" office:value="0.011043">
            <text:p>0.011043</text:p>
          </table:table-cell>
          <table:table-cell/>
        </table:table-row>
        <table:table-row table:style-name="ro1">
          <table:table-cell office:value-type="float" office:value="5340">
            <text:p>5340</text:p>
          </table:table-cell>
          <table:table-cell office:value-type="float" office:value="0.009686">
            <text:p>0.009686</text:p>
          </table:table-cell>
          <table:table-cell office:value-type="float" office:value="0.011733">
            <text:p>0.011733</text:p>
          </table:table-cell>
          <table:table-cell office:value-type="float" office:value="0.010982">
            <text:p>0.010982</text:p>
          </table:table-cell>
          <table:table-cell/>
        </table:table-row>
        <table:table-row table:style-name="ro1">
          <table:table-cell office:value-type="float" office:value="5350">
            <text:p>5350</text:p>
          </table:table-cell>
          <table:table-cell office:value-type="float" office:value="0.009693">
            <text:p>0.009693</text:p>
          </table:table-cell>
          <table:table-cell office:value-type="float" office:value="0.011741">
            <text:p>0.011741</text:p>
          </table:table-cell>
          <table:table-cell office:value-type="float" office:value="0.010922">
            <text:p>0.010922</text:p>
          </table:table-cell>
          <table:table-cell/>
        </table:table-row>
        <table:table-row table:style-name="ro1">
          <table:table-cell office:value-type="float" office:value="5360">
            <text:p>5360</text:p>
          </table:table-cell>
          <table:table-cell office:value-type="float" office:value="0.009699">
            <text:p>0.009699</text:p>
          </table:table-cell>
          <table:table-cell office:value-type="float" office:value="0.011885">
            <text:p>0.011885</text:p>
          </table:table-cell>
          <table:table-cell office:value-type="float" office:value="0.010929">
            <text:p>0.010929</text:p>
          </table:table-cell>
          <table:table-cell/>
        </table:table-row>
        <table:table-row table:style-name="ro1">
          <table:table-cell office:value-type="float" office:value="5370">
            <text:p>5370</text:p>
          </table:table-cell>
          <table:table-cell office:value-type="float" office:value="0.009774">
            <text:p>0.009774</text:p>
          </table:table-cell>
          <table:table-cell office:value-type="float" office:value="0.012167">
            <text:p>0.012167</text:p>
          </table:table-cell>
          <table:table-cell office:value-type="float" office:value="0.011005">
            <text:p>0.011005</text:p>
          </table:table-cell>
          <table:table-cell/>
        </table:table-row>
        <table:table-row table:style-name="ro1">
          <table:table-cell office:value-type="float" office:value="5380">
            <text:p>5380</text:p>
          </table:table-cell>
          <table:table-cell office:value-type="float" office:value="0.00985">
            <text:p>0.00985</text:p>
          </table:table-cell>
          <table:table-cell office:value-type="float" office:value="0.012244">
            <text:p>0.012244</text:p>
          </table:table-cell>
          <table:table-cell office:value-type="float" office:value="0.011012">
            <text:p>0.011012</text:p>
          </table:table-cell>
          <table:table-cell/>
        </table:table-row>
        <table:table-row table:style-name="ro1">
          <table:table-cell office:value-type="float" office:value="5390">
            <text:p>5390</text:p>
          </table:table-cell>
          <table:table-cell office:value-type="float" office:value="0.009993">
            <text:p>0.009993</text:p>
          </table:table-cell>
          <table:table-cell office:value-type="float" office:value="0.012252">
            <text:p>0.012252</text:p>
          </table:table-cell>
          <table:table-cell office:value-type="float" office:value="0.01102">
            <text:p>0.01102</text:p>
          </table:table-cell>
          <table:table-cell/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0.009932">
            <text:p>0.009932</text:p>
          </table:table-cell>
          <table:table-cell office:value-type="float" office:value="0.01226">
            <text:p>0.01226</text:p>
          </table:table-cell>
          <table:table-cell office:value-type="float" office:value="0.011027">
            <text:p>0.011027</text:p>
          </table:table-cell>
          <table:table-cell/>
        </table:table-row>
        <table:table-row table:style-name="ro1">
          <table:table-cell office:value-type="float" office:value="5410">
            <text:p>5410</text:p>
          </table:table-cell>
          <table:table-cell office:value-type="float" office:value="0.00987">
            <text:p>0.00987</text:p>
          </table:table-cell>
          <table:table-cell office:value-type="float" office:value="0.012269">
            <text:p>0.012269</text:p>
          </table:table-cell>
          <table:table-cell office:value-type="float" office:value="0.011035">
            <text:p>0.011035</text:p>
          </table:table-cell>
          <table:table-cell/>
        </table:table-row>
        <table:table-row table:style-name="ro1">
          <table:table-cell office:value-type="float" office:value="5420">
            <text:p>5420</text:p>
          </table:table-cell>
          <table:table-cell office:value-type="float" office:value="0.009877">
            <text:p>0.009877</text:p>
          </table:table-cell>
          <table:table-cell office:value-type="float" office:value="0.012277">
            <text:p>0.012277</text:p>
          </table:table-cell>
          <table:table-cell office:value-type="float" office:value="0.011111">
            <text:p>0.011111</text:p>
          </table:table-cell>
          <table:table-cell/>
        </table:table-row>
        <table:table-row table:style-name="ro1">
          <table:table-cell office:value-type="float" office:value="5430">
            <text:p>5430</text:p>
          </table:table-cell>
          <table:table-cell office:value-type="float" office:value="0.009952">
            <text:p>0.009952</text:p>
          </table:table-cell>
          <table:table-cell office:value-type="float" office:value="0.012286">
            <text:p>0.012286</text:p>
          </table:table-cell>
          <table:table-cell office:value-type="float" office:value="0.011187">
            <text:p>0.011187</text:p>
          </table:table-cell>
          <table:table-cell/>
        </table:table-row>
        <table:table-row table:style-name="ro1">
          <table:table-cell office:value-type="float" office:value="5440">
            <text:p>5440</text:p>
          </table:table-cell>
          <table:table-cell office:value-type="float" office:value="0.009959">
            <text:p>0.009959</text:p>
          </table:table-cell>
          <table:table-cell office:value-type="float" office:value="0.012363">
            <text:p>0.012363</text:p>
          </table:table-cell>
          <table:table-cell office:value-type="float" office:value="0.011195">
            <text:p>0.011195</text:p>
          </table:table-cell>
          <table:table-cell/>
        </table:table-row>
        <table:table-row table:style-name="ro1">
          <table:table-cell office:value-type="float" office:value="5450">
            <text:p>5450</text:p>
          </table:table-cell>
          <table:table-cell office:value-type="float" office:value="0.010034">
            <text:p>0.010034</text:p>
          </table:table-cell>
          <table:table-cell office:value-type="float" office:value="0.012371">
            <text:p>0.012371</text:p>
          </table:table-cell>
          <table:table-cell office:value-type="float" office:value="0.011271">
            <text:p>0.011271</text:p>
          </table:table-cell>
          <table:table-cell/>
        </table:table-row>
        <table:table-row table:style-name="ro1">
          <table:table-cell office:value-type="float" office:value="5460">
            <text:p>5460</text:p>
          </table:table-cell>
          <table:table-cell office:value-type="float" office:value="0.01011">
            <text:p>0.01011</text:p>
          </table:table-cell>
          <table:table-cell office:value-type="float" office:value="0.012448">
            <text:p>0.012448</text:p>
          </table:table-cell>
          <table:table-cell office:value-type="float" office:value="0.011348">
            <text:p>0.011348</text:p>
          </table:table-cell>
          <table:table-cell/>
        </table:table-row>
        <table:table-row table:style-name="ro1">
          <table:table-cell office:value-type="float" office:value="5470">
            <text:p>5470</text:p>
          </table:table-cell>
          <table:table-cell office:value-type="float" office:value="0.010255">
            <text:p>0.010255</text:p>
          </table:table-cell>
          <table:table-cell office:value-type="float" office:value="0.012526">
            <text:p>0.012526</text:p>
          </table:table-cell>
          <table:table-cell office:value-type="float" office:value="0.011425">
            <text:p>0.011425</text:p>
          </table:table-cell>
          <table:table-cell/>
        </table:table-row>
        <table:table-row table:style-name="ro1">
          <table:table-cell office:value-type="float" office:value="5480">
            <text:p>5480</text:p>
          </table:table-cell>
          <table:table-cell office:value-type="float" office:value="0.010468">
            <text:p>0.010468</text:p>
          </table:table-cell>
          <table:table-cell office:value-type="float" office:value="0.012603">
            <text:p>0.012603</text:p>
          </table:table-cell>
          <table:table-cell office:value-type="float" office:value="0.011501">
            <text:p>0.011501</text:p>
          </table:table-cell>
          <table:table-cell/>
        </table:table-row>
        <table:table-row table:style-name="ro1">
          <table:table-cell office:value-type="float" office:value="5490">
            <text:p>5490</text:p>
          </table:table-cell>
          <table:table-cell office:value-type="float" office:value="0.010544">
            <text:p>0.010544</text:p>
          </table:table-cell>
          <table:table-cell office:value-type="float" office:value="0.01275">
            <text:p>0.01275</text:p>
          </table:table-cell>
          <table:table-cell office:value-type="float" office:value="0.011509">
            <text:p>0.011509</text:p>
          </table:table-cell>
          <table:table-cell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010621">
            <text:p>0.010621</text:p>
          </table:table-cell>
          <table:table-cell office:value-type="float" office:value="0.012897">
            <text:p>0.012897</text:p>
          </table:table-cell>
          <table:table-cell office:value-type="float" office:value="0.011586">
            <text:p>0.011586</text:p>
          </table:table-cell>
          <table:table-cell/>
        </table:table-row>
        <table:table-row table:style-name="ro1">
          <table:table-cell office:value-type="float" office:value="5510">
            <text:p>5510</text:p>
          </table:table-cell>
          <table:table-cell office:value-type="float" office:value="0.010628">
            <text:p>0.010628</text:p>
          </table:table-cell>
          <table:table-cell office:value-type="float" office:value="0.012974">
            <text:p>0.012974</text:p>
          </table:table-cell>
          <table:table-cell office:value-type="float" office:value="0.011663">
            <text:p>0.011663</text:p>
          </table:table-cell>
          <table:table-cell/>
        </table:table-row>
        <table:table-row table:style-name="ro1">
          <table:table-cell office:value-type="float" office:value="5520">
            <text:p>5520</text:p>
          </table:table-cell>
          <table:table-cell office:value-type="float" office:value="0.010704">
            <text:p>0.010704</text:p>
          </table:table-cell>
          <table:table-cell office:value-type="float" office:value="0.013052">
            <text:p>0.013052</text:p>
          </table:table-cell>
          <table:table-cell office:value-type="float" office:value="0.011671">
            <text:p>0.011671</text:p>
          </table:table-cell>
          <table:table-cell/>
        </table:table-row>
        <table:table-row table:style-name="ro1">
          <table:table-cell office:value-type="float" office:value="5530">
            <text:p>5530</text:p>
          </table:table-cell>
          <table:table-cell office:value-type="float" office:value="0.010781">
            <text:p>0.010781</text:p>
          </table:table-cell>
          <table:table-cell office:value-type="float" office:value="0.013062">
            <text:p>0.013062</text:p>
          </table:table-cell>
          <table:table-cell office:value-type="float" office:value="0.011679">
            <text:p>0.011679</text:p>
          </table:table-cell>
          <table:table-cell/>
        </table:table-row>
        <table:table-row table:style-name="ro1">
          <table:table-cell office:value-type="float" office:value="5540">
            <text:p>5540</text:p>
          </table:table-cell>
          <table:table-cell office:value-type="float" office:value="0.010858">
            <text:p>0.010858</text:p>
          </table:table-cell>
          <table:table-cell office:value-type="float" office:value="0.01314">
            <text:p>0.01314</text:p>
          </table:table-cell>
          <table:table-cell office:value-type="float" office:value="0.011687">
            <text:p>0.011687</text:p>
          </table:table-cell>
          <table:table-cell/>
        </table:table-row>
        <table:table-row table:style-name="ro1">
          <table:table-cell office:value-type="float" office:value="5550">
            <text:p>5550</text:p>
          </table:table-cell>
          <table:table-cell office:value-type="float" office:value="0.010934">
            <text:p>0.010934</text:p>
          </table:table-cell>
          <table:table-cell office:value-type="float" office:value="0.013218">
            <text:p>0.013218</text:p>
          </table:table-cell>
          <table:table-cell office:value-type="float" office:value="0.011696">
            <text:p>0.011696</text:p>
          </table:table-cell>
          <table:table-cell/>
        </table:table-row>
        <table:table-row table:style-name="ro1">
          <table:table-cell office:value-type="float" office:value="5560">
            <text:p>5560</text:p>
          </table:table-cell>
          <table:table-cell office:value-type="float" office:value="0.01108">
            <text:p>0.01108</text:p>
          </table:table-cell>
          <table:table-cell office:value-type="float" office:value="0.013227">
            <text:p>0.013227</text:p>
          </table:table-cell>
          <table:table-cell office:value-type="float" office:value="0.011773">
            <text:p>0.011773</text:p>
          </table:table-cell>
          <table:table-cell/>
        </table:table-row>
        <table:table-row table:style-name="ro1">
          <table:table-cell office:value-type="float" office:value="5570">
            <text:p>5570</text:p>
          </table:table-cell>
          <table:table-cell office:value-type="float" office:value="0.011088">
            <text:p>0.011088</text:p>
          </table:table-cell>
          <table:table-cell office:value-type="float" office:value="0.013236">
            <text:p>0.013236</text:p>
          </table:table-cell>
          <table:table-cell office:value-type="float" office:value="0.011781">
            <text:p>0.011781</text:p>
          </table:table-cell>
          <table:table-cell/>
        </table:table-row>
        <table:table-row table:style-name="ro1">
          <table:table-cell office:value-type="float" office:value="5580">
            <text:p>5580</text:p>
          </table:table-cell>
          <table:table-cell office:value-type="float" office:value="0.011234">
            <text:p>0.011234</text:p>
          </table:table-cell>
          <table:table-cell office:value-type="float" office:value="0.013245">
            <text:p>0.013245</text:p>
          </table:table-cell>
          <table:table-cell office:value-type="float" office:value="0.011789">
            <text:p>0.011789</text:p>
          </table:table-cell>
          <table:table-cell/>
        </table:table-row>
        <table:table-row table:style-name="ro1">
          <table:table-cell office:value-type="float" office:value="5590">
            <text:p>5590</text:p>
          </table:table-cell>
          <table:table-cell office:value-type="float" office:value="0.011312">
            <text:p>0.011312</text:p>
          </table:table-cell>
          <table:table-cell office:value-type="float" office:value="0.013255">
            <text:p>0.013255</text:p>
          </table:table-cell>
          <table:table-cell office:value-type="float" office:value="0.011867">
            <text:p>0.011867</text:p>
          </table:table-cell>
          <table:table-cell/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0.011389">
            <text:p>0.011389</text:p>
          </table:table-cell>
          <table:table-cell office:value-type="float" office:value="0.013264">
            <text:p>0.013264</text:p>
          </table:table-cell>
          <table:table-cell office:value-type="float" office:value="0.012014">
            <text:p>0.012014</text:p>
          </table:table-cell>
          <table:table-cell/>
        </table:table-row>
        <table:table-row table:style-name="ro1">
          <table:table-cell office:value-type="float" office:value="5610">
            <text:p>5610</text:p>
          </table:table-cell>
          <table:table-cell office:value-type="float" office:value="0.011466">
            <text:p>0.011466</text:p>
          </table:table-cell>
          <table:table-cell office:value-type="float" office:value="0.013343">
            <text:p>0.013343</text:p>
          </table:table-cell>
          <table:table-cell office:value-type="float" office:value="0.011953">
            <text:p>0.011953</text:p>
          </table:table-cell>
          <table:table-cell/>
        </table:table-row>
        <table:table-row table:style-name="ro1">
          <table:table-cell office:value-type="float" office:value="5620">
            <text:p>5620</text:p>
          </table:table-cell>
          <table:table-cell office:value-type="float" office:value="0.011474">
            <text:p>0.011474</text:p>
          </table:table-cell>
          <table:table-cell office:value-type="float" office:value="0.013282">
            <text:p>0.013282</text:p>
          </table:table-cell>
          <table:table-cell office:value-type="float" office:value="0.012031">
            <text:p>0.012031</text:p>
          </table:table-cell>
          <table:table-cell/>
        </table:table-row>
        <table:table-row table:style-name="ro1">
          <table:table-cell office:value-type="float" office:value="5630">
            <text:p>5630</text:p>
          </table:table-cell>
          <table:table-cell office:value-type="float" office:value="0.011552">
            <text:p>0.011552</text:p>
          </table:table-cell>
          <table:table-cell office:value-type="float" office:value="0.013292">
            <text:p>0.013292</text:p>
          </table:table-cell>
          <table:table-cell office:value-type="float" office:value="0.012039">
            <text:p>0.012039</text:p>
          </table:table-cell>
          <table:table-cell/>
        </table:table-row>
        <table:table-row table:style-name="ro1">
          <table:table-cell office:value-type="float" office:value="5640">
            <text:p>5640</text:p>
          </table:table-cell>
          <table:table-cell office:value-type="float" office:value="0.01156">
            <text:p>0.01156</text:p>
          </table:table-cell>
          <table:table-cell office:value-type="float" office:value="0.013579">
            <text:p>0.013579</text:p>
          </table:table-cell>
          <table:table-cell office:value-type="float" office:value="0.012187">
            <text:p>0.012187</text:p>
          </table:table-cell>
          <table:table-cell/>
        </table:table-row>
        <table:table-row table:style-name="ro1">
          <table:table-cell office:value-type="float" office:value="5650">
            <text:p>5650</text:p>
          </table:table-cell>
          <table:table-cell office:value-type="float" office:value="0.011707">
            <text:p>0.011707</text:p>
          </table:table-cell>
          <table:table-cell office:value-type="float" office:value="0.013589">
            <text:p>0.013589</text:p>
          </table:table-cell>
          <table:table-cell office:value-type="float" office:value="0.012195">
            <text:p>0.012195</text:p>
          </table:table-cell>
          <table:table-cell/>
        </table:table-row>
        <table:table-row table:style-name="ro1">
          <table:table-cell office:value-type="float" office:value="5660">
            <text:p>5660</text:p>
          </table:table-cell>
          <table:table-cell office:value-type="float" office:value="0.011715">
            <text:p>0.011715</text:p>
          </table:table-cell>
          <table:table-cell office:value-type="float" office:value="0.013668">
            <text:p>0.013668</text:p>
          </table:table-cell>
          <table:table-cell office:value-type="float" office:value="0.012273">
            <text:p>0.012273</text:p>
          </table:table-cell>
          <table:table-cell/>
        </table:table-row>
        <table:table-row table:style-name="ro1">
          <table:table-cell office:value-type="float" office:value="5670">
            <text:p>5670</text:p>
          </table:table-cell>
          <table:table-cell office:value-type="float" office:value="0.011863">
            <text:p>0.011863</text:p>
          </table:table-cell>
          <table:table-cell office:value-type="float" office:value="0.013887">
            <text:p>0.013887</text:p>
          </table:table-cell>
          <table:table-cell office:value-type="float" office:value="0.012282">
            <text:p>0.012282</text:p>
          </table:table-cell>
          <table:table-cell/>
        </table:table-row>
        <table:table-row table:style-name="ro1">
          <table:table-cell office:value-type="float" office:value="5680">
            <text:p>5680</text:p>
          </table:table-cell>
          <table:table-cell office:value-type="float" office:value="0.011872">
            <text:p>0.011872</text:p>
          </table:table-cell>
          <table:table-cell office:value-type="float" office:value="0.013897">
            <text:p>0.013897</text:p>
          </table:table-cell>
          <table:table-cell office:value-type="float" office:value="0.012291">
            <text:p>0.012291</text:p>
          </table:table-cell>
          <table:table-cell/>
        </table:table-row>
        <table:table-row table:style-name="ro1">
          <table:table-cell office:value-type="float" office:value="5690">
            <text:p>5690</text:p>
          </table:table-cell>
          <table:table-cell office:value-type="float" office:value="0.01188">
            <text:p>0.01188</text:p>
          </table:table-cell>
          <table:table-cell office:value-type="float" office:value="0.014046">
            <text:p>0.014046</text:p>
          </table:table-cell>
          <table:table-cell office:value-type="float" office:value="0.012299">
            <text:p>0.012299</text:p>
          </table:table-cell>
          <table:table-cell/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0.011888">
            <text:p>0.011888</text:p>
          </table:table-cell>
          <table:table-cell office:value-type="float" office:value="0.014196">
            <text:p>0.014196</text:p>
          </table:table-cell>
          <table:table-cell office:value-type="float" office:value="0.012448">
            <text:p>0.012448</text:p>
          </table:table-cell>
          <table:table-cell/>
        </table:table-row>
        <table:table-row table:style-name="ro1">
          <table:table-cell office:value-type="float" office:value="5710">
            <text:p>5710</text:p>
          </table:table-cell>
          <table:table-cell office:value-type="float" office:value="0.012106">
            <text:p>0.012106</text:p>
          </table:table-cell>
          <table:table-cell office:value-type="float" office:value="0.014276">
            <text:p>0.014276</text:p>
          </table:table-cell>
          <table:table-cell office:value-type="float" office:value="0.012456">
            <text:p>0.012456</text:p>
          </table:table-cell>
          <table:table-cell/>
        </table:table-row>
        <table:table-row table:style-name="ro1">
          <table:table-cell office:value-type="float" office:value="5720">
            <text:p>5720</text:p>
          </table:table-cell>
          <table:table-cell office:value-type="float" office:value="0.012255">
            <text:p>0.012255</text:p>
          </table:table-cell>
          <table:table-cell office:value-type="float" office:value="0.014566">
            <text:p>0.014566</text:p>
          </table:table-cell>
          <table:table-cell office:value-type="float" office:value="0.012885">
            <text:p>0.012885</text:p>
          </table:table-cell>
          <table:table-cell/>
        </table:table-row>
        <table:table-row table:style-name="ro1">
          <table:table-cell office:value-type="float" office:value="5730">
            <text:p>5730</text:p>
          </table:table-cell>
          <table:table-cell office:value-type="float" office:value="0.012263">
            <text:p>0.012263</text:p>
          </table:table-cell>
          <table:table-cell office:value-type="float" office:value="0.014576">
            <text:p>0.014576</text:p>
          </table:table-cell>
          <table:table-cell office:value-type="float" office:value="0.012894">
            <text:p>0.012894</text:p>
          </table:table-cell>
          <table:table-cell/>
        </table:table-row>
        <table:table-row table:style-name="ro1">
          <table:table-cell office:value-type="float" office:value="5740">
            <text:p>5740</text:p>
          </table:table-cell>
          <table:table-cell office:value-type="float" office:value="0.012342">
            <text:p>0.012342</text:p>
          </table:table-cell>
          <table:table-cell office:value-type="float" office:value="0.014727">
            <text:p>0.014727</text:p>
          </table:table-cell>
          <table:table-cell office:value-type="float" office:value="0.012903">
            <text:p>0.012903</text:p>
          </table:table-cell>
          <table:table-cell/>
        </table:table-row>
        <table:table-row table:style-name="ro1">
          <table:table-cell office:value-type="float" office:value="5750">
            <text:p>5750</text:p>
          </table:table-cell>
          <table:table-cell office:value-type="float" office:value="0.012421">
            <text:p>0.012421</text:p>
          </table:table-cell>
          <table:table-cell office:value-type="float" office:value="0.014807">
            <text:p>0.014807</text:p>
          </table:table-cell>
          <table:table-cell office:value-type="float" office:value="0.012912">
            <text:p>0.012912</text:p>
          </table:table-cell>
          <table:table-cell/>
        </table:table-row>
        <table:table-row table:style-name="ro1">
          <table:table-cell office:value-type="float" office:value="5760">
            <text:p>5760</text:p>
          </table:table-cell>
          <table:table-cell office:value-type="float" office:value="0.01257">
            <text:p>0.01257</text:p>
          </table:table-cell>
          <table:table-cell office:value-type="float" office:value="0.014888">
            <text:p>0.014888</text:p>
          </table:table-cell>
          <table:table-cell office:value-type="float" office:value="0.012992">
            <text:p>0.012992</text:p>
          </table:table-cell>
          <table:table-cell/>
        </table:table-row>
        <table:table-row table:style-name="ro1">
          <table:table-cell office:value-type="float" office:value="5770">
            <text:p>5770</text:p>
          </table:table-cell>
          <table:table-cell office:value-type="float" office:value="0.012579">
            <text:p>0.012579</text:p>
          </table:table-cell>
          <table:table-cell office:value-type="float" office:value="0.014898">
            <text:p>0.014898</text:p>
          </table:table-cell>
          <table:table-cell office:value-type="float" office:value="0.013071">
            <text:p>0.013071</text:p>
          </table:table-cell>
          <table:table-cell/>
        </table:table-row>
        <table:table-row table:style-name="ro1">
          <table:table-cell office:value-type="float" office:value="5780">
            <text:p>5780</text:p>
          </table:table-cell>
          <table:table-cell office:value-type="float" office:value="0.012729">
            <text:p>0.012729</text:p>
          </table:table-cell>
          <table:table-cell office:value-type="float" office:value="0.01512">
            <text:p>0.01512</text:p>
          </table:table-cell>
          <table:table-cell office:value-type="float" office:value="0.01308">
            <text:p>0.01308</text:p>
          </table:table-cell>
          <table:table-cell/>
        </table:table-row>
        <table:table-row table:style-name="ro1">
          <table:table-cell office:value-type="float" office:value="5790">
            <text:p>5790</text:p>
          </table:table-cell>
          <table:table-cell office:value-type="float" office:value="0.012738">
            <text:p>0.012738</text:p>
          </table:table-cell>
          <table:table-cell office:value-type="float" office:value="0.015201">
            <text:p>0.015201</text:p>
          </table:table-cell>
          <table:table-cell office:value-type="float" office:value="0.013089">
            <text:p>0.013089</text:p>
          </table:table-cell>
          <table:table-cell/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0.012817">
            <text:p>0.012817</text:p>
          </table:table-cell>
          <table:table-cell office:value-type="float" office:value="0.015282">
            <text:p>0.015282</text:p>
          </table:table-cell>
          <table:table-cell office:value-type="float" office:value="0.013239">
            <text:p>0.013239</text:p>
          </table:table-cell>
          <table:table-cell/>
        </table:table-row>
        <table:table-row table:style-name="ro1">
          <table:table-cell office:value-type="float" office:value="5810">
            <text:p>5810</text:p>
          </table:table-cell>
          <table:table-cell office:value-type="float" office:value="0.012896">
            <text:p>0.012896</text:p>
          </table:table-cell>
          <table:table-cell office:value-type="float" office:value="0.015363">
            <text:p>0.015363</text:p>
          </table:table-cell>
          <table:table-cell office:value-type="float" office:value="0.013319">
            <text:p>0.013319</text:p>
          </table:table-cell>
          <table:table-cell/>
        </table:table-row>
        <table:table-row table:style-name="ro1">
          <table:table-cell office:value-type="float" office:value="5820">
            <text:p>5820</text:p>
          </table:table-cell>
          <table:table-cell office:value-type="float" office:value="0.012906">
            <text:p>0.012906</text:p>
          </table:table-cell>
          <table:table-cell office:value-type="float" office:value="0.015444">
            <text:p>0.015444</text:p>
          </table:table-cell>
          <table:table-cell office:value-type="float" office:value="0.013399">
            <text:p>0.013399</text:p>
          </table:table-cell>
          <table:table-cell/>
        </table:table-row>
        <table:table-row table:style-name="ro1">
          <table:table-cell office:value-type="float" office:value="5830">
            <text:p>5830</text:p>
          </table:table-cell>
          <table:table-cell office:value-type="float" office:value="0.012844">
            <text:p>0.012844</text:p>
          </table:table-cell>
          <table:table-cell office:value-type="float" office:value="0.015596">
            <text:p>0.015596</text:p>
          </table:table-cell>
          <table:table-cell office:value-type="float" office:value="0.013479">
            <text:p>0.013479</text:p>
          </table:table-cell>
          <table:table-cell/>
        </table:table-row>
        <table:table-row table:style-name="ro1">
          <table:table-cell office:value-type="float" office:value="5840">
            <text:p>5840</text:p>
          </table:table-cell>
          <table:table-cell office:value-type="float" office:value="0.012853">
            <text:p>0.012853</text:p>
          </table:table-cell>
          <table:table-cell office:value-type="float" office:value="0.015607">
            <text:p>0.015607</text:p>
          </table:table-cell>
          <table:table-cell office:value-type="float" office:value="0.013559">
            <text:p>0.013559</text:p>
          </table:table-cell>
          <table:table-cell/>
        </table:table-row>
        <table:table-row table:style-name="ro1">
          <table:table-cell office:value-type="float" office:value="5850">
            <text:p>5850</text:p>
          </table:table-cell>
          <table:table-cell office:value-type="float" office:value="0.012862">
            <text:p>0.012862</text:p>
          </table:table-cell>
          <table:table-cell office:value-type="float" office:value="0.015689">
            <text:p>0.015689</text:p>
          </table:table-cell>
          <table:table-cell office:value-type="float" office:value="0.013569">
            <text:p>0.013569</text:p>
          </table:table-cell>
          <table:table-cell/>
        </table:table-row>
        <table:table-row table:style-name="ro1">
          <table:table-cell office:value-type="float" office:value="5860">
            <text:p>5860</text:p>
          </table:table-cell>
          <table:table-cell office:value-type="float" office:value="0.012801">
            <text:p>0.012801</text:p>
          </table:table-cell>
          <table:table-cell office:value-type="float" office:value="0.015842">
            <text:p>0.015842</text:p>
          </table:table-cell>
          <table:table-cell office:value-type="float" office:value="0.013579">
            <text:p>0.013579</text:p>
          </table:table-cell>
          <table:table-cell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0.01288">
            <text:p>0.01288</text:p>
          </table:table-cell>
          <table:table-cell office:value-type="float" office:value="0.015924">
            <text:p>0.015924</text:p>
          </table:table-cell>
          <table:table-cell office:value-type="float" office:value="0.013588">
            <text:p>0.013588</text:p>
          </table:table-cell>
          <table:table-cell/>
        </table:table-row>
        <table:table-row table:style-name="ro1">
          <table:table-cell office:value-type="float" office:value="5880">
            <text:p>5880</text:p>
          </table:table-cell>
          <table:table-cell office:value-type="float" office:value="0.01289">
            <text:p>0.01289</text:p>
          </table:table-cell>
          <table:table-cell office:value-type="float" office:value="0.016076">
            <text:p>0.016076</text:p>
          </table:table-cell>
          <table:table-cell office:value-type="float" office:value="0.013598">
            <text:p>0.013598</text:p>
          </table:table-cell>
          <table:table-cell/>
        </table:table-row>
        <table:table-row table:style-name="ro1">
          <table:table-cell office:value-type="float" office:value="5890">
            <text:p>5890</text:p>
          </table:table-cell>
          <table:table-cell office:value-type="float" office:value="0.012899">
            <text:p>0.012899</text:p>
          </table:table-cell>
          <table:table-cell office:value-type="float" office:value="0.016159">
            <text:p>0.016159</text:p>
          </table:table-cell>
          <table:table-cell office:value-type="float" office:value="0.013607">
            <text:p>0.013607</text:p>
          </table:table-cell>
          <table:table-cell/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0.012979">
            <text:p>0.012979</text:p>
          </table:table-cell>
          <table:table-cell office:value-type="float" office:value="0.016383">
            <text:p>0.016383</text:p>
          </table:table-cell>
          <table:table-cell office:value-type="float" office:value="0.013617">
            <text:p>0.013617</text:p>
          </table:table-cell>
          <table:table-cell/>
        </table:table-row>
        <table:table-row table:style-name="ro1">
          <table:table-cell office:value-type="float" office:value="5910">
            <text:p>5910</text:p>
          </table:table-cell>
          <table:table-cell office:value-type="float" office:value="0.013059">
            <text:p>0.013059</text:p>
          </table:table-cell>
          <table:table-cell office:value-type="float" office:value="0.016466">
            <text:p>0.016466</text:p>
          </table:table-cell>
          <table:table-cell office:value-type="float" office:value="0.013627">
            <text:p>0.013627</text:p>
          </table:table-cell>
          <table:table-cell/>
        </table:table-row>
        <table:table-row table:style-name="ro1">
          <table:table-cell office:value-type="float" office:value="5920">
            <text:p>5920</text:p>
          </table:table-cell>
          <table:table-cell office:value-type="float" office:value="0.013139">
            <text:p>0.013139</text:p>
          </table:table-cell>
          <table:table-cell office:value-type="float" office:value="0.016548">
            <text:p>0.016548</text:p>
          </table:table-cell>
          <table:table-cell office:value-type="float" office:value="0.013707">
            <text:p>0.013707</text:p>
          </table:table-cell>
          <table:table-cell/>
        </table:table-row>
        <table:table-row table:style-name="ro1">
          <table:table-cell office:value-type="float" office:value="5930">
            <text:p>5930</text:p>
          </table:table-cell>
          <table:table-cell office:value-type="float" office:value="0.013291">
            <text:p>0.013291</text:p>
          </table:table-cell>
          <table:table-cell office:value-type="float" office:value="0.016631">
            <text:p>0.016631</text:p>
          </table:table-cell>
          <table:table-cell office:value-type="float" office:value="0.013859">
            <text:p>0.013859</text:p>
          </table:table-cell>
          <table:table-cell/>
        </table:table-row>
        <table:table-row table:style-name="ro1">
          <table:table-cell office:value-type="float" office:value="5940">
            <text:p>5940</text:p>
          </table:table-cell>
          <table:table-cell office:value-type="float" office:value="0.013229">
            <text:p>0.013229</text:p>
          </table:table-cell>
          <table:table-cell office:value-type="float" office:value="0.016714">
            <text:p>0.016714</text:p>
          </table:table-cell>
          <table:table-cell office:value-type="float" office:value="0.01394">
            <text:p>0.01394</text:p>
          </table:table-cell>
          <table:table-cell/>
        </table:table-row>
        <table:table-row table:style-name="ro1">
          <table:table-cell office:value-type="float" office:value="5950">
            <text:p>5950</text:p>
          </table:table-cell>
          <table:table-cell office:value-type="float" office:value="0.01331">
            <text:p>0.01331</text:p>
          </table:table-cell>
          <table:table-cell office:value-type="float" office:value="0.016797">
            <text:p>0.016797</text:p>
          </table:table-cell>
          <table:table-cell office:value-type="float" office:value="0.014021">
            <text:p>0.014021</text:p>
          </table:table-cell>
          <table:table-cell/>
        </table:table-row>
        <table:table-row table:style-name="ro1">
          <table:table-cell office:value-type="float" office:value="5960">
            <text:p>5960</text:p>
          </table:table-cell>
          <table:table-cell office:value-type="float" office:value="0.01339">
            <text:p>0.01339</text:p>
          </table:table-cell>
          <table:table-cell office:value-type="float" office:value="0.01688">
            <text:p>0.01688</text:p>
          </table:table-cell>
          <table:table-cell office:value-type="float" office:value="0.014103">
            <text:p>0.014103</text:p>
          </table:table-cell>
          <table:table-cell/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0.013542">
            <text:p>0.013542</text:p>
          </table:table-cell>
          <table:table-cell office:value-type="float" office:value="0.017035">
            <text:p>0.017035</text:p>
          </table:table-cell>
          <table:table-cell office:value-type="float" office:value="0.014113">
            <text:p>0.014113</text:p>
          </table:table-cell>
          <table:table-cell/>
        </table:table-row>
        <table:table-row table:style-name="ro1">
          <table:table-cell office:value-type="float" office:value="5980">
            <text:p>5980</text:p>
          </table:table-cell>
          <table:table-cell office:value-type="float" office:value="0.013552">
            <text:p>0.013552</text:p>
          </table:table-cell>
          <table:table-cell office:value-type="float" office:value="0.017047">
            <text:p>0.017047</text:p>
          </table:table-cell>
          <table:table-cell office:value-type="float" office:value="0.014123">
            <text:p>0.014123</text:p>
          </table:table-cell>
          <table:table-cell/>
        </table:table-row>
        <table:table-row table:style-name="ro1">
          <table:table-cell office:value-type="float" office:value="5990">
            <text:p>5990</text:p>
          </table:table-cell>
          <table:table-cell office:value-type="float" office:value="0.013633">
            <text:p>0.013633</text:p>
          </table:table-cell>
          <table:table-cell office:value-type="float" office:value="0.017202">
            <text:p>0.017202</text:p>
          </table:table-cell>
          <table:table-cell office:value-type="float" office:value="0.014204">
            <text:p>0.014204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013571">
            <text:p>0.013571</text:p>
          </table:table-cell>
          <table:table-cell office:value-type="float" office:value="0.017357">
            <text:p>0.017357</text:p>
          </table:table-cell>
          <table:table-cell office:value-type="float" office:value="0.014143">
            <text:p>0.014143</text:p>
          </table:table-cell>
          <table:table-cell/>
        </table:table-row>
        <table:table-row table:style-name="ro1">
          <table:table-cell office:value-type="float" office:value="6010">
            <text:p>6010</text:p>
          </table:table-cell>
          <table:table-cell office:value-type="float" office:value="0.013581">
            <text:p>0.013581</text:p>
          </table:table-cell>
          <table:table-cell office:value-type="float" office:value="0.017655">
            <text:p>0.017655</text:p>
          </table:table-cell>
          <table:table-cell office:value-type="float" office:value="0.014224">
            <text:p>0.014224</text:p>
          </table:table-cell>
          <table:table-cell/>
        </table:table-row>
        <table:table-row table:style-name="ro1">
          <table:table-cell office:value-type="float" office:value="6020">
            <text:p>6020</text:p>
          </table:table-cell>
          <table:table-cell office:value-type="float" office:value="0.013662">
            <text:p>0.013662</text:p>
          </table:table-cell>
          <table:table-cell office:value-type="float" office:value="0.017668">
            <text:p>0.017668</text:p>
          </table:table-cell>
          <table:table-cell office:value-type="float" office:value="0.014235">
            <text:p>0.014235</text:p>
          </table:table-cell>
          <table:table-cell/>
        </table:table-row>
        <table:table-row table:style-name="ro1">
          <table:table-cell office:value-type="float" office:value="6030">
            <text:p>6030</text:p>
          </table:table-cell>
          <table:table-cell office:value-type="float" office:value="0.013601">
            <text:p>0.013601</text:p>
          </table:table-cell>
          <table:table-cell office:value-type="float" office:value="0.017752">
            <text:p>0.017752</text:p>
          </table:table-cell>
          <table:table-cell office:value-type="float" office:value="0.014388">
            <text:p>0.014388</text:p>
          </table:table-cell>
          <table:table-cell/>
        </table:table-row>
        <table:table-row table:style-name="ro1">
          <table:table-cell office:value-type="float" office:value="6040">
            <text:p>6040</text:p>
          </table:table-cell>
          <table:table-cell office:value-type="float" office:value="0.01361">
            <text:p>0.01361</text:p>
          </table:table-cell>
          <table:table-cell office:value-type="float" office:value="0.017837">
            <text:p>0.017837</text:p>
          </table:table-cell>
          <table:table-cell office:value-type="float" office:value="0.014542">
            <text:p>0.014542</text:p>
          </table:table-cell>
          <table:table-cell/>
        </table:table-row>
        <table:table-row table:style-name="ro1">
          <table:table-cell office:value-type="float" office:value="6050">
            <text:p>6050</text:p>
          </table:table-cell>
          <table:table-cell office:value-type="float" office:value="0.013692">
            <text:p>0.013692</text:p>
          </table:table-cell>
          <table:table-cell office:value-type="float" office:value="0.017849">
            <text:p>0.017849</text:p>
          </table:table-cell>
          <table:table-cell office:value-type="float" office:value="0.014624">
            <text:p>0.014624</text:p>
          </table:table-cell>
          <table:table-cell/>
        </table:table-row>
        <table:table-row table:style-name="ro1">
          <table:table-cell office:value-type="float" office:value="6060">
            <text:p>6060</text:p>
          </table:table-cell>
          <table:table-cell office:value-type="float" office:value="0.013845">
            <text:p>0.013845</text:p>
          </table:table-cell>
          <table:table-cell office:value-type="float" office:value="0.017934">
            <text:p>0.017934</text:p>
          </table:table-cell>
          <table:table-cell office:value-type="float" office:value="0.014634">
            <text:p>0.014634</text:p>
          </table:table-cell>
          <table:table-cell/>
        </table:table-row>
        <table:table-row table:style-name="ro1">
          <table:table-cell office:value-type="float" office:value="6070">
            <text:p>6070</text:p>
          </table:table-cell>
          <table:table-cell office:value-type="float" office:value="0.013999">
            <text:p>0.013999</text:p>
          </table:table-cell>
          <table:table-cell office:value-type="float" office:value="0.018162">
            <text:p>0.018162</text:p>
          </table:table-cell>
          <table:table-cell office:value-type="float" office:value="0.014788">
            <text:p>0.014788</text:p>
          </table:table-cell>
          <table:table-cell/>
        </table:table-row>
        <table:table-row table:style-name="ro1">
          <table:table-cell office:value-type="float" office:value="6080">
            <text:p>6080</text:p>
          </table:table-cell>
          <table:table-cell office:value-type="float" office:value="0.014152">
            <text:p>0.014152</text:p>
          </table:table-cell>
          <table:table-cell office:value-type="float" office:value="0.018247">
            <text:p>0.018247</text:p>
          </table:table-cell>
          <table:table-cell office:value-type="float" office:value="0.014799">
            <text:p>0.014799</text:p>
          </table:table-cell>
          <table:table-cell/>
        </table:table-row>
        <table:table-row table:style-name="ro1">
          <table:table-cell office:value-type="float" office:value="6090">
            <text:p>6090</text:p>
          </table:table-cell>
          <table:table-cell office:value-type="float" office:value="0.014091">
            <text:p>0.014091</text:p>
          </table:table-cell>
          <table:table-cell office:value-type="float" office:value="0.018476">
            <text:p>0.018476</text:p>
          </table:table-cell>
          <table:table-cell office:value-type="float" office:value="0.014881">
            <text:p>0.014881</text:p>
          </table:table-cell>
          <table:table-cell/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0.014101">
            <text:p>0.014101</text:p>
          </table:table-cell>
          <table:table-cell office:value-type="float" office:value="0.018561">
            <text:p>0.018561</text:p>
          </table:table-cell>
          <table:table-cell office:value-type="float" office:value="0.014892">
            <text:p>0.014892</text:p>
          </table:table-cell>
          <table:table-cell/>
        </table:table-row>
        <table:table-row table:style-name="ro1">
          <table:table-cell office:value-type="float" office:value="6110">
            <text:p>6110</text:p>
          </table:table-cell>
          <table:table-cell office:value-type="float" office:value="0.014111">
            <text:p>0.014111</text:p>
          </table:table-cell>
          <table:table-cell office:value-type="float" office:value="0.018862">
            <text:p>0.018862</text:p>
          </table:table-cell>
          <table:table-cell office:value-type="float" office:value="0.014975">
            <text:p>0.014975</text:p>
          </table:table-cell>
          <table:table-cell/>
        </table:table-row>
        <table:table-row table:style-name="ro1">
          <table:table-cell office:value-type="float" office:value="6120">
            <text:p>6120</text:p>
          </table:table-cell>
          <table:table-cell office:value-type="float" office:value="0.014121">
            <text:p>0.014121</text:p>
          </table:table-cell>
          <table:table-cell office:value-type="float" office:value="0.018876">
            <text:p>0.018876</text:p>
          </table:table-cell>
          <table:table-cell office:value-type="float" office:value="0.015058">
            <text:p>0.015058</text:p>
          </table:table-cell>
          <table:table-cell/>
        </table:table-row>
        <table:table-row table:style-name="ro1">
          <table:table-cell office:value-type="float" office:value="6130">
            <text:p>6130</text:p>
          </table:table-cell>
          <table:table-cell office:value-type="float" office:value="0.014131">
            <text:p>0.014131</text:p>
          </table:table-cell>
          <table:table-cell office:value-type="float" office:value="0.01889">
            <text:p>0.01889</text:p>
          </table:table-cell>
          <table:table-cell office:value-type="float" office:value="0.015068">
            <text:p>0.015068</text:p>
          </table:table-cell>
          <table:table-cell/>
        </table:table-row>
        <table:table-row table:style-name="ro1">
          <table:table-cell office:value-type="float" office:value="6140">
            <text:p>6140</text:p>
          </table:table-cell>
          <table:table-cell office:value-type="float" office:value="0.014141">
            <text:p>0.014141</text:p>
          </table:table-cell>
          <table:table-cell office:value-type="float" office:value="0.018975">
            <text:p>0.018975</text:p>
          </table:table-cell>
          <table:table-cell office:value-type="float" office:value="0.015079">
            <text:p>0.015079</text:p>
          </table:table-cell>
          <table:table-cell/>
        </table:table-row>
        <table:table-row table:style-name="ro1">
          <table:table-cell office:value-type="float" office:value="6150">
            <text:p>6150</text:p>
          </table:table-cell>
          <table:table-cell office:value-type="float" office:value="0.01444">
            <text:p>0.01444</text:p>
          </table:table-cell>
          <table:table-cell office:value-type="float" office:value="0.019134">
            <text:p>0.019134</text:p>
          </table:table-cell>
          <table:table-cell office:value-type="float" office:value="0.01509">
            <text:p>0.01509</text:p>
          </table:table-cell>
          <table:table-cell/>
        </table:table-row>
        <table:table-row table:style-name="ro1">
          <table:table-cell office:value-type="float" office:value="6160">
            <text:p>6160</text:p>
          </table:table-cell>
          <table:table-cell office:value-type="float" office:value="0.014379">
            <text:p>0.014379</text:p>
          </table:table-cell>
          <table:table-cell office:value-type="float" office:value="0.01922">
            <text:p>0.01922</text:p>
          </table:table-cell>
          <table:table-cell office:value-type="float" office:value="0.015246">
            <text:p>0.015246</text:p>
          </table:table-cell>
          <table:table-cell/>
        </table:table-row>
        <table:table-row table:style-name="ro1">
          <table:table-cell office:value-type="float" office:value="6170">
            <text:p>6170</text:p>
          </table:table-cell>
          <table:table-cell office:value-type="float" office:value="0.014678">
            <text:p>0.014678</text:p>
          </table:table-cell>
          <table:table-cell office:value-type="float" office:value="0.019306">
            <text:p>0.019306</text:p>
          </table:table-cell>
          <table:table-cell office:value-type="float" office:value="0.015401">
            <text:p>0.015401</text:p>
          </table:table-cell>
          <table:table-cell/>
        </table:table-row>
        <table:table-row table:style-name="ro1">
          <table:table-cell office:value-type="float" office:value="6180">
            <text:p>6180</text:p>
          </table:table-cell>
          <table:table-cell office:value-type="float" office:value="0.014834">
            <text:p>0.014834</text:p>
          </table:table-cell>
          <table:table-cell office:value-type="float" office:value="0.019247">
            <text:p>0.019247</text:p>
          </table:table-cell>
          <table:table-cell office:value-type="float" office:value="0.015412">
            <text:p>0.015412</text:p>
          </table:table-cell>
          <table:table-cell/>
        </table:table-row>
        <table:table-row table:style-name="ro1">
          <table:table-cell office:value-type="float" office:value="6190">
            <text:p>6190</text:p>
          </table:table-cell>
          <table:table-cell office:value-type="float" office:value="0.014917">
            <text:p>0.014917</text:p>
          </table:table-cell>
          <table:table-cell office:value-type="float" office:value="0.019334">
            <text:p>0.019334</text:p>
          </table:table-cell>
          <table:table-cell office:value-type="float" office:value="0.015496">
            <text:p>0.015496</text:p>
          </table:table-cell>
          <table:table-cell/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0.015145">
            <text:p>0.015145</text:p>
          </table:table-cell>
          <table:table-cell office:value-type="float" office:value="0.01942">
            <text:p>0.01942</text:p>
          </table:table-cell>
          <table:table-cell office:value-type="float" office:value="0.015507">
            <text:p>0.015507</text:p>
          </table:table-cell>
          <table:table-cell/>
        </table:table-row>
        <table:table-row table:style-name="ro1">
          <table:table-cell office:value-type="float" office:value="6210">
            <text:p>6210</text:p>
          </table:table-cell>
          <table:table-cell office:value-type="float" office:value="0.015228">
            <text:p>0.015228</text:p>
          </table:table-cell>
          <table:table-cell office:value-type="float" office:value="0.019434">
            <text:p>0.019434</text:p>
          </table:table-cell>
          <table:table-cell office:value-type="float" office:value="0.015518">
            <text:p>0.015518</text:p>
          </table:table-cell>
          <table:table-cell/>
        </table:table-row>
        <table:table-row table:style-name="ro1">
          <table:table-cell office:value-type="float" office:value="6220">
            <text:p>6220</text:p>
          </table:table-cell>
          <table:table-cell office:value-type="float" office:value="0.015239">
            <text:p>0.015239</text:p>
          </table:table-cell>
          <table:table-cell office:value-type="float" office:value="0.019448">
            <text:p>0.019448</text:p>
          </table:table-cell>
          <table:table-cell office:value-type="float" office:value="0.015457">
            <text:p>0.015457</text:p>
          </table:table-cell>
          <table:table-cell/>
        </table:table-row>
        <table:table-row table:style-name="ro1">
          <table:table-cell office:value-type="float" office:value="6230">
            <text:p>6230</text:p>
          </table:table-cell>
          <table:table-cell office:value-type="float" office:value="0.015468">
            <text:p>0.015468</text:p>
          </table:table-cell>
          <table:table-cell office:value-type="float" office:value="0.019463">
            <text:p>0.019463</text:p>
          </table:table-cell>
          <table:table-cell office:value-type="float" office:value="0.015468">
            <text:p>0.015468</text:p>
          </table:table-cell>
          <table:table-cell/>
        </table:table-row>
        <table:table-row table:style-name="ro1">
          <table:table-cell office:value-type="float" office:value="6240">
            <text:p>6240</text:p>
          </table:table-cell>
          <table:table-cell office:value-type="float" office:value="0.015552">
            <text:p>0.015552</text:p>
          </table:table-cell>
          <table:table-cell office:value-type="float" office:value="0.019549">
            <text:p>0.019549</text:p>
          </table:table-cell>
          <table:table-cell office:value-type="float" office:value="0.01548">
            <text:p>0.01548</text:p>
          </table:table-cell>
          <table:table-cell/>
        </table:table-row>
        <table:table-row table:style-name="ro1">
          <table:table-cell office:value-type="float" office:value="6250">
            <text:p>6250</text:p>
          </table:table-cell>
          <table:table-cell office:value-type="float" office:value="0.015564">
            <text:p>0.015564</text:p>
          </table:table-cell>
          <table:table-cell office:value-type="float" office:value="0.019418">
            <text:p>0.019418</text:p>
          </table:table-cell>
          <table:table-cell office:value-type="float" office:value="0.015636">
            <text:p>0.015636</text:p>
          </table:table-cell>
          <table:table-cell/>
        </table:table-row>
        <table:table-row table:style-name="ro1">
          <table:table-cell office:value-type="float" office:value="6260">
            <text:p>6260</text:p>
          </table:table-cell>
          <table:table-cell office:value-type="float" office:value="0.015721">
            <text:p>0.015721</text:p>
          </table:table-cell>
          <table:table-cell office:value-type="float" office:value="0.019651">
            <text:p>0.019651</text:p>
          </table:table-cell>
          <table:table-cell office:value-type="float" office:value="0.015648">
            <text:p>0.015648</text:p>
          </table:table-cell>
          <table:table-cell/>
        </table:table-row>
        <table:table-row table:style-name="ro1">
          <table:table-cell office:value-type="float" office:value="6270">
            <text:p>6270</text:p>
          </table:table-cell>
          <table:table-cell office:value-type="float" office:value="0.015732">
            <text:p>0.015732</text:p>
          </table:table-cell>
          <table:table-cell office:value-type="float" office:value="0.019665">
            <text:p>0.019665</text:p>
          </table:table-cell>
          <table:table-cell office:value-type="float" office:value="0.015732">
            <text:p>0.015732</text:p>
          </table:table-cell>
          <table:table-cell/>
        </table:table-row>
        <table:table-row table:style-name="ro1">
          <table:table-cell office:value-type="float" office:value="6280">
            <text:p>6280</text:p>
          </table:table-cell>
          <table:table-cell office:value-type="float" office:value="0.015671">
            <text:p>0.015671</text:p>
          </table:table-cell>
          <table:table-cell office:value-type="float" office:value="0.019534">
            <text:p>0.019534</text:p>
          </table:table-cell>
          <table:table-cell office:value-type="float" office:value="0.015816">
            <text:p>0.015816</text:p>
          </table:table-cell>
          <table:table-cell/>
        </table:table-row>
        <table:table-row table:style-name="ro1">
          <table:table-cell office:value-type="float" office:value="6290">
            <text:p>6290</text:p>
          </table:table-cell>
          <table:table-cell office:value-type="float" office:value="0.015682">
            <text:p>0.015682</text:p>
          </table:table-cell>
          <table:table-cell office:value-type="float" office:value="0.019548">
            <text:p>0.019548</text:p>
          </table:table-cell>
          <table:table-cell office:value-type="float" office:value="0.015682">
            <text:p>0.015682</text:p>
          </table:table-cell>
          <table:table-cell/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0.015839">
            <text:p>0.015839</text:p>
          </table:table-cell>
          <table:table-cell office:value-type="float" office:value="0.019562">
            <text:p>0.019562</text:p>
          </table:table-cell>
          <table:table-cell office:value-type="float" office:value="0.015839">
            <text:p>0.015839</text:p>
          </table:table-cell>
          <table:table-cell/>
        </table:table-row>
        <table:table-row table:style-name="ro1">
          <table:table-cell office:value-type="float" office:value="6310">
            <text:p>6310</text:p>
          </table:table-cell>
          <table:table-cell office:value-type="float" office:value="0.015997">
            <text:p>0.015997</text:p>
          </table:table-cell>
          <table:table-cell office:value-type="float" office:value="0.019576">
            <text:p>0.019576</text:p>
          </table:table-cell>
          <table:table-cell office:value-type="float" office:value="0.015924">
            <text:p>0.015924</text:p>
          </table:table-cell>
          <table:table-cell/>
        </table:table-row>
        <table:table-row table:style-name="ro1">
          <table:table-cell office:value-type="float" office:value="6320">
            <text:p>6320</text:p>
          </table:table-cell>
          <table:table-cell office:value-type="float" office:value="0.016082">
            <text:p>0.016082</text:p>
          </table:table-cell>
          <table:table-cell office:value-type="float" office:value="0.019591">
            <text:p>0.019591</text:p>
          </table:table-cell>
          <table:table-cell office:value-type="float" office:value="0.016082">
            <text:p>0.016082</text:p>
          </table:table-cell>
          <table:table-cell/>
        </table:table-row>
        <table:table-row table:style-name="ro1">
          <table:table-cell office:value-type="float" office:value="6330">
            <text:p>6330</text:p>
          </table:table-cell>
          <table:table-cell office:value-type="float" office:value="0.016167">
            <text:p>0.016167</text:p>
          </table:table-cell>
          <table:table-cell office:value-type="float" office:value="0.019605">
            <text:p>0.019605</text:p>
          </table:table-cell>
          <table:table-cell office:value-type="float" office:value="0.016167">
            <text:p>0.016167</text:p>
          </table:table-cell>
          <table:table-cell/>
        </table:table-row>
        <table:table-row table:style-name="ro1">
          <table:table-cell office:value-type="float" office:value="6340">
            <text:p>6340</text:p>
          </table:table-cell>
          <table:table-cell office:value-type="float" office:value="0.016325">
            <text:p>0.016325</text:p>
          </table:table-cell>
          <table:table-cell office:value-type="float" office:value="0.019619">
            <text:p>0.019619</text:p>
          </table:table-cell>
          <table:table-cell office:value-type="float" office:value="0.016252">
            <text:p>0.016252</text:p>
          </table:table-cell>
          <table:table-cell/>
        </table:table-row>
        <table:table-row table:style-name="ro1">
          <table:table-cell office:value-type="float" office:value="6350">
            <text:p>6350</text:p>
          </table:table-cell>
          <table:table-cell office:value-type="float" office:value="0.01641">
            <text:p>0.01641</text:p>
          </table:table-cell>
          <table:table-cell office:value-type="float" office:value="0.01978">
            <text:p>0.01978</text:p>
          </table:table-cell>
          <table:table-cell office:value-type="float" office:value="0.016337">
            <text:p>0.016337</text:p>
          </table:table-cell>
          <table:table-cell/>
        </table:table-row>
        <table:table-row table:style-name="ro1">
          <table:table-cell office:value-type="float" office:value="6360">
            <text:p>6360</text:p>
          </table:table-cell>
          <table:table-cell office:value-type="float" office:value="0.016569">
            <text:p>0.016569</text:p>
          </table:table-cell>
          <table:table-cell office:value-type="float" office:value="0.019795">
            <text:p>0.019795</text:p>
          </table:table-cell>
          <table:table-cell office:value-type="float" office:value="0.016349">
            <text:p>0.016349</text:p>
          </table:table-cell>
          <table:table-cell/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0.016875">
            <text:p>0.016875</text:p>
          </table:table-cell>
          <table:table-cell office:value-type="float" office:value="0.019883">
            <text:p>0.019883</text:p>
          </table:table-cell>
          <table:table-cell office:value-type="float" office:value="0.016508">
            <text:p>0.016508</text:p>
          </table:table-cell>
          <table:table-cell/>
        </table:table-row>
        <table:table-row table:style-name="ro1">
          <table:table-cell office:value-type="float" office:value="6380">
            <text:p>6380</text:p>
          </table:table-cell>
          <table:table-cell office:value-type="float" office:value="0.016887">
            <text:p>0.016887</text:p>
          </table:table-cell>
          <table:table-cell office:value-type="float" office:value="0.019897">
            <text:p>0.019897</text:p>
          </table:table-cell>
          <table:table-cell office:value-type="float" office:value="0.01652">
            <text:p>0.01652</text:p>
          </table:table-cell>
          <table:table-cell/>
        </table:table-row>
        <table:table-row table:style-name="ro1">
          <table:table-cell office:value-type="float" office:value="6390">
            <text:p>6390</text:p>
          </table:table-cell>
          <table:table-cell office:value-type="float" office:value="0.016973">
            <text:p>0.016973</text:p>
          </table:table-cell>
          <table:table-cell office:value-type="float" office:value="0.019985">
            <text:p>0.019985</text:p>
          </table:table-cell>
          <table:table-cell office:value-type="float" office:value="0.016605">
            <text:p>0.016605</text:p>
          </table:table-cell>
          <table:table-cell/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0.017059">
            <text:p>0.017059</text:p>
          </table:table-cell>
          <table:table-cell office:value-type="float" office:value="0.019926">
            <text:p>0.019926</text:p>
          </table:table-cell>
          <table:table-cell office:value-type="float" office:value="0.016691">
            <text:p>0.016691</text:p>
          </table:table-cell>
          <table:table-cell/>
        </table:table-row>
        <table:table-row table:style-name="ro1">
          <table:table-cell office:value-type="float" office:value="6410">
            <text:p>6410</text:p>
          </table:table-cell>
          <table:table-cell office:value-type="float" office:value="0.017071">
            <text:p>0.017071</text:p>
          </table:table-cell>
          <table:table-cell office:value-type="float" office:value="0.019941">
            <text:p>0.019941</text:p>
          </table:table-cell>
          <table:table-cell office:value-type="float" office:value="0.016924">
            <text:p>0.016924</text:p>
          </table:table-cell>
          <table:table-cell/>
        </table:table-row>
        <table:table-row table:style-name="ro1">
          <table:table-cell office:value-type="float" office:value="6420">
            <text:p>6420</text:p>
          </table:table-cell>
          <table:table-cell office:value-type="float" office:value="0.017158">
            <text:p>0.017158</text:p>
          </table:table-cell>
          <table:table-cell office:value-type="float" office:value="0.020029">
            <text:p>0.020029</text:p>
          </table:table-cell>
          <table:table-cell office:value-type="float" office:value="0.016937">
            <text:p>0.016937</text:p>
          </table:table-cell>
          <table:table-cell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0.017244">
            <text:p>0.017244</text:p>
          </table:table-cell>
          <table:table-cell office:value-type="float" office:value="0.020044">
            <text:p>0.020044</text:p>
          </table:table-cell>
          <table:table-cell office:value-type="float" office:value="0.016949">
            <text:p>0.016949</text:p>
          </table:table-cell>
          <table:table-cell/>
        </table:table-row>
        <table:table-row table:style-name="ro1">
          <table:table-cell office:value-type="float" office:value="6440">
            <text:p>6440</text:p>
          </table:table-cell>
          <table:table-cell office:value-type="float" office:value="0.01733">
            <text:p>0.01733</text:p>
          </table:table-cell>
          <table:table-cell office:value-type="float" office:value="0.020133">
            <text:p>0.020133</text:p>
          </table:table-cell>
          <table:table-cell office:value-type="float" office:value="0.017035">
            <text:p>0.017035</text:p>
          </table:table-cell>
          <table:table-cell/>
        </table:table-row>
        <table:table-row table:style-name="ro1">
          <table:table-cell office:value-type="float" office:value="6450">
            <text:p>6450</text:p>
          </table:table-cell>
          <table:table-cell office:value-type="float" office:value="0.017491">
            <text:p>0.017491</text:p>
          </table:table-cell>
          <table:table-cell office:value-type="float" office:value="0.020221">
            <text:p>0.020221</text:p>
          </table:table-cell>
          <table:table-cell office:value-type="float" office:value="0.016974">
            <text:p>0.016974</text:p>
          </table:table-cell>
          <table:table-cell/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0.017651">
            <text:p>0.017651</text:p>
          </table:table-cell>
          <table:table-cell office:value-type="float" office:value="0.020458">
            <text:p>0.020458</text:p>
          </table:table-cell>
          <table:table-cell office:value-type="float" office:value="0.017061">
            <text:p>0.017061</text:p>
          </table:table-cell>
          <table:table-cell/>
        </table:table-row>
        <table:table-row table:style-name="ro1">
          <table:table-cell office:value-type="float" office:value="6470">
            <text:p>6470</text:p>
          </table:table-cell>
          <table:table-cell office:value-type="float" office:value="0.017664">
            <text:p>0.017664</text:p>
          </table:table-cell>
          <table:table-cell office:value-type="float" office:value="0.020473">
            <text:p>0.020473</text:p>
          </table:table-cell>
          <table:table-cell office:value-type="float" office:value="0.017221">
            <text:p>0.017221</text:p>
          </table:table-cell>
          <table:table-cell/>
        </table:table-row>
        <table:table-row table:style-name="ro1">
          <table:table-cell office:value-type="float" office:value="6480">
            <text:p>6480</text:p>
          </table:table-cell>
          <table:table-cell office:value-type="float" office:value="0.017751">
            <text:p>0.017751</text:p>
          </table:table-cell>
          <table:table-cell office:value-type="float" office:value="0.020414">
            <text:p>0.020414</text:p>
          </table:table-cell>
          <table:table-cell office:value-type="float" office:value="0.017382">
            <text:p>0.017382</text:p>
          </table:table-cell>
          <table:table-cell/>
        </table:table-row>
        <table:table-row table:style-name="ro1">
          <table:table-cell office:value-type="float" office:value="6490">
            <text:p>6490</text:p>
          </table:table-cell>
          <table:table-cell office:value-type="float" office:value="0.017839">
            <text:p>0.017839</text:p>
          </table:table-cell>
          <table:table-cell office:value-type="float" office:value="0.020429">
            <text:p>0.020429</text:p>
          </table:table-cell>
          <table:table-cell office:value-type="float" office:value="0.017395">
            <text:p>0.017395</text:p>
          </table:table-cell>
          <table:table-cell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017926">
            <text:p>0.017926</text:p>
          </table:table-cell>
          <table:table-cell office:value-type="float" office:value="0.02037">
            <text:p>0.02037</text:p>
          </table:table-cell>
          <table:table-cell office:value-type="float" office:value="0.017556">
            <text:p>0.017556</text:p>
          </table:table-cell>
          <table:table-cell/>
        </table:table-row>
        <table:table-row table:style-name="ro1">
          <table:table-cell office:value-type="float" office:value="6510">
            <text:p>6510</text:p>
          </table:table-cell>
          <table:table-cell office:value-type="float" office:value="0.017939">
            <text:p>0.017939</text:p>
          </table:table-cell>
          <table:table-cell office:value-type="float" office:value="0.020534">
            <text:p>0.020534</text:p>
          </table:table-cell>
          <table:table-cell office:value-type="float" office:value="0.017569">
            <text:p>0.017569</text:p>
          </table:table-cell>
          <table:table-cell/>
        </table:table-row>
        <table:table-row table:style-name="ro1">
          <table:table-cell office:value-type="float" office:value="6520">
            <text:p>6520</text:p>
          </table:table-cell>
          <table:table-cell office:value-type="float" office:value="0.017953">
            <text:p>0.017953</text:p>
          </table:table-cell>
          <table:table-cell office:value-type="float" office:value="0.020623">
            <text:p>0.020623</text:p>
          </table:table-cell>
          <table:table-cell office:value-type="float" office:value="0.017656">
            <text:p>0.017656</text:p>
          </table:table-cell>
          <table:table-cell/>
        </table:table-row>
        <table:table-row table:style-name="ro1">
          <table:table-cell office:value-type="float" office:value="6530">
            <text:p>6530</text:p>
          </table:table-cell>
          <table:table-cell office:value-type="float" office:value="0.017966">
            <text:p>0.017966</text:p>
          </table:table-cell>
          <table:table-cell office:value-type="float" office:value="0.020638">
            <text:p>0.020638</text:p>
          </table:table-cell>
          <table:table-cell office:value-type="float" office:value="0.017817">
            <text:p>0.017817</text:p>
          </table:table-cell>
          <table:table-cell/>
        </table:table-row>
        <table:table-row table:style-name="ro1">
          <table:table-cell office:value-type="float" office:value="6540">
            <text:p>6540</text:p>
          </table:table-cell>
          <table:table-cell office:value-type="float" office:value="0.017979">
            <text:p>0.017979</text:p>
          </table:table-cell>
          <table:table-cell office:value-type="float" office:value="0.020654">
            <text:p>0.020654</text:p>
          </table:table-cell>
          <table:table-cell office:value-type="float" office:value="0.017979">
            <text:p>0.017979</text:p>
          </table:table-cell>
          <table:table-cell/>
        </table:table-row>
        <table:table-row table:style-name="ro1">
          <table:table-cell office:value-type="float" office:value="6550">
            <text:p>6550</text:p>
          </table:table-cell>
          <table:table-cell office:value-type="float" office:value="0.018067">
            <text:p>0.018067</text:p>
          </table:table-cell>
          <table:table-cell office:value-type="float" office:value="0.020669">
            <text:p>0.020669</text:p>
          </table:table-cell>
          <table:table-cell office:value-type="float" office:value="0.018067">
            <text:p>0.018067</text:p>
          </table:table-cell>
          <table:table-cell/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0.01808">
            <text:p>0.01808</text:p>
          </table:table-cell>
          <table:table-cell office:value-type="float" office:value="0.020759">
            <text:p>0.020759</text:p>
          </table:table-cell>
          <table:table-cell office:value-type="float" office:value="0.01808">
            <text:p>0.01808</text:p>
          </table:table-cell>
          <table:table-cell/>
        </table:table-row>
        <table:table-row table:style-name="ro1">
          <table:table-cell office:value-type="float" office:value="6570">
            <text:p>6570</text:p>
          </table:table-cell>
          <table:table-cell office:value-type="float" office:value="0.018243">
            <text:p>0.018243</text:p>
          </table:table-cell>
          <table:table-cell office:value-type="float" office:value="0.020849">
            <text:p>0.020849</text:p>
          </table:table-cell>
          <table:table-cell office:value-type="float" office:value="0.018094">
            <text:p>0.018094</text:p>
          </table:table-cell>
          <table:table-cell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0.018256">
            <text:p>0.018256</text:p>
          </table:table-cell>
          <table:table-cell office:value-type="float" office:value="0.020939">
            <text:p>0.020939</text:p>
          </table:table-cell>
          <table:table-cell office:value-type="float" office:value="0.018182">
            <text:p>0.018182</text:p>
          </table:table-cell>
          <table:table-cell/>
        </table:table-row>
        <table:table-row table:style-name="ro1">
          <table:table-cell office:value-type="float" office:value="6590">
            <text:p>6590</text:p>
          </table:table-cell>
          <table:table-cell office:value-type="float" office:value="0.018419">
            <text:p>0.018419</text:p>
          </table:table-cell>
          <table:table-cell office:value-type="float" office:value="0.02088">
            <text:p>0.02088</text:p>
          </table:table-cell>
          <table:table-cell office:value-type="float" office:value="0.018494">
            <text:p>0.018494</text:p>
          </table:table-cell>
          <table:table-cell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0.018582">
            <text:p>0.018582</text:p>
          </table:table-cell>
          <table:table-cell office:value-type="float" office:value="0.02097">
            <text:p>0.02097</text:p>
          </table:table-cell>
          <table:table-cell office:value-type="float" office:value="0.018507">
            <text:p>0.018507</text:p>
          </table:table-cell>
          <table:table-cell/>
        </table:table-row>
        <table:table-row table:style-name="ro1">
          <table:table-cell office:value-type="float" office:value="6610">
            <text:p>6610</text:p>
          </table:table-cell>
          <table:table-cell office:value-type="float" office:value="0.018745">
            <text:p>0.018745</text:p>
          </table:table-cell>
          <table:table-cell office:value-type="float" office:value="0.02106">
            <text:p>0.02106</text:p>
          </table:table-cell>
          <table:table-cell office:value-type="float" office:value="0.018521">
            <text:p>0.018521</text:p>
          </table:table-cell>
          <table:table-cell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0.018834">
            <text:p>0.018834</text:p>
          </table:table-cell>
          <table:table-cell office:value-type="float" office:value="0.021001">
            <text:p>0.021001</text:p>
          </table:table-cell>
          <table:table-cell office:value-type="float" office:value="0.018535">
            <text:p>0.018535</text:p>
          </table:table-cell>
          <table:table-cell/>
        </table:table-row>
        <table:table-row table:style-name="ro1">
          <table:table-cell office:value-type="float" office:value="6630">
            <text:p>6630</text:p>
          </table:table-cell>
          <table:table-cell office:value-type="float" office:value="0.018998">
            <text:p>0.018998</text:p>
          </table:table-cell>
          <table:table-cell office:value-type="float" office:value="0.020942">
            <text:p>0.020942</text:p>
          </table:table-cell>
          <table:table-cell office:value-type="float" office:value="0.018549">
            <text:p>0.018549</text:p>
          </table:table-cell>
          <table:table-cell/>
        </table:table-row>
        <table:table-row table:style-name="ro1">
          <table:table-cell office:value-type="float" office:value="6640">
            <text:p>6640</text:p>
          </table:table-cell>
          <table:table-cell office:value-type="float" office:value="0.019087">
            <text:p>0.019087</text:p>
          </table:table-cell>
          <table:table-cell office:value-type="float" office:value="0.021033">
            <text:p>0.021033</text:p>
          </table:table-cell>
          <table:table-cell office:value-type="float" office:value="0.018787">
            <text:p>0.018787</text:p>
          </table:table-cell>
          <table:table-cell/>
        </table:table-row>
        <table:table-row table:style-name="ro1">
          <table:table-cell office:value-type="float" office:value="6650">
            <text:p>6650</text:p>
          </table:table-cell>
          <table:table-cell office:value-type="float" office:value="0.019026">
            <text:p>0.019026</text:p>
          </table:table-cell>
          <table:table-cell office:value-type="float" office:value="0.021124">
            <text:p>0.021124</text:p>
          </table:table-cell>
          <table:table-cell office:value-type="float" office:value="0.018876">
            <text:p>0.018876</text:p>
          </table:table-cell>
          <table:table-cell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0.019115">
            <text:p>0.019115</text:p>
          </table:table-cell>
          <table:table-cell office:value-type="float" office:value="0.021214">
            <text:p>0.021214</text:p>
          </table:table-cell>
          <table:table-cell office:value-type="float" office:value="0.018966">
            <text:p>0.018966</text:p>
          </table:table-cell>
          <table:table-cell/>
        </table:table-row>
        <table:table-row table:style-name="ro1">
          <table:table-cell office:value-type="float" office:value="6670">
            <text:p>6670</text:p>
          </table:table-cell>
          <table:table-cell office:value-type="float" office:value="0.019205">
            <text:p>0.019205</text:p>
          </table:table-cell>
          <table:table-cell office:value-type="float" office:value="0.021305">
            <text:p>0.021305</text:p>
          </table:table-cell>
          <table:table-cell office:value-type="float" office:value="0.01898">
            <text:p>0.01898</text:p>
          </table:table-cell>
          <table:table-cell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0.019369">
            <text:p>0.019369</text:p>
          </table:table-cell>
          <table:table-cell office:value-type="float" office:value="0.021321">
            <text:p>0.021321</text:p>
          </table:table-cell>
          <table:table-cell office:value-type="float" office:value="0.019069">
            <text:p>0.019069</text:p>
          </table:table-cell>
          <table:table-cell/>
        </table:table-row>
        <table:table-row table:style-name="ro1">
          <table:table-cell office:value-type="float" office:value="6690">
            <text:p>6690</text:p>
          </table:table-cell>
          <table:table-cell office:value-type="float" office:value="0.019459">
            <text:p>0.019459</text:p>
          </table:table-cell>
          <table:table-cell office:value-type="float" office:value="0.021262">
            <text:p>0.021262</text:p>
          </table:table-cell>
          <table:table-cell office:value-type="float" office:value="0.019309">
            <text:p>0.019309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0.019549">
            <text:p>0.019549</text:p>
          </table:table-cell>
          <table:table-cell office:value-type="float" office:value="0.021654">
            <text:p>0.021654</text:p>
          </table:table-cell>
          <table:table-cell office:value-type="float" office:value="0.019624">
            <text:p>0.019624</text:p>
          </table:table-cell>
          <table:table-cell/>
        </table:table-row>
        <table:table-row table:style-name="ro1">
          <table:table-cell office:value-type="float" office:value="6710">
            <text:p>6710</text:p>
          </table:table-cell>
          <table:table-cell office:value-type="float" office:value="0.019639">
            <text:p>0.019639</text:p>
          </table:table-cell>
          <table:table-cell office:value-type="float" office:value="0.02167">
            <text:p>0.02167</text:p>
          </table:table-cell>
          <table:table-cell office:value-type="float" office:value="0.019714">
            <text:p>0.019714</text:p>
          </table:table-cell>
          <table:table-cell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0.019654">
            <text:p>0.019654</text:p>
          </table:table-cell>
          <table:table-cell office:value-type="float" office:value="0.021762">
            <text:p>0.021762</text:p>
          </table:table-cell>
          <table:table-cell office:value-type="float" office:value="0.019729">
            <text:p>0.019729</text:p>
          </table:table-cell>
          <table:table-cell/>
        </table:table-row>
        <table:table-row table:style-name="ro1">
          <table:table-cell office:value-type="float" office:value="6730">
            <text:p>6730</text:p>
          </table:table-cell>
          <table:table-cell office:value-type="float" office:value="0.019668">
            <text:p>0.019668</text:p>
          </table:table-cell>
          <table:table-cell office:value-type="float" office:value="0.021778">
            <text:p>0.021778</text:p>
          </table:table-cell>
          <table:table-cell office:value-type="float" office:value="0.019894">
            <text:p>0.019894</text:p>
          </table:table-cell>
          <table:table-cell/>
        </table:table-row>
        <table:table-row table:style-name="ro1">
          <table:table-cell office:value-type="float" office:value="6740">
            <text:p>6740</text:p>
          </table:table-cell>
          <table:table-cell office:value-type="float" office:value="0.019759">
            <text:p>0.019759</text:p>
          </table:table-cell>
          <table:table-cell office:value-type="float" office:value="0.021795">
            <text:p>0.021795</text:p>
          </table:table-cell>
          <table:table-cell office:value-type="float" office:value="0.019985">
            <text:p>0.019985</text:p>
          </table:table-cell>
          <table:table-cell/>
        </table:table-row>
        <table:table-row table:style-name="ro1">
          <table:table-cell office:value-type="float" office:value="6750">
            <text:p>6750</text:p>
          </table:table-cell>
          <table:table-cell office:value-type="float" office:value="0.019774">
            <text:p>0.019774</text:p>
          </table:table-cell>
          <table:table-cell office:value-type="float" office:value="0.021811">
            <text:p>0.02181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0.019713">
            <text:p>0.019713</text:p>
          </table:table-cell>
          <table:table-cell office:value-type="float" office:value="0.021979">
            <text:p>0.021979</text:p>
          </table:table-cell>
          <table:table-cell office:value-type="float" office:value="0.019864">
            <text:p>0.019864</text:p>
          </table:table-cell>
          <table:table-cell/>
        </table:table-row>
        <table:table-row table:style-name="ro1">
          <table:table-cell office:value-type="float" office:value="6770">
            <text:p>6770</text:p>
          </table:table-cell>
          <table:table-cell office:value-type="float" office:value="0.019577">
            <text:p>0.019577</text:p>
          </table:table-cell>
          <table:table-cell office:value-type="float" office:value="0.022071">
            <text:p>0.022071</text:p>
          </table:table-cell>
          <table:table-cell office:value-type="float" office:value="0.019955">
            <text:p>0.019955</text:p>
          </table:table-cell>
          <table:table-cell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0.019592">
            <text:p>0.019592</text:p>
          </table:table-cell>
          <table:table-cell office:value-type="float" office:value="0.022466">
            <text:p>0.022466</text:p>
          </table:table-cell>
          <table:table-cell office:value-type="float" office:value="0.01997">
            <text:p>0.01997</text:p>
          </table:table-cell>
          <table:table-cell/>
        </table:table-row>
        <table:table-row table:style-name="ro1">
          <table:table-cell office:value-type="float" office:value="6790">
            <text:p>6790</text:p>
          </table:table-cell>
          <table:table-cell office:value-type="float" office:value="0.019758">
            <text:p>0.019758</text:p>
          </table:table-cell>
          <table:table-cell office:value-type="float" office:value="0.022634">
            <text:p>0.022634</text:p>
          </table:table-cell>
          <table:table-cell office:value-type="float" office:value="0.020061">
            <text:p>0.020061</text:p>
          </table:table-cell>
          <table:table-cell/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0.019924">
            <text:p>0.019924</text:p>
          </table:table-cell>
          <table:table-cell office:value-type="float" office:value="0.022652">
            <text:p>0.022652</text:p>
          </table:table-cell>
          <table:table-cell office:value-type="float" office:value="0.020227">
            <text:p>0.020227</text:p>
          </table:table-cell>
          <table:table-cell/>
        </table:table-row>
        <table:table-row table:style-name="ro1">
          <table:table-cell office:value-type="float" office:value="6810">
            <text:p>6810</text:p>
          </table:table-cell>
          <table:table-cell office:value-type="float" office:value="0.019939">
            <text:p>0.019939</text:p>
          </table:table-cell>
          <table:table-cell office:value-type="float" office:value="0.022593">
            <text:p>0.022593</text:p>
          </table:table-cell>
          <table:table-cell office:value-type="float" office:value="0.020167">
            <text:p>0.020167</text:p>
          </table:table-cell>
          <table:table-cell/>
        </table:table-row>
        <table:table-row table:style-name="ro1">
          <table:table-cell office:value-type="float" office:value="6820">
            <text:p>6820</text:p>
          </table:table-cell>
          <table:table-cell office:value-type="float" office:value="0.019954">
            <text:p>0.019954</text:p>
          </table:table-cell>
          <table:table-cell office:value-type="float" office:value="0.022686">
            <text:p>0.022686</text:p>
          </table:table-cell>
          <table:table-cell office:value-type="float" office:value="0.020258">
            <text:p>0.020258</text:p>
          </table:table-cell>
          <table:table-cell/>
        </table:table-row>
        <table:table-row table:style-name="ro1">
          <table:table-cell office:value-type="float" office:value="6830">
            <text:p>6830</text:p>
          </table:table-cell>
          <table:table-cell office:value-type="float" office:value="0.020046">
            <text:p>0.020046</text:p>
          </table:table-cell>
          <table:table-cell office:value-type="float" office:value="0.022703">
            <text:p>0.022703</text:p>
          </table:table-cell>
          <table:table-cell office:value-type="float" office:value="0.020349">
            <text:p>0.020349</text:p>
          </table:table-cell>
          <table:table-cell/>
        </table:table-row>
        <table:table-row table:style-name="ro1">
          <table:table-cell office:value-type="float" office:value="6840">
            <text:p>6840</text:p>
          </table:table-cell>
          <table:table-cell office:value-type="float" office:value="0.020061">
            <text:p>0.020061</text:p>
          </table:table-cell>
          <table:table-cell office:value-type="float" office:value="0.022872">
            <text:p>0.022872</text:p>
          </table:table-cell>
          <table:table-cell office:value-type="float" office:value="0.020517">
            <text:p>0.020517</text:p>
          </table:table-cell>
          <table:table-cell/>
        </table:table-row>
        <table:table-row table:style-name="ro1">
          <table:table-cell office:value-type="float" office:value="6850">
            <text:p>6850</text:p>
          </table:table-cell>
          <table:table-cell office:value-type="float" office:value="0.020076">
            <text:p>0.020076</text:p>
          </table:table-cell>
          <table:table-cell office:value-type="float" office:value="0.022966">
            <text:p>0.022966</text:p>
          </table:table-cell>
          <table:table-cell office:value-type="float" office:value="0.020532">
            <text:p>0.020532</text:p>
          </table:table-cell>
          <table:table-cell/>
        </table:table-row>
        <table:table-row table:style-name="ro1">
          <table:table-cell office:value-type="float" office:value="6860">
            <text:p>6860</text:p>
          </table:table-cell>
          <table:table-cell office:value-type="float" office:value="0.020167">
            <text:p>0.020167</text:p>
          </table:table-cell>
          <table:table-cell office:value-type="float" office:value="0.023059">
            <text:p>0.023059</text:p>
          </table:table-cell>
          <table:table-cell office:value-type="float" office:value="0.020548">
            <text:p>0.020548</text:p>
          </table:table-cell>
          <table:table-cell/>
        </table:table-row>
        <table:table-row table:style-name="ro1">
          <table:table-cell office:value-type="float" office:value="6870">
            <text:p>6870</text:p>
          </table:table-cell>
          <table:table-cell office:value-type="float" office:value="0.020259">
            <text:p>0.020259</text:p>
          </table:table-cell>
          <table:table-cell office:value-type="float" office:value="0.023077">
            <text:p>0.023077</text:p>
          </table:table-cell>
          <table:table-cell office:value-type="float" office:value="0.020487">
            <text:p>0.020487</text:p>
          </table:table-cell>
          <table:table-cell/>
        </table:table-row>
        <table:table-row table:style-name="ro1">
          <table:table-cell office:value-type="float" office:value="6880">
            <text:p>6880</text:p>
          </table:table-cell>
          <table:table-cell office:value-type="float" office:value="0.020427">
            <text:p>0.020427</text:p>
          </table:table-cell>
          <table:table-cell office:value-type="float" office:value="0.023171">
            <text:p>0.023171</text:p>
          </table:table-cell>
          <table:table-cell office:value-type="float" office:value="0.020579">
            <text:p>0.020579</text:p>
          </table:table-cell>
          <table:table-cell/>
        </table:table-row>
        <table:table-row table:style-name="ro1">
          <table:table-cell office:value-type="float" office:value="6890">
            <text:p>6890</text:p>
          </table:table-cell>
          <table:table-cell office:value-type="float" office:value="0.020442">
            <text:p>0.020442</text:p>
          </table:table-cell>
          <table:table-cell office:value-type="float" office:value="0.023341">
            <text:p>0.023341</text:p>
          </table:table-cell>
          <table:table-cell office:value-type="float" office:value="0.020595">
            <text:p>0.020595</text:p>
          </table:table-cell>
          <table:table-cell/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0.020458">
            <text:p>0.020458</text:p>
          </table:table-cell>
          <table:table-cell office:value-type="float" office:value="0.023435">
            <text:p>0.023435</text:p>
          </table:table-cell>
          <table:table-cell office:value-type="float" office:value="0.020611">
            <text:p>0.020611</text:p>
          </table:table-cell>
          <table:table-cell/>
        </table:table-row>
        <table:table-row table:style-name="ro1">
          <table:table-cell office:value-type="float" office:value="6910">
            <text:p>6910</text:p>
          </table:table-cell>
          <table:table-cell office:value-type="float" office:value="0.020397">
            <text:p>0.020397</text:p>
          </table:table-cell>
          <table:table-cell office:value-type="float" office:value="0.023453">
            <text:p>0.023453</text:p>
          </table:table-cell>
          <table:table-cell office:value-type="float" office:value="0.020626">
            <text:p>0.020626</text:p>
          </table:table-cell>
          <table:table-cell/>
        </table:table-row>
        <table:table-row table:style-name="ro1">
          <table:table-cell office:value-type="float" office:value="6920">
            <text:p>6920</text:p>
          </table:table-cell>
          <table:table-cell office:value-type="float" office:value="0.020489">
            <text:p>0.020489</text:p>
          </table:table-cell>
          <table:table-cell office:value-type="float" office:value="0.023471">
            <text:p>0.023471</text:p>
          </table:table-cell>
          <table:table-cell office:value-type="float" office:value="0.020566">
            <text:p>0.020566</text:p>
          </table:table-cell>
          <table:table-cell/>
        </table:table-row>
        <table:table-row table:style-name="ro1">
          <table:table-cell office:value-type="float" office:value="6930">
            <text:p>6930</text:p>
          </table:table-cell>
          <table:table-cell office:value-type="float" office:value="0.020735">
            <text:p>0.020735</text:p>
          </table:table-cell>
          <table:table-cell office:value-type="float" office:value="0.023489">
            <text:p>0.023489</text:p>
          </table:table-cell>
          <table:table-cell office:value-type="float" office:value="0.020811">
            <text:p>0.020811</text:p>
          </table:table-cell>
          <table:table-cell/>
        </table:table-row>
        <table:table-row table:style-name="ro1">
          <table:table-cell office:value-type="float" office:value="6940">
            <text:p>6940</text:p>
          </table:table-cell>
          <table:table-cell office:value-type="float" office:value="0.02075">
            <text:p>0.02075</text:p>
          </table:table-cell>
          <table:table-cell office:value-type="float" office:value="0.02343">
            <text:p>0.02343</text:p>
          </table:table-cell>
          <table:table-cell office:value-type="float" office:value="0.020827">
            <text:p>0.020827</text:p>
          </table:table-cell>
          <table:table-cell/>
        </table:table-row>
        <table:table-row table:style-name="ro1">
          <table:table-cell office:value-type="float" office:value="6950">
            <text:p>6950</text:p>
          </table:table-cell>
          <table:table-cell office:value-type="float" office:value="0.02092">
            <text:p>0.02092</text:p>
          </table:table-cell>
          <table:table-cell office:value-type="float" office:value="0.023372">
            <text:p>0.023372</text:p>
          </table:table-cell>
          <table:table-cell office:value-type="float" office:value="0.021149">
            <text:p>0.021149</text:p>
          </table:table-cell>
          <table:table-cell/>
        </table:table-row>
        <table:table-row table:style-name="ro1">
          <table:table-cell office:value-type="float" office:value="6960">
            <text:p>6960</text:p>
          </table:table-cell>
          <table:table-cell office:value-type="float" office:value="0.021012">
            <text:p>0.021012</text:p>
          </table:table-cell>
          <table:table-cell office:value-type="float" office:value="0.023543">
            <text:p>0.023543</text:p>
          </table:table-cell>
          <table:table-cell office:value-type="float" office:value="0.021319">
            <text:p>0.021319</text:p>
          </table:table-cell>
          <table:table-cell/>
        </table:table-row>
        <table:table-row table:style-name="ro1">
          <table:table-cell office:value-type="float" office:value="6970">
            <text:p>6970</text:p>
          </table:table-cell>
          <table:table-cell office:value-type="float" office:value="0.021028">
            <text:p>0.021028</text:p>
          </table:table-cell>
          <table:table-cell office:value-type="float" office:value="0.023561">
            <text:p>0.023561</text:p>
          </table:table-cell>
          <table:table-cell office:value-type="float" office:value="0.021412">
            <text:p>0.021412</text:p>
          </table:table-cell>
          <table:table-cell/>
        </table:table-row>
        <table:table-row table:style-name="ro1">
          <table:table-cell office:value-type="float" office:value="6980">
            <text:p>6980</text:p>
          </table:table-cell>
          <table:table-cell office:value-type="float" office:value="0.021045">
            <text:p>0.021045</text:p>
          </table:table-cell>
          <table:table-cell office:value-type="float" office:value="0.023579">
            <text:p>0.023579</text:p>
          </table:table-cell>
          <table:table-cell office:value-type="float" office:value="0.021505">
            <text:p>0.021505</text:p>
          </table:table-cell>
          <table:table-cell/>
        </table:table-row>
        <table:table-row table:style-name="ro1">
          <table:table-cell office:value-type="float" office:value="6990">
            <text:p>6990</text:p>
          </table:table-cell>
          <table:table-cell office:value-type="float" office:value="0.021061">
            <text:p>0.021061</text:p>
          </table:table-cell>
          <table:table-cell office:value-type="float" office:value="0.023597">
            <text:p>0.023597</text:p>
          </table:table-cell>
          <table:table-cell office:value-type="float" office:value="0.021599">
            <text:p>0.021599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021">
            <text:p>0.021</text:p>
          </table:table-cell>
          <table:table-cell office:value-type="float" office:value="0.023692">
            <text:p>0.023692</text:p>
          </table:table-cell>
          <table:table-cell office:value-type="float" office:value="0.021923">
            <text:p>0.021923</text:p>
          </table:table-cell>
          <table:table-cell/>
        </table:table-row>
        <table:table-row table:style-name="ro1">
          <table:table-cell office:value-type="float" office:value="7010">
            <text:p>7010</text:p>
          </table:table-cell>
          <table:table-cell office:value-type="float" office:value="0.02117">
            <text:p>0.02117</text:p>
          </table:table-cell>
          <table:table-cell office:value-type="float" office:value="0.023788">
            <text:p>0.023788</text:p>
          </table:table-cell>
          <table:table-cell office:value-type="float" office:value="0.022171">
            <text:p>0.022171</text:p>
          </table:table-cell>
          <table:table-cell/>
        </table:table-row>
        <table:table-row table:style-name="ro1">
          <table:table-cell office:value-type="float" office:value="7020">
            <text:p>7020</text:p>
          </table:table-cell>
          <table:table-cell office:value-type="float" office:value="0.021341">
            <text:p>0.021341</text:p>
          </table:table-cell>
          <table:table-cell office:value-type="float" office:value="0.024037">
            <text:p>0.024037</text:p>
          </table:table-cell>
          <table:table-cell office:value-type="float" office:value="0.022342">
            <text:p>0.022342</text:p>
          </table:table-cell>
          <table:table-cell/>
        </table:table-row>
        <table:table-row table:style-name="ro1">
          <table:table-cell office:value-type="float" office:value="7030">
            <text:p>7030</text:p>
          </table:table-cell>
          <table:table-cell office:value-type="float" office:value="0.021434">
            <text:p>0.021434</text:p>
          </table:table-cell>
          <table:table-cell office:value-type="float" office:value="0.024056">
            <text:p>0.024056</text:p>
          </table:table-cell>
          <table:table-cell office:value-type="float" office:value="0.022436">
            <text:p>0.022436</text:p>
          </table:table-cell>
          <table:table-cell/>
        </table:table-row>
        <table:table-row table:style-name="ro1">
          <table:table-cell office:value-type="float" office:value="7040">
            <text:p>7040</text:p>
          </table:table-cell>
          <table:table-cell office:value-type="float" office:value="0.021528">
            <text:p>0.021528</text:p>
          </table:table-cell>
          <table:table-cell office:value-type="float" office:value="0.024074">
            <text:p>0.024074</text:p>
          </table:table-cell>
          <table:table-cell office:value-type="float" office:value="0.022377">
            <text:p>0.022377</text:p>
          </table:table-cell>
          <table:table-cell/>
        </table:table-row>
        <table:table-row table:style-name="ro1">
          <table:table-cell office:value-type="float" office:value="7050">
            <text:p>7050</text:p>
          </table:table-cell>
          <table:table-cell office:value-type="float" office:value="0.021622">
            <text:p>0.021622</text:p>
          </table:table-cell>
          <table:table-cell office:value-type="float" office:value="0.024015">
            <text:p>0.024015</text:p>
          </table:table-cell>
          <table:table-cell office:value-type="float" office:value="0.022317">
            <text:p>0.022317</text:p>
          </table:table-cell>
          <table:table-cell/>
        </table:table-row>
        <table:table-row table:style-name="ro1">
          <table:table-cell office:value-type="float" office:value="7060">
            <text:p>7060</text:p>
          </table:table-cell>
          <table:table-cell office:value-type="float" office:value="0.021716">
            <text:p>0.021716</text:p>
          </table:table-cell>
          <table:table-cell office:value-type="float" office:value="0.024034">
            <text:p>0.024034</text:p>
          </table:table-cell>
          <table:table-cell office:value-type="float" office:value="0.022411">
            <text:p>0.022411</text:p>
          </table:table-cell>
          <table:table-cell/>
        </table:table-row>
        <table:table-row table:style-name="ro1">
          <table:table-cell office:value-type="float" office:value="7070">
            <text:p>7070</text:p>
          </table:table-cell>
          <table:table-cell office:value-type="float" office:value="0.021887">
            <text:p>0.021887</text:p>
          </table:table-cell>
          <table:table-cell office:value-type="float" office:value="0.023975">
            <text:p>0.023975</text:p>
          </table:table-cell>
          <table:table-cell office:value-type="float" office:value="0.022583">
            <text:p>0.022583</text:p>
          </table:table-cell>
          <table:table-cell/>
        </table:table-row>
        <table:table-row table:style-name="ro1">
          <table:table-cell office:value-type="float" office:value="7080">
            <text:p>7080</text:p>
          </table:table-cell>
          <table:table-cell office:value-type="float" office:value="0.021981">
            <text:p>0.021981</text:p>
          </table:table-cell>
          <table:table-cell office:value-type="float" office:value="0.024149">
            <text:p>0.024149</text:p>
          </table:table-cell>
          <table:table-cell office:value-type="float" office:value="0.022678">
            <text:p>0.022678</text:p>
          </table:table-cell>
          <table:table-cell/>
        </table:table-row>
        <table:table-row table:style-name="ro1">
          <table:table-cell office:value-type="float" office:value="7090">
            <text:p>7090</text:p>
          </table:table-cell>
          <table:table-cell office:value-type="float" office:value="0.022076">
            <text:p>0.022076</text:p>
          </table:table-cell>
          <table:table-cell office:value-type="float" office:value="0.024245">
            <text:p>0.024245</text:p>
          </table:table-cell>
          <table:table-cell office:value-type="float" office:value="0.022773">
            <text:p>0.022773</text:p>
          </table:table-cell>
          <table:table-cell/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0.022093">
            <text:p>0.022093</text:p>
          </table:table-cell>
          <table:table-cell office:value-type="float" office:value="0.024186">
            <text:p>0.024186</text:p>
          </table:table-cell>
          <table:table-cell office:value-type="float" office:value="0.022791">
            <text:p>0.022791</text:p>
          </table:table-cell>
          <table:table-cell/>
        </table:table-row>
        <table:table-row table:style-name="ro1">
          <table:table-cell office:value-type="float" office:value="7110">
            <text:p>7110</text:p>
          </table:table-cell>
          <table:table-cell office:value-type="float" office:value="0.022265">
            <text:p>0.022265</text:p>
          </table:table-cell>
          <table:table-cell office:value-type="float" office:value="0.024127">
            <text:p>0.024127</text:p>
          </table:table-cell>
          <table:table-cell office:value-type="float" office:value="0.022886">
            <text:p>0.022886</text:p>
          </table:table-cell>
          <table:table-cell/>
        </table:table-row>
        <table:table-row table:style-name="ro1">
          <table:table-cell office:value-type="float" office:value="7120">
            <text:p>7120</text:p>
          </table:table-cell>
          <table:table-cell office:value-type="float" office:value="0.02236">
            <text:p>0.02236</text:p>
          </table:table-cell>
          <table:table-cell office:value-type="float" office:value="0.024068">
            <text:p>0.024068</text:p>
          </table:table-cell>
          <table:table-cell office:value-type="float" office:value="0.022904">
            <text:p>0.022904</text:p>
          </table:table-cell>
          <table:table-cell/>
        </table:table-row>
        <table:table-row table:style-name="ro1">
          <table:table-cell office:value-type="float" office:value="7130">
            <text:p>7130</text:p>
          </table:table-cell>
          <table:table-cell office:value-type="float" office:value="0.022533">
            <text:p>0.022533</text:p>
          </table:table-cell>
          <table:table-cell office:value-type="float" office:value="0.024165">
            <text:p>0.024165</text:p>
          </table:table-cell>
          <table:table-cell office:value-type="float" office:value="0.022844">
            <text:p>0.022844</text:p>
          </table:table-cell>
          <table:table-cell/>
        </table:table-row>
        <table:table-row table:style-name="ro1">
          <table:table-cell office:value-type="float" office:value="7140">
            <text:p>7140</text:p>
          </table:table-cell>
          <table:table-cell office:value-type="float" office:value="0.022706">
            <text:p>0.022706</text:p>
          </table:table-cell>
          <table:table-cell office:value-type="float" office:value="0.024261">
            <text:p>0.024261</text:p>
          </table:table-cell>
          <table:table-cell office:value-type="float" office:value="0.023095">
            <text:p>0.023095</text:p>
          </table:table-cell>
          <table:table-cell/>
        </table:table-row>
        <table:table-row table:style-name="ro1">
          <table:table-cell office:value-type="float" office:value="7150">
            <text:p>7150</text:p>
          </table:table-cell>
          <table:table-cell office:value-type="float" office:value="0.022802">
            <text:p>0.022802</text:p>
          </table:table-cell>
          <table:table-cell office:value-type="float" office:value="0.024358">
            <text:p>0.024358</text:p>
          </table:table-cell>
          <table:table-cell office:value-type="float" office:value="0.023346">
            <text:p>0.023346</text:p>
          </table:table-cell>
          <table:table-cell/>
        </table:table-row>
        <table:table-row table:style-name="ro1">
          <table:table-cell office:value-type="float" office:value="7160">
            <text:p>7160</text:p>
          </table:table-cell>
          <table:table-cell office:value-type="float" office:value="0.022819">
            <text:p>0.022819</text:p>
          </table:table-cell>
          <table:table-cell office:value-type="float" office:value="0.024377">
            <text:p>0.024377</text:p>
          </table:table-cell>
          <table:table-cell office:value-type="float" office:value="0.023442">
            <text:p>0.023442</text:p>
          </table:table-cell>
          <table:table-cell/>
        </table:table-row>
        <table:table-row table:style-name="ro1">
          <table:table-cell office:value-type="float" office:value="7170">
            <text:p>7170</text:p>
          </table:table-cell>
          <table:table-cell office:value-type="float" office:value="0.022837">
            <text:p>0.022837</text:p>
          </table:table-cell>
          <table:table-cell office:value-type="float" office:value="0.024474">
            <text:p>0.024474</text:p>
          </table:table-cell>
          <table:table-cell office:value-type="float" office:value="0.023461">
            <text:p>0.023461</text:p>
          </table:table-cell>
          <table:table-cell/>
        </table:table-row>
        <table:table-row table:style-name="ro1">
          <table:table-cell office:value-type="float" office:value="7180">
            <text:p>7180</text:p>
          </table:table-cell>
          <table:table-cell office:value-type="float" office:value="0.022933">
            <text:p>0.022933</text:p>
          </table:table-cell>
          <table:table-cell office:value-type="float" office:value="0.024493">
            <text:p>0.024493</text:p>
          </table:table-cell>
          <table:table-cell office:value-type="float" office:value="0.023401">
            <text:p>0.023401</text:p>
          </table:table-cell>
          <table:table-cell/>
        </table:table-row>
        <table:table-row table:style-name="ro1">
          <table:table-cell office:value-type="float" office:value="7190">
            <text:p>7190</text:p>
          </table:table-cell>
          <table:table-cell office:value-type="float" office:value="0.022951">
            <text:p>0.022951</text:p>
          </table:table-cell>
          <table:table-cell office:value-type="float" office:value="0.024512">
            <text:p>0.024512</text:p>
          </table:table-cell>
          <table:table-cell office:value-type="float" office:value="0.023419">
            <text:p>0.023419</text:p>
          </table:table-cell>
          <table:table-cell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0.023125">
            <text:p>0.023125</text:p>
          </table:table-cell>
          <table:table-cell office:value-type="float" office:value="0.024688">
            <text:p>0.024688</text:p>
          </table:table-cell>
          <table:table-cell office:value-type="float" office:value="0.023438">
            <text:p>0.023438</text:p>
          </table:table-cell>
          <table:table-cell/>
        </table:table-row>
        <table:table-row table:style-name="ro1">
          <table:table-cell office:value-type="float" office:value="7210">
            <text:p>7210</text:p>
          </table:table-cell>
          <table:table-cell office:value-type="float" office:value="0.023299">
            <text:p>0.023299</text:p>
          </table:table-cell>
          <table:table-cell office:value-type="float" office:value="0.024707">
            <text:p>0.024707</text:p>
          </table:table-cell>
          <table:table-cell office:value-type="float" office:value="0.023456">
            <text:p>0.023456</text:p>
          </table:table-cell>
          <table:table-cell/>
        </table:table-row>
        <table:table-row table:style-name="ro1">
          <table:table-cell office:value-type="float" office:value="7220">
            <text:p>7220</text:p>
          </table:table-cell>
          <table:table-cell office:value-type="float" office:value="0.023239">
            <text:p>0.023239</text:p>
          </table:table-cell>
          <table:table-cell office:value-type="float" office:value="0.024648">
            <text:p>0.024648</text:p>
          </table:table-cell>
          <table:table-cell office:value-type="float" office:value="0.023552">
            <text:p>0.023552</text:p>
          </table:table-cell>
          <table:table-cell/>
        </table:table-row>
        <table:table-row table:style-name="ro1">
          <table:table-cell office:value-type="float" office:value="7230">
            <text:p>7230</text:p>
          </table:table-cell>
          <table:table-cell office:value-type="float" office:value="0.023258">
            <text:p>0.023258</text:p>
          </table:table-cell>
          <table:table-cell office:value-type="float" office:value="0.024667">
            <text:p>0.024667</text:p>
          </table:table-cell>
          <table:table-cell office:value-type="float" office:value="0.023727">
            <text:p>0.023727</text:p>
          </table:table-cell>
          <table:table-cell/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0.023276">
            <text:p>0.023276</text:p>
          </table:table-cell>
          <table:table-cell office:value-type="float" office:value="0.024765">
            <text:p>0.024765</text:p>
          </table:table-cell>
          <table:table-cell office:value-type="float" office:value="0.023903">
            <text:p>0.023903</text:p>
          </table:table-cell>
          <table:table-cell/>
        </table:table-row>
        <table:table-row table:style-name="ro1">
          <table:table-cell office:value-type="float" office:value="7250">
            <text:p>7250</text:p>
          </table:table-cell>
          <table:table-cell office:value-type="float" office:value="0.023451">
            <text:p>0.023451</text:p>
          </table:table-cell>
          <table:table-cell office:value-type="float" office:value="0.024784">
            <text:p>0.024784</text:p>
          </table:table-cell>
          <table:table-cell office:value-type="float" office:value="0.023922">
            <text:p>0.023922</text:p>
          </table:table-cell>
          <table:table-cell/>
        </table:table-row>
        <table:table-row table:style-name="ro1">
          <table:table-cell office:value-type="float" office:value="7260">
            <text:p>7260</text:p>
          </table:table-cell>
          <table:table-cell office:value-type="float" office:value="0.023548">
            <text:p>0.023548</text:p>
          </table:table-cell>
          <table:table-cell office:value-type="float" office:value="0.024725">
            <text:p>0.024725</text:p>
          </table:table-cell>
          <table:table-cell office:value-type="float" office:value="0.02394">
            <text:p>0.02394</text:p>
          </table:table-cell>
          <table:table-cell/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0.023566">
            <text:p>0.023566</text:p>
          </table:table-cell>
          <table:table-cell office:value-type="float" office:value="0.024823">
            <text:p>0.024823</text:p>
          </table:table-cell>
          <table:table-cell office:value-type="float" office:value="0.023959">
            <text:p>0.023959</text:p>
          </table:table-cell>
          <table:table-cell/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0.023742">
            <text:p>0.023742</text:p>
          </table:table-cell>
          <table:table-cell office:value-type="float" office:value="0.024921">
            <text:p>0.024921</text:p>
          </table:table-cell>
          <table:table-cell office:value-type="float" office:value="0.023821">
            <text:p>0.023821</text:p>
          </table:table-cell>
          <table:table-cell/>
        </table:table-row>
        <table:table-row table:style-name="ro1">
          <table:table-cell office:value-type="float" office:value="7290">
            <text:p>7290</text:p>
          </table:table-cell>
          <table:table-cell office:value-type="float" office:value="0.023918">
            <text:p>0.023918</text:p>
          </table:table-cell>
          <table:table-cell office:value-type="float" office:value="0.02502">
            <text:p>0.02502</text:p>
          </table:table-cell>
          <table:table-cell office:value-type="float" office:value="0.024154">
            <text:p>0.024154</text:p>
          </table:table-cell>
          <table:table-cell/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0.023937">
            <text:p>0.023937</text:p>
          </table:table-cell>
          <table:table-cell office:value-type="float" office:value="0.025118">
            <text:p>0.025118</text:p>
          </table:table-cell>
          <table:table-cell office:value-type="float" office:value="0.024094">
            <text:p>0.024094</text:p>
          </table:table-cell>
          <table:table-cell/>
        </table:table-row>
        <table:table-row table:style-name="ro1">
          <table:table-cell office:value-type="float" office:value="7310">
            <text:p>7310</text:p>
          </table:table-cell>
          <table:table-cell office:value-type="float" office:value="0.023956">
            <text:p>0.023956</text:p>
          </table:table-cell>
          <table:table-cell office:value-type="float" office:value="0.025138">
            <text:p>0.025138</text:p>
          </table:table-cell>
          <table:table-cell office:value-type="float" office:value="0.024113">
            <text:p>0.024113</text:p>
          </table:table-cell>
          <table:table-cell/>
        </table:table-row>
        <table:table-row table:style-name="ro1">
          <table:table-cell office:value-type="float" office:value="7320">
            <text:p>7320</text:p>
          </table:table-cell>
          <table:table-cell office:value-type="float" office:value="0.024132">
            <text:p>0.024132</text:p>
          </table:table-cell>
          <table:table-cell office:value-type="float" office:value="0.025315">
            <text:p>0.025315</text:p>
          </table:table-cell>
          <table:table-cell office:value-type="float" office:value="0.024132">
            <text:p>0.024132</text:p>
          </table:table-cell>
          <table:table-cell/>
        </table:table-row>
        <table:table-row table:style-name="ro1">
          <table:table-cell office:value-type="float" office:value="7330">
            <text:p>7330</text:p>
          </table:table-cell>
          <table:table-cell office:value-type="float" office:value="0.02423">
            <text:p>0.02423</text:p>
          </table:table-cell>
          <table:table-cell office:value-type="float" office:value="0.025414">
            <text:p>0.025414</text:p>
          </table:table-cell>
          <table:table-cell office:value-type="float" office:value="0.02423">
            <text:p>0.02423</text:p>
          </table:table-cell>
          <table:table-cell/>
        </table:table-row>
        <table:table-row table:style-name="ro1">
          <table:table-cell office:value-type="float" office:value="7340">
            <text:p>7340</text:p>
          </table:table-cell>
          <table:table-cell office:value-type="float" office:value="0.02425">
            <text:p>0.02425</text:p>
          </table:table-cell>
          <table:table-cell office:value-type="float" office:value="0.025434">
            <text:p>0.025434</text:p>
          </table:table-cell>
          <table:table-cell office:value-type="float" office:value="0.024408">
            <text:p>0.024408</text:p>
          </table:table-cell>
          <table:table-cell/>
        </table:table-row>
        <table:table-row table:style-name="ro1">
          <table:table-cell office:value-type="float" office:value="7350">
            <text:p>7350</text:p>
          </table:table-cell>
          <table:table-cell office:value-type="float" office:value="0.024506">
            <text:p>0.024506</text:p>
          </table:table-cell>
          <table:table-cell office:value-type="float" office:value="0.025534">
            <text:p>0.025534</text:p>
          </table:table-cell>
          <table:table-cell office:value-type="float" office:value="0.024427">
            <text:p>0.024427</text:p>
          </table:table-cell>
          <table:table-cell/>
        </table:table-row>
        <table:table-row table:style-name="ro1">
          <table:table-cell office:value-type="float" office:value="7360">
            <text:p>7360</text:p>
          </table:table-cell>
          <table:table-cell office:value-type="float" office:value="0.024446">
            <text:p>0.024446</text:p>
          </table:table-cell>
          <table:table-cell office:value-type="float" office:value="0.025633">
            <text:p>0.025633</text:p>
          </table:table-cell>
          <table:table-cell office:value-type="float" office:value="0.024763">
            <text:p>0.024763</text:p>
          </table:table-cell>
          <table:table-cell/>
        </table:table-row>
        <table:table-row table:style-name="ro1">
          <table:table-cell office:value-type="float" office:value="7370">
            <text:p>7370</text:p>
          </table:table-cell>
          <table:table-cell office:value-type="float" office:value="0.024466">
            <text:p>0.024466</text:p>
          </table:table-cell>
          <table:table-cell office:value-type="float" office:value="0.025732">
            <text:p>0.025732</text:p>
          </table:table-cell>
          <table:table-cell office:value-type="float" office:value="0.024861">
            <text:p>0.024861</text:p>
          </table:table-cell>
          <table:table-cell/>
        </table:table-row>
        <table:table-row table:style-name="ro1">
          <table:table-cell office:value-type="float" office:value="7380">
            <text:p>7380</text:p>
          </table:table-cell>
          <table:table-cell office:value-type="float" office:value="0.024485">
            <text:p>0.024485</text:p>
          </table:table-cell>
          <table:table-cell office:value-type="float" office:value="0.025753">
            <text:p>0.025753</text:p>
          </table:table-cell>
          <table:table-cell office:value-type="float" office:value="0.02504">
            <text:p>0.02504</text:p>
          </table:table-cell>
          <table:table-cell/>
        </table:table-row>
        <table:table-row table:style-name="ro1">
          <table:table-cell office:value-type="float" office:value="7390">
            <text:p>7390</text:p>
          </table:table-cell>
          <table:table-cell office:value-type="float" office:value="0.024584">
            <text:p>0.024584</text:p>
          </table:table-cell>
          <table:table-cell office:value-type="float" office:value="0.025773">
            <text:p>0.025773</text:p>
          </table:table-cell>
          <table:table-cell office:value-type="float" office:value="0.025059">
            <text:p>0.025059</text:p>
          </table:table-cell>
          <table:table-cell/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0.024603">
            <text:p>0.024603</text:p>
          </table:table-cell>
          <table:table-cell office:value-type="float" office:value="0.025794">
            <text:p>0.025794</text:p>
          </table:table-cell>
          <table:table-cell office:value-type="float" office:value="0.025159">
            <text:p>0.025159</text:p>
          </table:table-cell>
          <table:table-cell/>
        </table:table-row>
        <table:table-row table:style-name="ro1">
          <table:table-cell office:value-type="float" office:value="7410">
            <text:p>7410</text:p>
          </table:table-cell>
          <table:table-cell office:value-type="float" office:value="0.024623">
            <text:p>0.024623</text:p>
          </table:table-cell>
          <table:table-cell office:value-type="float" office:value="0.026052">
            <text:p>0.026052</text:p>
          </table:table-cell>
          <table:table-cell office:value-type="float" office:value="0.025179">
            <text:p>0.025179</text:p>
          </table:table-cell>
          <table:table-cell/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0.02504">
            <text:p>0.02504</text:p>
          </table:table-cell>
          <table:table-cell office:value-type="float" office:value="0.025994">
            <text:p>0.025994</text:p>
          </table:table-cell>
          <table:table-cell office:value-type="float" office:value="0.025278">
            <text:p>0.025278</text:p>
          </table:table-cell>
          <table:table-cell/>
        </table:table-row>
        <table:table-row table:style-name="ro1">
          <table:table-cell office:value-type="float" office:value="7430">
            <text:p>7430</text:p>
          </table:table-cell>
          <table:table-cell office:value-type="float" office:value="0.025378">
            <text:p>0.025378</text:p>
          </table:table-cell>
          <table:table-cell office:value-type="float" office:value="0.025935">
            <text:p>0.025935</text:p>
          </table:table-cell>
          <table:table-cell office:value-type="float" office:value="0.025457">
            <text:p>0.025457</text:p>
          </table:table-cell>
          <table:table-cell/>
        </table:table-row>
        <table:table-row table:style-name="ro1">
          <table:table-cell office:value-type="float" office:value="7440">
            <text:p>7440</text:p>
          </table:table-cell>
          <table:table-cell office:value-type="float" office:value="0.025398">
            <text:p>0.025398</text:p>
          </table:table-cell>
          <table:table-cell office:value-type="float" office:value="0.026035">
            <text:p>0.026035</text:p>
          </table:table-cell>
          <table:table-cell office:value-type="float" office:value="0.025717">
            <text:p>0.025717</text:p>
          </table:table-cell>
          <table:table-cell/>
        </table:table-row>
        <table:table-row table:style-name="ro1">
          <table:table-cell office:value-type="float" office:value="7450">
            <text:p>7450</text:p>
          </table:table-cell>
          <table:table-cell office:value-type="float" office:value="0.025578">
            <text:p>0.025578</text:p>
          </table:table-cell>
          <table:table-cell office:value-type="float" office:value="0.025976">
            <text:p>0.025976</text:p>
          </table:table-cell>
          <table:table-cell office:value-type="float" office:value="0.025737">
            <text:p>0.025737</text:p>
          </table:table-cell>
          <table:table-cell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0.025598">
            <text:p>0.025598</text:p>
          </table:table-cell>
          <table:table-cell office:value-type="float" office:value="0.026077">
            <text:p>0.026077</text:p>
          </table:table-cell>
          <table:table-cell office:value-type="float" office:value="0.025917">
            <text:p>0.025917</text:p>
          </table:table-cell>
          <table:table-cell/>
        </table:table-row>
        <table:table-row table:style-name="ro1">
          <table:table-cell office:value-type="float" office:value="7470">
            <text:p>7470</text:p>
          </table:table-cell>
          <table:table-cell office:value-type="float" office:value="0.025778">
            <text:p>0.025778</text:p>
          </table:table-cell>
          <table:table-cell office:value-type="float" office:value="0.026097">
            <text:p>0.026097</text:p>
          </table:table-cell>
          <table:table-cell office:value-type="float" office:value="0.026177">
            <text:p>0.026177</text:p>
          </table:table-cell>
          <table:table-cell/>
        </table:table-row>
        <table:table-row table:style-name="ro1">
          <table:table-cell office:value-type="float" office:value="7480">
            <text:p>7480</text:p>
          </table:table-cell>
          <table:table-cell office:value-type="float" office:value="0.025958">
            <text:p>0.025958</text:p>
          </table:table-cell>
          <table:table-cell office:value-type="float" office:value="0.026038">
            <text:p>0.026038</text:p>
          </table:table-cell>
          <table:table-cell office:value-type="float" office:value="0.026198">
            <text:p>0.026198</text:p>
          </table:table-cell>
          <table:table-cell/>
        </table:table-row>
        <table:table-row table:style-name="ro1">
          <table:table-cell office:value-type="float" office:value="7490">
            <text:p>7490</text:p>
          </table:table-cell>
          <table:table-cell office:value-type="float" office:value="0.026059">
            <text:p>0.026059</text:p>
          </table:table-cell>
          <table:table-cell office:value-type="float" office:value="0.025979">
            <text:p>0.025979</text:p>
          </table:table-cell>
          <table:table-cell office:value-type="float" office:value="0.026219">
            <text:p>0.026219</text:p>
          </table:table-cell>
          <table:table-cell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02608">
            <text:p>0.02608</text:p>
          </table:table-cell>
          <table:table-cell office:value-type="float" office:value="0.026">
            <text:p>0.026</text:p>
          </table:table-cell>
          <table:table-cell office:value-type="float" office:value="0.02632">
            <text:p>0.02632</text:p>
          </table:table-cell>
          <table:table-cell/>
        </table:table-row>
        <table:table-row table:style-name="ro1">
          <table:table-cell office:value-type="float" office:value="7510">
            <text:p>7510</text:p>
          </table:table-cell>
          <table:table-cell office:value-type="float" office:value="0.026101">
            <text:p>0.026101</text:p>
          </table:table-cell>
          <table:table-cell office:value-type="float" office:value="0.026261">
            <text:p>0.026261</text:p>
          </table:table-cell>
          <table:table-cell office:value-type="float" office:value="0.026501">
            <text:p>0.026501</text:p>
          </table:table-cell>
          <table:table-cell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0.026122">
            <text:p>0.026122</text:p>
          </table:table-cell>
          <table:table-cell table:number-columns-repeated="2" office:value-type="float" office:value="0.026442">
            <text:p>0.026442</text:p>
          </table:table-cell>
          <table:table-cell/>
        </table:table-row>
        <table:table-row table:style-name="ro1">
          <table:table-cell office:value-type="float" office:value="7530">
            <text:p>7530</text:p>
          </table:table-cell>
          <table:table-cell office:value-type="float" office:value="0.026143">
            <text:p>0.026143</text:p>
          </table:table-cell>
          <table:table-cell office:value-type="float" office:value="0.026624">
            <text:p>0.026624</text:p>
          </table:table-cell>
          <table:table-cell office:value-type="float" office:value="0.026544">
            <text:p>0.026544</text:p>
          </table:table-cell>
          <table:table-cell/>
        </table:table-row>
        <table:table-row table:style-name="ro1">
          <table:table-cell office:value-type="float" office:value="7540">
            <text:p>7540</text:p>
          </table:table-cell>
          <table:table-cell office:value-type="float" office:value="0.026324">
            <text:p>0.026324</text:p>
          </table:table-cell>
          <table:table-cell office:value-type="float" office:value="0.026726">
            <text:p>0.026726</text:p>
          </table:table-cell>
          <table:table-cell office:value-type="float" office:value="0.026645">
            <text:p>0.026645</text:p>
          </table:table-cell>
          <table:table-cell/>
        </table:table-row>
        <table:table-row table:style-name="ro1">
          <table:table-cell office:value-type="float" office:value="7550">
            <text:p>7550</text:p>
          </table:table-cell>
          <table:table-cell office:value-type="float" office:value="0.026426">
            <text:p>0.026426</text:p>
          </table:table-cell>
          <table:table-cell office:value-type="float" office:value="0.026827">
            <text:p>0.026827</text:p>
          </table:table-cell>
          <table:table-cell office:value-type="float" office:value="0.026667">
            <text:p>0.026667</text:p>
          </table:table-cell>
          <table:table-cell/>
        </table:table-row>
        <table:table-row table:style-name="ro1">
          <table:table-cell office:value-type="float" office:value="7560">
            <text:p>7560</text:p>
          </table:table-cell>
          <table:table-cell office:value-type="float" office:value="0.026447">
            <text:p>0.026447</text:p>
          </table:table-cell>
          <table:table-cell office:value-type="float" office:value="0.026929">
            <text:p>0.026929</text:p>
          </table:table-cell>
          <table:table-cell office:value-type="float" office:value="0.026849">
            <text:p>0.026849</text:p>
          </table:table-cell>
          <table:table-cell/>
        </table:table-row>
        <table:table-row table:style-name="ro1">
          <table:table-cell office:value-type="float" office:value="7570">
            <text:p>7570</text:p>
          </table:table-cell>
          <table:table-cell office:value-type="float" office:value="0.026307">
            <text:p>0.026307</text:p>
          </table:table-cell>
          <table:table-cell office:value-type="float" office:value="0.027031">
            <text:p>0.027031</text:p>
          </table:table-cell>
          <table:table-cell office:value-type="float" office:value="0.02687">
            <text:p>0.02687</text:p>
          </table:table-cell>
          <table:table-cell/>
        </table:table-row>
        <table:table-row table:style-name="ro1">
          <table:table-cell office:value-type="float" office:value="7580">
            <text:p>7580</text:p>
          </table:table-cell>
          <table:table-cell office:value-type="float" office:value="0.02649">
            <text:p>0.02649</text:p>
          </table:table-cell>
          <table:table-cell table:number-columns-repeated="2" office:value-type="float" office:value="0.027053">
            <text:p>0.027053</text:p>
          </table:table-cell>
          <table:table-cell/>
        </table:table-row>
        <table:table-row table:style-name="ro1">
          <table:table-cell office:value-type="float" office:value="7590">
            <text:p>7590</text:p>
          </table:table-cell>
          <table:table-cell office:value-type="float" office:value="0.026591">
            <text:p>0.026591</text:p>
          </table:table-cell>
          <table:table-cell office:value-type="float" office:value="0.027156">
            <text:p>0.027156</text:p>
          </table:table-cell>
          <table:table-cell office:value-type="float" office:value="0.027317">
            <text:p>0.027317</text:p>
          </table:table-cell>
          <table:table-cell/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0.026774">
            <text:p>0.026774</text:p>
          </table:table-cell>
          <table:table-cell office:value-type="float" office:value="0.027258">
            <text:p>0.027258</text:p>
          </table:table-cell>
          <table:table-cell office:value-type="float" office:value="0.027339">
            <text:p>0.027339</text:p>
          </table:table-cell>
          <table:table-cell/>
        </table:table-row>
        <table:table-row table:style-name="ro1">
          <table:table-cell office:value-type="float" office:value="7610">
            <text:p>7610</text:p>
          </table:table-cell>
          <table:table-cell office:value-type="float" office:value="0.027038">
            <text:p>0.027038</text:p>
          </table:table-cell>
          <table:table-cell office:value-type="float" office:value="0.027119">
            <text:p>0.027119</text:p>
          </table:table-cell>
          <table:table-cell office:value-type="float" office:value="0.027441">
            <text:p>0.027441</text:p>
          </table:table-cell>
          <table:table-cell/>
        </table:table-row>
        <table:table-row table:style-name="ro1">
          <table:table-cell office:value-type="float" office:value="7620">
            <text:p>7620</text:p>
          </table:table-cell>
          <table:table-cell table:number-columns-repeated="2" office:value-type="float" office:value="0.027141">
            <text:p>0.027141</text:p>
          </table:table-cell>
          <table:table-cell office:value-type="float" office:value="0.027464">
            <text:p>0.027464</text:p>
          </table:table-cell>
          <table:table-cell/>
        </table:table-row>
        <table:table-row table:style-name="ro1">
          <table:table-cell office:value-type="float" office:value="7630">
            <text:p>7630</text:p>
          </table:table-cell>
          <table:table-cell office:value-type="float" office:value="0.027243">
            <text:p>0.027243</text:p>
          </table:table-cell>
          <table:table-cell office:value-type="float" office:value="0.027082">
            <text:p>0.027082</text:p>
          </table:table-cell>
          <table:table-cell office:value-type="float" office:value="0.027728">
            <text:p>0.027728</text:p>
          </table:table-cell>
          <table:table-cell/>
        </table:table-row>
        <table:table-row table:style-name="ro1">
          <table:table-cell office:value-type="float" office:value="7640">
            <text:p>7640</text:p>
          </table:table-cell>
          <table:table-cell office:value-type="float" office:value="0.027346">
            <text:p>0.027346</text:p>
          </table:table-cell>
          <table:table-cell office:value-type="float" office:value="0.027104">
            <text:p>0.027104</text:p>
          </table:table-cell>
          <table:table-cell office:value-type="float" office:value="0.027832">
            <text:p>0.027832</text:p>
          </table:table-cell>
          <table:table-cell/>
        </table:table-row>
        <table:table-row table:style-name="ro1">
          <table:table-cell office:value-type="float" office:value="7650">
            <text:p>7650</text:p>
          </table:table-cell>
          <table:table-cell office:value-type="float" office:value="0.027368">
            <text:p>0.027368</text:p>
          </table:table-cell>
          <table:table-cell office:value-type="float" office:value="0.027206">
            <text:p>0.027206</text:p>
          </table:table-cell>
          <table:table-cell office:value-type="float" office:value="0.027935">
            <text:p>0.027935</text:p>
          </table:table-cell>
          <table:table-cell/>
        </table:table-row>
        <table:table-row table:style-name="ro1">
          <table:table-cell office:value-type="float" office:value="7660">
            <text:p>7660</text:p>
          </table:table-cell>
          <table:table-cell office:value-type="float" office:value="0.027391">
            <text:p>0.027391</text:p>
          </table:table-cell>
          <table:table-cell office:value-type="float" office:value="0.02731">
            <text:p>0.02731</text:p>
          </table:table-cell>
          <table:table-cell office:value-type="float" office:value="0.027958">
            <text:p>0.027958</text:p>
          </table:table-cell>
          <table:table-cell/>
        </table:table-row>
        <table:table-row table:style-name="ro1">
          <table:table-cell office:value-type="float" office:value="7670">
            <text:p>7670</text:p>
          </table:table-cell>
          <table:table-cell office:value-type="float" office:value="0.027413">
            <text:p>0.027413</text:p>
          </table:table-cell>
          <table:table-cell office:value-type="float" office:value="0.027332">
            <text:p>0.027332</text:p>
          </table:table-cell>
          <table:table-cell office:value-type="float" office:value="0.027981">
            <text:p>0.027981</text:p>
          </table:table-cell>
          <table:table-cell/>
        </table:table-row>
        <table:table-row table:style-name="ro1">
          <table:table-cell office:value-type="float" office:value="7680">
            <text:p>7680</text:p>
          </table:table-cell>
          <table:table-cell office:value-type="float" office:value="0.027435">
            <text:p>0.027435</text:p>
          </table:table-cell>
          <table:table-cell office:value-type="float" office:value="0.027273">
            <text:p>0.027273</text:p>
          </table:table-cell>
          <table:table-cell office:value-type="float" office:value="0.028084">
            <text:p>0.028084</text:p>
          </table:table-cell>
          <table:table-cell/>
        </table:table-row>
        <table:table-row table:style-name="ro1">
          <table:table-cell office:value-type="float" office:value="7690">
            <text:p>7690</text:p>
          </table:table-cell>
          <table:table-cell table:number-columns-repeated="2" office:value-type="float" office:value="0.027457">
            <text:p>0.027457</text:p>
          </table:table-cell>
          <table:table-cell office:value-type="float" office:value="0.02827">
            <text:p>0.02827</text:p>
          </table:table-cell>
          <table:table-cell/>
        </table:table-row>
        <table:table-row table:style-name="ro1">
          <table:table-cell office:value-type="float" office:value="7700">
            <text:p>7700</text:p>
          </table:table-cell>
          <table:table-cell table:number-columns-repeated="2" office:value-type="float" office:value="0.027561">
            <text:p>0.027561</text:p>
          </table:table-cell>
          <table:table-cell office:value-type="float" office:value="0.028293">
            <text:p>0.028293</text:p>
          </table:table-cell>
          <table:table-cell/>
        </table:table-row>
        <table:table-row table:style-name="ro1">
          <table:table-cell office:value-type="float" office:value="7710">
            <text:p>7710</text:p>
          </table:table-cell>
          <table:table-cell table:number-columns-repeated="2" office:value-type="float" office:value="0.027583">
            <text:p>0.027583</text:p>
          </table:table-cell>
          <table:table-cell office:value-type="float" office:value="0.028478">
            <text:p>0.028478</text:p>
          </table:table-cell>
          <table:table-cell/>
        </table:table-row>
        <table:table-row table:style-name="ro1">
          <table:table-cell office:value-type="float" office:value="7720">
            <text:p>7720</text:p>
          </table:table-cell>
          <table:table-cell office:value-type="float" office:value="0.027687">
            <text:p>0.027687</text:p>
          </table:table-cell>
          <table:table-cell office:value-type="float" office:value="0.027443">
            <text:p>0.027443</text:p>
          </table:table-cell>
          <table:table-cell office:value-type="float" office:value="0.028502">
            <text:p>0.028502</text:p>
          </table:table-cell>
          <table:table-cell/>
        </table:table-row>
        <table:table-row table:style-name="ro1">
          <table:table-cell office:value-type="float" office:value="7730">
            <text:p>7730</text:p>
          </table:table-cell>
          <table:table-cell office:value-type="float" office:value="0.02771">
            <text:p>0.02771</text:p>
          </table:table-cell>
          <table:table-cell office:value-type="float" office:value="0.027628">
            <text:p>0.027628</text:p>
          </table:table-cell>
          <table:table-cell office:value-type="float" office:value="0.028525">
            <text:p>0.028525</text:p>
          </table:table-cell>
          <table:table-cell/>
        </table:table-row>
        <table:table-row table:style-name="ro1">
          <table:table-cell office:value-type="float" office:value="7740">
            <text:p>7740</text:p>
          </table:table-cell>
          <table:table-cell office:value-type="float" office:value="0.027814">
            <text:p>0.027814</text:p>
          </table:table-cell>
          <table:table-cell office:value-type="float" office:value="0.027732">
            <text:p>0.027732</text:p>
          </table:table-cell>
          <table:table-cell office:value-type="float" office:value="0.028793">
            <text:p>0.028793</text:p>
          </table:table-cell>
          <table:table-cell/>
        </table:table-row>
        <table:table-row table:style-name="ro1">
          <table:table-cell office:value-type="float" office:value="7750">
            <text:p>7750</text:p>
          </table:table-cell>
          <table:table-cell office:value-type="float" office:value="0.028">
            <text:p>0.028</text:p>
          </table:table-cell>
          <table:table-cell office:value-type="float" office:value="0.027755">
            <text:p>0.027755</text:p>
          </table:table-cell>
          <table:table-cell office:value-type="float" office:value="0.028898">
            <text:p>0.028898</text:p>
          </table:table-cell>
          <table:table-cell/>
        </table:table-row>
        <table:table-row table:style-name="ro1">
          <table:table-cell office:value-type="float" office:value="7760">
            <text:p>7760</text:p>
          </table:table-cell>
          <table:table-cell office:value-type="float" office:value="0.028023">
            <text:p>0.028023</text:p>
          </table:table-cell>
          <table:table-cell office:value-type="float" office:value="0.027859">
            <text:p>0.027859</text:p>
          </table:table-cell>
          <table:table-cell office:value-type="float" office:value="0.029003">
            <text:p>0.029003</text:p>
          </table:table-cell>
          <table:table-cell/>
        </table:table-row>
        <table:table-row table:style-name="ro1">
          <table:table-cell office:value-type="float" office:value="7770">
            <text:p>7770</text:p>
          </table:table-cell>
          <table:table-cell office:value-type="float" office:value="0.028128">
            <text:p>0.028128</text:p>
          </table:table-cell>
          <table:table-cell office:value-type="float" office:value="0.027964">
            <text:p>0.027964</text:p>
          </table:table-cell>
          <table:table-cell office:value-type="float" office:value="0.028945">
            <text:p>0.028945</text:p>
          </table:table-cell>
          <table:table-cell/>
        </table:table-row>
        <table:table-row table:style-name="ro1">
          <table:table-cell office:value-type="float" office:value="7780">
            <text:p>7780</text:p>
          </table:table-cell>
          <table:table-cell office:value-type="float" office:value="0.028314">
            <text:p>0.028314</text:p>
          </table:table-cell>
          <table:table-cell office:value-type="float" office:value="0.027905">
            <text:p>0.027905</text:p>
          </table:table-cell>
          <table:table-cell office:value-type="float" office:value="0.029133">
            <text:p>0.029133</text:p>
          </table:table-cell>
          <table:table-cell/>
        </table:table-row>
        <table:table-row table:style-name="ro1">
          <table:table-cell office:value-type="float" office:value="7790">
            <text:p>7790</text:p>
          </table:table-cell>
          <table:table-cell office:value-type="float" office:value="0.028501">
            <text:p>0.028501</text:p>
          </table:table-cell>
          <table:table-cell office:value-type="float" office:value="0.028092">
            <text:p>0.028092</text:p>
          </table:table-cell>
          <table:table-cell office:value-type="float" office:value="0.02932">
            <text:p>0.02932</text:p>
          </table:table-cell>
          <table:table-cell/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0.02877">
            <text:p>0.02877</text:p>
          </table:table-cell>
          <table:table-cell office:value-type="float" office:value="0.028197">
            <text:p>0.028197</text:p>
          </table:table-cell>
          <table:table-cell office:value-type="float" office:value="0.029426">
            <text:p>0.029426</text:p>
          </table:table-cell>
          <table:table-cell/>
        </table:table-row>
        <table:table-row table:style-name="ro1">
          <table:table-cell office:value-type="float" office:value="7810">
            <text:p>7810</text:p>
          </table:table-cell>
          <table:table-cell office:value-type="float" office:value="0.028794">
            <text:p>0.028794</text:p>
          </table:table-cell>
          <table:table-cell office:value-type="float" office:value="0.028302">
            <text:p>0.028302</text:p>
          </table:table-cell>
          <table:table-cell office:value-type="float" office:value="0.02945">
            <text:p>0.02945</text:p>
          </table:table-cell>
          <table:table-cell/>
        </table:table-row>
        <table:table-row table:style-name="ro1">
          <table:table-cell office:value-type="float" office:value="7820">
            <text:p>7820</text:p>
          </table:table-cell>
          <table:table-cell office:value-type="float" office:value="0.028818">
            <text:p>0.028818</text:p>
          </table:table-cell>
          <table:table-cell office:value-type="float" office:value="0.028407">
            <text:p>0.028407</text:p>
          </table:table-cell>
          <table:table-cell office:value-type="float" office:value="0.029557">
            <text:p>0.029557</text:p>
          </table:table-cell>
          <table:table-cell/>
        </table:table-row>
        <table:table-row table:style-name="ro1">
          <table:table-cell office:value-type="float" office:value="7830">
            <text:p>7830</text:p>
          </table:table-cell>
          <table:table-cell office:value-type="float" office:value="0.029006">
            <text:p>0.029006</text:p>
          </table:table-cell>
          <table:table-cell office:value-type="float" office:value="0.028595">
            <text:p>0.028595</text:p>
          </table:table-cell>
          <table:table-cell office:value-type="float" office:value="0.029827">
            <text:p>0.029827</text:p>
          </table:table-cell>
          <table:table-cell/>
        </table:table-row>
        <table:table-row table:style-name="ro1">
          <table:table-cell office:value-type="float" office:value="7840">
            <text:p>7840</text:p>
          </table:table-cell>
          <table:table-cell office:value-type="float" office:value="0.029112">
            <text:p>0.029112</text:p>
          </table:table-cell>
          <table:table-cell office:value-type="float" office:value="0.028701">
            <text:p>0.028701</text:p>
          </table:table-cell>
          <table:table-cell office:value-type="float" office:value="0.030099">
            <text:p>0.030099</text:p>
          </table:table-cell>
          <table:table-cell/>
        </table:table-row>
        <table:table-row table:style-name="ro1">
          <table:table-cell office:value-type="float" office:value="7850">
            <text:p>7850</text:p>
          </table:table-cell>
          <table:table-cell office:value-type="float" office:value="0.029053">
            <text:p>0.029053</text:p>
          </table:table-cell>
          <table:table-cell office:value-type="float" office:value="0.028807">
            <text:p>0.028807</text:p>
          </table:table-cell>
          <table:table-cell office:value-type="float" office:value="0.030206">
            <text:p>0.030206</text:p>
          </table:table-cell>
          <table:table-cell/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0.029242">
            <text:p>0.029242</text:p>
          </table:table-cell>
          <table:table-cell office:value-type="float" office:value="0.028913">
            <text:p>0.028913</text:p>
          </table:table-cell>
          <table:table-cell office:value-type="float" office:value="0.030395">
            <text:p>0.030395</text:p>
          </table:table-cell>
          <table:table-cell/>
        </table:table-row>
        <table:table-row table:style-name="ro1">
          <table:table-cell office:value-type="float" office:value="7870">
            <text:p>7870</text:p>
          </table:table-cell>
          <table:table-cell office:value-type="float" office:value="0.029431">
            <text:p>0.029431</text:p>
          </table:table-cell>
          <table:table-cell office:value-type="float" office:value="0.029184">
            <text:p>0.029184</text:p>
          </table:table-cell>
          <table:table-cell office:value-type="float" office:value="0.03042">
            <text:p>0.03042</text:p>
          </table:table-cell>
          <table:table-cell/>
        </table:table-row>
        <table:table-row table:style-name="ro1">
          <table:table-cell office:value-type="float" office:value="7880">
            <text:p>7880</text:p>
          </table:table-cell>
          <table:table-cell office:value-type="float" office:value="0.029373">
            <text:p>0.029373</text:p>
          </table:table-cell>
          <table:table-cell office:value-type="float" office:value="0.029208">
            <text:p>0.029208</text:p>
          </table:table-cell>
          <table:table-cell office:value-type="float" office:value="0.030363">
            <text:p>0.030363</text:p>
          </table:table-cell>
          <table:table-cell/>
        </table:table-row>
        <table:table-row table:style-name="ro1">
          <table:table-cell office:value-type="float" office:value="7890">
            <text:p>7890</text:p>
          </table:table-cell>
          <table:table-cell office:value-type="float" office:value="0.029397">
            <text:p>0.029397</text:p>
          </table:table-cell>
          <table:table-cell office:value-type="float" office:value="0.029149">
            <text:p>0.029149</text:p>
          </table:table-cell>
          <table:table-cell office:value-type="float" office:value="0.030636">
            <text:p>0.030636</text:p>
          </table:table-cell>
          <table:table-cell/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0.029587">
            <text:p>0.029587</text:p>
          </table:table-cell>
          <table:table-cell office:value-type="float" office:value="0.029174">
            <text:p>0.029174</text:p>
          </table:table-cell>
          <table:table-cell office:value-type="float" office:value="0.030826">
            <text:p>0.030826</text:p>
          </table:table-cell>
          <table:table-cell/>
        </table:table-row>
        <table:table-row table:style-name="ro1">
          <table:table-cell office:value-type="float" office:value="7910">
            <text:p>7910</text:p>
          </table:table-cell>
          <table:table-cell office:value-type="float" office:value="0.029694">
            <text:p>0.029694</text:p>
          </table:table-cell>
          <table:table-cell office:value-type="float" office:value="0.029198">
            <text:p>0.029198</text:p>
          </table:table-cell>
          <table:table-cell office:value-type="float" office:value="0.030769">
            <text:p>0.030769</text:p>
          </table:table-cell>
          <table:table-cell/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0.029967">
            <text:p>0.029967</text:p>
          </table:table-cell>
          <table:table-cell office:value-type="float" office:value="0.029139">
            <text:p>0.029139</text:p>
          </table:table-cell>
          <table:table-cell office:value-type="float" office:value="0.03096">
            <text:p>0.03096</text:p>
          </table:table-cell>
          <table:table-cell/>
        </table:table-row>
        <table:table-row table:style-name="ro1">
          <table:table-cell office:value-type="float" office:value="7930">
            <text:p>7930</text:p>
          </table:table-cell>
          <table:table-cell office:value-type="float" office:value="0.030157">
            <text:p>0.030157</text:p>
          </table:table-cell>
          <table:table-cell office:value-type="float" office:value="0.029163">
            <text:p>0.029163</text:p>
          </table:table-cell>
          <table:table-cell office:value-type="float" office:value="0.030986">
            <text:p>0.030986</text:p>
          </table:table-cell>
          <table:table-cell/>
        </table:table-row>
        <table:table-row table:style-name="ro1">
          <table:table-cell office:value-type="float" office:value="7940">
            <text:p>7940</text:p>
          </table:table-cell>
          <table:table-cell office:value-type="float" office:value="0.030348">
            <text:p>0.030348</text:p>
          </table:table-cell>
          <table:table-cell office:value-type="float" office:value="0.02927">
            <text:p>0.02927</text:p>
          </table:table-cell>
          <table:table-cell office:value-type="float" office:value="0.030929">
            <text:p>0.030929</text:p>
          </table:table-cell>
          <table:table-cell/>
        </table:table-row>
        <table:table-row table:style-name="ro1">
          <table:table-cell office:value-type="float" office:value="7950">
            <text:p>7950</text:p>
          </table:table-cell>
          <table:table-cell office:value-type="float" office:value="0.030456">
            <text:p>0.030456</text:p>
          </table:table-cell>
          <table:table-cell office:value-type="float" office:value="0.029212">
            <text:p>0.029212</text:p>
          </table:table-cell>
          <table:table-cell office:value-type="float" office:value="0.031037">
            <text:p>0.031037</text:p>
          </table:table-cell>
          <table:table-cell/>
        </table:table-row>
        <table:table-row table:style-name="ro1">
          <table:table-cell office:value-type="float" office:value="7960">
            <text:p>7960</text:p>
          </table:table-cell>
          <table:table-cell office:value-type="float" office:value="0.030731">
            <text:p>0.030731</text:p>
          </table:table-cell>
          <table:table-cell office:value-type="float" office:value="0.029319">
            <text:p>0.029319</text:p>
          </table:table-cell>
          <table:table-cell office:value-type="float" office:value="0.031229">
            <text:p>0.031229</text:p>
          </table:table-cell>
          <table:table-cell/>
        </table:table-row>
        <table:table-row table:style-name="ro1">
          <table:table-cell office:value-type="float" office:value="7970">
            <text:p>7970</text:p>
          </table:table-cell>
          <table:table-cell office:value-type="float" office:value="0.03084">
            <text:p>0.03084</text:p>
          </table:table-cell>
          <table:table-cell office:value-type="float" office:value="0.029426">
            <text:p>0.029426</text:p>
          </table:table-cell>
          <table:table-cell office:value-type="float" office:value="0.031338">
            <text:p>0.031338</text:p>
          </table:table-cell>
          <table:table-cell/>
        </table:table-row>
        <table:table-row table:style-name="ro1">
          <table:table-cell office:value-type="float" office:value="7980">
            <text:p>7980</text:p>
          </table:table-cell>
          <table:table-cell office:value-type="float" office:value="0.031115">
            <text:p>0.031115</text:p>
          </table:table-cell>
          <table:table-cell office:value-type="float" office:value="0.029534">
            <text:p>0.029534</text:p>
          </table:table-cell>
          <table:table-cell office:value-type="float" office:value="0.031448">
            <text:p>0.031448</text:p>
          </table:table-cell>
          <table:table-cell/>
        </table:table-row>
        <table:table-row table:style-name="ro1">
          <table:table-cell office:value-type="float" office:value="7990">
            <text:p>7990</text:p>
          </table:table-cell>
          <table:table-cell office:value-type="float" office:value="0.031141">
            <text:p>0.031141</text:p>
          </table:table-cell>
          <table:table-cell office:value-type="float" office:value="0.029725">
            <text:p>0.029725</text:p>
          </table:table-cell>
          <table:table-cell office:value-type="float" office:value="0.031474">
            <text:p>0.031474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031167">
            <text:p>0.031167</text:p>
          </table:table-cell>
          <table:table-cell office:value-type="float" office:value="0.029833">
            <text:p>0.029833</text:p>
          </table:table-cell>
          <table:table-cell office:value-type="float" office:value="0.0315">
            <text:p>0.0315</text:p>
          </table:table-cell>
          <table:table-cell/>
        </table:table-row>
        <table:table-row table:style-name="ro1">
          <table:table-cell office:value-type="float" office:value="8010">
            <text:p>8010</text:p>
          </table:table-cell>
          <table:table-cell office:value-type="float" office:value="0.031359">
            <text:p>0.031359</text:p>
          </table:table-cell>
          <table:table-cell office:value-type="float" office:value="0.029942">
            <text:p>0.029942</text:p>
          </table:table-cell>
          <table:table-cell office:value-type="float" office:value="0.031776">
            <text:p>0.031776</text:p>
          </table:table-cell>
          <table:table-cell/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0.031469">
            <text:p>0.031469</text:p>
          </table:table-cell>
          <table:table-cell office:value-type="float" office:value="0.029967">
            <text:p>0.029967</text:p>
          </table:table-cell>
          <table:table-cell office:value-type="float" office:value="0.031803">
            <text:p>0.031803</text:p>
          </table:table-cell>
          <table:table-cell/>
        </table:table-row>
        <table:table-row table:style-name="ro1">
          <table:table-cell office:value-type="float" office:value="8030">
            <text:p>8030</text:p>
          </table:table-cell>
          <table:table-cell office:value-type="float" office:value="0.031579">
            <text:p>0.031579</text:p>
          </table:table-cell>
          <table:table-cell office:value-type="float" office:value="0.029992">
            <text:p>0.029992</text:p>
          </table:table-cell>
          <table:table-cell office:value-type="float" office:value="0.031997">
            <text:p>0.031997</text:p>
          </table:table-cell>
          <table:table-cell/>
        </table:table-row>
        <table:table-row table:style-name="ro1">
          <table:table-cell office:value-type="float" office:value="8040">
            <text:p>8040</text:p>
          </table:table-cell>
          <table:table-cell office:value-type="float" office:value="0.031689">
            <text:p>0.031689</text:p>
          </table:table-cell>
          <table:table-cell office:value-type="float" office:value="0.029933">
            <text:p>0.029933</text:p>
          </table:table-cell>
          <table:table-cell office:value-type="float" office:value="0.032191">
            <text:p>0.032191</text:p>
          </table:table-cell>
          <table:table-cell/>
        </table:table-row>
        <table:table-row table:style-name="ro1">
          <table:table-cell office:value-type="float" office:value="8050">
            <text:p>8050</text:p>
          </table:table-cell>
          <table:table-cell office:value-type="float" office:value="0.032134">
            <text:p>0.032134</text:p>
          </table:table-cell>
          <table:table-cell office:value-type="float" office:value="0.029791">
            <text:p>0.029791</text:p>
          </table:table-cell>
          <table:table-cell office:value-type="float" office:value="0.032385">
            <text:p>0.032385</text:p>
          </table:table-cell>
          <table:table-cell/>
        </table:table-row>
        <table:table-row table:style-name="ro1">
          <table:table-cell office:value-type="float" office:value="8060">
            <text:p>8060</text:p>
          </table:table-cell>
          <table:table-cell office:value-type="float" office:value="0.032161">
            <text:p>0.032161</text:p>
          </table:table-cell>
          <table:table-cell office:value-type="float" office:value="0.029899">
            <text:p>0.029899</text:p>
          </table:table-cell>
          <table:table-cell office:value-type="float" office:value="0.032496">
            <text:p>0.032496</text:p>
          </table:table-cell>
          <table:table-cell/>
        </table:table-row>
        <table:table-row table:style-name="ro1">
          <table:table-cell office:value-type="float" office:value="8070">
            <text:p>8070</text:p>
          </table:table-cell>
          <table:table-cell office:value-type="float" office:value="0.032104">
            <text:p>0.032104</text:p>
          </table:table-cell>
          <table:table-cell office:value-type="float" office:value="0.030092">
            <text:p>0.030092</text:p>
          </table:table-cell>
          <table:table-cell office:value-type="float" office:value="0.032607">
            <text:p>0.032607</text:p>
          </table:table-cell>
          <table:table-cell/>
        </table:table-row>
        <table:table-row table:style-name="ro1">
          <table:table-cell office:value-type="float" office:value="8080">
            <text:p>8080</text:p>
          </table:table-cell>
          <table:table-cell office:value-type="float" office:value="0.032383">
            <text:p>0.032383</text:p>
          </table:table-cell>
          <table:table-cell office:value-type="float" office:value="0.030201">
            <text:p>0.030201</text:p>
          </table:table-cell>
          <table:table-cell office:value-type="float" office:value="0.032634">
            <text:p>0.032634</text:p>
          </table:table-cell>
          <table:table-cell/>
        </table:table-row>
        <table:table-row table:style-name="ro1">
          <table:table-cell office:value-type="float" office:value="8090">
            <text:p>8090</text:p>
          </table:table-cell>
          <table:table-cell office:value-type="float" office:value="0.032494">
            <text:p>0.032494</text:p>
          </table:table-cell>
          <table:table-cell office:value-type="float" office:value="0.030227">
            <text:p>0.030227</text:p>
          </table:table-cell>
          <table:table-cell office:value-type="float" office:value="0.032662">
            <text:p>0.032662</text:p>
          </table:table-cell>
          <table:table-cell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0.032773">
            <text:p>0.032773</text:p>
          </table:table-cell>
          <table:table-cell office:value-type="float" office:value="0.030336">
            <text:p>0.030336</text:p>
          </table:table-cell>
          <table:table-cell office:value-type="float" office:value="0.032773">
            <text:p>0.032773</text:p>
          </table:table-cell>
          <table:table-cell/>
        </table:table-row>
        <table:table-row table:style-name="ro1">
          <table:table-cell office:value-type="float" office:value="8110">
            <text:p>8110</text:p>
          </table:table-cell>
          <table:table-cell office:value-type="float" office:value="0.032801">
            <text:p>0.032801</text:p>
          </table:table-cell>
          <table:table-cell office:value-type="float" office:value="0.03053">
            <text:p>0.03053</text:p>
          </table:table-cell>
          <table:table-cell office:value-type="float" office:value="0.032801">
            <text:p>0.032801</text:p>
          </table:table-cell>
          <table:table-cell/>
        </table:table-row>
        <table:table-row table:style-name="ro1">
          <table:table-cell office:value-type="float" office:value="8120">
            <text:p>8120</text:p>
          </table:table-cell>
          <table:table-cell office:value-type="float" office:value="0.033165">
            <text:p>0.033165</text:p>
          </table:table-cell>
          <table:table-cell office:value-type="float" office:value="0.030471">
            <text:p>0.030471</text:p>
          </table:table-cell>
          <table:table-cell office:value-type="float" office:value="0.033081">
            <text:p>0.033081</text:p>
          </table:table-cell>
          <table:table-cell/>
        </table:table-row>
        <table:table-row table:style-name="ro1">
          <table:table-cell office:value-type="float" office:value="8130">
            <text:p>8130</text:p>
          </table:table-cell>
          <table:table-cell office:value-type="float" office:value="0.033193">
            <text:p>0.033193</text:p>
          </table:table-cell>
          <table:table-cell office:value-type="float" office:value="0.030497">
            <text:p>0.030497</text:p>
          </table:table-cell>
          <table:table-cell office:value-type="float" office:value="0.033446">
            <text:p>0.033446</text:p>
          </table:table-cell>
          <table:table-cell/>
        </table:table-row>
        <table:table-row table:style-name="ro1">
          <table:table-cell office:value-type="float" office:value="8140">
            <text:p>8140</text:p>
          </table:table-cell>
          <table:table-cell office:value-type="float" office:value="0.03339">
            <text:p>0.03339</text:p>
          </table:table-cell>
          <table:table-cell office:value-type="float" office:value="0.030607">
            <text:p>0.030607</text:p>
          </table:table-cell>
          <table:table-cell office:value-type="float" office:value="0.033558">
            <text:p>0.033558</text:p>
          </table:table-cell>
          <table:table-cell/>
        </table:table-row>
        <table:table-row table:style-name="ro1">
          <table:table-cell office:value-type="float" office:value="8150">
            <text:p>8150</text:p>
          </table:table-cell>
          <table:table-cell office:value-type="float" office:value="0.033586">
            <text:p>0.033586</text:p>
          </table:table-cell>
          <table:table-cell office:value-type="float" office:value="0.030802">
            <text:p>0.030802</text:p>
          </table:table-cell>
          <table:table-cell office:value-type="float" office:value="0.033586">
            <text:p>0.033586</text:p>
          </table:table-cell>
          <table:table-cell/>
        </table:table-row>
        <table:table-row table:style-name="ro1">
          <table:table-cell office:value-type="float" office:value="8160">
            <text:p>8160</text:p>
          </table:table-cell>
          <table:table-cell office:value-type="float" office:value="0.03353">
            <text:p>0.03353</text:p>
          </table:table-cell>
          <table:table-cell office:value-type="float" office:value="0.030912">
            <text:p>0.030912</text:p>
          </table:table-cell>
          <table:table-cell office:value-type="float" office:value="0.033784">
            <text:p>0.033784</text:p>
          </table:table-cell>
          <table:table-cell/>
        </table:table-row>
        <table:table-row table:style-name="ro1">
          <table:table-cell office:value-type="float" office:value="8170">
            <text:p>8170</text:p>
          </table:table-cell>
          <table:table-cell office:value-type="float" office:value="0.033812">
            <text:p>0.033812</text:p>
          </table:table-cell>
          <table:table-cell office:value-type="float" office:value="0.031107">
            <text:p>0.031107</text:p>
          </table:table-cell>
          <table:table-cell office:value-type="float" office:value="0.033897">
            <text:p>0.033897</text:p>
          </table:table-cell>
          <table:table-cell/>
        </table:table-row>
        <table:table-row table:style-name="ro1">
          <table:table-cell office:value-type="float" office:value="8180">
            <text:p>8180</text:p>
          </table:table-cell>
          <table:table-cell office:value-type="float" office:value="0.034095">
            <text:p>0.034095</text:p>
          </table:table-cell>
          <table:table-cell office:value-type="float" office:value="0.031303">
            <text:p>0.031303</text:p>
          </table:table-cell>
          <table:table-cell office:value-type="float" office:value="0.034179">
            <text:p>0.034179</text:p>
          </table:table-cell>
          <table:table-cell/>
        </table:table-row>
        <table:table-row table:style-name="ro1">
          <table:table-cell office:value-type="float" office:value="8190">
            <text:p>8190</text:p>
          </table:table-cell>
          <table:table-cell office:value-type="float" office:value="0.034208">
            <text:p>0.034208</text:p>
          </table:table-cell>
          <table:table-cell office:value-type="float" office:value="0.031245">
            <text:p>0.031245</text:p>
          </table:table-cell>
          <table:table-cell office:value-type="float" office:value="0.034378">
            <text:p>0.034378</text:p>
          </table:table-cell>
          <table:table-cell/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0.034492">
            <text:p>0.034492</text:p>
          </table:table-cell>
          <table:table-cell office:value-type="float" office:value="0.031441">
            <text:p>0.031441</text:p>
          </table:table-cell>
          <table:table-cell office:value-type="float" office:value="0.034492">
            <text:p>0.034492</text:p>
          </table:table-cell>
          <table:table-cell/>
        </table:table-row>
        <table:table-row table:style-name="ro1">
          <table:table-cell office:value-type="float" office:value="8210">
            <text:p>8210</text:p>
          </table:table-cell>
          <table:table-cell office:value-type="float" office:value="0.034521">
            <text:p>0.034521</text:p>
          </table:table-cell>
          <table:table-cell office:value-type="float" office:value="0.031552">
            <text:p>0.031552</text:p>
          </table:table-cell>
          <table:table-cell office:value-type="float" office:value="0.034521">
            <text:p>0.034521</text:p>
          </table:table-cell>
          <table:table-cell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0.034635">
            <text:p>0.034635</text:p>
          </table:table-cell>
          <table:table-cell office:value-type="float" office:value="0.031749">
            <text:p>0.031749</text:p>
          </table:table-cell>
          <table:table-cell office:value-type="float" office:value="0.034635">
            <text:p>0.034635</text:p>
          </table:table-cell>
          <table:table-cell/>
        </table:table-row>
        <table:table-row table:style-name="ro1">
          <table:table-cell office:value-type="float" office:value="8230">
            <text:p>8230</text:p>
          </table:table-cell>
          <table:table-cell office:value-type="float" office:value="0.034919">
            <text:p>0.034919</text:p>
          </table:table-cell>
          <table:table-cell office:value-type="float" office:value="0.031946">
            <text:p>0.031946</text:p>
          </table:table-cell>
          <table:table-cell office:value-type="float" office:value="0.034749">
            <text:p>0.034749</text:p>
          </table:table-cell>
          <table:table-cell/>
        </table:table-row>
        <table:table-row table:style-name="ro1">
          <table:table-cell office:value-type="float" office:value="8240">
            <text:p>8240</text:p>
          </table:table-cell>
          <table:table-cell office:value-type="float" office:value="0.035119">
            <text:p>0.035119</text:p>
          </table:table-cell>
          <table:table-cell office:value-type="float" office:value="0.032313">
            <text:p>0.032313</text:p>
          </table:table-cell>
          <table:table-cell office:value-type="float" office:value="0.034779">
            <text:p>0.034779</text:p>
          </table:table-cell>
          <table:table-cell/>
        </table:table-row>
        <table:table-row table:style-name="ro1">
          <table:table-cell office:value-type="float" office:value="8250">
            <text:p>8250</text:p>
          </table:table-cell>
          <table:table-cell office:value-type="float" office:value="0.035149">
            <text:p>0.035149</text:p>
          </table:table-cell>
          <table:table-cell office:value-type="float" office:value="0.032596">
            <text:p>0.032596</text:p>
          </table:table-cell>
          <table:table-cell office:value-type="float" office:value="0.034979">
            <text:p>0.034979</text:p>
          </table:table-cell>
          <table:table-cell/>
        </table:table-row>
        <table:table-row table:style-name="ro1">
          <table:table-cell office:value-type="float" office:value="8260">
            <text:p>8260</text:p>
          </table:table-cell>
          <table:table-cell office:value-type="float" office:value="0.035349">
            <text:p>0.035349</text:p>
          </table:table-cell>
          <table:table-cell office:value-type="float" office:value="0.032794">
            <text:p>0.032794</text:p>
          </table:table-cell>
          <table:table-cell office:value-type="float" office:value="0.035094">
            <text:p>0.035094</text:p>
          </table:table-cell>
          <table:table-cell/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0.035635">
            <text:p>0.035635</text:p>
          </table:table-cell>
          <table:table-cell office:value-type="float" office:value="0.033078">
            <text:p>0.033078</text:p>
          </table:table-cell>
          <table:table-cell office:value-type="float" office:value="0.035209">
            <text:p>0.035209</text:p>
          </table:table-cell>
          <table:table-cell/>
        </table:table-row>
        <table:table-row table:style-name="ro1">
          <table:table-cell office:value-type="float" office:value="8280">
            <text:p>8280</text:p>
          </table:table-cell>
          <table:table-cell office:value-type="float" office:value="0.035666">
            <text:p>0.035666</text:p>
          </table:table-cell>
          <table:table-cell office:value-type="float" office:value="0.033191">
            <text:p>0.033191</text:p>
          </table:table-cell>
          <table:table-cell office:value-type="float" office:value="0.035495">
            <text:p>0.035495</text:p>
          </table:table-cell>
          <table:table-cell/>
        </table:table-row>
        <table:table-row table:style-name="ro1">
          <table:table-cell office:value-type="float" office:value="8290">
            <text:p>8290</text:p>
          </table:table-cell>
          <table:table-cell office:value-type="float" office:value="0.035696">
            <text:p>0.035696</text:p>
          </table:table-cell>
          <table:table-cell office:value-type="float" office:value="0.033219">
            <text:p>0.033219</text:p>
          </table:table-cell>
          <table:table-cell office:value-type="float" office:value="0.035867">
            <text:p>0.035867</text:p>
          </table:table-cell>
          <table:table-cell/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0.035726">
            <text:p>0.035726</text:p>
          </table:table-cell>
          <table:table-cell office:value-type="float" office:value="0.03359">
            <text:p>0.03359</text:p>
          </table:table-cell>
          <table:table-cell office:value-type="float" office:value="0.036068">
            <text:p>0.036068</text:p>
          </table:table-cell>
          <table:table-cell/>
        </table:table-row>
        <table:table-row table:style-name="ro1">
          <table:table-cell office:value-type="float" office:value="8310">
            <text:p>8310</text:p>
          </table:table-cell>
          <table:table-cell office:value-type="float" office:value="0.035757">
            <text:p>0.035757</text:p>
          </table:table-cell>
          <table:table-cell office:value-type="float" office:value="0.033533">
            <text:p>0.033533</text:p>
          </table:table-cell>
          <table:table-cell office:value-type="float" office:value="0.036099">
            <text:p>0.036099</text:p>
          </table:table-cell>
          <table:table-cell/>
        </table:table-row>
        <table:table-row table:style-name="ro1">
          <table:table-cell office:value-type="float" office:value="8320">
            <text:p>8320</text:p>
          </table:table-cell>
          <table:table-cell office:value-type="float" office:value="0.035873">
            <text:p>0.035873</text:p>
          </table:table-cell>
          <table:table-cell office:value-type="float" office:value="0.033476">
            <text:p>0.033476</text:p>
          </table:table-cell>
          <table:table-cell office:value-type="float" office:value="0.036301">
            <text:p>0.036301</text:p>
          </table:table-cell>
          <table:table-cell/>
        </table:table-row>
        <table:table-row table:style-name="ro1">
          <table:table-cell office:value-type="float" office:value="8330">
            <text:p>8330</text:p>
          </table:table-cell>
          <table:table-cell office:value-type="float" office:value="0.03599">
            <text:p>0.03599</text:p>
          </table:table-cell>
          <table:table-cell office:value-type="float" office:value="0.03359">
            <text:p>0.03359</text:p>
          </table:table-cell>
          <table:table-cell office:value-type="float" office:value="0.036418">
            <text:p>0.036418</text:p>
          </table:table-cell>
          <table:table-cell/>
        </table:table-row>
        <table:table-row table:style-name="ro1">
          <table:table-cell office:value-type="float" office:value="8340">
            <text:p>8340</text:p>
          </table:table-cell>
          <table:table-cell office:value-type="float" office:value="0.035935">
            <text:p>0.035935</text:p>
          </table:table-cell>
          <table:table-cell office:value-type="float" office:value="0.033619">
            <text:p>0.033619</text:p>
          </table:table-cell>
          <table:table-cell office:value-type="float" office:value="0.036621">
            <text:p>0.036621</text:p>
          </table:table-cell>
          <table:table-cell/>
        </table:table-row>
        <table:table-row table:style-name="ro1">
          <table:table-cell office:value-type="float" office:value="8350">
            <text:p>8350</text:p>
          </table:table-cell>
          <table:table-cell office:value-type="float" office:value="0.035966">
            <text:p>0.035966</text:p>
          </table:table-cell>
          <table:table-cell office:value-type="float" office:value="0.03382">
            <text:p>0.03382</text:p>
          </table:table-cell>
          <table:table-cell office:value-type="float" office:value="0.036824">
            <text:p>0.036824</text:p>
          </table:table-cell>
          <table:table-cell/>
        </table:table-row>
        <table:table-row table:style-name="ro1">
          <table:table-cell office:value-type="float" office:value="8360">
            <text:p>8360</text:p>
          </table:table-cell>
          <table:table-cell office:value-type="float" office:value="0.035911">
            <text:p>0.035911</text:p>
          </table:table-cell>
          <table:table-cell office:value-type="float" office:value="0.033763">
            <text:p>0.033763</text:p>
          </table:table-cell>
          <table:table-cell office:value-type="float" office:value="0.036856">
            <text:p>0.036856</text:p>
          </table:table-cell>
          <table:table-cell/>
        </table:table-row>
        <table:table-row table:style-name="ro1">
          <table:table-cell office:value-type="float" office:value="8370">
            <text:p>8370</text:p>
          </table:table-cell>
          <table:table-cell office:value-type="float" office:value="0.036028">
            <text:p>0.036028</text:p>
          </table:table-cell>
          <table:table-cell office:value-type="float" office:value="0.033964">
            <text:p>0.033964</text:p>
          </table:table-cell>
          <table:table-cell office:value-type="float" office:value="0.036801">
            <text:p>0.036801</text:p>
          </table:table-cell>
          <table:table-cell/>
        </table:table-row>
        <table:table-row table:style-name="ro1">
          <table:table-cell office:value-type="float" office:value="8380">
            <text:p>8380</text:p>
          </table:table-cell>
          <table:table-cell office:value-type="float" office:value="0.036145">
            <text:p>0.036145</text:p>
          </table:table-cell>
          <table:table-cell office:value-type="float" office:value="0.033993">
            <text:p>0.033993</text:p>
          </table:table-cell>
          <table:table-cell office:value-type="float" office:value="0.037005">
            <text:p>0.037005</text:p>
          </table:table-cell>
          <table:table-cell/>
        </table:table-row>
        <table:table-row table:style-name="ro1">
          <table:table-cell office:value-type="float" office:value="8390">
            <text:p>8390</text:p>
          </table:table-cell>
          <table:table-cell office:value-type="float" office:value="0.036434">
            <text:p>0.036434</text:p>
          </table:table-cell>
          <table:table-cell office:value-type="float" office:value="0.034022">
            <text:p>0.034022</text:p>
          </table:table-cell>
          <table:table-cell office:value-type="float" office:value="0.037037">
            <text:p>0.037037</text:p>
          </table:table-cell>
          <table:table-cell/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0.036379">
            <text:p>0.036379</text:p>
          </table:table-cell>
          <table:table-cell office:value-type="float" office:value="0.03431">
            <text:p>0.03431</text:p>
          </table:table-cell>
          <table:table-cell office:value-type="float" office:value="0.037155">
            <text:p>0.037155</text:p>
          </table:table-cell>
          <table:table-cell/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0.036324">
            <text:p>0.036324</text:p>
          </table:table-cell>
          <table:table-cell office:value-type="float" office:value="0.034599">
            <text:p>0.034599</text:p>
          </table:table-cell>
          <table:table-cell office:value-type="float" office:value="0.03736">
            <text:p>0.03736</text:p>
          </table:table-cell>
          <table:table-cell/>
        </table:table-row>
        <table:table-row table:style-name="ro1">
          <table:table-cell office:value-type="float" office:value="8420">
            <text:p>8420</text:p>
          </table:table-cell>
          <table:table-cell office:value-type="float" office:value="0.036615">
            <text:p>0.036615</text:p>
          </table:table-cell>
          <table:table-cell office:value-type="float" office:value="0.034542">
            <text:p>0.034542</text:p>
          </table:table-cell>
          <table:table-cell office:value-type="float" office:value="0.037565">
            <text:p>0.037565</text:p>
          </table:table-cell>
          <table:table-cell/>
        </table:table-row>
        <table:table-row table:style-name="ro1">
          <table:table-cell office:value-type="float" office:value="8430">
            <text:p>8430</text:p>
          </table:table-cell>
          <table:table-cell office:value-type="float" office:value="0.036733">
            <text:p>0.036733</text:p>
          </table:table-cell>
          <table:table-cell office:value-type="float" office:value="0.034745">
            <text:p>0.034745</text:p>
          </table:table-cell>
          <table:table-cell office:value-type="float" office:value="0.037857">
            <text:p>0.037857</text:p>
          </table:table-cell>
          <table:table-cell/>
        </table:table-row>
        <table:table-row table:style-name="ro1">
          <table:table-cell office:value-type="float" office:value="8440">
            <text:p>8440</text:p>
          </table:table-cell>
          <table:table-cell office:value-type="float" office:value="0.036938">
            <text:p>0.036938</text:p>
          </table:table-cell>
          <table:table-cell office:value-type="float" office:value="0.034862">
            <text:p>0.034862</text:p>
          </table:table-cell>
          <table:table-cell office:value-type="float" office:value="0.038062">
            <text:p>0.038062</text:p>
          </table:table-cell>
          <table:table-cell/>
        </table:table-row>
        <table:table-row table:style-name="ro1">
          <table:table-cell office:value-type="float" office:value="8450">
            <text:p>8450</text:p>
          </table:table-cell>
          <table:table-cell office:value-type="float" office:value="0.03697">
            <text:p>0.03697</text:p>
          </table:table-cell>
          <table:table-cell office:value-type="float" office:value="0.034719">
            <text:p>0.034719</text:p>
          </table:table-cell>
          <table:table-cell office:value-type="float" office:value="0.038095">
            <text:p>0.038095</text:p>
          </table:table-cell>
          <table:table-cell/>
        </table:table-row>
        <table:table-row table:style-name="ro1">
          <table:table-cell office:value-type="float" office:value="8460">
            <text:p>8460</text:p>
          </table:table-cell>
          <table:table-cell office:value-type="float" office:value="0.037088">
            <text:p>0.037088</text:p>
          </table:table-cell>
          <table:table-cell office:value-type="float" office:value="0.034835">
            <text:p>0.034835</text:p>
          </table:table-cell>
          <table:table-cell office:value-type="float" office:value="0.038215">
            <text:p>0.038215</text:p>
          </table:table-cell>
          <table:table-cell/>
        </table:table-row>
        <table:table-row table:style-name="ro1">
          <table:table-cell office:value-type="float" office:value="8470">
            <text:p>8470</text:p>
          </table:table-cell>
          <table:table-cell office:value-type="float" office:value="0.037207">
            <text:p>0.037207</text:p>
          </table:table-cell>
          <table:table-cell office:value-type="float" office:value="0.034779">
            <text:p>0.034779</text:p>
          </table:table-cell>
          <table:table-cell office:value-type="float" office:value="0.038422">
            <text:p>0.038422</text:p>
          </table:table-cell>
          <table:table-cell/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0.037153">
            <text:p>0.037153</text:p>
          </table:table-cell>
          <table:table-cell office:value-type="float" office:value="0.034896">
            <text:p>0.034896</text:p>
          </table:table-cell>
          <table:table-cell office:value-type="float" office:value="0.038628">
            <text:p>0.038628</text:p>
          </table:table-cell>
          <table:table-cell/>
        </table:table-row>
        <table:table-row table:style-name="ro1">
          <table:table-cell office:value-type="float" office:value="8490">
            <text:p>8490</text:p>
          </table:table-cell>
          <table:table-cell office:value-type="float" office:value="0.037272">
            <text:p>0.037272</text:p>
          </table:table-cell>
          <table:table-cell office:value-type="float" office:value="0.035187">
            <text:p>0.035187</text:p>
          </table:table-cell>
          <table:table-cell office:value-type="float" office:value="0.038749">
            <text:p>0.038749</text:p>
          </table:table-cell>
          <table:table-cell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037304">
            <text:p>0.037304</text:p>
          </table:table-cell>
          <table:table-cell office:value-type="float" office:value="0.035391">
            <text:p>0.035391</text:p>
          </table:table-cell>
          <table:table-cell office:value-type="float" office:value="0.038783">
            <text:p>0.038783</text:p>
          </table:table-cell>
          <table:table-cell/>
        </table:table-row>
        <table:table-row table:style-name="ro1">
          <table:table-cell office:value-type="float" office:value="8510">
            <text:p>8510</text:p>
          </table:table-cell>
          <table:table-cell office:value-type="float" office:value="0.037511">
            <text:p>0.037511</text:p>
          </table:table-cell>
          <table:table-cell office:value-type="float" office:value="0.035683">
            <text:p>0.035683</text:p>
          </table:table-cell>
          <table:table-cell office:value-type="float" office:value="0.03899">
            <text:p>0.03899</text:p>
          </table:table-cell>
          <table:table-cell/>
        </table:table-row>
        <table:table-row table:style-name="ro1">
          <table:table-cell office:value-type="float" office:value="8520">
            <text:p>8520</text:p>
          </table:table-cell>
          <table:table-cell office:value-type="float" office:value="0.037805">
            <text:p>0.037805</text:p>
          </table:table-cell>
          <table:table-cell office:value-type="float" office:value="0.035889">
            <text:p>0.035889</text:p>
          </table:table-cell>
          <table:table-cell office:value-type="float" office:value="0.039111">
            <text:p>0.039111</text:p>
          </table:table-cell>
          <table:table-cell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0.037838">
            <text:p>0.037838</text:p>
          </table:table-cell>
          <table:table-cell office:value-type="float" office:value="0.036007">
            <text:p>0.036007</text:p>
          </table:table-cell>
          <table:table-cell office:value-type="float" office:value="0.039146">
            <text:p>0.039146</text:p>
          </table:table-cell>
          <table:table-cell/>
        </table:table-row>
        <table:table-row table:style-name="ro1">
          <table:table-cell office:value-type="float" office:value="8540">
            <text:p>8540</text:p>
          </table:table-cell>
          <table:table-cell office:value-type="float" office:value="0.037958">
            <text:p>0.037958</text:p>
          </table:table-cell>
          <table:table-cell office:value-type="float" office:value="0.036126">
            <text:p>0.036126</text:p>
          </table:table-cell>
          <table:table-cell office:value-type="float" office:value="0.03918">
            <text:p>0.03918</text:p>
          </table:table-cell>
          <table:table-cell/>
        </table:table-row>
        <table:table-row table:style-name="ro1">
          <table:table-cell office:value-type="float" office:value="8550">
            <text:p>8550</text:p>
          </table:table-cell>
          <table:table-cell office:value-type="float" office:value="0.037991">
            <text:p>0.037991</text:p>
          </table:table-cell>
          <table:table-cell office:value-type="float" office:value="0.036332">
            <text:p>0.036332</text:p>
          </table:table-cell>
          <table:table-cell office:value-type="float" office:value="0.039651">
            <text:p>0.039651</text:p>
          </table:table-cell>
          <table:table-cell/>
        </table:table-row>
        <table:table-row table:style-name="ro1">
          <table:table-cell office:value-type="float" office:value="8560">
            <text:p>8560</text:p>
          </table:table-cell>
          <table:table-cell office:value-type="float" office:value="0.038112">
            <text:p>0.038112</text:p>
          </table:table-cell>
          <table:table-cell office:value-type="float" office:value="0.036364">
            <text:p>0.036364</text:p>
          </table:table-cell>
          <table:table-cell office:value-type="float" office:value="0.039773">
            <text:p>0.039773</text:p>
          </table:table-cell>
          <table:table-cell/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0.03832">
            <text:p>0.03832</text:p>
          </table:table-cell>
          <table:table-cell office:value-type="float" office:value="0.036395">
            <text:p>0.036395</text:p>
          </table:table-cell>
          <table:table-cell office:value-type="float" office:value="0.03972">
            <text:p>0.03972</text:p>
          </table:table-cell>
          <table:table-cell/>
        </table:table-row>
        <table:table-row table:style-name="ro1">
          <table:table-cell office:value-type="float" office:value="8580">
            <text:p>8580</text:p>
          </table:table-cell>
          <table:table-cell office:value-type="float" office:value="0.038529">
            <text:p>0.038529</text:p>
          </table:table-cell>
          <table:table-cell office:value-type="float" office:value="0.036252">
            <text:p>0.036252</text:p>
          </table:table-cell>
          <table:table-cell office:value-type="float" office:value="0.039755">
            <text:p>0.039755</text:p>
          </table:table-cell>
          <table:table-cell/>
        </table:table-row>
        <table:table-row table:style-name="ro1">
          <table:table-cell office:value-type="float" office:value="8590">
            <text:p>8590</text:p>
          </table:table-cell>
          <table:table-cell office:value-type="float" office:value="0.038387">
            <text:p>0.038387</text:p>
          </table:table-cell>
          <table:table-cell office:value-type="float" office:value="0.036372">
            <text:p>0.036372</text:p>
          </table:table-cell>
          <table:table-cell office:value-type="float" office:value="0.039702">
            <text:p>0.039702</text:p>
          </table:table-cell>
          <table:table-cell/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0.038421">
            <text:p>0.038421</text:p>
          </table:table-cell>
          <table:table-cell office:value-type="float" office:value="0.036404">
            <text:p>0.036404</text:p>
          </table:table-cell>
          <table:table-cell office:value-type="float" office:value="0.039737">
            <text:p>0.039737</text:p>
          </table:table-cell>
          <table:table-cell/>
        </table:table-row>
        <table:table-row table:style-name="ro1">
          <table:table-cell office:value-type="float" office:value="8610">
            <text:p>8610</text:p>
          </table:table-cell>
          <table:table-cell office:value-type="float" office:value="0.03863">
            <text:p>0.03863</text:p>
          </table:table-cell>
          <table:table-cell office:value-type="float" office:value="0.036348">
            <text:p>0.036348</text:p>
          </table:table-cell>
          <table:table-cell office:value-type="float" office:value="0.039947">
            <text:p>0.039947</text:p>
          </table:table-cell>
          <table:table-cell/>
        </table:table-row>
        <table:table-row table:style-name="ro1">
          <table:table-cell office:value-type="float" office:value="8620">
            <text:p>8620</text:p>
          </table:table-cell>
          <table:table-cell office:value-type="float" office:value="0.039016">
            <text:p>0.039016</text:p>
          </table:table-cell>
          <table:table-cell office:value-type="float" office:value="0.036467">
            <text:p>0.036467</text:p>
          </table:table-cell>
          <table:table-cell office:value-type="float" office:value="0.040246">
            <text:p>0.040246</text:p>
          </table:table-cell>
          <table:table-cell/>
        </table:table-row>
        <table:table-row table:style-name="ro1">
          <table:table-cell office:value-type="float" office:value="8630">
            <text:p>8630</text:p>
          </table:table-cell>
          <table:table-cell office:value-type="float" office:value="0.039314">
            <text:p>0.039314</text:p>
          </table:table-cell>
          <table:table-cell office:value-type="float" office:value="0.036588">
            <text:p>0.036588</text:p>
          </table:table-cell>
          <table:table-cell office:value-type="float" office:value="0.040457">
            <text:p>0.040457</text:p>
          </table:table-cell>
          <table:table-cell/>
        </table:table-row>
        <table:table-row table:style-name="ro1">
          <table:table-cell office:value-type="float" office:value="8640">
            <text:p>8640</text:p>
          </table:table-cell>
          <table:table-cell office:value-type="float" office:value="0.039349">
            <text:p>0.039349</text:p>
          </table:table-cell>
          <table:table-cell office:value-type="float" office:value="0.03662">
            <text:p>0.03662</text:p>
          </table:table-cell>
          <table:table-cell office:value-type="float" office:value="0.040493">
            <text:p>0.040493</text:p>
          </table:table-cell>
          <table:table-cell/>
        </table:table-row>
        <table:table-row table:style-name="ro1">
          <table:table-cell office:value-type="float" office:value="8650">
            <text:p>8650</text:p>
          </table:table-cell>
          <table:table-cell office:value-type="float" office:value="0.039648">
            <text:p>0.039648</text:p>
          </table:table-cell>
          <table:table-cell office:value-type="float" office:value="0.036828">
            <text:p>0.036828</text:p>
          </table:table-cell>
          <table:table-cell office:value-type="float" office:value="0.040529">
            <text:p>0.040529</text:p>
          </table:table-cell>
          <table:table-cell/>
        </table:table-row>
        <table:table-row table:style-name="ro1">
          <table:table-cell office:value-type="float" office:value="8660">
            <text:p>8660</text:p>
          </table:table-cell>
          <table:table-cell office:value-type="float" office:value="0.039859">
            <text:p>0.039859</text:p>
          </table:table-cell>
          <table:table-cell office:value-type="float" office:value="0.036861">
            <text:p>0.036861</text:p>
          </table:table-cell>
          <table:table-cell office:value-type="float" office:value="0.040564">
            <text:p>0.040564</text:p>
          </table:table-cell>
          <table:table-cell/>
        </table:table-row>
        <table:table-row table:style-name="ro1">
          <table:table-cell office:value-type="float" office:value="8670">
            <text:p>8670</text:p>
          </table:table-cell>
          <table:table-cell office:value-type="float" office:value="0.039982">
            <text:p>0.039982</text:p>
          </table:table-cell>
          <table:table-cell office:value-type="float" office:value="0.036893">
            <text:p>0.036893</text:p>
          </table:table-cell>
          <table:table-cell office:value-type="float" office:value="0.0406">
            <text:p>0.0406</text:p>
          </table:table-cell>
          <table:table-cell/>
        </table:table-row>
        <table:table-row table:style-name="ro1">
          <table:table-cell office:value-type="float" office:value="8680">
            <text:p>8680</text:p>
          </table:table-cell>
          <table:table-cell office:value-type="float" office:value="0.040018">
            <text:p>0.040018</text:p>
          </table:table-cell>
          <table:table-cell office:value-type="float" office:value="0.037014">
            <text:p>0.037014</text:p>
          </table:table-cell>
          <table:table-cell office:value-type="float" office:value="0.040724">
            <text:p>0.040724</text:p>
          </table:table-cell>
          <table:table-cell/>
        </table:table-row>
        <table:table-row table:style-name="ro1">
          <table:table-cell office:value-type="float" office:value="8690">
            <text:p>8690</text:p>
          </table:table-cell>
          <table:table-cell office:value-type="float" office:value="0.040053">
            <text:p>0.040053</text:p>
          </table:table-cell>
          <table:table-cell office:value-type="float" office:value="0.037047">
            <text:p>0.037047</text:p>
          </table:table-cell>
          <table:table-cell office:value-type="float" office:value="0.040849">
            <text:p>0.040849</text:p>
          </table:table-cell>
          <table:table-cell/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0.040177">
            <text:p>0.040177</text:p>
          </table:table-cell>
          <table:table-cell office:value-type="float" office:value="0.037168">
            <text:p>0.037168</text:p>
          </table:table-cell>
          <table:table-cell office:value-type="float" office:value="0.041062">
            <text:p>0.041062</text:p>
          </table:table-cell>
          <table:table-cell/>
        </table:table-row>
        <table:table-row table:style-name="ro1">
          <table:table-cell office:value-type="float" office:value="8710">
            <text:p>8710</text:p>
          </table:table-cell>
          <table:table-cell office:value-type="float" office:value="0.040124">
            <text:p>0.040124</text:p>
          </table:table-cell>
          <table:table-cell office:value-type="float" office:value="0.03729">
            <text:p>0.03729</text:p>
          </table:table-cell>
          <table:table-cell office:value-type="float" office:value="0.041098">
            <text:p>0.041098</text:p>
          </table:table-cell>
          <table:table-cell/>
        </table:table-row>
        <table:table-row table:style-name="ro1">
          <table:table-cell office:value-type="float" office:value="8720">
            <text:p>8720</text:p>
          </table:table-cell>
          <table:table-cell office:value-type="float" office:value="0.040337">
            <text:p>0.040337</text:p>
          </table:table-cell>
          <table:table-cell office:value-type="float" office:value="0.037677">
            <text:p>0.037677</text:p>
          </table:table-cell>
          <table:table-cell office:value-type="float" office:value="0.041135">
            <text:p>0.041135</text:p>
          </table:table-cell>
          <table:table-cell/>
        </table:table-row>
        <table:table-row table:style-name="ro1">
          <table:table-cell office:value-type="float" office:value="8730">
            <text:p>8730</text:p>
          </table:table-cell>
          <table:table-cell office:value-type="float" office:value="0.040461">
            <text:p>0.040461</text:p>
          </table:table-cell>
          <table:table-cell office:value-type="float" office:value="0.037977">
            <text:p>0.037977</text:p>
          </table:table-cell>
          <table:table-cell office:value-type="float" office:value="0.041704">
            <text:p>0.041704</text:p>
          </table:table-cell>
          <table:table-cell/>
        </table:table-row>
        <table:table-row table:style-name="ro1">
          <table:table-cell office:value-type="float" office:value="8740">
            <text:p>8740</text:p>
          </table:table-cell>
          <table:table-cell office:value-type="float" office:value="0.040586">
            <text:p>0.040586</text:p>
          </table:table-cell>
          <table:table-cell office:value-type="float" office:value="0.038011">
            <text:p>0.038011</text:p>
          </table:table-cell>
          <table:table-cell office:value-type="float" office:value="0.041741">
            <text:p>0.041741</text:p>
          </table:table-cell>
          <table:table-cell/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0.0408">
            <text:p>0.0408</text:p>
          </table:table-cell>
          <table:table-cell office:value-type="float" office:value="0.038044">
            <text:p>0.038044</text:p>
          </table:table-cell>
          <table:table-cell office:value-type="float" office:value="0.042044">
            <text:p>0.042044</text:p>
          </table:table-cell>
          <table:table-cell/>
        </table:table-row>
        <table:table-row table:style-name="ro1">
          <table:table-cell office:value-type="float" office:value="8760">
            <text:p>8760</text:p>
          </table:table-cell>
          <table:table-cell office:value-type="float" office:value="0.040836">
            <text:p>0.040836</text:p>
          </table:table-cell>
          <table:table-cell office:value-type="float" office:value="0.038523">
            <text:p>0.038523</text:p>
          </table:table-cell>
          <table:table-cell office:value-type="float" office:value="0.04226">
            <text:p>0.04226</text:p>
          </table:table-cell>
          <table:table-cell/>
        </table:table-row>
        <table:table-row table:style-name="ro1">
          <table:table-cell office:value-type="float" office:value="8770">
            <text:p>8770</text:p>
          </table:table-cell>
          <table:table-cell office:value-type="float" office:value="0.041051">
            <text:p>0.041051</text:p>
          </table:table-cell>
          <table:table-cell office:value-type="float" office:value="0.038468">
            <text:p>0.038468</text:p>
          </table:table-cell>
          <table:table-cell office:value-type="float" office:value="0.042386">
            <text:p>0.042386</text:p>
          </table:table-cell>
          <table:table-cell/>
        </table:table-row>
        <table:table-row table:style-name="ro1">
          <table:table-cell office:value-type="float" office:value="8780">
            <text:p>8780</text:p>
          </table:table-cell>
          <table:table-cell office:value-type="float" office:value="0.041355">
            <text:p>0.041355</text:p>
          </table:table-cell>
          <table:table-cell office:value-type="float" office:value="0.038859">
            <text:p>0.038859</text:p>
          </table:table-cell>
          <table:table-cell office:value-type="float" office:value="0.042602">
            <text:p>0.042602</text:p>
          </table:table-cell>
          <table:table-cell/>
        </table:table-row>
        <table:table-row table:style-name="ro1">
          <table:table-cell office:value-type="float" office:value="8790">
            <text:p>8790</text:p>
          </table:table-cell>
          <table:table-cell office:value-type="float" office:value="0.04157">
            <text:p>0.04157</text:p>
          </table:table-cell>
          <table:table-cell office:value-type="float" office:value="0.038983">
            <text:p>0.038983</text:p>
          </table:table-cell>
          <table:table-cell office:value-type="float" office:value="0.04264">
            <text:p>0.04264</text:p>
          </table:table-cell>
          <table:table-cell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0.041518">
            <text:p>0.041518</text:p>
          </table:table-cell>
          <table:table-cell office:value-type="float" office:value="0.039107">
            <text:p>0.039107</text:p>
          </table:table-cell>
          <table:table-cell office:value-type="float" office:value="0.042857">
            <text:p>0.042857</text:p>
          </table:table-cell>
          <table:table-cell/>
        </table:table-row>
        <table:table-row table:style-name="ro1">
          <table:table-cell office:value-type="float" office:value="8810">
            <text:p>8810</text:p>
          </table:table-cell>
          <table:table-cell office:value-type="float" office:value="0.041734">
            <text:p>0.041734</text:p>
          </table:table-cell>
          <table:table-cell office:value-type="float" office:value="0.039231">
            <text:p>0.039231</text:p>
          </table:table-cell>
          <table:table-cell office:value-type="float" office:value="0.042895">
            <text:p>0.042895</text:p>
          </table:table-cell>
          <table:table-cell/>
        </table:table-row>
        <table:table-row table:style-name="ro1">
          <table:table-cell office:value-type="float" office:value="8820">
            <text:p>8820</text:p>
          </table:table-cell>
          <table:table-cell office:value-type="float" office:value="0.042039">
            <text:p>0.042039</text:p>
          </table:table-cell>
          <table:table-cell office:value-type="float" office:value="0.039624">
            <text:p>0.039624</text:p>
          </table:table-cell>
          <table:table-cell office:value-type="float" office:value="0.043023">
            <text:p>0.043023</text:p>
          </table:table-cell>
          <table:table-cell/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0.042167">
            <text:p>0.042167</text:p>
          </table:table-cell>
          <table:table-cell office:value-type="float" office:value="0.03966">
            <text:p>0.03966</text:p>
          </table:table-cell>
          <table:table-cell office:value-type="float" office:value="0.043062">
            <text:p>0.043062</text:p>
          </table:table-cell>
          <table:table-cell/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0.042294">
            <text:p>0.042294</text:p>
          </table:table-cell>
          <table:table-cell office:value-type="float" office:value="0.040054">
            <text:p>0.040054</text:p>
          </table:table-cell>
          <table:table-cell office:value-type="float" office:value="0.04319">
            <text:p>0.04319</text:p>
          </table:table-cell>
          <table:table-cell/>
        </table:table-row>
        <table:table-row table:style-name="ro1">
          <table:table-cell office:value-type="float" office:value="8850">
            <text:p>8850</text:p>
          </table:table-cell>
          <table:table-cell office:value-type="float" office:value="0.042511">
            <text:p>0.042511</text:p>
          </table:table-cell>
          <table:table-cell office:value-type="float" office:value="0.040269">
            <text:p>0.040269</text:p>
          </table:table-cell>
          <table:table-cell office:value-type="float" office:value="0.043408">
            <text:p>0.043408</text:p>
          </table:table-cell>
          <table:table-cell/>
        </table:table-row>
        <table:table-row table:style-name="ro1">
          <table:table-cell office:value-type="float" office:value="8860">
            <text:p>8860</text:p>
          </table:table-cell>
          <table:table-cell office:value-type="float" office:value="0.04246">
            <text:p>0.04246</text:p>
          </table:table-cell>
          <table:table-cell office:value-type="float" office:value="0.040485">
            <text:p>0.040485</text:p>
          </table:table-cell>
          <table:table-cell office:value-type="float" office:value="0.043627">
            <text:p>0.043627</text:p>
          </table:table-cell>
          <table:table-cell/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0.042857">
            <text:p>0.042857</text:p>
          </table:table-cell>
          <table:table-cell office:value-type="float" office:value="0.040611">
            <text:p>0.040611</text:p>
          </table:table-cell>
          <table:table-cell office:value-type="float" office:value="0.043666">
            <text:p>0.043666</text:p>
          </table:table-cell>
          <table:table-cell/>
        </table:table-row>
        <table:table-row table:style-name="ro1">
          <table:table-cell office:value-type="float" office:value="8880">
            <text:p>8880</text:p>
          </table:table-cell>
          <table:table-cell office:value-type="float" office:value="0.042896">
            <text:p>0.042896</text:p>
          </table:table-cell>
          <table:table-cell office:value-type="float" office:value="0.040917">
            <text:p>0.040917</text:p>
          </table:table-cell>
          <table:table-cell office:value-type="float" office:value="0.043975">
            <text:p>0.043975</text:p>
          </table:table-cell>
          <table:table-cell/>
        </table:table-row>
        <table:table-row table:style-name="ro1">
          <table:table-cell office:value-type="float" office:value="8890">
            <text:p>8890</text:p>
          </table:table-cell>
          <table:table-cell office:value-type="float" office:value="0.042934">
            <text:p>0.042934</text:p>
          </table:table-cell>
          <table:table-cell office:value-type="float" office:value="0.041134">
            <text:p>0.041134</text:p>
          </table:table-cell>
          <table:table-cell office:value-type="float" office:value="0.044014">
            <text:p>0.044014</text:p>
          </table:table-cell>
          <table:table-cell/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0.043153">
            <text:p>0.043153</text:p>
          </table:table-cell>
          <table:table-cell office:value-type="float" office:value="0.041532">
            <text:p>0.041532</text:p>
          </table:table-cell>
          <table:table-cell office:value-type="float" office:value="0.044144">
            <text:p>0.044144</text:p>
          </table:table-cell>
          <table:table-cell/>
        </table:table-row>
        <table:table-row table:style-name="ro1">
          <table:table-cell office:value-type="float" office:value="8910">
            <text:p>8910</text:p>
          </table:table-cell>
          <table:table-cell office:value-type="float" office:value="0.043463">
            <text:p>0.043463</text:p>
          </table:table-cell>
          <table:table-cell office:value-type="float" office:value="0.041749">
            <text:p>0.041749</text:p>
          </table:table-cell>
          <table:table-cell office:value-type="float" office:value="0.044274">
            <text:p>0.044274</text:p>
          </table:table-cell>
          <table:table-cell/>
        </table:table-row>
        <table:table-row table:style-name="ro1">
          <table:table-cell office:value-type="float" office:value="8920">
            <text:p>8920</text:p>
          </table:table-cell>
          <table:table-cell office:value-type="float" office:value="0.043502">
            <text:p>0.043502</text:p>
          </table:table-cell>
          <table:table-cell office:value-type="float" office:value="0.041968">
            <text:p>0.041968</text:p>
          </table:table-cell>
          <table:table-cell office:value-type="float" office:value="0.044224">
            <text:p>0.044224</text:p>
          </table:table-cell>
          <table:table-cell/>
        </table:table-row>
        <table:table-row table:style-name="ro1">
          <table:table-cell office:value-type="float" office:value="8930">
            <text:p>8930</text:p>
          </table:table-cell>
          <table:table-cell office:value-type="float" office:value="0.043451">
            <text:p>0.043451</text:p>
          </table:table-cell>
          <table:table-cell office:value-type="float" office:value="0.042096">
            <text:p>0.042096</text:p>
          </table:table-cell>
          <table:table-cell office:value-type="float" office:value="0.044264">
            <text:p>0.044264</text:p>
          </table:table-cell>
          <table:table-cell/>
        </table:table-row>
        <table:table-row table:style-name="ro1">
          <table:table-cell office:value-type="float" office:value="8940">
            <text:p>8940</text:p>
          </table:table-cell>
          <table:table-cell office:value-type="float" office:value="0.043671">
            <text:p>0.043671</text:p>
          </table:table-cell>
          <table:table-cell office:value-type="float" office:value="0.042224">
            <text:p>0.042224</text:p>
          </table:table-cell>
          <table:table-cell office:value-type="float" office:value="0.044394">
            <text:p>0.044394</text:p>
          </table:table-cell>
          <table:table-cell/>
        </table:table-row>
        <table:table-row table:style-name="ro1">
          <table:table-cell office:value-type="float" office:value="8950">
            <text:p>8950</text:p>
          </table:table-cell>
          <table:table-cell office:value-type="float" office:value="0.043801">
            <text:p>0.043801</text:p>
          </table:table-cell>
          <table:table-cell office:value-type="float" office:value="0.042443">
            <text:p>0.042443</text:p>
          </table:table-cell>
          <table:table-cell office:value-type="float" office:value="0.044525">
            <text:p>0.044525</text:p>
          </table:table-cell>
          <table:table-cell/>
        </table:table-row>
        <table:table-row table:style-name="ro1">
          <table:table-cell office:value-type="float" office:value="8960">
            <text:p>8960</text:p>
          </table:table-cell>
          <table:table-cell office:value-type="float" office:value="0.044022">
            <text:p>0.044022</text:p>
          </table:table-cell>
          <table:table-cell office:value-type="float" office:value="0.042572">
            <text:p>0.042572</text:p>
          </table:table-cell>
          <table:table-cell office:value-type="float" office:value="0.044837">
            <text:p>0.044837</text:p>
          </table:table-cell>
          <table:table-cell/>
        </table:table-row>
        <table:table-row table:style-name="ro1">
          <table:table-cell office:value-type="float" office:value="8970">
            <text:p>8970</text:p>
          </table:table-cell>
          <table:table-cell office:value-type="float" office:value="0.044152">
            <text:p>0.044152</text:p>
          </table:table-cell>
          <table:table-cell office:value-type="float" office:value="0.042792">
            <text:p>0.042792</text:p>
          </table:table-cell>
          <table:table-cell office:value-type="float" office:value="0.04515">
            <text:p>0.04515</text:p>
          </table:table-cell>
          <table:table-cell/>
        </table:table-row>
        <table:table-row table:style-name="ro1">
          <table:table-cell office:value-type="float" office:value="8980">
            <text:p>8980</text:p>
          </table:table-cell>
          <table:table-cell office:value-type="float" office:value="0.044374">
            <text:p>0.044374</text:p>
          </table:table-cell>
          <table:table-cell office:value-type="float" office:value="0.043103">
            <text:p>0.043103</text:p>
          </table:table-cell>
          <table:table-cell office:value-type="float" office:value="0.045281">
            <text:p>0.045281</text:p>
          </table:table-cell>
          <table:table-cell/>
        </table:table-row>
        <table:table-row table:style-name="ro1">
          <table:table-cell office:value-type="float" office:value="8990">
            <text:p>8990</text:p>
          </table:table-cell>
          <table:table-cell office:value-type="float" office:value="0.044596">
            <text:p>0.044596</text:p>
          </table:table-cell>
          <table:table-cell office:value-type="float" office:value="0.043143">
            <text:p>0.043143</text:p>
          </table:table-cell>
          <table:table-cell office:value-type="float" office:value="0.045504">
            <text:p>0.045504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044909">
            <text:p>0.044909</text:p>
          </table:table-cell>
          <table:table-cell office:value-type="float" office:value="0.043273">
            <text:p>0.043273</text:p>
          </table:table-cell>
          <table:table-cell office:value-type="float" office:value="0.045636">
            <text:p>0.045636</text:p>
          </table:table-cell>
          <table:table-cell/>
        </table:table-row>
        <table:table-row table:style-name="ro1">
          <table:table-cell office:value-type="float" office:value="9010">
            <text:p>9010</text:p>
          </table:table-cell>
          <table:table-cell office:value-type="float" office:value="0.045314">
            <text:p>0.045314</text:p>
          </table:table-cell>
          <table:table-cell office:value-type="float" office:value="0.043403">
            <text:p>0.043403</text:p>
          </table:table-cell>
          <table:table-cell office:value-type="float" office:value="0.045769">
            <text:p>0.045769</text:p>
          </table:table-cell>
          <table:table-cell/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0.045264">
            <text:p>0.045264</text:p>
          </table:table-cell>
          <table:table-cell office:value-type="float" office:value="0.043625">
            <text:p>0.043625</text:p>
          </table:table-cell>
          <table:table-cell office:value-type="float" office:value="0.046175">
            <text:p>0.046175</text:p>
          </table:table-cell>
          <table:table-cell/>
        </table:table-row>
        <table:table-row table:style-name="ro1">
          <table:table-cell office:value-type="float" office:value="9030">
            <text:p>9030</text:p>
          </table:table-cell>
          <table:table-cell office:value-type="float" office:value="0.045214">
            <text:p>0.045214</text:p>
          </table:table-cell>
          <table:table-cell office:value-type="float" office:value="0.043938">
            <text:p>0.043938</text:p>
          </table:table-cell>
          <table:table-cell office:value-type="float" office:value="0.046126">
            <text:p>0.046126</text:p>
          </table:table-cell>
          <table:table-cell/>
        </table:table-row>
        <table:table-row table:style-name="ro1">
          <table:table-cell office:value-type="float" office:value="9040">
            <text:p>9040</text:p>
          </table:table-cell>
          <table:table-cell office:value-type="float" office:value="0.045255">
            <text:p>0.045255</text:p>
          </table:table-cell>
          <table:table-cell office:value-type="float" office:value="0.044252">
            <text:p>0.044252</text:p>
          </table:table-cell>
          <table:table-cell office:value-type="float" office:value="0.046168">
            <text:p>0.046168</text:p>
          </table:table-cell>
          <table:table-cell/>
        </table:table-row>
        <table:table-row table:style-name="ro1">
          <table:table-cell office:value-type="float" office:value="9050">
            <text:p>9050</text:p>
          </table:table-cell>
          <table:table-cell office:value-type="float" office:value="0.045571">
            <text:p>0.045571</text:p>
          </table:table-cell>
          <table:table-cell office:value-type="float" office:value="0.044566">
            <text:p>0.044566</text:p>
          </table:table-cell>
          <table:table-cell office:value-type="float" office:value="0.046119">
            <text:p>0.046119</text:p>
          </table:table-cell>
          <table:table-cell/>
        </table:table-row>
        <table:table-row table:style-name="ro1">
          <table:table-cell office:value-type="float" office:value="9060">
            <text:p>9060</text:p>
          </table:table-cell>
          <table:table-cell office:value-type="float" office:value="0.045795">
            <text:p>0.045795</text:p>
          </table:table-cell>
          <table:table-cell office:value-type="float" office:value="0.044607">
            <text:p>0.044607</text:p>
          </table:table-cell>
          <table:table-cell office:value-type="float" office:value="0.046161">
            <text:p>0.046161</text:p>
          </table:table-cell>
          <table:table-cell/>
        </table:table-row>
        <table:table-row table:style-name="ro1">
          <table:table-cell office:value-type="float" office:value="9070">
            <text:p>9070</text:p>
          </table:table-cell>
          <table:table-cell office:value-type="float" office:value="0.046112">
            <text:p>0.046112</text:p>
          </table:table-cell>
          <table:table-cell office:value-type="float" office:value="0.044648">
            <text:p>0.044648</text:p>
          </table:table-cell>
          <table:table-cell office:value-type="float" office:value="0.046203">
            <text:p>0.046203</text:p>
          </table:table-cell>
          <table:table-cell/>
        </table:table-row>
        <table:table-row table:style-name="ro1">
          <table:table-cell office:value-type="float" office:value="9080">
            <text:p>9080</text:p>
          </table:table-cell>
          <table:table-cell office:value-type="float" office:value="0.04652">
            <text:p>0.04652</text:p>
          </table:table-cell>
          <table:table-cell office:value-type="float" office:value="0.044505">
            <text:p>0.044505</text:p>
          </table:table-cell>
          <table:table-cell office:value-type="float" office:value="0.046795">
            <text:p>0.046795</text:p>
          </table:table-cell>
          <table:table-cell/>
        </table:table-row>
        <table:table-row table:style-name="ro1">
          <table:table-cell office:value-type="float" office:value="9090">
            <text:p>9090</text:p>
          </table:table-cell>
          <table:table-cell office:value-type="float" office:value="0.046746">
            <text:p>0.046746</text:p>
          </table:table-cell>
          <table:table-cell office:value-type="float" office:value="0.044821">
            <text:p>0.044821</text:p>
          </table:table-cell>
          <table:table-cell office:value-type="float" office:value="0.046838">
            <text:p>0.046838</text:p>
          </table:table-cell>
          <table:table-cell/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0.046881">
            <text:p>0.046881</text:p>
          </table:table-cell>
          <table:table-cell office:value-type="float" office:value="0.045046">
            <text:p>0.045046</text:p>
          </table:table-cell>
          <table:table-cell office:value-type="float" office:value="0.047248">
            <text:p>0.047248</text:p>
          </table:table-cell>
          <table:table-cell/>
        </table:table-row>
        <table:table-row table:style-name="ro1">
          <table:table-cell office:value-type="float" office:value="9110">
            <text:p>9110</text:p>
          </table:table-cell>
          <table:table-cell office:value-type="float" office:value="0.047291">
            <text:p>0.047291</text:p>
          </table:table-cell>
          <table:table-cell office:value-type="float" office:value="0.045455">
            <text:p>0.045455</text:p>
          </table:table-cell>
          <table:table-cell office:value-type="float" office:value="0.047291">
            <text:p>0.047291</text:p>
          </table:table-cell>
          <table:table-cell/>
        </table:table-row>
        <table:table-row table:style-name="ro1">
          <table:table-cell office:value-type="float" office:value="9120">
            <text:p>9120</text:p>
          </table:table-cell>
          <table:table-cell office:value-type="float" office:value="0.047335">
            <text:p>0.047335</text:p>
          </table:table-cell>
          <table:table-cell office:value-type="float" office:value="0.045772">
            <text:p>0.045772</text:p>
          </table:table-cell>
          <table:table-cell office:value-type="float" office:value="0.047518">
            <text:p>0.047518</text:p>
          </table:table-cell>
          <table:table-cell/>
        </table:table-row>
        <table:table-row table:style-name="ro1">
          <table:table-cell office:value-type="float" office:value="9130">
            <text:p>9130</text:p>
          </table:table-cell>
          <table:table-cell office:value-type="float" office:value="0.047286">
            <text:p>0.047286</text:p>
          </table:table-cell>
          <table:table-cell office:value-type="float" office:value="0.04609">
            <text:p>0.04609</text:p>
          </table:table-cell>
          <table:table-cell office:value-type="float" office:value="0.047654">
            <text:p>0.047654</text:p>
          </table:table-cell>
          <table:table-cell/>
        </table:table-row>
        <table:table-row table:style-name="ro1">
          <table:table-cell office:value-type="float" office:value="9140">
            <text:p>9140</text:p>
          </table:table-cell>
          <table:table-cell office:value-type="float" office:value="0.047145">
            <text:p>0.047145</text:p>
          </table:table-cell>
          <table:table-cell office:value-type="float" office:value="0.046317">
            <text:p>0.046317</text:p>
          </table:table-cell>
          <table:table-cell office:value-type="float" office:value="0.047698">
            <text:p>0.047698</text:p>
          </table:table-cell>
          <table:table-cell/>
        </table:table-row>
        <table:table-row table:style-name="ro1">
          <table:table-cell office:value-type="float" office:value="9150">
            <text:p>9150</text:p>
          </table:table-cell>
          <table:table-cell office:value-type="float" office:value="0.047281">
            <text:p>0.047281</text:p>
          </table:table-cell>
          <table:table-cell office:value-type="float" office:value="0.046452">
            <text:p>0.046452</text:p>
          </table:table-cell>
          <table:table-cell office:value-type="float" office:value="0.047742">
            <text:p>0.047742</text:p>
          </table:table-cell>
          <table:table-cell/>
        </table:table-row>
        <table:table-row table:style-name="ro1">
          <table:table-cell office:value-type="float" office:value="9160">
            <text:p>9160</text:p>
          </table:table-cell>
          <table:table-cell office:value-type="float" office:value="0.047417">
            <text:p>0.047417</text:p>
          </table:table-cell>
          <table:table-cell office:value-type="float" office:value="0.046679">
            <text:p>0.046679</text:p>
          </table:table-cell>
          <table:table-cell office:value-type="float" office:value="0.04797">
            <text:p>0.04797</text:p>
          </table:table-cell>
          <table:table-cell/>
        </table:table-row>
        <table:table-row table:style-name="ro1">
          <table:table-cell office:value-type="float" office:value="9170">
            <text:p>9170</text:p>
          </table:table-cell>
          <table:table-cell office:value-type="float" office:value="0.047645">
            <text:p>0.047645</text:p>
          </table:table-cell>
          <table:table-cell office:value-type="float" office:value="0.046814">
            <text:p>0.046814</text:p>
          </table:table-cell>
          <table:table-cell office:value-type="float" office:value="0.048015">
            <text:p>0.048015</text:p>
          </table:table-cell>
          <table:table-cell/>
        </table:table-row>
        <table:table-row table:style-name="ro1">
          <table:table-cell office:value-type="float" office:value="9180">
            <text:p>9180</text:p>
          </table:table-cell>
          <table:table-cell office:value-type="float" office:value="0.047689">
            <text:p>0.047689</text:p>
          </table:table-cell>
          <table:table-cell office:value-type="float" office:value="0.047135">
            <text:p>0.047135</text:p>
          </table:table-cell>
          <table:table-cell office:value-type="float" office:value="0.048059">
            <text:p>0.048059</text:p>
          </table:table-cell>
          <table:table-cell/>
        </table:table-row>
        <table:table-row table:style-name="ro1">
          <table:table-cell office:value-type="float" office:value="9190">
            <text:p>9190</text:p>
          </table:table-cell>
          <table:table-cell office:value-type="float" office:value="0.047919">
            <text:p>0.047919</text:p>
          </table:table-cell>
          <table:table-cell office:value-type="float" office:value="0.047641">
            <text:p>0.047641</text:p>
          </table:table-cell>
          <table:table-cell office:value-type="float" office:value="0.048474">
            <text:p>0.048474</text:p>
          </table:table-cell>
          <table:table-cell/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0.048056">
            <text:p>0.048056</text:p>
          </table:table-cell>
          <table:table-cell office:value-type="float" office:value="0.047685">
            <text:p>0.047685</text:p>
          </table:table-cell>
          <table:table-cell office:value-type="float" office:value="0.048889">
            <text:p>0.048889</text:p>
          </table:table-cell>
          <table:table-cell/>
        </table:table-row>
        <table:table-row table:style-name="ro1">
          <table:table-cell office:value-type="float" office:value="9210">
            <text:p>9210</text:p>
          </table:table-cell>
          <table:table-cell office:value-type="float" office:value="0.0481">
            <text:p>0.0481</text:p>
          </table:table-cell>
          <table:table-cell office:value-type="float" office:value="0.047729">
            <text:p>0.047729</text:p>
          </table:table-cell>
          <table:table-cell office:value-type="float" office:value="0.049212">
            <text:p>0.049212</text:p>
          </table:table-cell>
          <table:table-cell/>
        </table:table-row>
        <table:table-row table:style-name="ro1">
          <table:table-cell office:value-type="float" office:value="9220">
            <text:p>9220</text:p>
          </table:table-cell>
          <table:table-cell office:value-type="float" office:value="0.04833">
            <text:p>0.04833</text:p>
          </table:table-cell>
          <table:table-cell office:value-type="float" office:value="0.047866">
            <text:p>0.047866</text:p>
          </table:table-cell>
          <table:table-cell office:value-type="float" office:value="0.049443">
            <text:p>0.049443</text:p>
          </table:table-cell>
          <table:table-cell/>
        </table:table-row>
        <table:table-row table:style-name="ro1">
          <table:table-cell office:value-type="float" office:value="9230">
            <text:p>9230</text:p>
          </table:table-cell>
          <table:table-cell office:value-type="float" office:value="0.048468">
            <text:p>0.048468</text:p>
          </table:table-cell>
          <table:table-cell office:value-type="float" office:value="0.048004">
            <text:p>0.048004</text:p>
          </table:table-cell>
          <table:table-cell office:value-type="float" office:value="0.049582">
            <text:p>0.049582</text:p>
          </table:table-cell>
          <table:table-cell/>
        </table:table-row>
        <table:table-row table:style-name="ro1">
          <table:table-cell office:value-type="float" office:value="9240">
            <text:p>9240</text:p>
          </table:table-cell>
          <table:table-cell office:value-type="float" office:value="0.048885">
            <text:p>0.048885</text:p>
          </table:table-cell>
          <table:table-cell office:value-type="float" office:value="0.048048">
            <text:p>0.048048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9250">
            <text:p>9250</text:p>
          </table:table-cell>
          <table:table-cell office:value-type="float" office:value="0.04893">
            <text:p>0.04893</text:p>
          </table:table-cell>
          <table:table-cell office:value-type="float" office:value="0.048279">
            <text:p>0.048279</text:p>
          </table:table-cell>
          <table:table-cell office:value-type="float" office:value="0.049953">
            <text:p>0.049953</text:p>
          </table:table-cell>
          <table:table-cell/>
        </table:table-row>
        <table:table-row table:style-name="ro1">
          <table:table-cell office:value-type="float" office:value="9260">
            <text:p>9260</text:p>
          </table:table-cell>
          <table:table-cell office:value-type="float" office:value="0.049162">
            <text:p>0.049162</text:p>
          </table:table-cell>
          <table:table-cell office:value-type="float" office:value="0.048603">
            <text:p>0.048603</text:p>
          </table:table-cell>
          <table:table-cell office:value-type="float" office:value="0.050093">
            <text:p>0.050093</text:p>
          </table:table-cell>
          <table:table-cell/>
        </table:table-row>
        <table:table-row table:style-name="ro1">
          <table:table-cell office:value-type="float" office:value="9270">
            <text:p>9270</text:p>
          </table:table-cell>
          <table:table-cell office:value-type="float" office:value="0.049115">
            <text:p>0.049115</text:p>
          </table:table-cell>
          <table:table-cell office:value-type="float" office:value="0.049021">
            <text:p>0.049021</text:p>
          </table:table-cell>
          <table:table-cell office:value-type="float" office:value="0.050233">
            <text:p>0.050233</text:p>
          </table:table-cell>
          <table:table-cell/>
        </table:table-row>
        <table:table-row table:style-name="ro1">
          <table:table-cell office:value-type="float" office:value="9280">
            <text:p>9280</text:p>
          </table:table-cell>
          <table:table-cell office:value-type="float" office:value="0.04944">
            <text:p>0.04944</text:p>
          </table:table-cell>
          <table:table-cell office:value-type="float" office:value="0.048974">
            <text:p>0.048974</text:p>
          </table:table-cell>
          <table:table-cell office:value-type="float" office:value="0.050373">
            <text:p>0.050373</text:p>
          </table:table-cell>
          <table:table-cell/>
        </table:table-row>
        <table:table-row table:style-name="ro1">
          <table:table-cell office:value-type="float" office:value="9290">
            <text:p>9290</text:p>
          </table:table-cell>
          <table:table-cell table:number-columns-repeated="2" office:value-type="float" office:value="0.049486">
            <text:p>0.049486</text:p>
          </table:table-cell>
          <table:table-cell office:value-type="float" office:value="0.0507">
            <text:p>0.0507</text:p>
          </table:table-cell>
          <table:table-cell/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0.04972">
            <text:p>0.04972</text:p>
          </table:table-cell>
          <table:table-cell office:value-type="float" office:value="0.05">
            <text:p>0.05</text:p>
          </table:table-cell>
          <table:table-cell office:value-type="float" office:value="0.051028">
            <text:p>0.051028</text:p>
          </table:table-cell>
          <table:table-cell/>
        </table:table-row>
        <table:table-row table:style-name="ro1">
          <table:table-cell office:value-type="float" office:value="9310">
            <text:p>9310</text:p>
          </table:table-cell>
          <table:table-cell office:value-type="float" office:value="0.049766">
            <text:p>0.049766</text:p>
          </table:table-cell>
          <table:table-cell office:value-type="float" office:value="0.050327">
            <text:p>0.050327</text:p>
          </table:table-cell>
          <table:table-cell office:value-type="float" office:value="0.051263">
            <text:p>0.051263</text:p>
          </table:table-cell>
          <table:table-cell/>
        </table:table-row>
        <table:table-row table:style-name="ro1">
          <table:table-cell office:value-type="float" office:value="9320">
            <text:p>9320</text:p>
          </table:table-cell>
          <table:table-cell office:value-type="float" office:value="0.049906">
            <text:p>0.049906</text:p>
          </table:table-cell>
          <table:table-cell office:value-type="float" office:value="0.050749">
            <text:p>0.050749</text:p>
          </table:table-cell>
          <table:table-cell office:value-type="float" office:value="0.051311">
            <text:p>0.051311</text:p>
          </table:table-cell>
          <table:table-cell/>
        </table:table-row>
        <table:table-row table:style-name="ro1">
          <table:table-cell office:value-type="float" office:value="9330">
            <text:p>9330</text:p>
          </table:table-cell>
          <table:table-cell office:value-type="float" office:value="0.050047">
            <text:p>0.050047</text:p>
          </table:table-cell>
          <table:table-cell office:value-type="float" office:value="0.051172">
            <text:p>0.051172</text:p>
          </table:table-cell>
          <table:table-cell office:value-type="float" office:value="0.051453">
            <text:p>0.051453</text:p>
          </table:table-cell>
          <table:table-cell/>
        </table:table-row>
        <table:table-row table:style-name="ro1">
          <table:table-cell office:value-type="float" office:value="9340">
            <text:p>9340</text:p>
          </table:table-cell>
          <table:table-cell office:value-type="float" office:value="0.050281">
            <text:p>0.050281</text:p>
          </table:table-cell>
          <table:table-cell office:value-type="float" office:value="0.05122">
            <text:p>0.05122</text:p>
          </table:table-cell>
          <table:table-cell office:value-type="float" office:value="0.051501">
            <text:p>0.051501</text:p>
          </table:table-cell>
          <table:table-cell/>
        </table:table-row>
        <table:table-row table:style-name="ro1">
          <table:table-cell office:value-type="float" office:value="9350">
            <text:p>9350</text:p>
          </table:table-cell>
          <table:table-cell office:value-type="float" office:value="0.050516">
            <text:p>0.050516</text:p>
          </table:table-cell>
          <table:table-cell table:number-columns-repeated="2" office:value-type="float" office:value="0.051455">
            <text:p>0.051455</text:p>
          </table:table-cell>
          <table:table-cell/>
        </table:table-row>
        <table:table-row table:style-name="ro1">
          <table:table-cell office:value-type="float" office:value="9360">
            <text:p>9360</text:p>
          </table:table-cell>
          <table:table-cell office:value-type="float" office:value="0.050846">
            <text:p>0.050846</text:p>
          </table:table-cell>
          <table:table-cell office:value-type="float" office:value="0.051598">
            <text:p>0.051598</text:p>
          </table:table-cell>
          <table:table-cell office:value-type="float" office:value="0.051692">
            <text:p>0.051692</text:p>
          </table:table-cell>
          <table:table-cell/>
        </table:table-row>
        <table:table-row table:style-name="ro1">
          <table:table-cell office:value-type="float" office:value="9370">
            <text:p>9370</text:p>
          </table:table-cell>
          <table:table-cell office:value-type="float" office:value="0.050988">
            <text:p>0.050988</text:p>
          </table:table-cell>
          <table:table-cell office:value-type="float" office:value="0.051646">
            <text:p>0.051646</text:p>
          </table:table-cell>
          <table:table-cell office:value-type="float" office:value="0.051929">
            <text:p>0.051929</text:p>
          </table:table-cell>
          <table:table-cell/>
        </table:table-row>
        <table:table-row table:style-name="ro1">
          <table:table-cell office:value-type="float" office:value="9380">
            <text:p>9380</text:p>
          </table:table-cell>
          <table:table-cell office:value-type="float" office:value="0.051412">
            <text:p>0.051412</text:p>
          </table:table-cell>
          <table:table-cell table:number-columns-repeated="2" office:value-type="float" office:value="0.051977">
            <text:p>0.051977</text:p>
          </table:table-cell>
          <table:table-cell/>
        </table:table-row>
        <table:table-row table:style-name="ro1">
          <table:table-cell office:value-type="float" office:value="9390">
            <text:p>9390</text:p>
          </table:table-cell>
          <table:table-cell office:value-type="float" office:value="0.051367">
            <text:p>0.051367</text:p>
          </table:table-cell>
          <table:table-cell office:value-type="float" office:value="0.052026">
            <text:p>0.052026</text:p>
          </table:table-cell>
          <table:table-cell office:value-type="float" office:value="0.052121">
            <text:p>0.052121</text:p>
          </table:table-cell>
          <table:table-cell/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0.051509">
            <text:p>0.051509</text:p>
          </table:table-cell>
          <table:table-cell table:number-columns-repeated="2" office:value-type="float" office:value="0.052453">
            <text:p>0.052453</text:p>
          </table:table-cell>
          <table:table-cell/>
        </table:table-row>
        <table:table-row table:style-name="ro1">
          <table:table-cell office:value-type="float" office:value="9410">
            <text:p>9410</text:p>
          </table:table-cell>
          <table:table-cell office:value-type="float" office:value="0.051841">
            <text:p>0.051841</text:p>
          </table:table-cell>
          <table:table-cell office:value-type="float" office:value="0.052408">
            <text:p>0.052408</text:p>
          </table:table-cell>
          <table:table-cell office:value-type="float" office:value="0.052691">
            <text:p>0.052691</text:p>
          </table:table-cell>
          <table:table-cell/>
        </table:table-row>
        <table:table-row table:style-name="ro1">
          <table:table-cell office:value-type="float" office:value="9420">
            <text:p>9420</text:p>
          </table:table-cell>
          <table:table-cell office:value-type="float" office:value="0.052363">
            <text:p>0.052363</text:p>
          </table:table-cell>
          <table:table-cell office:value-type="float" office:value="0.052457">
            <text:p>0.052457</text:p>
          </table:table-cell>
          <table:table-cell office:value-type="float" office:value="0.052741">
            <text:p>0.052741</text:p>
          </table:table-cell>
          <table:table-cell/>
        </table:table-row>
        <table:table-row table:style-name="ro1">
          <table:table-cell office:value-type="float" office:value="9430">
            <text:p>9430</text:p>
          </table:table-cell>
          <table:table-cell office:value-type="float" office:value="0.052507">
            <text:p>0.052507</text:p>
          </table:table-cell>
          <table:table-cell office:value-type="float" office:value="0.052602">
            <text:p>0.052602</text:p>
          </table:table-cell>
          <table:table-cell office:value-type="float" office:value="0.053169">
            <text:p>0.053169</text:p>
          </table:table-cell>
          <table:table-cell/>
        </table:table-row>
        <table:table-row table:style-name="ro1">
          <table:table-cell office:value-type="float" office:value="9440">
            <text:p>9440</text:p>
          </table:table-cell>
          <table:table-cell table:number-columns-repeated="2" office:value-type="float" office:value="0.052746">
            <text:p>0.052746</text:p>
          </table:table-cell>
          <table:table-cell office:value-type="float" office:value="0.053504">
            <text:p>0.053504</text:p>
          </table:table-cell>
          <table:table-cell/>
        </table:table-row>
        <table:table-row table:style-name="ro1">
          <table:table-cell office:value-type="float" office:value="9450">
            <text:p>9450</text:p>
          </table:table-cell>
          <table:table-cell office:value-type="float" office:value="0.052891">
            <text:p>0.052891</text:p>
          </table:table-cell>
          <table:table-cell office:value-type="float" office:value="0.052607">
            <text:p>0.052607</text:p>
          </table:table-cell>
          <table:table-cell office:value-type="float" office:value="0.053934">
            <text:p>0.053934</text:p>
          </table:table-cell>
          <table:table-cell/>
        </table:table-row>
        <table:table-row table:style-name="ro1">
          <table:table-cell office:value-type="float" office:value="9460">
            <text:p>9460</text:p>
          </table:table-cell>
          <table:table-cell office:value-type="float" office:value="0.053226">
            <text:p>0.053226</text:p>
          </table:table-cell>
          <table:table-cell office:value-type="float" office:value="0.052751">
            <text:p>0.052751</text:p>
          </table:table-cell>
          <table:table-cell office:value-type="float" office:value="0.054364">
            <text:p>0.054364</text:p>
          </table:table-cell>
          <table:table-cell/>
        </table:table-row>
        <table:table-row table:style-name="ro1">
          <table:table-cell office:value-type="float" office:value="9470">
            <text:p>9470</text:p>
          </table:table-cell>
          <table:table-cell office:value-type="float" office:value="0.053466">
            <text:p>0.053466</text:p>
          </table:table-cell>
          <table:table-cell office:value-type="float" office:value="0.052896">
            <text:p>0.052896</text:p>
          </table:table-cell>
          <table:table-cell office:value-type="float" office:value="0.054416">
            <text:p>0.054416</text:p>
          </table:table-cell>
          <table:table-cell/>
        </table:table-row>
        <table:table-row table:style-name="ro1">
          <table:table-cell office:value-type="float" office:value="9480">
            <text:p>9480</text:p>
          </table:table-cell>
          <table:table-cell office:value-type="float" office:value="0.053422">
            <text:p>0.053422</text:p>
          </table:table-cell>
          <table:table-cell office:value-type="float" office:value="0.053517">
            <text:p>0.053517</text:p>
          </table:table-cell>
          <table:table-cell office:value-type="float" office:value="0.054658">
            <text:p>0.054658</text:p>
          </table:table-cell>
          <table:table-cell/>
        </table:table-row>
        <table:table-row table:style-name="ro1">
          <table:table-cell office:value-type="float" office:value="9490">
            <text:p>9490</text:p>
          </table:table-cell>
          <table:table-cell office:value-type="float" office:value="0.053568">
            <text:p>0.053568</text:p>
          </table:table-cell>
          <table:table-cell office:value-type="float" office:value="0.053758">
            <text:p>0.053758</text:p>
          </table:table-cell>
          <table:table-cell office:value-type="float" office:value="0.0549">
            <text:p>0.0549</text:p>
          </table:table-cell>
          <table:table-cell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0.053714">
            <text:p>0.053714</text:p>
          </table:table-cell>
          <table:table-cell office:value-type="float" office:value="0.054">
            <text:p>0.054</text:p>
          </table:table-cell>
          <table:table-cell office:value-type="float" office:value="0.054857">
            <text:p>0.054857</text:p>
          </table:table-cell>
          <table:table-cell/>
        </table:table-row>
        <table:table-row table:style-name="ro1">
          <table:table-cell office:value-type="float" office:value="9510">
            <text:p>9510</text:p>
          </table:table-cell>
          <table:table-cell office:value-type="float" office:value="0.053765">
            <text:p>0.053765</text:p>
          </table:table-cell>
          <table:table-cell office:value-type="float" office:value="0.054337">
            <text:p>0.054337</text:p>
          </table:table-cell>
          <table:table-cell office:value-type="float" office:value="0.0551">
            <text:p>0.0551</text:p>
          </table:table-cell>
          <table:table-cell/>
        </table:table-row>
        <table:table-row table:style-name="ro1">
          <table:table-cell office:value-type="float" office:value="9520">
            <text:p>9520</text:p>
          </table:table-cell>
          <table:table-cell office:value-type="float" office:value="0.054103">
            <text:p>0.054103</text:p>
          </table:table-cell>
          <table:table-cell office:value-type="float" office:value="0.054485">
            <text:p>0.054485</text:p>
          </table:table-cell>
          <table:table-cell office:value-type="float" office:value="0.055153">
            <text:p>0.055153</text:p>
          </table:table-cell>
          <table:table-cell/>
        </table:table-row>
        <table:table-row table:style-name="ro1">
          <table:table-cell office:value-type="float" office:value="9530">
            <text:p>9530</text:p>
          </table:table-cell>
          <table:table-cell office:value-type="float" office:value="0.05425">
            <text:p>0.05425</text:p>
          </table:table-cell>
          <table:table-cell office:value-type="float" office:value="0.054728">
            <text:p>0.054728</text:p>
          </table:table-cell>
          <table:table-cell office:value-type="float" office:value="0.055205">
            <text:p>0.055205</text:p>
          </table:table-cell>
          <table:table-cell/>
        </table:table-row>
        <table:table-row table:style-name="ro1">
          <table:table-cell office:value-type="float" office:value="9540">
            <text:p>9540</text:p>
          </table:table-cell>
          <table:table-cell office:value-type="float" office:value="0.054398">
            <text:p>0.054398</text:p>
          </table:table-cell>
          <table:table-cell office:value-type="float" office:value="0.054685">
            <text:p>0.054685</text:p>
          </table:table-cell>
          <table:table-cell office:value-type="float" office:value="0.055258">
            <text:p>0.055258</text:p>
          </table:table-cell>
          <table:table-cell/>
        </table:table-row>
        <table:table-row table:style-name="ro1">
          <table:table-cell office:value-type="float" office:value="9550">
            <text:p>9550</text:p>
          </table:table-cell>
          <table:table-cell office:value-type="float" office:value="0.054641">
            <text:p>0.054641</text:p>
          </table:table-cell>
          <table:table-cell office:value-type="float" office:value="0.054737">
            <text:p>0.054737</text:p>
          </table:table-cell>
          <table:table-cell office:value-type="float" office:value="0.055502">
            <text:p>0.055502</text:p>
          </table:table-cell>
          <table:table-cell/>
        </table:table-row>
        <table:table-row table:style-name="ro1">
          <table:table-cell office:value-type="float" office:value="9560">
            <text:p>9560</text:p>
          </table:table-cell>
          <table:table-cell office:value-type="float" office:value="0.054789">
            <text:p>0.054789</text:p>
          </table:table-cell>
          <table:table-cell office:value-type="float" office:value="0.054981">
            <text:p>0.054981</text:p>
          </table:table-cell>
          <table:table-cell office:value-type="float" office:value="0.055651">
            <text:p>0.055651</text:p>
          </table:table-cell>
          <table:table-cell/>
        </table:table-row>
        <table:table-row table:style-name="ro1">
          <table:table-cell office:value-type="float" office:value="9570">
            <text:p>9570</text:p>
          </table:table-cell>
          <table:table-cell office:value-type="float" office:value="0.055034">
            <text:p>0.055034</text:p>
          </table:table-cell>
          <table:table-cell office:value-type="float" office:value="0.055129">
            <text:p>0.055129</text:p>
          </table:table-cell>
          <table:table-cell office:value-type="float" office:value="0.055896">
            <text:p>0.055896</text:p>
          </table:table-cell>
          <table:table-cell/>
        </table:table-row>
        <table:table-row table:style-name="ro1">
          <table:table-cell office:value-type="float" office:value="9580">
            <text:p>9580</text:p>
          </table:table-cell>
          <table:table-cell office:value-type="float" office:value="0.055086">
            <text:p>0.055086</text:p>
          </table:table-cell>
          <table:table-cell office:value-type="float" office:value="0.05547">
            <text:p>0.05547</text:p>
          </table:table-cell>
          <table:table-cell office:value-type="float" office:value="0.056046">
            <text:p>0.056046</text:p>
          </table:table-cell>
          <table:table-cell/>
        </table:table-row>
        <table:table-row table:style-name="ro1">
          <table:table-cell office:value-type="float" office:value="9590">
            <text:p>9590</text:p>
          </table:table-cell>
          <table:table-cell office:value-type="float" office:value="0.055331">
            <text:p>0.055331</text:p>
          </table:table-cell>
          <table:table-cell office:value-type="float" office:value="0.055524">
            <text:p>0.055524</text:p>
          </table:table-cell>
          <table:table-cell office:value-type="float" office:value="0.056196">
            <text:p>0.056196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0.055481">
            <text:p>0.055481</text:p>
          </table:table-cell>
          <table:table-cell office:value-type="float" office:value="0.055769">
            <text:p>0.055769</text:p>
          </table:table-cell>
          <table:table-cell office:value-type="float" office:value="0.056346">
            <text:p>0.056346</text:p>
          </table:table-cell>
          <table:table-cell/>
        </table:table-row>
        <table:table-row table:style-name="ro1">
          <table:table-cell office:value-type="float" office:value="9610">
            <text:p>9610</text:p>
          </table:table-cell>
          <table:table-cell office:value-type="float" office:value="0.055438">
            <text:p>0.055438</text:p>
          </table:table-cell>
          <table:table-cell office:value-type="float" office:value="0.056208">
            <text:p>0.056208</text:p>
          </table:table-cell>
          <table:table-cell office:value-type="float" office:value="0.056785">
            <text:p>0.056785</text:p>
          </table:table-cell>
          <table:table-cell/>
        </table:table-row>
        <table:table-row table:style-name="ro1">
          <table:table-cell office:value-type="float" office:value="9620">
            <text:p>9620</text:p>
          </table:table-cell>
          <table:table-cell office:value-type="float" office:value="0.055491">
            <text:p>0.055491</text:p>
          </table:table-cell>
          <table:table-cell office:value-type="float" office:value="0.056455">
            <text:p>0.056455</text:p>
          </table:table-cell>
          <table:table-cell office:value-type="float" office:value="0.057129">
            <text:p>0.057129</text:p>
          </table:table-cell>
          <table:table-cell/>
        </table:table-row>
        <table:table-row table:style-name="ro1">
          <table:table-cell office:value-type="float" office:value="9630">
            <text:p>9630</text:p>
          </table:table-cell>
          <table:table-cell office:value-type="float" office:value="0.055834">
            <text:p>0.055834</text:p>
          </table:table-cell>
          <table:table-cell office:value-type="float" office:value="0.056413">
            <text:p>0.056413</text:p>
          </table:table-cell>
          <table:table-cell office:value-type="float" office:value="0.057088">
            <text:p>0.057088</text:p>
          </table:table-cell>
          <table:table-cell/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0.055985">
            <text:p>0.055985</text:p>
          </table:table-cell>
          <table:table-cell office:value-type="float" office:value="0.056564">
            <text:p>0.056564</text:p>
          </table:table-cell>
          <table:table-cell office:value-type="float" office:value="0.057046">
            <text:p>0.057046</text:p>
          </table:table-cell>
          <table:table-cell/>
        </table:table-row>
        <table:table-row table:style-name="ro1">
          <table:table-cell office:value-type="float" office:value="9650">
            <text:p>9650</text:p>
          </table:table-cell>
          <table:table-cell office:value-type="float" office:value="0.056618">
            <text:p>0.056618</text:p>
          </table:table-cell>
          <table:table-cell office:value-type="float" office:value="0.056812">
            <text:p>0.056812</text:p>
          </table:table-cell>
          <table:table-cell office:value-type="float" office:value="0.057295">
            <text:p>0.057295</text:p>
          </table:table-cell>
          <table:table-cell/>
        </table:table-row>
        <table:table-row table:style-name="ro1">
          <table:table-cell office:value-type="float" office:value="9660">
            <text:p>9660</text:p>
          </table:table-cell>
          <table:table-cell office:value-type="float" office:value="0.056867">
            <text:p>0.056867</text:p>
          </table:table-cell>
          <table:table-cell office:value-type="float" office:value="0.056963">
            <text:p>0.056963</text:p>
          </table:table-cell>
          <table:table-cell office:value-type="float" office:value="0.057447">
            <text:p>0.057447</text:p>
          </table:table-cell>
          <table:table-cell/>
        </table:table-row>
        <table:table-row table:style-name="ro1">
          <table:table-cell office:value-type="float" office:value="9670">
            <text:p>9670</text:p>
          </table:table-cell>
          <table:table-cell office:value-type="float" office:value="0.057115">
            <text:p>0.057115</text:p>
          </table:table-cell>
          <table:table-cell office:value-type="float" office:value="0.057212">
            <text:p>0.057212</text:p>
          </table:table-cell>
          <table:table-cell office:value-type="float" office:value="0.057406">
            <text:p>0.057406</text:p>
          </table:table-cell>
          <table:table-cell/>
        </table:table-row>
        <table:table-row table:style-name="ro1">
          <table:table-cell office:value-type="float" office:value="9680">
            <text:p>9680</text:p>
          </table:table-cell>
          <table:table-cell office:value-type="float" office:value="0.057267">
            <text:p>0.057267</text:p>
          </table:table-cell>
          <table:table-cell office:value-type="float" office:value="0.057655">
            <text:p>0.057655</text:p>
          </table:table-cell>
          <table:table-cell office:value-type="float" office:value="0.057752">
            <text:p>0.057752</text:p>
          </table:table-cell>
          <table:table-cell/>
        </table:table-row>
        <table:table-row table:style-name="ro1">
          <table:table-cell office:value-type="float" office:value="9690">
            <text:p>9690</text:p>
          </table:table-cell>
          <table:table-cell office:value-type="float" office:value="0.057614">
            <text:p>0.057614</text:p>
          </table:table-cell>
          <table:table-cell office:value-type="float" office:value="0.058002">
            <text:p>0.058002</text:p>
          </table:table-cell>
          <table:table-cell office:value-type="float" office:value="0.057905">
            <text:p>0.057905</text:p>
          </table:table-cell>
          <table:table-cell/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0.05767">
            <text:p>0.05767</text:p>
          </table:table-cell>
          <table:table-cell office:value-type="float" office:value="0.058155">
            <text:p>0.058155</text:p>
          </table:table-cell>
          <table:table-cell office:value-type="float" office:value="0.057961">
            <text:p>0.057961</text:p>
          </table:table-cell>
          <table:table-cell/>
        </table:table-row>
        <table:table-row table:style-name="ro1">
          <table:table-cell office:value-type="float" office:value="9710">
            <text:p>9710</text:p>
          </table:table-cell>
          <table:table-cell office:value-type="float" office:value="0.058017">
            <text:p>0.058017</text:p>
          </table:table-cell>
          <table:table-cell office:value-type="float" office:value="0.058309">
            <text:p>0.058309</text:p>
          </table:table-cell>
          <table:table-cell office:value-type="float" office:value="0.058115">
            <text:p>0.058115</text:p>
          </table:table-cell>
          <table:table-cell/>
        </table:table-row>
        <table:table-row table:style-name="ro1">
          <table:table-cell office:value-type="float" office:value="9720">
            <text:p>9720</text:p>
          </table:table-cell>
          <table:table-cell office:value-type="float" office:value="0.058074">
            <text:p>0.058074</text:p>
          </table:table-cell>
          <table:table-cell office:value-type="float" office:value="0.058755">
            <text:p>0.058755</text:p>
          </table:table-cell>
          <table:table-cell office:value-type="float" office:value="0.058463">
            <text:p>0.058463</text:p>
          </table:table-cell>
          <table:table-cell/>
        </table:table-row>
        <table:table-row table:style-name="ro1">
          <table:table-cell office:value-type="float" office:value="9730">
            <text:p>9730</text:p>
          </table:table-cell>
          <table:table-cell office:value-type="float" office:value="0.058423">
            <text:p>0.058423</text:p>
          </table:table-cell>
          <table:table-cell office:value-type="float" office:value="0.058909">
            <text:p>0.058909</text:p>
          </table:table-cell>
          <table:table-cell office:value-type="float" office:value="0.058812">
            <text:p>0.058812</text:p>
          </table:table-cell>
          <table:table-cell/>
        </table:table-row>
        <table:table-row table:style-name="ro1">
          <table:table-cell office:value-type="float" office:value="9740">
            <text:p>9740</text:p>
          </table:table-cell>
          <table:table-cell office:value-type="float" office:value="0.058577">
            <text:p>0.058577</text:p>
          </table:table-cell>
          <table:table-cell office:value-type="float" office:value="0.059259">
            <text:p>0.059259</text:p>
          </table:table-cell>
          <table:table-cell office:value-type="float" office:value="0.058869">
            <text:p>0.058869</text:p>
          </table:table-cell>
          <table:table-cell/>
        </table:table-row>
        <table:table-row table:style-name="ro1">
          <table:table-cell office:value-type="float" office:value="9750">
            <text:p>9750</text:p>
          </table:table-cell>
          <table:table-cell office:value-type="float" office:value="0.059024">
            <text:p>0.059024</text:p>
          </table:table-cell>
          <table:table-cell office:value-type="float" office:value="0.059512">
            <text:p>0.059512</text:p>
          </table:table-cell>
          <table:table-cell office:value-type="float" office:value="0.059122">
            <text:p>0.059122</text:p>
          </table:table-cell>
          <table:table-cell/>
        </table:table-row>
        <table:table-row table:style-name="ro1">
          <table:table-cell office:value-type="float" office:value="9760">
            <text:p>9760</text:p>
          </table:table-cell>
          <table:table-cell office:value-type="float" office:value="0.059082">
            <text:p>0.059082</text:p>
          </table:table-cell>
          <table:table-cell office:value-type="float" office:value="0.059766">
            <text:p>0.059766</text:p>
          </table:table-cell>
          <table:table-cell office:value-type="float" office:value="0.059375">
            <text:p>0.059375</text:p>
          </table:table-cell>
          <table:table-cell/>
        </table:table-row>
        <table:table-row table:style-name="ro1">
          <table:table-cell office:value-type="float" office:value="9770">
            <text:p>9770</text:p>
          </table:table-cell>
          <table:table-cell office:value-type="float" office:value="0.059531">
            <text:p>0.059531</text:p>
          </table:table-cell>
          <table:table-cell office:value-type="float" office:value="0.059824">
            <text:p>0.059824</text:p>
          </table:table-cell>
          <table:table-cell office:value-type="float" office:value="0.059433">
            <text:p>0.059433</text:p>
          </table:table-cell>
          <table:table-cell/>
        </table:table-row>
        <table:table-row table:style-name="ro1">
          <table:table-cell office:value-type="float" office:value="9780">
            <text:p>9780</text:p>
          </table:table-cell>
          <table:table-cell office:value-type="float" office:value="0.059687">
            <text:p>0.059687</text:p>
          </table:table-cell>
          <table:table-cell office:value-type="float" office:value="0.060372">
            <text:p>0.060372</text:p>
          </table:table-cell>
          <table:table-cell office:value-type="float" office:value="0.059589">
            <text:p>0.059589</text:p>
          </table:table-cell>
          <table:table-cell/>
        </table:table-row>
        <table:table-row table:style-name="ro1">
          <table:table-cell office:value-type="float" office:value="9790">
            <text:p>9790</text:p>
          </table:table-cell>
          <table:table-cell office:value-type="float" office:value="0.059843">
            <text:p>0.059843</text:p>
          </table:table-cell>
          <table:table-cell office:value-type="float" office:value="0.060431">
            <text:p>0.060431</text:p>
          </table:table-cell>
          <table:table-cell office:value-type="float" office:value="0.059745">
            <text:p>0.059745</text:p>
          </table:table-cell>
          <table:table-cell/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0.059902">
            <text:p>0.059902</text:p>
          </table:table-cell>
          <table:table-cell office:value-type="float" office:value="0.060784">
            <text:p>0.060784</text:p>
          </table:table-cell>
          <table:table-cell office:value-type="float" office:value="0.059902">
            <text:p>0.059902</text:p>
          </table:table-cell>
          <table:table-cell/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0.060157">
            <text:p>0.060157</text:p>
          </table:table-cell>
          <table:table-cell office:value-type="float" office:value="0.060942">
            <text:p>0.060942</text:p>
          </table:table-cell>
          <table:table-cell office:value-type="float" office:value="0.060157">
            <text:p>0.060157</text:p>
          </table:table-cell>
          <table:table-cell/>
        </table:table-row>
        <table:table-row table:style-name="ro1">
          <table:table-cell office:value-type="float" office:value="9820">
            <text:p>9820</text:p>
          </table:table-cell>
          <table:table-cell office:value-type="float" office:value="0.060609">
            <text:p>0.060609</text:p>
          </table:table-cell>
          <table:table-cell office:value-type="float" office:value="0.061198">
            <text:p>0.061198</text:p>
          </table:table-cell>
          <table:table-cell office:value-type="float" office:value="0.060511">
            <text:p>0.060511</text:p>
          </table:table-cell>
          <table:table-cell/>
        </table:table-row>
        <table:table-row table:style-name="ro1">
          <table:table-cell office:value-type="float" office:value="9830">
            <text:p>9830</text:p>
          </table:table-cell>
          <table:table-cell office:value-type="float" office:value="0.060767">
            <text:p>0.060767</text:p>
          </table:table-cell>
          <table:table-cell office:value-type="float" office:value="0.061357">
            <text:p>0.061357</text:p>
          </table:table-cell>
          <table:table-cell office:value-type="float" office:value="0.060374">
            <text:p>0.060374</text:p>
          </table:table-cell>
          <table:table-cell/>
        </table:table-row>
        <table:table-row table:style-name="ro1">
          <table:table-cell office:value-type="float" office:value="9840">
            <text:p>9840</text:p>
          </table:table-cell>
          <table:table-cell office:value-type="float" office:value="0.061024">
            <text:p>0.061024</text:p>
          </table:table-cell>
          <table:table-cell office:value-type="float" office:value="0.061417">
            <text:p>0.061417</text:p>
          </table:table-cell>
          <table:table-cell office:value-type="float" office:value="0.06063">
            <text:p>0.06063</text:p>
          </table:table-cell>
          <table:table-cell/>
        </table:table-row>
        <table:table-row table:style-name="ro1">
          <table:table-cell office:value-type="float" office:value="9850">
            <text:p>9850</text:p>
          </table:table-cell>
          <table:table-cell office:value-type="float" office:value="0.061281">
            <text:p>0.061281</text:p>
          </table:table-cell>
          <table:table-cell office:value-type="float" office:value="0.061872">
            <text:p>0.061872</text:p>
          </table:table-cell>
          <table:table-cell office:value-type="float" office:value="0.060887">
            <text:p>0.060887</text:p>
          </table:table-cell>
          <table:table-cell/>
        </table:table-row>
        <table:table-row table:style-name="ro1">
          <table:table-cell office:value-type="float" office:value="9860">
            <text:p>9860</text:p>
          </table:table-cell>
          <table:table-cell office:value-type="float" office:value="0.06144">
            <text:p>0.06144</text:p>
          </table:table-cell>
          <table:table-cell office:value-type="float" office:value="0.062229">
            <text:p>0.062229</text:p>
          </table:table-cell>
          <table:table-cell office:value-type="float" office:value="0.061045">
            <text:p>0.061045</text:p>
          </table:table-cell>
          <table:table-cell/>
        </table:table-row>
        <table:table-row table:style-name="ro1">
          <table:table-cell office:value-type="float" office:value="9870">
            <text:p>9870</text:p>
          </table:table-cell>
          <table:table-cell office:value-type="float" office:value="0.061797">
            <text:p>0.061797</text:p>
          </table:table-cell>
          <table:table-cell office:value-type="float" office:value="0.062488">
            <text:p>0.062488</text:p>
          </table:table-cell>
          <table:table-cell office:value-type="float" office:value="0.061106">
            <text:p>0.061106</text:p>
          </table:table-cell>
          <table:table-cell/>
        </table:table-row>
        <table:table-row table:style-name="ro1">
          <table:table-cell office:value-type="float" office:value="9880">
            <text:p>9880</text:p>
          </table:table-cell>
          <table:table-cell office:value-type="float" office:value="0.061957">
            <text:p>0.061957</text:p>
          </table:table-cell>
          <table:table-cell office:value-type="float" office:value="0.062549">
            <text:p>0.062549</text:p>
          </table:table-cell>
          <table:table-cell office:value-type="float" office:value="0.061462">
            <text:p>0.061462</text:p>
          </table:table-cell>
          <table:table-cell/>
        </table:table-row>
        <table:table-row table:style-name="ro1">
          <table:table-cell office:value-type="float" office:value="9890">
            <text:p>9890</text:p>
          </table:table-cell>
          <table:table-cell office:value-type="float" office:value="0.062216">
            <text:p>0.062216</text:p>
          </table:table-cell>
          <table:table-cell office:value-type="float" office:value="0.062809">
            <text:p>0.062809</text:p>
          </table:table-cell>
          <table:table-cell office:value-type="float" office:value="0.061523">
            <text:p>0.061523</text:p>
          </table:table-cell>
          <table:table-cell/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0.062178">
            <text:p>0.062178</text:p>
          </table:table-cell>
          <table:table-cell office:value-type="float" office:value="0.063267">
            <text:p>0.063267</text:p>
          </table:table-cell>
          <table:table-cell office:value-type="float" office:value="0.061683">
            <text:p>0.061683</text:p>
          </table:table-cell>
          <table:table-cell/>
        </table:table-row>
        <table:table-row table:style-name="ro1">
          <table:table-cell office:value-type="float" office:value="9910">
            <text:p>9910</text:p>
          </table:table-cell>
          <table:table-cell office:value-type="float" office:value="0.062537">
            <text:p>0.062537</text:p>
          </table:table-cell>
          <table:table-cell office:value-type="float" office:value="0.063429">
            <text:p>0.063429</text:p>
          </table:table-cell>
          <table:table-cell office:value-type="float" office:value="0.061843">
            <text:p>0.061843</text:p>
          </table:table-cell>
          <table:table-cell/>
        </table:table-row>
        <table:table-row table:style-name="ro1">
          <table:table-cell office:value-type="float" office:value="9920">
            <text:p>9920</text:p>
          </table:table-cell>
          <table:table-cell office:value-type="float" office:value="0.062897">
            <text:p>0.062897</text:p>
          </table:table-cell>
          <table:table-cell office:value-type="float" office:value="0.063492">
            <text:p>0.063492</text:p>
          </table:table-cell>
          <table:table-cell office:value-type="float" office:value="0.062599">
            <text:p>0.062599</text:p>
          </table:table-cell>
          <table:table-cell/>
        </table:table-row>
        <table:table-row table:style-name="ro1">
          <table:table-cell office:value-type="float" office:value="9930">
            <text:p>9930</text:p>
          </table:table-cell>
          <table:table-cell office:value-type="float" office:value="0.063059">
            <text:p>0.063059</text:p>
          </table:table-cell>
          <table:table-cell office:value-type="float" office:value="0.063654">
            <text:p>0.063654</text:p>
          </table:table-cell>
          <table:table-cell office:value-type="float" office:value="0.062761">
            <text:p>0.062761</text:p>
          </table:table-cell>
          <table:table-cell/>
        </table:table-row>
        <table:table-row table:style-name="ro1">
          <table:table-cell office:value-type="float" office:value="9940">
            <text:p>9940</text:p>
          </table:table-cell>
          <table:table-cell office:value-type="float" office:value="0.063221">
            <text:p>0.063221</text:p>
          </table:table-cell>
          <table:table-cell office:value-type="float" office:value="0.063718">
            <text:p>0.063718</text:p>
          </table:table-cell>
          <table:table-cell office:value-type="float" office:value="0.062922">
            <text:p>0.062922</text:p>
          </table:table-cell>
          <table:table-cell/>
        </table:table-row>
        <table:table-row table:style-name="ro1">
          <table:table-cell office:value-type="float" office:value="9950">
            <text:p>9950</text:p>
          </table:table-cell>
          <table:table-cell office:value-type="float" office:value="0.063184">
            <text:p>0.063184</text:p>
          </table:table-cell>
          <table:table-cell office:value-type="float" office:value="0.06408">
            <text:p>0.06408</text:p>
          </table:table-cell>
          <table:table-cell office:value-type="float" office:value="0.062886">
            <text:p>0.062886</text:p>
          </table:table-cell>
          <table:table-cell/>
        </table:table-row>
        <table:table-row table:style-name="ro1">
          <table:table-cell office:value-type="float" office:value="9960">
            <text:p>9960</text:p>
          </table:table-cell>
          <table:table-cell office:value-type="float" office:value="0.063147">
            <text:p>0.063147</text:p>
          </table:table-cell>
          <table:table-cell office:value-type="float" office:value="0.064243">
            <text:p>0.064243</text:p>
          </table:table-cell>
          <table:table-cell office:value-type="float" office:value="0.063247">
            <text:p>0.063247</text:p>
          </table:table-cell>
          <table:table-cell/>
        </table:table-row>
        <table:table-row table:style-name="ro1">
          <table:table-cell office:value-type="float" office:value="9970">
            <text:p>9970</text:p>
          </table:table-cell>
          <table:table-cell office:value-type="float" office:value="0.06341">
            <text:p>0.06341</text:p>
          </table:table-cell>
          <table:table-cell office:value-type="float" office:value="0.064307">
            <text:p>0.064307</text:p>
          </table:table-cell>
          <table:table-cell office:value-type="float" office:value="0.06341">
            <text:p>0.06341</text:p>
          </table:table-cell>
          <table:table-cell/>
        </table:table-row>
        <table:table-row table:style-name="ro1">
          <table:table-cell office:value-type="float" office:value="9980">
            <text:p>9980</text:p>
          </table:table-cell>
          <table:table-cell office:value-type="float" office:value="0.063373">
            <text:p>0.063373</text:p>
          </table:table-cell>
          <table:table-cell office:value-type="float" office:value="0.064571">
            <text:p>0.064571</text:p>
          </table:table-cell>
          <table:table-cell office:value-type="float" office:value="0.063673">
            <text:p>0.063673</text:p>
          </table:table-cell>
          <table:table-cell/>
        </table:table-row>
        <table:table-row table:style-name="ro1">
          <table:table-cell office:value-type="float" office:value="9990">
            <text:p>9990</text:p>
          </table:table-cell>
          <table:table-cell office:value-type="float" office:value="0.063536">
            <text:p>0.063536</text:p>
          </table:table-cell>
          <table:table-cell office:value-type="float" office:value="0.064735">
            <text:p>0.064735</text:p>
          </table:table-cell>
          <table:table-cell office:value-type="float" office:value="0.063936">
            <text:p>0.06393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7/06/2010</text:date>, <text:time>21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Gibara</meta:initial-creator>
    <meta:creation-date>2010-06-07T11:39:07</meta:creation-date>
    <dc:date>2010-06-07T21:21:11</dc:date>
    <dc:creator>Tom Gibara</dc:creator>
    <meta:editing-duration>PT01H55M28S</meta:editing-duration>
    <meta:editing-cycles>4</meta:editing-cycles>
    <meta:generator>OpenOffice.org/3.2$Linux OpenOffice.org_project/320m12$Build-9483</meta:generator>
    <meta:document-statistic meta:table-count="3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1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3366" draw:fill-color="#ff336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7cm" svg:height="14.998cm" xlink:href=".." chart:class="chart:scatter" chart:style-name="ch1">
        <chart:title svg:x="4.643cm" svg:y="0.3cm" chart:style-name="ch2">
          <text:p>Bloom filter false positive rates</text:p>
        </chart:title>
        <chart:subtitle svg:x="5.26cm" svg:y="1.128cm" chart:style-name="ch3">
          <text:p>comparing hashing algorithms</text:p>
        </chart:subtitle>
        <chart:legend chart:legend-position="bottom" svg:x="3.375cm" svg:y="14.135cm" chart:style-name="ch4"/>
        <chart:plot-area chart:style-name="ch5" table:cell-range-address="Sheet1.A1:Sheet1.D1001" chart:data-source-has-labels="row" svg:x="0.423cm" svg:y="1.852cm" svg:width="14.59cm" svg:height="11.887cm">
          <chart:axis chart:dimension="x" chart:name="primary-x" chart:style-name="ch6">
            <chart:title svg:x="6.46cm" svg:y="13.484cm" chart:style-name="ch7">
              <text:p>Number of insertions</text:p>
            </chart:title>
          </chart:axis>
          <chart:axis chart:dimension="y" chart:name="primary-y" chart:style-name="ch8">
            <chart:title svg:x="0.313cm" svg:y="8.876cm" chart:style-name="ch9">
              <text:p>False positive rate</text:p>
            </chart:title>
          </chart:axis>
          <chart:series chart:style-name="ch10" chart:values-cell-range-address="Sheet1.B2:Sheet1.B1001" chart:label-cell-address="Sheet1.B1:Sheet1.B1" chart:class="chart:scatter">
            <chart:domain table:cell-range-address="Sheet1.A2:Sheet1.A1001"/>
            <chart:data-point chart:repeated="1000"/>
          </chart:series>
          <chart:series chart:style-name="ch11" chart:values-cell-range-address="Sheet1.C2:Sheet1.C1001" chart:label-cell-address="Sheet1.C1:Sheet1.C1" chart:class="chart:scatter">
            <chart:data-point chart:repeated="1000"/>
          </chart:series>
          <chart:series chart:style-name="ch12" chart:values-cell-range-address="Sheet1.D2:Sheet1.D1001" chart:label-cell-address="Sheet1.D1:Sheet1.D1" chart:class="chart:scatter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SHA1PRNG Random</text:p>
              </table:table-cell>
              <table:table-cell office:value-type="string">
                <text:p text:id="Sheet1.C1:Sheet1.C1">standard Java Random</text:p>
              </table:table-cell>
              <table:table-cell office:value-type="string">
                <text:p text:id="Sheet1.D1:Sheet1.D1">double hash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:Sheet1.A1001">0</text:p>
              </table:table-cell>
              <table:table-cell office:value-type="float" office:value="0">
                <text:p text:id="Sheet1.B2:Sheet1.B1001">0</text:p>
              </table:table-cell>
              <table:table-cell office:value-type="float" office:value="0">
                <text:p text:id="Sheet1.C2:Sheet1.C1001">0</text:p>
              </table:table-cell>
              <table:table-cell office:value-type="float" office:value="0">
                <text:p text:id="Sheet1.D2:Sheet1.D10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77">
                <text:p>0.000277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">
                <text:p>200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">
                <text:p>201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">
                <text:p>202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445">
                <text:p>0.0004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">
                <text:p>203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445">
                <text:p>0.0004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">
                <text:p>204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445">
                <text:p>0.0004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">
                <text:p>205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">
                <text:p>206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">
                <text:p>207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">
                <text:p>208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">
                <text:p>209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">
                <text:p>210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">
                <text:p>211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">
                <text:p>212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91">
                <text:p>0.000391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">
                <text:p>213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">
                <text:p>214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">
                <text:p>215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">
                <text:p>216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">
                <text:p>217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">
                <text:p>218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">
                <text:p>219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">
                <text:p>220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">
                <text:p>221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">
                <text:p>222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">
                <text:p>223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">
                <text:p>224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">
                <text:p>225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2">
                <text:p>0.00062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">
                <text:p>226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2">
                <text:p>0.00062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">
                <text:p>2270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62">
                <text:p>0.00062</text:p>
              </table:table-cell>
              <table:table-cell office:value-type="float" office:value="0.000508">
                <text:p>0.000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">
                <text:p>2280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508">
                <text:p>0.000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">
                <text:p>229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508">
                <text:p>0.0005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">
                <text:p>230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508">
                <text:p>0.0005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">
                <text:p>231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509">
                <text:p>0.0005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">
                <text:p>232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">
                <text:p>233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">
                <text:p>234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">
                <text:p>0.00068</text:p>
              </table:table-cell>
              <table:table-cell office:value-type="float" office:value="0.000623">
                <text:p>0.0006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">
                <text:p>235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">
                <text:p>0.00068</text:p>
              </table:table-cell>
              <table:table-cell office:value-type="float" office:value="0.000623">
                <text:p>0.0006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">
                <text:p>236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">
                <text:p>0.00068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">
                <text:p>237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">
                <text:p>238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">
                <text:p>239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">
                <text:p>240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739">
                <text:p>0.000739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">
                <text:p>241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739">
                <text:p>0.000739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">
                <text:p>242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739">
                <text:p>0.000739</text:p>
              </table:table-cell>
              <table:table-cell office:value-type="float" office:value="0.000683">
                <text:p>0.0006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">
                <text:p>243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74">
                <text:p>0.00074</text:p>
              </table:table-cell>
              <table:table-cell office:value-type="float" office:value="0.000683">
                <text:p>0.0006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">
                <text:p>244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797">
                <text:p>0.000797</text:p>
              </table:table-cell>
              <table:table-cell office:value-type="float" office:value="0.000683">
                <text:p>0.0006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">
                <text:p>245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">
                <text:p>246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">
                <text:p>247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799">
                <text:p>0.000799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">
                <text:p>248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856">
                <text:p>0.000856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">
                <text:p>2490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857">
                <text:p>0.000857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">
                <text:p>2500</text:p>
              </table:table-cell>
              <table:table-cell office:value-type="float" office:value="0.0004">
                <text:p>0.0004</text:p>
              </table:table-cell>
              <table:table-cell office:value-type="float" office:value="0.000857">
                <text:p>0.000857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">
                <text:p>2510</text:p>
              </table:table-cell>
              <table:table-cell office:value-type="float" office:value="0.0004">
                <text:p>0.0004</text:p>
              </table:table-cell>
              <table:table-cell office:value-type="float" office:value="0.000858">
                <text:p>0.000858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">
                <text:p>2520</text:p>
              </table:table-cell>
              <table:table-cell office:value-type="float" office:value="0.0004">
                <text:p>0.0004</text:p>
              </table:table-cell>
              <table:table-cell office:value-type="float" office:value="0.000858">
                <text:p>0.000858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">
                <text:p>253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859">
                <text:p>0.000859</text:p>
              </table:table-cell>
              <table:table-cell office:value-type="float" office:value="0.000687">
                <text:p>0.0006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">
                <text:p>254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859">
                <text:p>0.000859</text:p>
              </table:table-cell>
              <table:table-cell office:value-type="float" office:value="0.000687">
                <text:p>0.0006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">
                <text:p>255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86">
                <text:p>0.00086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">
                <text:p>2560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86">
                <text:p>0.00086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">
                <text:p>2570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861">
                <text:p>0.000861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">
                <text:p>2580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861">
                <text:p>0.000861</text:p>
              </table:table-cell>
              <table:table-cell office:value-type="float" office:value="0.000746">
                <text:p>0.0007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">
                <text:p>2590</text:p>
              </table:table-cell>
              <table:table-cell office:value-type="float" office:value="0.00046">
                <text:p>0.00046</text:p>
              </table:table-cell>
              <table:table-cell office:value-type="float" office:value="0.000862">
                <text:p>0.000862</text:p>
              </table:table-cell>
              <table:table-cell office:value-type="float" office:value="0.000804">
                <text:p>0.000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">
                <text:p>2600</text:p>
              </table:table-cell>
              <table:table-cell office:value-type="float" office:value="0.000517">
                <text:p>0.000517</text:p>
              </table:table-cell>
              <table:table-cell office:value-type="float" office:value="0.000862">
                <text:p>0.000862</text:p>
              </table:table-cell>
              <table:table-cell office:value-type="float" office:value="0.000862">
                <text:p>0.0008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">
                <text:p>2610</text:p>
              </table:table-cell>
              <table:table-cell office:value-type="float" office:value="0.000575">
                <text:p>0.000575</text:p>
              </table:table-cell>
              <table:table-cell office:value-type="float" office:value="0.000863">
                <text:p>0.000863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">
                <text:p>2620</text:p>
              </table:table-cell>
              <table:table-cell office:value-type="float" office:value="0.000575">
                <text:p>0.000575</text:p>
              </table:table-cell>
              <table:table-cell office:value-type="float" office:value="0.000863">
                <text:p>0.000863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">
                <text:p>263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864">
                <text:p>0.000864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">
                <text:p>264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864">
                <text:p>0.000864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">
                <text:p>265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922">
                <text:p>0.000922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">
                <text:p>2660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98">
                <text:p>0.00098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">
                <text:p>2670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866">
                <text:p>0.0008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">
                <text:p>2680</text:p>
              </table:table-cell>
              <table:table-cell office:value-type="float" office:value="0.000693">
                <text:p>0.000693</text:p>
              </table:table-cell>
              <table:table-cell office:value-type="float" office:value="0.001039">
                <text:p>0.00103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">
                <text:p>2690</text:p>
              </table:table-cell>
              <table:table-cell office:value-type="float" office:value="0.000751">
                <text:p>0.000751</text:p>
              </table:table-cell>
              <table:table-cell office:value-type="float" office:value="0.00104">
                <text:p>0.00104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">
                <text:p>2700</text:p>
              </table:table-cell>
              <table:table-cell office:value-type="float" office:value="0.000809">
                <text:p>0.000809</text:p>
              </table:table-cell>
              <table:table-cell office:value-type="float" office:value="0.00104">
                <text:p>0.00104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">
                <text:p>2710</text:p>
              </table:table-cell>
              <table:table-cell office:value-type="float" office:value="0.00081">
                <text:p>0.00081</text:p>
              </table:table-cell>
              <table:table-cell office:value-type="float" office:value="0.001041">
                <text:p>0.001041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">
                <text:p>2720</text:p>
              </table:table-cell>
              <table:table-cell office:value-type="float" office:value="0.00081">
                <text:p>0.00081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">
                <text:p>2730</text:p>
              </table:table-cell>
              <table:table-cell office:value-type="float" office:value="0.000811">
                <text:p>0.000811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">
                <text:p>2740</text:p>
              </table:table-cell>
              <table:table-cell office:value-type="float" office:value="0.000811">
                <text:p>0.000811</text:p>
              </table:table-cell>
              <table:table-cell office:value-type="float" office:value="0.001101">
                <text:p>0.001101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">
                <text:p>2750</text:p>
              </table:table-cell>
              <table:table-cell office:value-type="float" office:value="0.000928">
                <text:p>0.000928</text:p>
              </table:table-cell>
              <table:table-cell office:value-type="float" office:value="0.001101">
                <text:p>0.001101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">
                <text:p>2760</text:p>
              </table:table-cell>
              <table:table-cell office:value-type="float" office:value="0.000928">
                <text:p>0.000928</text:p>
              </table:table-cell>
              <table:table-cell office:value-type="float" office:value="0.001102">
                <text:p>0.001102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">
                <text:p>2770</text:p>
              </table:table-cell>
              <table:table-cell office:value-type="float" office:value="0.000929">
                <text:p>0.000929</text:p>
              </table:table-cell>
              <table:table-cell office:value-type="float" office:value="0.001103">
                <text:p>0.001103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">
                <text:p>2780</text:p>
              </table:table-cell>
              <table:table-cell office:value-type="float" office:value="0.000929">
                <text:p>0.000929</text:p>
              </table:table-cell>
              <table:table-cell office:value-type="float" office:value="0.001103">
                <text:p>0.001103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">
                <text:p>2790</text:p>
              </table:table-cell>
              <table:table-cell office:value-type="float" office:value="0.00093">
                <text:p>0.00093</text:p>
              </table:table-cell>
              <table:table-cell office:value-type="float" office:value="0.001104">
                <text:p>0.001104</text:p>
              </table:table-cell>
              <table:table-cell office:value-type="float" office:value="0.001046">
                <text:p>0.0010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">
                <text:p>2800</text:p>
              </table:table-cell>
              <table:table-cell office:value-type="float" office:value="0.001047">
                <text:p>0.001047</text:p>
              </table:table-cell>
              <table:table-cell office:value-type="float" office:value="0.001221">
                <text:p>0.001221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">
                <text:p>2810</text:p>
              </table:table-cell>
              <table:table-cell office:value-type="float" office:value="0.001105">
                <text:p>0.001105</text:p>
              </table:table-cell>
              <table:table-cell office:value-type="float" office:value="0.00128">
                <text:p>0.00128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">
                <text:p>2820</text:p>
              </table:table-cell>
              <table:table-cell office:value-type="float" office:value="0.001106">
                <text:p>0.001106</text:p>
              </table:table-cell>
              <table:table-cell office:value-type="float" office:value="0.001281">
                <text:p>0.001281</text:p>
              </table:table-cell>
              <table:table-cell office:value-type="float" office:value="0.001048">
                <text:p>0.0010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">
                <text:p>2830</text:p>
              </table:table-cell>
              <table:table-cell office:value-type="float" office:value="0.001107">
                <text:p>0.001107</text:p>
              </table:table-cell>
              <table:table-cell office:value-type="float" office:value="0.00134">
                <text:p>0.00134</text:p>
              </table:table-cell>
              <table:table-cell office:value-type="float" office:value="0.001048">
                <text:p>0.0010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">
                <text:p>2840</text:p>
              </table:table-cell>
              <table:table-cell office:value-type="float" office:value="0.001107">
                <text:p>0.001107</text:p>
              </table:table-cell>
              <table:table-cell office:value-type="float" office:value="0.00134">
                <text:p>0.00134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">
                <text:p>2850</text:p>
              </table:table-cell>
              <table:table-cell office:value-type="float" office:value="0.001108">
                <text:p>0.001108</text:p>
              </table:table-cell>
              <table:table-cell office:value-type="float" office:value="0.001341">
                <text:p>0.001341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">
                <text:p>2860</text:p>
              </table:table-cell>
              <table:table-cell office:value-type="float" office:value="0.001109">
                <text:p>0.001109</text:p>
              </table:table-cell>
              <table:table-cell office:value-type="float" office:value="0.001342">
                <text:p>0.001342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">
                <text:p>2870</text:p>
              </table:table-cell>
              <table:table-cell office:value-type="float" office:value="0.001226">
                <text:p>0.001226</text:p>
              </table:table-cell>
              <table:table-cell office:value-type="float" office:value="0.001343">
                <text:p>0.001343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">
                <text:p>2880</text:p>
              </table:table-cell>
              <table:table-cell office:value-type="float" office:value="0.001227">
                <text:p>0.001227</text:p>
              </table:table-cell>
              <table:table-cell office:value-type="float" office:value="0.001343">
                <text:p>0.001343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">
                <text:p>2890</text:p>
              </table:table-cell>
              <table:table-cell office:value-type="float" office:value="0.001227">
                <text:p>0.001227</text:p>
              </table:table-cell>
              <table:table-cell office:value-type="float" office:value="0.001461">
                <text:p>0.001461</text:p>
              </table:table-cell>
              <table:table-cell office:value-type="float" office:value="0.001052">
                <text:p>0.0010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">
                <text:p>2900</text:p>
              </table:table-cell>
              <table:table-cell office:value-type="float" office:value="0.001228">
                <text:p>0.001228</text:p>
              </table:table-cell>
              <table:table-cell office:value-type="float" office:value="0.001637">
                <text:p>0.001637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">
                <text:p>2910</text:p>
              </table:table-cell>
              <table:table-cell office:value-type="float" office:value="0.001287">
                <text:p>0.001287</text:p>
              </table:table-cell>
              <table:table-cell office:value-type="float" office:value="0.001755">
                <text:p>0.001755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">
                <text:p>2920</text:p>
              </table:table-cell>
              <table:table-cell office:value-type="float" office:value="0.001347">
                <text:p>0.001347</text:p>
              </table:table-cell>
              <table:table-cell office:value-type="float" office:value="0.001815">
                <text:p>0.001815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">
                <text:p>2930</text:p>
              </table:table-cell>
              <table:table-cell office:value-type="float" office:value="0.001347">
                <text:p>0.001347</text:p>
              </table:table-cell>
              <table:table-cell office:value-type="float" office:value="0.001816">
                <text:p>0.001816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">
                <text:p>2940</text:p>
              </table:table-cell>
              <table:table-cell office:value-type="float" office:value="0.001348">
                <text:p>0.001348</text:p>
              </table:table-cell>
              <table:table-cell office:value-type="float" office:value="0.001934">
                <text:p>0.001934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">
                <text:p>2950</text:p>
              </table:table-cell>
              <table:table-cell office:value-type="float" office:value="0.001408">
                <text:p>0.001408</text:p>
              </table:table-cell>
              <table:table-cell office:value-type="float" office:value="0.001935">
                <text:p>0.001935</text:p>
              </table:table-cell>
              <table:table-cell office:value-type="float" office:value="0.001232">
                <text:p>0.001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">
                <text:p>2960</text:p>
              </table:table-cell>
              <table:table-cell office:value-type="float" office:value="0.001408">
                <text:p>0.001408</text:p>
              </table:table-cell>
              <table:table-cell office:value-type="float" office:value="0.001995">
                <text:p>0.001995</text:p>
              </table:table-cell>
              <table:table-cell office:value-type="float" office:value="0.001232">
                <text:p>0.0012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">
                <text:p>2970</text:p>
              </table:table-cell>
              <table:table-cell office:value-type="float" office:value="0.001409">
                <text:p>0.001409</text:p>
              </table:table-cell>
              <table:table-cell office:value-type="float" office:value="0.001996">
                <text:p>0.001996</text:p>
              </table:table-cell>
              <table:table-cell office:value-type="float" office:value="0.001233">
                <text:p>0.0012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">
                <text:p>2980</text:p>
              </table:table-cell>
              <table:table-cell office:value-type="float" office:value="0.00141">
                <text:p>0.00141</text:p>
              </table:table-cell>
              <table:table-cell office:value-type="float" office:value="0.001998">
                <text:p>0.001998</text:p>
              </table:table-cell>
              <table:table-cell office:value-type="float" office:value="0.001351">
                <text:p>0.0013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">
                <text:p>2990</text:p>
              </table:table-cell>
              <table:table-cell office:value-type="float" office:value="0.001411">
                <text:p>0.001411</text:p>
              </table:table-cell>
              <table:table-cell office:value-type="float" office:value="0.001999">
                <text:p>0.001999</text:p>
              </table:table-cell>
              <table:table-cell office:value-type="float" office:value="0.001411">
                <text:p>0.0014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">
                <text:p>3000</text:p>
              </table:table-cell>
              <table:table-cell office:value-type="float" office:value="0.001412">
                <text:p>0.001412</text:p>
              </table:table-cell>
              <table:table-cell office:value-type="float" office:value="0.002">
                <text:p>0.002</text:p>
              </table:table-cell>
              <table:table-cell office:value-type="float" office:value="0.001412">
                <text:p>0.0014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">
                <text:p>3010</text:p>
              </table:table-cell>
              <table:table-cell office:value-type="float" office:value="0.001413">
                <text:p>0.001413</text:p>
              </table:table-cell>
              <table:table-cell office:value-type="float" office:value="0.002001">
                <text:p>0.002001</text:p>
              </table:table-cell>
              <table:table-cell office:value-type="float" office:value="0.001413">
                <text:p>0.0014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">
                <text:p>3020</text:p>
              </table:table-cell>
              <table:table-cell office:value-type="float" office:value="0.001413">
                <text:p>0.001413</text:p>
              </table:table-cell>
              <table:table-cell office:value-type="float" office:value="0.002002">
                <text:p>0.002002</text:p>
              </table:table-cell>
              <table:table-cell office:value-type="float" office:value="0.001472">
                <text:p>0.0014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">
                <text:p>3030</text:p>
              </table:table-cell>
              <table:table-cell office:value-type="float" office:value="0.001473">
                <text:p>0.001473</text:p>
              </table:table-cell>
              <table:table-cell office:value-type="float" office:value="0.002062">
                <text:p>0.002062</text:p>
              </table:table-cell>
              <table:table-cell office:value-type="float" office:value="0.001473">
                <text:p>0.0014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">
                <text:p>3040</text:p>
              </table:table-cell>
              <table:table-cell office:value-type="float" office:value="0.001474">
                <text:p>0.001474</text:p>
              </table:table-cell>
              <table:table-cell office:value-type="float" office:value="0.002123">
                <text:p>0.002123</text:p>
              </table:table-cell>
              <table:table-cell office:value-type="float" office:value="0.001474">
                <text:p>0.0014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">
                <text:p>3050</text:p>
              </table:table-cell>
              <table:table-cell office:value-type="float" office:value="0.001475">
                <text:p>0.001475</text:p>
              </table:table-cell>
              <table:table-cell office:value-type="float" office:value="0.002183">
                <text:p>0.002183</text:p>
              </table:table-cell>
              <table:table-cell office:value-type="float" office:value="0.001475">
                <text:p>0.0014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">
                <text:p>3060</text:p>
              </table:table-cell>
              <table:table-cell office:value-type="float" office:value="0.001476">
                <text:p>0.001476</text:p>
              </table:table-cell>
              <table:table-cell office:value-type="float" office:value="0.002184">
                <text:p>0.002184</text:p>
              </table:table-cell>
              <table:table-cell office:value-type="float" office:value="0.001476">
                <text:p>0.0014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">
                <text:p>3070</text:p>
              </table:table-cell>
              <table:table-cell office:value-type="float" office:value="0.001477">
                <text:p>0.001477</text:p>
              </table:table-cell>
              <table:table-cell office:value-type="float" office:value="0.002245">
                <text:p>0.002245</text:p>
              </table:table-cell>
              <table:table-cell office:value-type="float" office:value="0.001477">
                <text:p>0.0014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">
                <text:p>308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305">
                <text:p>0.002305</text:p>
              </table:table-cell>
              <table:table-cell office:value-type="float" office:value="0.001537">
                <text:p>0.0015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">
                <text:p>309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365">
                <text:p>0.002365</text:p>
              </table:table-cell>
              <table:table-cell office:value-type="float" office:value="0.001597">
                <text:p>0.0015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">
                <text:p>3100</text:p>
              </table:table-cell>
              <table:table-cell office:value-type="float" office:value="0.001479">
                <text:p>0.001479</text:p>
              </table:table-cell>
              <table:table-cell office:value-type="float" office:value="0.002426">
                <text:p>0.002426</text:p>
              </table:table-cell>
              <table:table-cell office:value-type="float" office:value="0.001598">
                <text:p>0.0015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">
                <text:p>3110</text:p>
              </table:table-cell>
              <table:table-cell office:value-type="float" office:value="0.00148">
                <text:p>0.00148</text:p>
              </table:table-cell>
              <table:table-cell office:value-type="float" office:value="0.002487">
                <text:p>0.002487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">
                <text:p>3120</text:p>
              </table:table-cell>
              <table:table-cell office:value-type="float" office:value="0.001481">
                <text:p>0.001481</text:p>
              </table:table-cell>
              <table:table-cell office:value-type="float" office:value="0.002488">
                <text:p>0.002488</text:p>
              </table:table-cell>
              <table:table-cell office:value-type="float" office:value="0.001659">
                <text:p>0.0016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">
                <text:p>3130</text:p>
              </table:table-cell>
              <table:table-cell office:value-type="float" office:value="0.001541">
                <text:p>0.001541</text:p>
              </table:table-cell>
              <table:table-cell office:value-type="float" office:value="0.002667">
                <text:p>0.002667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">
                <text:p>3140</text:p>
              </table:table-cell>
              <table:table-cell office:value-type="float" office:value="0.001542">
                <text:p>0.001542</text:p>
              </table:table-cell>
              <table:table-cell office:value-type="float" office:value="0.002669">
                <text:p>0.002669</text:p>
              </table:table-cell>
              <table:table-cell office:value-type="float" office:value="0.001661">
                <text:p>0.0016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">
                <text:p>3150</text:p>
              </table:table-cell>
              <table:table-cell office:value-type="float" office:value="0.001602">
                <text:p>0.001602</text:p>
              </table:table-cell>
              <table:table-cell office:value-type="float" office:value="0.002671">
                <text:p>0.002671</text:p>
              </table:table-cell>
              <table:table-cell office:value-type="float" office:value="0.001662">
                <text:p>0.0016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">
                <text:p>3160</text:p>
              </table:table-cell>
              <table:table-cell office:value-type="float" office:value="0.001603">
                <text:p>0.001603</text:p>
              </table:table-cell>
              <table:table-cell office:value-type="float" office:value="0.002732">
                <text:p>0.002732</text:p>
              </table:table-cell>
              <table:table-cell office:value-type="float" office:value="0.001663">
                <text:p>0.0016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">
                <text:p>3170</text:p>
              </table:table-cell>
              <table:table-cell office:value-type="float" office:value="0.001604">
                <text:p>0.001604</text:p>
              </table:table-cell>
              <table:table-cell office:value-type="float" office:value="0.002733">
                <text:p>0.002733</text:p>
              </table:table-cell>
              <table:table-cell office:value-type="float" office:value="0.001664">
                <text:p>0.0016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">
                <text:p>3180</text:p>
              </table:table-cell>
              <table:table-cell office:value-type="float" office:value="0.001665">
                <text:p>0.001665</text:p>
              </table:table-cell>
              <table:table-cell office:value-type="float" office:value="0.002735">
                <text:p>0.002735</text:p>
              </table:table-cell>
              <table:table-cell office:value-type="float" office:value="0.001665">
                <text:p>0.0016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">
                <text:p>3190</text:p>
              </table:table-cell>
              <table:table-cell office:value-type="float" office:value="0.001666">
                <text:p>0.001666</text:p>
              </table:table-cell>
              <table:table-cell office:value-type="float" office:value="0.002736">
                <text:p>0.002736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">
                <text:p>3200</text:p>
              </table:table-cell>
              <table:table-cell office:value-type="float" office:value="0.001726">
                <text:p>0.001726</text:p>
              </table:table-cell>
              <table:table-cell office:value-type="float" office:value="0.002738">
                <text:p>0.002738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">
                <text:p>3210</text:p>
              </table:table-cell>
              <table:table-cell office:value-type="float" office:value="0.001727">
                <text:p>0.001727</text:p>
              </table:table-cell>
              <table:table-cell office:value-type="float" office:value="0.00274">
                <text:p>0.00274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">
                <text:p>3220</text:p>
              </table:table-cell>
              <table:table-cell office:value-type="float" office:value="0.001728">
                <text:p>0.001728</text:p>
              </table:table-cell>
              <table:table-cell office:value-type="float" office:value="0.002801">
                <text:p>0.002801</text:p>
              </table:table-cell>
              <table:table-cell office:value-type="float" office:value="0.001728">
                <text:p>0.0017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">
                <text:p>3230</text:p>
              </table:table-cell>
              <table:table-cell office:value-type="float" office:value="0.001729">
                <text:p>0.001729</text:p>
              </table:table-cell>
              <table:table-cell office:value-type="float" office:value="0.002862">
                <text:p>0.002862</text:p>
              </table:table-cell>
              <table:table-cell office:value-type="float" office:value="0.001729">
                <text:p>0.0017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">
                <text:p>3240</text:p>
              </table:table-cell>
              <table:table-cell office:value-type="float" office:value="0.00179">
                <text:p>0.00179</text:p>
              </table:table-cell>
              <table:table-cell office:value-type="float" office:value="0.002983">
                <text:p>0.002983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">
                <text:p>3250</text:p>
              </table:table-cell>
              <table:table-cell office:value-type="float" office:value="0.001791">
                <text:p>0.001791</text:p>
              </table:table-cell>
              <table:table-cell office:value-type="float" office:value="0.002985">
                <text:p>0.002985</text:p>
              </table:table-cell>
              <table:table-cell office:value-type="float" office:value="0.001851">
                <text:p>0.0018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">
                <text:p>3260</text:p>
              </table:table-cell>
              <table:table-cell office:value-type="float" office:value="0.001792">
                <text:p>0.001792</text:p>
              </table:table-cell>
              <table:table-cell office:value-type="float" office:value="0.003226">
                <text:p>0.003226</text:p>
              </table:table-cell>
              <table:table-cell office:value-type="float" office:value="0.001852">
                <text:p>0.0018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">
                <text:p>3270</text:p>
              </table:table-cell>
              <table:table-cell office:value-type="float" office:value="0.001793">
                <text:p>0.001793</text:p>
              </table:table-cell>
              <table:table-cell office:value-type="float" office:value="0.003288">
                <text:p>0.003288</text:p>
              </table:table-cell>
              <table:table-cell office:value-type="float" office:value="0.001913">
                <text:p>0.0019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">
                <text:p>3280</text:p>
              </table:table-cell>
              <table:table-cell office:value-type="float" office:value="0.001794">
                <text:p>0.001794</text:p>
              </table:table-cell>
              <table:table-cell office:value-type="float" office:value="0.003289">
                <text:p>0.003289</text:p>
              </table:table-cell>
              <table:table-cell office:value-type="float" office:value="0.001974">
                <text:p>0.0019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">
                <text:p>3290</text:p>
              </table:table-cell>
              <table:table-cell office:value-type="float" office:value="0.001795">
                <text:p>0.001795</text:p>
              </table:table-cell>
              <table:table-cell office:value-type="float" office:value="0.003291">
                <text:p>0.003291</text:p>
              </table:table-cell>
              <table:table-cell office:value-type="float" office:value="0.001975">
                <text:p>0.0019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">
                <text:p>3300</text:p>
              </table:table-cell>
              <table:table-cell office:value-type="float" office:value="0.001796">
                <text:p>0.001796</text:p>
              </table:table-cell>
              <table:table-cell office:value-type="float" office:value="0.003293">
                <text:p>0.003293</text:p>
              </table:table-cell>
              <table:table-cell office:value-type="float" office:value="0.001976">
                <text:p>0.001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">
                <text:p>3310</text:p>
              </table:table-cell>
              <table:table-cell office:value-type="float" office:value="0.001797">
                <text:p>0.001797</text:p>
              </table:table-cell>
              <table:table-cell office:value-type="float" office:value="0.003295">
                <text:p>0.003295</text:p>
              </table:table-cell>
              <table:table-cell office:value-type="float" office:value="0.002037">
                <text:p>0.0020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">
                <text:p>3320</text:p>
              </table:table-cell>
              <table:table-cell office:value-type="float" office:value="0.001799">
                <text:p>0.001799</text:p>
              </table:table-cell>
              <table:table-cell office:value-type="float" office:value="0.003357">
                <text:p>0.003357</text:p>
              </table:table-cell>
              <table:table-cell office:value-type="float" office:value="0.002098">
                <text:p>0.0020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">
                <text:p>3330</text:p>
              </table:table-cell>
              <table:table-cell office:value-type="float" office:value="0.00186">
                <text:p>0.00186</text:p>
              </table:table-cell>
              <table:table-cell office:value-type="float" office:value="0.003419">
                <text:p>0.003419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">
                <text:p>3340</text:p>
              </table:table-cell>
              <table:table-cell office:value-type="float" office:value="0.001861">
                <text:p>0.001861</text:p>
              </table:table-cell>
              <table:table-cell office:value-type="float" office:value="0.003421">
                <text:p>0.003421</text:p>
              </table:table-cell>
              <table:table-cell office:value-type="float" office:value="0.002101">
                <text:p>0.0021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">
                <text:p>3350</text:p>
              </table:table-cell>
              <table:table-cell office:value-type="float" office:value="0.001862">
                <text:p>0.001862</text:p>
              </table:table-cell>
              <table:table-cell office:value-type="float" office:value="0.003423">
                <text:p>0.003423</text:p>
              </table:table-cell>
              <table:table-cell office:value-type="float" office:value="0.002162">
                <text:p>0.0021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">
                <text:p>3360</text:p>
              </table:table-cell>
              <table:table-cell office:value-type="float" office:value="0.001863">
                <text:p>0.001863</text:p>
              </table:table-cell>
              <table:table-cell office:value-type="float" office:value="0.003365">
                <text:p>0.003365</text:p>
              </table:table-cell>
              <table:table-cell office:value-type="float" office:value="0.002163">
                <text:p>0.0021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">
                <text:p>3370</text:p>
              </table:table-cell>
              <table:table-cell office:value-type="float" office:value="0.001864">
                <text:p>0.001864</text:p>
              </table:table-cell>
              <table:table-cell office:value-type="float" office:value="0.003367">
                <text:p>0.003367</text:p>
              </table:table-cell>
              <table:table-cell office:value-type="float" office:value="0.002165">
                <text:p>0.0021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">
                <text:p>3380</text:p>
              </table:table-cell>
              <table:table-cell office:value-type="float" office:value="0.001925">
                <text:p>0.001925</text:p>
              </table:table-cell>
              <table:table-cell office:value-type="float" office:value="0.003369">
                <text:p>0.003369</text:p>
              </table:table-cell>
              <table:table-cell office:value-type="float" office:value="0.002166">
                <text:p>0.0021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">
                <text:p>3390</text:p>
              </table:table-cell>
              <table:table-cell office:value-type="float" office:value="0.001927">
                <text:p>0.001927</text:p>
              </table:table-cell>
              <table:table-cell office:value-type="float" office:value="0.003432">
                <text:p>0.003432</text:p>
              </table:table-cell>
              <table:table-cell office:value-type="float" office:value="0.002167">
                <text:p>0.0021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">
                <text:p>3400</text:p>
              </table:table-cell>
              <table:table-cell office:value-type="float" office:value="0.001988">
                <text:p>0.001988</text:p>
              </table:table-cell>
              <table:table-cell office:value-type="float" office:value="0.003434">
                <text:p>0.003434</text:p>
              </table:table-cell>
              <table:table-cell office:value-type="float" office:value="0.002169">
                <text:p>0.0021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">
                <text:p>3410</text:p>
              </table:table-cell>
              <table:table-cell office:value-type="float" office:value="0.001989">
                <text:p>0.001989</text:p>
              </table:table-cell>
              <table:table-cell office:value-type="float" office:value="0.003556">
                <text:p>0.003556</text:p>
              </table:table-cell>
              <table:table-cell office:value-type="float" office:value="0.00217">
                <text:p>0.002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">
                <text:p>3420</text:p>
              </table:table-cell>
              <table:table-cell office:value-type="float" office:value="0.00199">
                <text:p>0.00199</text:p>
              </table:table-cell>
              <table:table-cell office:value-type="float" office:value="0.003559">
                <text:p>0.003559</text:p>
              </table:table-cell>
              <table:table-cell office:value-type="float" office:value="0.002171">
                <text:p>0.0021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">
                <text:p>3430</text:p>
              </table:table-cell>
              <table:table-cell office:value-type="float" office:value="0.001992">
                <text:p>0.001992</text:p>
              </table:table-cell>
              <table:table-cell office:value-type="float" office:value="0.003621">
                <text:p>0.003621</text:p>
              </table:table-cell>
              <table:table-cell office:value-type="float" office:value="0.002173">
                <text:p>0.0021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">
                <text:p>3440</text:p>
              </table:table-cell>
              <table:table-cell office:value-type="float" office:value="0.002053">
                <text:p>0.002053</text:p>
              </table:table-cell>
              <table:table-cell office:value-type="float" office:value="0.003623">
                <text:p>0.003623</text:p>
              </table:table-cell>
              <table:table-cell office:value-type="float" office:value="0.002234">
                <text:p>0.0022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">
                <text:p>3450</text:p>
              </table:table-cell>
              <table:table-cell office:value-type="float" office:value="0.002054">
                <text:p>0.002054</text:p>
              </table:table-cell>
              <table:table-cell office:value-type="float" office:value="0.003625">
                <text:p>0.003625</text:p>
              </table:table-cell>
              <table:table-cell office:value-type="float" office:value="0.002296">
                <text:p>0.0022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">
                <text:p>3460</text:p>
              </table:table-cell>
              <table:table-cell office:value-type="float" office:value="0.002177">
                <text:p>0.002177</text:p>
              </table:table-cell>
              <table:table-cell office:value-type="float" office:value="0.003748">
                <text:p>0.003748</text:p>
              </table:table-cell>
              <table:table-cell office:value-type="float" office:value="0.002297">
                <text:p>0.0022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">
                <text:p>3470</text:p>
              </table:table-cell>
              <table:table-cell office:value-type="float" office:value="0.002238">
                <text:p>0.002238</text:p>
              </table:table-cell>
              <table:table-cell office:value-type="float" office:value="0.003751">
                <text:p>0.003751</text:p>
              </table:table-cell>
              <table:table-cell office:value-type="float" office:value="0.002299">
                <text:p>0.0022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">
                <text:p>3480</text:p>
              </table:table-cell>
              <table:table-cell office:value-type="float" office:value="0.00224">
                <text:p>0.00224</text:p>
              </table:table-cell>
              <table:table-cell office:value-type="float" office:value="0.003753">
                <text:p>0.003753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">
                <text:p>3490</text:p>
              </table:table-cell>
              <table:table-cell office:value-type="float" office:value="0.002302">
                <text:p>0.002302</text:p>
              </table:table-cell>
              <table:table-cell office:value-type="float" office:value="0.003816">
                <text:p>0.003816</text:p>
              </table:table-cell>
              <table:table-cell office:value-type="float" office:value="0.002302">
                <text:p>0.0023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">
                <text:p>3500</text:p>
              </table:table-cell>
              <table:table-cell office:value-type="float" office:value="0.002303">
                <text:p>0.002303</text:p>
              </table:table-cell>
              <table:table-cell office:value-type="float" office:value="0.003818">
                <text:p>0.003818</text:p>
              </table:table-cell>
              <table:table-cell office:value-type="float" office:value="0.002424">
                <text:p>0.0024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">
                <text:p>3510</text:p>
              </table:table-cell>
              <table:table-cell office:value-type="float" office:value="0.002365">
                <text:p>0.002365</text:p>
              </table:table-cell>
              <table:table-cell office:value-type="float" office:value="0.00382">
                <text:p>0.00382</text:p>
              </table:table-cell>
              <table:table-cell office:value-type="float" office:value="0.002426">
                <text:p>0.0024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">
                <text:p>3520</text:p>
              </table:table-cell>
              <table:table-cell office:value-type="float" office:value="0.002367">
                <text:p>0.002367</text:p>
              </table:table-cell>
              <table:table-cell office:value-type="float" office:value="0.003823">
                <text:p>0.003823</text:p>
              </table:table-cell>
              <table:table-cell office:value-type="float" office:value="0.002427">
                <text:p>0.0024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">
                <text:p>3530</text:p>
              </table:table-cell>
              <table:table-cell office:value-type="float" office:value="0.002429">
                <text:p>0.002429</text:p>
              </table:table-cell>
              <table:table-cell office:value-type="float" office:value="0.003825">
                <text:p>0.003825</text:p>
              </table:table-cell>
              <table:table-cell office:value-type="float" office:value="0.002429">
                <text:p>0.0024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">
                <text:p>3540</text:p>
              </table:table-cell>
              <table:table-cell office:value-type="float" office:value="0.00243">
                <text:p>0.00243</text:p>
              </table:table-cell>
              <table:table-cell office:value-type="float" office:value="0.003827">
                <text:p>0.003827</text:p>
              </table:table-cell>
              <table:table-cell office:value-type="float" office:value="0.00243">
                <text:p>0.002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">
                <text:p>3550</text:p>
              </table:table-cell>
              <table:table-cell office:value-type="float" office:value="0.002492">
                <text:p>0.002492</text:p>
              </table:table-cell>
              <table:table-cell office:value-type="float" office:value="0.00383">
                <text:p>0.00383</text:p>
              </table:table-cell>
              <table:table-cell office:value-type="float" office:value="0.002432">
                <text:p>0.0024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">
                <text:p>3560</text:p>
              </table:table-cell>
              <table:table-cell office:value-type="float" office:value="0.002494">
                <text:p>0.002494</text:p>
              </table:table-cell>
              <table:table-cell office:value-type="float" office:value="0.003893">
                <text:p>0.003893</text:p>
              </table:table-cell>
              <table:table-cell office:value-type="float" office:value="0.002433">
                <text:p>0.0024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">
                <text:p>3570</text:p>
              </table:table-cell>
              <table:table-cell office:value-type="float" office:value="0.002495">
                <text:p>0.002495</text:p>
              </table:table-cell>
              <table:table-cell office:value-type="float" office:value="0.003956">
                <text:p>0.003956</text:p>
              </table:table-cell>
              <table:table-cell office:value-type="float" office:value="0.002435">
                <text:p>0.0024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">
                <text:p>3580</text:p>
              </table:table-cell>
              <table:table-cell office:value-type="float" office:value="0.002558">
                <text:p>0.002558</text:p>
              </table:table-cell>
              <table:table-cell office:value-type="float" office:value="0.004202">
                <text:p>0.004202</text:p>
              </table:table-cell>
              <table:table-cell office:value-type="float" office:value="0.002497">
                <text:p>0.0024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">
                <text:p>3590</text:p>
              </table:table-cell>
              <table:table-cell office:value-type="float" office:value="0.002559">
                <text:p>0.002559</text:p>
              </table:table-cell>
              <table:table-cell office:value-type="float" office:value="0.004205">
                <text:p>0.004205</text:p>
              </table:table-cell>
              <table:table-cell office:value-type="float" office:value="0.002559">
                <text:p>0.0025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">
                <text:p>3600</text:p>
              </table:table-cell>
              <table:table-cell office:value-type="float" office:value="0.002561">
                <text:p>0.002561</text:p>
              </table:table-cell>
              <table:table-cell office:value-type="float" office:value="0.00439">
                <text:p>0.00439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">
                <text:p>3610</text:p>
              </table:table-cell>
              <table:table-cell office:value-type="float" office:value="0.002563">
                <text:p>0.002563</text:p>
              </table:table-cell>
              <table:table-cell office:value-type="float" office:value="0.004393">
                <text:p>0.004393</text:p>
              </table:table-cell>
              <table:table-cell office:value-type="float" office:value="0.002563">
                <text:p>0.0025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">
                <text:p>3620</text:p>
              </table:table-cell>
              <table:table-cell office:value-type="float" office:value="0.002564">
                <text:p>0.002564</text:p>
              </table:table-cell>
              <table:table-cell office:value-type="float" office:value="0.004457">
                <text:p>0.004457</text:p>
              </table:table-cell>
              <table:table-cell office:value-type="float" office:value="0.002564">
                <text:p>0.0025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">
                <text:p>3630</text:p>
              </table:table-cell>
              <table:table-cell office:value-type="float" office:value="0.002627">
                <text:p>0.002627</text:p>
              </table:table-cell>
              <table:table-cell office:value-type="float" office:value="0.004459">
                <text:p>0.004459</text:p>
              </table:table-cell>
              <table:table-cell office:value-type="float" office:value="0.002627">
                <text:p>0.0026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">
                <text:p>3640</text:p>
              </table:table-cell>
              <table:table-cell office:value-type="float" office:value="0.002628">
                <text:p>0.002628</text:p>
              </table:table-cell>
              <table:table-cell office:value-type="float" office:value="0.004523">
                <text:p>0.004523</text:p>
              </table:table-cell>
              <table:table-cell office:value-type="float" office:value="0.002689">
                <text:p>0.0026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">
                <text:p>3650</text:p>
              </table:table-cell>
              <table:table-cell office:value-type="float" office:value="0.00263">
                <text:p>0.00263</text:p>
              </table:table-cell>
              <table:table-cell office:value-type="float" office:value="0.004587">
                <text:p>0.004587</text:p>
              </table:table-cell>
              <table:table-cell office:value-type="float" office:value="0.002691">
                <text:p>0.0026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">
                <text:p>3660</text:p>
              </table:table-cell>
              <table:table-cell office:value-type="float" office:value="0.002693">
                <text:p>0.002693</text:p>
              </table:table-cell>
              <table:table-cell office:value-type="float" office:value="0.00459">
                <text:p>0.00459</text:p>
              </table:table-cell>
              <table:table-cell office:value-type="float" office:value="0.002693">
                <text:p>0.0026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">
                <text:p>3670</text:p>
              </table:table-cell>
              <table:table-cell office:value-type="float" office:value="0.002756">
                <text:p>0.002756</text:p>
              </table:table-cell>
              <table:table-cell office:value-type="float" office:value="0.004654">
                <text:p>0.004654</text:p>
              </table:table-cell>
              <table:table-cell office:value-type="float" office:value="0.002694">
                <text:p>0.002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">
                <text:p>3680</text:p>
              </table:table-cell>
              <table:table-cell office:value-type="float" office:value="0.002757">
                <text:p>0.002757</text:p>
              </table:table-cell>
              <table:table-cell office:value-type="float" office:value="0.004657">
                <text:p>0.004657</text:p>
              </table:table-cell>
              <table:table-cell office:value-type="float" office:value="0.002757">
                <text:p>0.0027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">
                <text:p>3690</text:p>
              </table:table-cell>
              <table:table-cell office:value-type="float" office:value="0.002759">
                <text:p>0.002759</text:p>
              </table:table-cell>
              <table:table-cell office:value-type="float" office:value="0.00466">
                <text:p>0.00466</text:p>
              </table:table-cell>
              <table:table-cell office:value-type="float" office:value="0.00282">
                <text:p>0.002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">
                <text:p>3700</text:p>
              </table:table-cell>
              <table:table-cell office:value-type="float" office:value="0.002822">
                <text:p>0.002822</text:p>
              </table:table-cell>
              <table:table-cell office:value-type="float" office:value="0.004724">
                <text:p>0.004724</text:p>
              </table:table-cell>
              <table:table-cell office:value-type="float" office:value="0.002883">
                <text:p>0.0028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">
                <text:p>3710</text:p>
              </table:table-cell>
              <table:table-cell office:value-type="float" office:value="0.002885">
                <text:p>0.002885</text:p>
              </table:table-cell>
              <table:table-cell office:value-type="float" office:value="0.004727">
                <text:p>0.004727</text:p>
              </table:table-cell>
              <table:table-cell office:value-type="float" office:value="0.002947">
                <text:p>0.0029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">
                <text:p>3720</text:p>
              </table:table-cell>
              <table:table-cell office:value-type="float" office:value="0.002948">
                <text:p>0.002948</text:p>
              </table:table-cell>
              <table:table-cell office:value-type="float" office:value="0.00473">
                <text:p>0.00473</text:p>
              </table:table-cell>
              <table:table-cell office:value-type="float" office:value="0.003071">
                <text:p>0.0030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">
                <text:p>3730</text:p>
              </table:table-cell>
              <table:table-cell office:value-type="float" office:value="0.00295">
                <text:p>0.00295</text:p>
              </table:table-cell>
              <table:table-cell office:value-type="float" office:value="0.004794">
                <text:p>0.004794</text:p>
              </table:table-cell>
              <table:table-cell office:value-type="float" office:value="0.003073">
                <text:p>0.0030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">
                <text:p>3740</text:p>
              </table:table-cell>
              <table:table-cell office:value-type="float" office:value="0.002952">
                <text:p>0.002952</text:p>
              </table:table-cell>
              <table:table-cell office:value-type="float" office:value="0.004797">
                <text:p>0.004797</text:p>
              </table:table-cell>
              <table:table-cell office:value-type="float" office:value="0.003075">
                <text:p>0.0030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">
                <text:p>375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4862">
                <text:p>0.004862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">
                <text:p>376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4865">
                <text:p>0.004865</text:p>
              </table:table-cell>
              <table:table-cell office:value-type="float" office:value="0.00314">
                <text:p>0.003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">
                <text:p>377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4929">
                <text:p>0.004929</text:p>
              </table:table-cell>
              <table:table-cell office:value-type="float" office:value="0.003204">
                <text:p>0.0032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">
                <text:p>3780</text:p>
              </table:table-cell>
              <table:table-cell office:value-type="float" office:value="0.003083">
                <text:p>0.003083</text:p>
              </table:table-cell>
              <table:table-cell office:value-type="float" office:value="0.004994">
                <text:p>0.004994</text:p>
              </table:table-cell>
              <table:table-cell office:value-type="float" office:value="0.003329">
                <text:p>0.0033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">
                <text:p>3790</text:p>
              </table:table-cell>
              <table:table-cell office:value-type="float" office:value="0.003146">
                <text:p>0.003146</text:p>
              </table:table-cell>
              <table:table-cell office:value-type="float" office:value="0.004997">
                <text:p>0.004997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">
                <text:p>3800</text:p>
              </table:table-cell>
              <table:table-cell office:value-type="float" office:value="0.003272">
                <text:p>0.003272</text:p>
              </table:table-cell>
              <table:table-cell office:value-type="float" office:value="0.005123">
                <text:p>0.005123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">
                <text:p>3810</text:p>
              </table:table-cell>
              <table:table-cell office:value-type="float" office:value="0.003274">
                <text:p>0.003274</text:p>
              </table:table-cell>
              <table:table-cell office:value-type="float" office:value="0.005312">
                <text:p>0.005312</text:p>
              </table:table-cell>
              <table:table-cell office:value-type="float" office:value="0.003521">
                <text:p>0.0035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">
                <text:p>3820</text:p>
              </table:table-cell>
              <table:table-cell office:value-type="float" office:value="0.003337">
                <text:p>0.003337</text:p>
              </table:table-cell>
              <table:table-cell office:value-type="float" office:value="0.005315">
                <text:p>0.005315</text:p>
              </table:table-cell>
              <table:table-cell office:value-type="float" office:value="0.003523">
                <text:p>0.0035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">
                <text:p>3830</text:p>
              </table:table-cell>
              <table:table-cell office:value-type="float" office:value="0.00334">
                <text:p>0.00334</text:p>
              </table:table-cell>
              <table:table-cell office:value-type="float" office:value="0.00538">
                <text:p>0.00538</text:p>
              </table:table-cell>
              <table:table-cell office:value-type="float" office:value="0.003525">
                <text:p>0.0035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">
                <text:p>3840</text:p>
              </table:table-cell>
              <table:table-cell office:value-type="float" office:value="0.003342">
                <text:p>0.003342</text:p>
              </table:table-cell>
              <table:table-cell office:value-type="float" office:value="0.005384">
                <text:p>0.005384</text:p>
              </table:table-cell>
              <table:table-cell office:value-type="float" office:value="0.003527">
                <text:p>0.0035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">
                <text:p>3850</text:p>
              </table:table-cell>
              <table:table-cell office:value-type="float" office:value="0.003344">
                <text:p>0.003344</text:p>
              </table:table-cell>
              <table:table-cell office:value-type="float" office:value="0.005387">
                <text:p>0.005387</text:p>
              </table:table-cell>
              <table:table-cell office:value-type="float" office:value="0.003529">
                <text:p>0.0035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">
                <text:p>3860</text:p>
              </table:table-cell>
              <table:table-cell office:value-type="float" office:value="0.003346">
                <text:p>0.003346</text:p>
              </table:table-cell>
              <table:table-cell office:value-type="float" office:value="0.00539">
                <text:p>0.00539</text:p>
              </table:table-cell>
              <table:table-cell office:value-type="float" office:value="0.003532">
                <text:p>0.0035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">
                <text:p>3870</text:p>
              </table:table-cell>
              <table:table-cell office:value-type="float" office:value="0.00341">
                <text:p>0.00341</text:p>
              </table:table-cell>
              <table:table-cell office:value-type="float" office:value="0.005456">
                <text:p>0.005456</text:p>
              </table:table-cell>
              <table:table-cell office:value-type="float" office:value="0.003534">
                <text:p>0.0035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">
                <text:p>3880</text:p>
              </table:table-cell>
              <table:table-cell office:value-type="float" office:value="0.003412">
                <text:p>0.003412</text:p>
              </table:table-cell>
              <table:table-cell office:value-type="float" office:value="0.005521">
                <text:p>0.005521</text:p>
              </table:table-cell>
              <table:table-cell office:value-type="float" office:value="0.003598">
                <text:p>0.0035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">
                <text:p>3890</text:p>
              </table:table-cell>
              <table:table-cell office:value-type="float" office:value="0.003414">
                <text:p>0.003414</text:p>
              </table:table-cell>
              <table:table-cell office:value-type="float" office:value="0.005649">
                <text:p>0.00564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">
                <text:p>3900</text:p>
              </table:table-cell>
              <table:table-cell office:value-type="float" office:value="0.003416">
                <text:p>0.003416</text:p>
              </table:table-cell>
              <table:table-cell office:value-type="float" office:value="0.005652">
                <text:p>0.005652</text:p>
              </table:table-cell>
              <table:table-cell office:value-type="float" office:value="0.003602">
                <text:p>0.003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">
                <text:p>3910</text:p>
              </table:table-cell>
              <table:table-cell office:value-type="float" office:value="0.003418">
                <text:p>0.003418</text:p>
              </table:table-cell>
              <table:table-cell office:value-type="float" office:value="0.005656">
                <text:p>0.005656</text:p>
              </table:table-cell>
              <table:table-cell office:value-type="float" office:value="0.003605">
                <text:p>0.0036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">
                <text:p>3920</text:p>
              </table:table-cell>
              <table:table-cell office:value-type="float" office:value="0.00342">
                <text:p>0.00342</text:p>
              </table:table-cell>
              <table:table-cell office:value-type="float" office:value="0.005659">
                <text:p>0.005659</text:p>
              </table:table-cell>
              <table:table-cell office:value-type="float" office:value="0.003669">
                <text:p>0.0036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">
                <text:p>393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5725">
                <text:p>0.005725</text:p>
              </table:table-cell>
              <table:table-cell office:value-type="float" office:value="0.003734">
                <text:p>0.0037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">
                <text:p>3940</text:p>
              </table:table-cell>
              <table:table-cell office:value-type="float" office:value="0.003487">
                <text:p>0.003487</text:p>
              </table:table-cell>
              <table:table-cell office:value-type="float" office:value="0.005791">
                <text:p>0.005791</text:p>
              </table:table-cell>
              <table:table-cell office:value-type="float" office:value="0.003736">
                <text:p>0.0037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">
                <text:p>395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5857">
                <text:p>0.005857</text:p>
              </table:table-cell>
              <table:table-cell office:value-type="float" office:value="0.003801">
                <text:p>0.0038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">
                <text:p>396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586">
                <text:p>0.00586</text:p>
              </table:table-cell>
              <table:table-cell office:value-type="float" office:value="0.003741">
                <text:p>0.0037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">
                <text:p>3970</text:p>
              </table:table-cell>
              <table:table-cell office:value-type="float" office:value="0.003618">
                <text:p>0.003618</text:p>
              </table:table-cell>
              <table:table-cell office:value-type="float" office:value="0.005926">
                <text:p>0.005926</text:p>
              </table:table-cell>
              <table:table-cell office:value-type="float" office:value="0.003805">
                <text:p>0.0038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">
                <text:p>3980</text:p>
              </table:table-cell>
              <table:table-cell office:value-type="float" office:value="0.00362">
                <text:p>0.00362</text:p>
              </table:table-cell>
              <table:table-cell office:value-type="float" office:value="0.005993">
                <text:p>0.005993</text:p>
              </table:table-cell>
              <table:table-cell office:value-type="float" office:value="0.003808">
                <text:p>0.0038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">
                <text:p>3990</text:p>
              </table:table-cell>
              <table:table-cell office:value-type="float" office:value="0.003623">
                <text:p>0.003623</text:p>
              </table:table-cell>
              <table:table-cell office:value-type="float" office:value="0.005996">
                <text:p>0.005996</text:p>
              </table:table-cell>
              <table:table-cell office:value-type="float" office:value="0.003873">
                <text:p>0.0038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">
                <text:p>4000</text:p>
              </table:table-cell>
              <table:table-cell office:value-type="float" office:value="0.003625">
                <text:p>0.003625</text:p>
              </table:table-cell>
              <table:table-cell office:value-type="float" office:value="0.006">
                <text:p>0.006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">
                <text:p>4010</text:p>
              </table:table-cell>
              <table:table-cell office:value-type="float" office:value="0.00369">
                <text:p>0.00369</text:p>
              </table:table-cell>
              <table:table-cell office:value-type="float" office:value="0.006004">
                <text:p>0.006004</text:p>
              </table:table-cell>
              <table:table-cell office:value-type="float" office:value="0.00394">
                <text:p>0.003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">
                <text:p>4020</text:p>
              </table:table-cell>
              <table:table-cell office:value-type="float" office:value="0.003755">
                <text:p>0.003755</text:p>
              </table:table-cell>
              <table:table-cell office:value-type="float" office:value="0.006008">
                <text:p>0.006008</text:p>
              </table:table-cell>
              <table:table-cell office:value-type="float" office:value="0.004068">
                <text:p>0.0040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">
                <text:p>4030</text:p>
              </table:table-cell>
              <table:table-cell office:value-type="float" office:value="0.003757">
                <text:p>0.003757</text:p>
              </table:table-cell>
              <table:table-cell office:value-type="float" office:value="0.006011">
                <text:p>0.006011</text:p>
              </table:table-cell>
              <table:table-cell office:value-type="float" office:value="0.004133">
                <text:p>0.0041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">
                <text:p>4040</text:p>
              </table:table-cell>
              <table:table-cell office:value-type="float" office:value="0.003759">
                <text:p>0.003759</text:p>
              </table:table-cell>
              <table:table-cell office:value-type="float" office:value="0.006015">
                <text:p>0.006015</text:p>
              </table:table-cell>
              <table:table-cell office:value-type="float" office:value="0.004135">
                <text:p>0.0041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">
                <text:p>4050</text:p>
              </table:table-cell>
              <table:table-cell office:value-type="float" office:value="0.003887">
                <text:p>0.003887</text:p>
              </table:table-cell>
              <table:table-cell office:value-type="float" office:value="0.006019">
                <text:p>0.006019</text:p>
              </table:table-cell>
              <table:table-cell office:value-type="float" office:value="0.004138">
                <text:p>0.0041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">
                <text:p>4060</text:p>
              </table:table-cell>
              <table:table-cell office:value-type="float" office:value="0.00389">
                <text:p>0.00389</text:p>
              </table:table-cell>
              <table:table-cell office:value-type="float" office:value="0.006085">
                <text:p>0.006085</text:p>
              </table:table-cell>
              <table:table-cell office:value-type="float" office:value="0.004203">
                <text:p>0.0042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">
                <text:p>4070</text:p>
              </table:table-cell>
              <table:table-cell office:value-type="float" office:value="0.003892">
                <text:p>0.003892</text:p>
              </table:table-cell>
              <table:table-cell office:value-type="float" office:value="0.006089">
                <text:p>0.006089</text:p>
              </table:table-cell>
              <table:table-cell office:value-type="float" office:value="0.004206">
                <text:p>0.0042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">
                <text:p>4080</text:p>
              </table:table-cell>
              <table:table-cell office:value-type="float" office:value="0.003894">
                <text:p>0.003894</text:p>
              </table:table-cell>
              <table:table-cell office:value-type="float" office:value="0.006093">
                <text:p>0.006093</text:p>
              </table:table-cell>
              <table:table-cell office:value-type="float" office:value="0.004271">
                <text:p>0.0042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">
                <text:p>4090</text:p>
              </table:table-cell>
              <table:table-cell office:value-type="float" office:value="0.004023">
                <text:p>0.004023</text:p>
              </table:table-cell>
              <table:table-cell office:value-type="float" office:value="0.00616">
                <text:p>0.00616</text:p>
              </table:table-cell>
              <table:table-cell office:value-type="float" office:value="0.004274">
                <text:p>0.0042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">
                <text:p>4100</text:p>
              </table:table-cell>
              <table:table-cell office:value-type="float" office:value="0.004088">
                <text:p>0.004088</text:p>
              </table:table-cell>
              <table:table-cell office:value-type="float" office:value="0.006164">
                <text:p>0.006164</text:p>
              </table:table-cell>
              <table:table-cell office:value-type="float" office:value="0.00434">
                <text:p>0.004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">
                <text:p>4110</text:p>
              </table:table-cell>
              <table:table-cell office:value-type="float" office:value="0.004091">
                <text:p>0.004091</text:p>
              </table:table-cell>
              <table:table-cell office:value-type="float" office:value="0.006167">
                <text:p>0.006167</text:p>
              </table:table-cell>
              <table:table-cell office:value-type="float" office:value="0.004342">
                <text:p>0.0043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">
                <text:p>4120</text:p>
              </table:table-cell>
              <table:table-cell office:value-type="float" office:value="0.004219">
                <text:p>0.004219</text:p>
              </table:table-cell>
              <table:table-cell office:value-type="float" office:value="0.006297">
                <text:p>0.006297</text:p>
              </table:table-cell>
              <table:table-cell office:value-type="float" office:value="0.004282">
                <text:p>0.0042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">
                <text:p>4130</text:p>
              </table:table-cell>
              <table:table-cell office:value-type="float" office:value="0.004222">
                <text:p>0.004222</text:p>
              </table:table-cell>
              <table:table-cell office:value-type="float" office:value="0.006301">
                <text:p>0.006301</text:p>
              </table:table-cell>
              <table:table-cell office:value-type="float" office:value="0.004285">
                <text:p>0.0042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">
                <text:p>4140</text:p>
              </table:table-cell>
              <table:table-cell office:value-type="float" office:value="0.004224">
                <text:p>0.004224</text:p>
              </table:table-cell>
              <table:table-cell office:value-type="float" office:value="0.006305">
                <text:p>0.006305</text:p>
              </table:table-cell>
              <table:table-cell office:value-type="float" office:value="0.004288">
                <text:p>0.0042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">
                <text:p>4150</text:p>
              </table:table-cell>
              <table:table-cell office:value-type="float" office:value="0.004227">
                <text:p>0.004227</text:p>
              </table:table-cell>
              <table:table-cell office:value-type="float" office:value="0.006309">
                <text:p>0.006309</text:p>
              </table:table-cell>
              <table:table-cell office:value-type="float" office:value="0.00429">
                <text:p>0.004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">
                <text:p>4160</text:p>
              </table:table-cell>
              <table:table-cell office:value-type="float" office:value="0.004293">
                <text:p>0.004293</text:p>
              </table:table-cell>
              <table:table-cell office:value-type="float" office:value="0.006313">
                <text:p>0.006313</text:p>
              </table:table-cell>
              <table:table-cell office:value-type="float" office:value="0.004293">
                <text:p>0.0042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">
                <text:p>4170</text:p>
              </table:table-cell>
              <table:table-cell office:value-type="float" office:value="0.004359">
                <text:p>0.004359</text:p>
              </table:table-cell>
              <table:table-cell office:value-type="float" office:value="0.00638">
                <text:p>0.00638</text:p>
              </table:table-cell>
              <table:table-cell office:value-type="float" office:value="0.004422">
                <text:p>0.0044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">
                <text:p>4180</text:p>
              </table:table-cell>
              <table:table-cell office:value-type="float" office:value="0.004362">
                <text:p>0.004362</text:p>
              </table:table-cell>
              <table:table-cell office:value-type="float" office:value="0.006448">
                <text:p>0.006448</text:p>
              </table:table-cell>
              <table:table-cell office:value-type="float" office:value="0.004488">
                <text:p>0.0044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">
                <text:p>4190</text:p>
              </table:table-cell>
              <table:table-cell office:value-type="float" office:value="0.004364">
                <text:p>0.004364</text:p>
              </table:table-cell>
              <table:table-cell office:value-type="float" office:value="0.006452">
                <text:p>0.006452</text:p>
              </table:table-cell>
              <table:table-cell office:value-type="float" office:value="0.004554">
                <text:p>0.0045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">
                <text:p>4200</text:p>
              </table:table-cell>
              <table:table-cell office:value-type="float" office:value="0.00443">
                <text:p>0.00443</text:p>
              </table:table-cell>
              <table:table-cell office:value-type="float" office:value="0.006519">
                <text:p>0.006519</text:p>
              </table:table-cell>
              <table:table-cell office:value-type="float" office:value="0.004684">
                <text:p>0.0046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">
                <text:p>4210</text:p>
              </table:table-cell>
              <table:table-cell office:value-type="float" office:value="0.004433">
                <text:p>0.004433</text:p>
              </table:table-cell>
              <table:table-cell office:value-type="float" office:value="0.006586">
                <text:p>0.006586</text:p>
              </table:table-cell>
              <table:table-cell office:value-type="float" office:value="0.004687">
                <text:p>0.0046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">
                <text:p>4220</text:p>
              </table:table-cell>
              <table:table-cell office:value-type="float" office:value="0.004436">
                <text:p>0.004436</text:p>
              </table:table-cell>
              <table:table-cell office:value-type="float" office:value="0.006654">
                <text:p>0.006654</text:p>
              </table:table-cell>
              <table:table-cell office:value-type="float" office:value="0.004689">
                <text:p>0.0046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">
                <text:p>4230</text:p>
              </table:table-cell>
              <table:table-cell office:value-type="float" office:value="0.004502">
                <text:p>0.004502</text:p>
              </table:table-cell>
              <table:table-cell office:value-type="float" office:value="0.006658">
                <text:p>0.006658</text:p>
              </table:table-cell>
              <table:table-cell office:value-type="float" office:value="0.004692">
                <text:p>0.0046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">
                <text:p>4240</text:p>
              </table:table-cell>
              <table:table-cell office:value-type="float" office:value="0.004505">
                <text:p>0.004505</text:p>
              </table:table-cell>
              <table:table-cell office:value-type="float" office:value="0.006726">
                <text:p>0.006726</text:p>
              </table:table-cell>
              <table:table-cell office:value-type="float" office:value="0.004695">
                <text:p>0.0046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">
                <text:p>4250</text:p>
              </table:table-cell>
              <table:table-cell office:value-type="float" office:value="0.004508">
                <text:p>0.004508</text:p>
              </table:table-cell>
              <table:table-cell office:value-type="float" office:value="0.00673">
                <text:p>0.00673</text:p>
              </table:table-cell>
              <table:table-cell office:value-type="float" office:value="0.004762">
                <text:p>0.0047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">
                <text:p>4260</text:p>
              </table:table-cell>
              <table:table-cell office:value-type="float" office:value="0.004638">
                <text:p>0.004638</text:p>
              </table:table-cell>
              <table:table-cell office:value-type="float" office:value="0.006734">
                <text:p>0.006734</text:p>
              </table:table-cell>
              <table:table-cell office:value-type="float" office:value="0.004892">
                <text:p>0.0048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">
                <text:p>4270</text:p>
              </table:table-cell>
              <table:table-cell office:value-type="float" office:value="0.004641">
                <text:p>0.004641</text:p>
              </table:table-cell>
              <table:table-cell office:value-type="float" office:value="0.006675">
                <text:p>0.006675</text:p>
              </table:table-cell>
              <table:table-cell office:value-type="float" office:value="0.004895">
                <text:p>0.0048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">
                <text:p>4280</text:p>
              </table:table-cell>
              <table:table-cell office:value-type="float" office:value="0.004644">
                <text:p>0.004644</text:p>
              </table:table-cell>
              <table:table-cell office:value-type="float" office:value="0.006679">
                <text:p>0.006679</text:p>
              </table:table-cell>
              <table:table-cell office:value-type="float" office:value="0.004898">
                <text:p>0.0048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">
                <text:p>4290</text:p>
              </table:table-cell>
              <table:table-cell office:value-type="float" office:value="0.004647">
                <text:p>0.004647</text:p>
              </table:table-cell>
              <table:table-cell office:value-type="float" office:value="0.006747">
                <text:p>0.006747</text:p>
              </table:table-cell>
              <table:table-cell office:value-type="float" office:value="0.004901">
                <text:p>0.0049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">
                <text:p>4300</text:p>
              </table:table-cell>
              <table:table-cell office:value-type="float" office:value="0.004713">
                <text:p>0.004713</text:p>
              </table:table-cell>
              <table:table-cell office:value-type="float" office:value="0.006752">
                <text:p>0.006752</text:p>
              </table:table-cell>
              <table:table-cell office:value-type="float" office:value="0.004968">
                <text:p>0.0049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">
                <text:p>4310</text:p>
              </table:table-cell>
              <table:table-cell office:value-type="float" office:value="0.004716">
                <text:p>0.004716</text:p>
              </table:table-cell>
              <table:table-cell office:value-type="float" office:value="0.006883">
                <text:p>0.006883</text:p>
              </table:table-cell>
              <table:table-cell office:value-type="float" office:value="0.005035">
                <text:p>0.0050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">
                <text:p>4320</text:p>
              </table:table-cell>
              <table:table-cell office:value-type="float" office:value="0.004719">
                <text:p>0.004719</text:p>
              </table:table-cell>
              <table:table-cell office:value-type="float" office:value="0.006888">
                <text:p>0.006888</text:p>
              </table:table-cell>
              <table:table-cell office:value-type="float" office:value="0.005038">
                <text:p>0.0050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">
                <text:p>4330</text:p>
              </table:table-cell>
              <table:table-cell office:value-type="float" office:value="0.004786">
                <text:p>0.004786</text:p>
              </table:table-cell>
              <table:table-cell office:value-type="float" office:value="0.006892">
                <text:p>0.006892</text:p>
              </table:table-cell>
              <table:table-cell office:value-type="float" office:value="0.005041">
                <text:p>0.0050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">
                <text:p>4340</text:p>
              </table:table-cell>
              <table:table-cell office:value-type="float" office:value="0.004789">
                <text:p>0.004789</text:p>
              </table:table-cell>
              <table:table-cell office:value-type="float" office:value="0.006897">
                <text:p>0.006897</text:p>
              </table:table-cell>
              <table:table-cell office:value-type="float" office:value="0.005109">
                <text:p>0.0051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">
                <text:p>4350</text:p>
              </table:table-cell>
              <table:table-cell office:value-type="float" office:value="0.004728">
                <text:p>0.004728</text:p>
              </table:table-cell>
              <table:table-cell office:value-type="float" office:value="0.006901">
                <text:p>0.006901</text:p>
              </table:table-cell>
              <table:table-cell office:value-type="float" office:value="0.00524">
                <text:p>0.005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">
                <text:p>4360</text:p>
              </table:table-cell>
              <table:table-cell office:value-type="float" office:value="0.004795">
                <text:p>0.004795</text:p>
              </table:table-cell>
              <table:table-cell office:value-type="float" office:value="0.006905">
                <text:p>0.006905</text:p>
              </table:table-cell>
              <table:table-cell office:value-type="float" office:value="0.005307">
                <text:p>0.0053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">
                <text:p>4370</text:p>
              </table:table-cell>
              <table:table-cell office:value-type="float" office:value="0.004798">
                <text:p>0.004798</text:p>
              </table:table-cell>
              <table:table-cell office:value-type="float" office:value="0.006974">
                <text:p>0.006974</text:p>
              </table:table-cell>
              <table:table-cell office:value-type="float" office:value="0.005438">
                <text:p>0.0054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">
                <text:p>4380</text:p>
              </table:table-cell>
              <table:table-cell office:value-type="float" office:value="0.004802">
                <text:p>0.004802</text:p>
              </table:table-cell>
              <table:table-cell office:value-type="float" office:value="0.007042">
                <text:p>0.007042</text:p>
              </table:table-cell>
              <table:table-cell office:value-type="float" office:value="0.005506">
                <text:p>0.0055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">
                <text:p>4390</text:p>
              </table:table-cell>
              <table:table-cell office:value-type="float" office:value="0.004805">
                <text:p>0.004805</text:p>
              </table:table-cell>
              <table:table-cell office:value-type="float" office:value="0.007047">
                <text:p>0.007047</text:p>
              </table:table-cell>
              <table:table-cell office:value-type="float" office:value="0.005573">
                <text:p>0.0055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">
                <text:p>4400</text:p>
              </table:table-cell>
              <table:table-cell office:value-type="float" office:value="0.004808">
                <text:p>0.004808</text:p>
              </table:table-cell>
              <table:table-cell office:value-type="float" office:value="0.007115">
                <text:p>0.007115</text:p>
              </table:table-cell>
              <table:table-cell office:value-type="float" office:value="0.005641">
                <text:p>0.0056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">
                <text:p>4410</text:p>
              </table:table-cell>
              <table:table-cell office:value-type="float" office:value="0.004811">
                <text:p>0.004811</text:p>
              </table:table-cell>
              <table:table-cell office:value-type="float" office:value="0.00712">
                <text:p>0.00712</text:p>
              </table:table-cell>
              <table:table-cell office:value-type="float" office:value="0.005645">
                <text:p>0.0056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">
                <text:p>4420</text:p>
              </table:table-cell>
              <table:table-cell office:value-type="float" office:value="0.004814">
                <text:p>0.004814</text:p>
              </table:table-cell>
              <table:table-cell office:value-type="float" office:value="0.007125">
                <text:p>0.007125</text:p>
              </table:table-cell>
              <table:table-cell office:value-type="float" office:value="0.005648">
                <text:p>0.0056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">
                <text:p>4430</text:p>
              </table:table-cell>
              <table:table-cell office:value-type="float" office:value="0.004881">
                <text:p>0.004881</text:p>
              </table:table-cell>
              <table:table-cell office:value-type="float" office:value="0.007193">
                <text:p>0.007193</text:p>
              </table:table-cell>
              <table:table-cell office:value-type="float" office:value="0.005716">
                <text:p>0.0057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">
                <text:p>4440</text:p>
              </table:table-cell>
              <table:table-cell office:value-type="float" office:value="0.004949">
                <text:p>0.004949</text:p>
              </table:table-cell>
              <table:table-cell office:value-type="float" office:value="0.007326">
                <text:p>0.007326</text:p>
              </table:table-cell>
              <table:table-cell office:value-type="float" office:value="0.005784">
                <text:p>0.0057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">
                <text:p>4450</text:p>
              </table:table-cell>
              <table:table-cell office:value-type="float" office:value="0.004952">
                <text:p>0.004952</text:p>
              </table:table-cell>
              <table:table-cell office:value-type="float" office:value="0.007395">
                <text:p>0.007395</text:p>
              </table:table-cell>
              <table:table-cell office:value-type="float" office:value="0.005788">
                <text:p>0.0057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">
                <text:p>4460</text:p>
              </table:table-cell>
              <table:table-cell office:value-type="float" office:value="0.005084">
                <text:p>0.005084</text:p>
              </table:table-cell>
              <table:table-cell office:value-type="float" office:value="0.0074">
                <text:p>0.0074</text:p>
              </table:table-cell>
              <table:table-cell office:value-type="float" office:value="0.005856">
                <text:p>0.0058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">
                <text:p>4470</text:p>
              </table:table-cell>
              <table:table-cell office:value-type="float" office:value="0.005087">
                <text:p>0.005087</text:p>
              </table:table-cell>
              <table:table-cell office:value-type="float" office:value="0.007534">
                <text:p>0.007534</text:p>
              </table:table-cell>
              <table:table-cell office:value-type="float" office:value="0.005924">
                <text:p>0.0059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">
                <text:p>4480</text:p>
              </table:table-cell>
              <table:table-cell office:value-type="float" office:value="0.005284">
                <text:p>0.005284</text:p>
              </table:table-cell>
              <table:table-cell office:value-type="float" office:value="0.007539">
                <text:p>0.007539</text:p>
              </table:table-cell>
              <table:table-cell office:value-type="float" office:value="0.005928">
                <text:p>0.0059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">
                <text:p>4490</text:p>
              </table:table-cell>
              <table:table-cell office:value-type="float" office:value="0.005351">
                <text:p>0.005351</text:p>
              </table:table-cell>
              <table:table-cell office:value-type="float" office:value="0.007544">
                <text:p>0.007544</text:p>
              </table:table-cell>
              <table:table-cell office:value-type="float" office:value="0.005996">
                <text:p>0.0059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">
                <text:p>4500</text:p>
              </table:table-cell>
              <table:table-cell office:value-type="float" office:value="0.005419">
                <text:p>0.005419</text:p>
              </table:table-cell>
              <table:table-cell office:value-type="float" office:value="0.007613">
                <text:p>0.00761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">
                <text:p>4510</text:p>
              </table:table-cell>
              <table:table-cell office:value-type="float" office:value="0.005487">
                <text:p>0.005487</text:p>
              </table:table-cell>
              <table:table-cell office:value-type="float" office:value="0.007618">
                <text:p>0.007618</text:p>
              </table:table-cell>
              <table:table-cell office:value-type="float" office:value="0.006068">
                <text:p>0.0060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">
                <text:p>4520</text:p>
              </table:table-cell>
              <table:table-cell office:value-type="float" office:value="0.005491">
                <text:p>0.005491</text:p>
              </table:table-cell>
              <table:table-cell office:value-type="float" office:value="0.007623">
                <text:p>0.007623</text:p>
              </table:table-cell>
              <table:table-cell office:value-type="float" office:value="0.006072">
                <text:p>0.0060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">
                <text:p>4530</text:p>
              </table:table-cell>
              <table:table-cell office:value-type="float" office:value="0.005495">
                <text:p>0.005495</text:p>
              </table:table-cell>
              <table:table-cell office:value-type="float" office:value="0.007628">
                <text:p>0.007628</text:p>
              </table:table-cell>
              <table:table-cell office:value-type="float" office:value="0.006076">
                <text:p>0.0060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">
                <text:p>4540</text:p>
              </table:table-cell>
              <table:table-cell office:value-type="float" office:value="0.005627">
                <text:p>0.005627</text:p>
              </table:table-cell>
              <table:table-cell office:value-type="float" office:value="0.007633">
                <text:p>0.007633</text:p>
              </table:table-cell>
              <table:table-cell office:value-type="float" office:value="0.006145">
                <text:p>0.0061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">
                <text:p>4550</text:p>
              </table:table-cell>
              <table:table-cell office:value-type="float" office:value="0.005761">
                <text:p>0.005761</text:p>
              </table:table-cell>
              <table:table-cell office:value-type="float" office:value="0.007638">
                <text:p>0.007638</text:p>
              </table:table-cell>
              <table:table-cell office:value-type="float" office:value="0.006149">
                <text:p>0.0061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">
                <text:p>4560</text:p>
              </table:table-cell>
              <table:table-cell office:value-type="float" office:value="0.005699">
                <text:p>0.005699</text:p>
              </table:table-cell>
              <table:table-cell office:value-type="float" office:value="0.007772">
                <text:p>0.007772</text:p>
              </table:table-cell>
              <table:table-cell office:value-type="float" office:value="0.006153">
                <text:p>0.0061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">
                <text:p>4570</text:p>
              </table:table-cell>
              <table:table-cell office:value-type="float" office:value="0.005703">
                <text:p>0.005703</text:p>
              </table:table-cell>
              <table:table-cell office:value-type="float" office:value="0.007842">
                <text:p>0.007842</text:p>
              </table:table-cell>
              <table:table-cell office:value-type="float" office:value="0.006286">
                <text:p>0.0062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">
                <text:p>4580</text:p>
              </table:table-cell>
              <table:table-cell office:value-type="float" office:value="0.005837">
                <text:p>0.005837</text:p>
              </table:table-cell>
              <table:table-cell office:value-type="float" office:value="0.007912">
                <text:p>0.007912</text:p>
              </table:table-cell>
              <table:table-cell office:value-type="float" office:value="0.006355">
                <text:p>0.0063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">
                <text:p>4590</text:p>
              </table:table-cell>
              <table:table-cell office:value-type="float" office:value="0.005905">
                <text:p>0.005905</text:p>
              </table:table-cell>
              <table:table-cell office:value-type="float" office:value="0.007982">
                <text:p>0.007982</text:p>
              </table:table-cell>
              <table:table-cell office:value-type="float" office:value="0.00636">
                <text:p>0.006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">
                <text:p>4600</text:p>
              </table:table-cell>
              <table:table-cell office:value-type="float" office:value="0.005974">
                <text:p>0.005974</text:p>
              </table:table-cell>
              <table:table-cell office:value-type="float" office:value="0.007987">
                <text:p>0.007987</text:p>
              </table:table-cell>
              <table:table-cell office:value-type="float" office:value="0.006494">
                <text:p>0.0064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">
                <text:p>4610</text:p>
              </table:table-cell>
              <table:table-cell office:value-type="float" office:value="0.005978">
                <text:p>0.005978</text:p>
              </table:table-cell>
              <table:table-cell office:value-type="float" office:value="0.007992">
                <text:p>0.007992</text:p>
              </table:table-cell>
              <table:table-cell office:value-type="float" office:value="0.006563">
                <text:p>0.0065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">
                <text:p>4620</text:p>
              </table:table-cell>
              <table:table-cell office:value-type="float" office:value="0.006047">
                <text:p>0.006047</text:p>
              </table:table-cell>
              <table:table-cell office:value-type="float" office:value="0.008127">
                <text:p>0.008127</text:p>
              </table:table-cell>
              <table:table-cell office:value-type="float" office:value="0.006632">
                <text:p>0.0066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">
                <text:p>4630</text:p>
              </table:table-cell>
              <table:table-cell office:value-type="float" office:value="0.006051">
                <text:p>0.006051</text:p>
              </table:table-cell>
              <table:table-cell office:value-type="float" office:value="0.008198">
                <text:p>0.008198</text:p>
              </table:table-cell>
              <table:table-cell office:value-type="float" office:value="0.006701">
                <text:p>0.0067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">
                <text:p>4640</text:p>
              </table:table-cell>
              <table:table-cell office:value-type="float" office:value="0.006055">
                <text:p>0.006055</text:p>
              </table:table-cell>
              <table:table-cell office:value-type="float" office:value="0.008203">
                <text:p>0.008203</text:p>
              </table:table-cell>
              <table:table-cell office:value-type="float" office:value="0.006771">
                <text:p>0.0067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">
                <text:p>4650</text:p>
              </table:table-cell>
              <table:table-cell office:value-type="float" office:value="0.006189">
                <text:p>0.006189</text:p>
              </table:table-cell>
              <table:table-cell office:value-type="float" office:value="0.008208">
                <text:p>0.008208</text:p>
              </table:table-cell>
              <table:table-cell office:value-type="float" office:value="0.006906">
                <text:p>0.0069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">
                <text:p>4660</text:p>
              </table:table-cell>
              <table:table-cell office:value-type="float" office:value="0.006193">
                <text:p>0.006193</text:p>
              </table:table-cell>
              <table:table-cell office:value-type="float" office:value="0.008279">
                <text:p>0.008279</text:p>
              </table:table-cell>
              <table:table-cell office:value-type="float" office:value="0.00704">
                <text:p>0.007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">
                <text:p>4670</text:p>
              </table:table-cell>
              <table:table-cell office:value-type="float" office:value="0.006197">
                <text:p>0.006197</text:p>
              </table:table-cell>
              <table:table-cell office:value-type="float" office:value="0.008284">
                <text:p>0.008284</text:p>
              </table:table-cell>
              <table:table-cell office:value-type="float" office:value="0.007175">
                <text:p>0.0071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">
                <text:p>4680</text:p>
              </table:table-cell>
              <table:table-cell office:value-type="float" office:value="0.006201">
                <text:p>0.006201</text:p>
              </table:table-cell>
              <table:table-cell office:value-type="float" office:value="0.00829">
                <text:p>0.00829</text:p>
              </table:table-cell>
              <table:table-cell office:value-type="float" office:value="0.007245">
                <text:p>0.0072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">
                <text:p>4690</text:p>
              </table:table-cell>
              <table:table-cell office:value-type="float" office:value="0.006205">
                <text:p>0.006205</text:p>
              </table:table-cell>
              <table:table-cell office:value-type="float" office:value="0.008426">
                <text:p>0.008426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">
                <text:p>4700</text:p>
              </table:table-cell>
              <table:table-cell office:value-type="float" office:value="0.006209">
                <text:p>0.006209</text:p>
              </table:table-cell>
              <table:table-cell office:value-type="float" office:value="0.008366">
                <text:p>0.008366</text:p>
              </table:table-cell>
              <table:table-cell office:value-type="float" office:value="0.007255">
                <text:p>0.0072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">
                <text:p>4710</text:p>
              </table:table-cell>
              <table:table-cell office:value-type="float" office:value="0.006213">
                <text:p>0.006213</text:p>
              </table:table-cell>
              <table:table-cell office:value-type="float" office:value="0.008437">
                <text:p>0.008437</text:p>
              </table:table-cell>
              <table:table-cell office:value-type="float" office:value="0.00726">
                <text:p>0.007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">
                <text:p>4720</text:p>
              </table:table-cell>
              <table:table-cell office:value-type="float" office:value="0.006217">
                <text:p>0.006217</text:p>
              </table:table-cell>
              <table:table-cell office:value-type="float" office:value="0.008442">
                <text:p>0.008442</text:p>
              </table:table-cell>
              <table:table-cell office:value-type="float" office:value="0.007395">
                <text:p>0.0073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">
                <text:p>4730</text:p>
              </table:table-cell>
              <table:table-cell office:value-type="float" office:value="0.006156">
                <text:p>0.006156</text:p>
              </table:table-cell>
              <table:table-cell office:value-type="float" office:value="0.008448">
                <text:p>0.008448</text:p>
              </table:table-cell>
              <table:table-cell office:value-type="float" office:value="0.007466">
                <text:p>0.0074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">
                <text:p>4740</text:p>
              </table:table-cell>
              <table:table-cell office:value-type="float" office:value="0.00616">
                <text:p>0.00616</text:p>
              </table:table-cell>
              <table:table-cell office:value-type="float" office:value="0.008453">
                <text:p>0.008453</text:p>
              </table:table-cell>
              <table:table-cell office:value-type="float" office:value="0.007536">
                <text:p>0.0075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">
                <text:p>4750</text:p>
              </table:table-cell>
              <table:table-cell office:value-type="float" office:value="0.006164">
                <text:p>0.006164</text:p>
              </table:table-cell>
              <table:table-cell office:value-type="float" office:value="0.008459">
                <text:p>0.008459</text:p>
              </table:table-cell>
              <table:table-cell office:value-type="float" office:value="0.007672">
                <text:p>0.0076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">
                <text:p>4760</text:p>
              </table:table-cell>
              <table:table-cell office:value-type="float" office:value="0.006234">
                <text:p>0.006234</text:p>
              </table:table-cell>
              <table:table-cell office:value-type="float" office:value="0.008465">
                <text:p>0.008465</text:p>
              </table:table-cell>
              <table:table-cell office:value-type="float" office:value="0.007677">
                <text:p>0.0076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">
                <text:p>4770</text:p>
              </table:table-cell>
              <table:table-cell office:value-type="float" office:value="0.006238">
                <text:p>0.006238</text:p>
              </table:table-cell>
              <table:table-cell office:value-type="float" office:value="0.00847">
                <text:p>0.00847</text:p>
              </table:table-cell>
              <table:table-cell office:value-type="float" office:value="0.007682">
                <text:p>0.0076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">
                <text:p>4780</text:p>
              </table:table-cell>
              <table:table-cell office:value-type="float" office:value="0.006242">
                <text:p>0.006242</text:p>
              </table:table-cell>
              <table:table-cell office:value-type="float" office:value="0.008476">
                <text:p>0.008476</text:p>
              </table:table-cell>
              <table:table-cell office:value-type="float" office:value="0.007687">
                <text:p>0.0076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">
                <text:p>4790</text:p>
              </table:table-cell>
              <table:table-cell office:value-type="float" office:value="0.006246">
                <text:p>0.006246</text:p>
              </table:table-cell>
              <table:table-cell office:value-type="float" office:value="0.008547">
                <text:p>0.008547</text:p>
              </table:table-cell>
              <table:table-cell office:value-type="float" office:value="0.007692">
                <text:p>0.0076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">
                <text:p>4800</text:p>
              </table:table-cell>
              <table:table-cell office:value-type="float" office:value="0.00625">
                <text:p>0.00625</text:p>
              </table:table-cell>
              <table:table-cell office:value-type="float" office:value="0.008684">
                <text:p>0.008684</text:p>
              </table:table-cell>
              <table:table-cell office:value-type="float" office:value="0.007763">
                <text:p>0.0077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">
                <text:p>4810</text:p>
              </table:table-cell>
              <table:table-cell office:value-type="float" office:value="0.006254">
                <text:p>0.006254</text:p>
              </table:table-cell>
              <table:table-cell office:value-type="float" office:value="0.00869">
                <text:p>0.00869</text:p>
              </table:table-cell>
              <table:table-cell office:value-type="float" office:value="0.007834">
                <text:p>0.0078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">
                <text:p>4820</text:p>
              </table:table-cell>
              <table:table-cell office:value-type="float" office:value="0.006324">
                <text:p>0.006324</text:p>
              </table:table-cell>
              <table:table-cell office:value-type="float" office:value="0.008827">
                <text:p>0.008827</text:p>
              </table:table-cell>
              <table:table-cell office:value-type="float" office:value="0.007839">
                <text:p>0.0078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">
                <text:p>4830</text:p>
              </table:table-cell>
              <table:table-cell office:value-type="float" office:value="0.006394">
                <text:p>0.006394</text:p>
              </table:table-cell>
              <table:table-cell office:value-type="float" office:value="0.008833">
                <text:p>0.008833</text:p>
              </table:table-cell>
              <table:table-cell office:value-type="float" office:value="0.007844">
                <text:p>0.0078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">
                <text:p>4840</text:p>
              </table:table-cell>
              <table:table-cell office:value-type="float" office:value="0.00653">
                <text:p>0.00653</text:p>
              </table:table-cell>
              <table:table-cell office:value-type="float" office:value="0.008905">
                <text:p>0.008905</text:p>
              </table:table-cell>
              <table:table-cell office:value-type="float" office:value="0.00785">
                <text:p>0.007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">
                <text:p>4850</text:p>
              </table:table-cell>
              <table:table-cell office:value-type="float" office:value="0.006733">
                <text:p>0.006733</text:p>
              </table:table-cell>
              <table:table-cell office:value-type="float" office:value="0.008911">
                <text:p>0.008911</text:p>
              </table:table-cell>
              <table:table-cell office:value-type="float" office:value="0.007987">
                <text:p>0.0079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">
                <text:p>4860</text:p>
              </table:table-cell>
              <table:table-cell office:value-type="float" office:value="0.006737">
                <text:p>0.006737</text:p>
              </table:table-cell>
              <table:table-cell office:value-type="float" office:value="0.008917">
                <text:p>0.008917</text:p>
              </table:table-cell>
              <table:table-cell office:value-type="float" office:value="0.007992">
                <text:p>0.0079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">
                <text:p>4870</text:p>
              </table:table-cell>
              <table:table-cell office:value-type="float" office:value="0.006742">
                <text:p>0.006742</text:p>
              </table:table-cell>
              <table:table-cell office:value-type="float" office:value="0.009121">
                <text:p>0.009121</text:p>
              </table:table-cell>
              <table:table-cell office:value-type="float" office:value="0.00813">
                <text:p>0.008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">
                <text:p>4880</text:p>
              </table:table-cell>
              <table:table-cell office:value-type="float" office:value="0.006878">
                <text:p>0.006878</text:p>
              </table:table-cell>
              <table:table-cell office:value-type="float" office:value="0.009061">
                <text:p>0.009061</text:p>
              </table:table-cell>
              <table:table-cell office:value-type="float" office:value="0.008201">
                <text:p>0.0082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">
                <text:p>4890</text:p>
              </table:table-cell>
              <table:table-cell office:value-type="float" office:value="0.006883">
                <text:p>0.006883</text:p>
              </table:table-cell>
              <table:table-cell office:value-type="float" office:value="0.009199">
                <text:p>0.009199</text:p>
              </table:table-cell>
              <table:table-cell office:value-type="float" office:value="0.008273">
                <text:p>0.0082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">
                <text:p>4900</text:p>
              </table:table-cell>
              <table:table-cell office:value-type="float" office:value="0.00702">
                <text:p>0.00702</text:p>
              </table:table-cell>
              <table:table-cell office:value-type="float" office:value="0.009205">
                <text:p>0.009205</text:p>
              </table:table-cell>
              <table:table-cell office:value-type="float" office:value="0.008411">
                <text:p>0.0084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">
                <text:p>4910</text:p>
              </table:table-cell>
              <table:table-cell office:value-type="float" office:value="0.007025">
                <text:p>0.007025</text:p>
              </table:table-cell>
              <table:table-cell office:value-type="float" office:value="0.009211">
                <text:p>0.009211</text:p>
              </table:table-cell>
              <table:table-cell office:value-type="float" office:value="0.008549">
                <text:p>0.0085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">
                <text:p>4920</text:p>
              </table:table-cell>
              <table:table-cell office:value-type="float" office:value="0.007095">
                <text:p>0.007095</text:p>
              </table:table-cell>
              <table:table-cell office:value-type="float" office:value="0.009284">
                <text:p>0.009284</text:p>
              </table:table-cell>
              <table:table-cell office:value-type="float" office:value="0.008554">
                <text:p>0.0085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">
                <text:p>4930</text:p>
              </table:table-cell>
              <table:table-cell office:value-type="float" office:value="0.007167">
                <text:p>0.007167</text:p>
              </table:table-cell>
              <table:table-cell office:value-type="float" office:value="0.009356">
                <text:p>0.009356</text:p>
              </table:table-cell>
              <table:table-cell office:value-type="float" office:value="0.00856">
                <text:p>0.008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">
                <text:p>4940</text:p>
              </table:table-cell>
              <table:table-cell office:value-type="float" office:value="0.007171">
                <text:p>0.007171</text:p>
              </table:table-cell>
              <table:table-cell office:value-type="float" office:value="0.009363">
                <text:p>0.009363</text:p>
              </table:table-cell>
              <table:table-cell office:value-type="float" office:value="0.008765">
                <text:p>0.0087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">
                <text:p>4950</text:p>
              </table:table-cell>
              <table:table-cell office:value-type="float" office:value="0.007243">
                <text:p>0.007243</text:p>
              </table:table-cell>
              <table:table-cell office:value-type="float" office:value="0.009435">
                <text:p>0.009435</text:p>
              </table:table-cell>
              <table:table-cell office:value-type="float" office:value="0.008771">
                <text:p>0.0087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">
                <text:p>4960</text:p>
              </table:table-cell>
              <table:table-cell office:value-type="float" office:value="0.007247">
                <text:p>0.007247</text:p>
              </table:table-cell>
              <table:table-cell office:value-type="float" office:value="0.009508">
                <text:p>0.009508</text:p>
              </table:table-cell>
              <table:table-cell office:value-type="float" office:value="0.008843">
                <text:p>0.0088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">
                <text:p>4970</text:p>
              </table:table-cell>
              <table:table-cell office:value-type="float" office:value="0.007252">
                <text:p>0.007252</text:p>
              </table:table-cell>
              <table:table-cell office:value-type="float" office:value="0.009581">
                <text:p>0.009581</text:p>
              </table:table-cell>
              <table:table-cell office:value-type="float" office:value="0.008849">
                <text:p>0.0088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">
                <text:p>4980</text:p>
              </table:table-cell>
              <table:table-cell office:value-type="float" office:value="0.007257">
                <text:p>0.007257</text:p>
              </table:table-cell>
              <table:table-cell office:value-type="float" office:value="0.009654">
                <text:p>0.009654</text:p>
              </table:table-cell>
              <table:table-cell office:value-type="float" office:value="0.008921">
                <text:p>0.0089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">
                <text:p>4990</text:p>
              </table:table-cell>
              <table:table-cell office:value-type="float" office:value="0.007462">
                <text:p>0.007462</text:p>
              </table:table-cell>
              <table:table-cell office:value-type="float" office:value="0.009727">
                <text:p>0.009727</text:p>
              </table:table-cell>
              <table:table-cell office:value-type="float" office:value="0.008994">
                <text:p>0.0089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">
                <text:p>5000</text:p>
              </table:table-cell>
              <table:table-cell office:value-type="float" office:value="0.007467">
                <text:p>0.007467</text:p>
              </table:table-cell>
              <table:table-cell office:value-type="float" office:value="0.0098">
                <text:p>0.009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">
                <text:p>5010</text:p>
              </table:table-cell>
              <table:table-cell office:value-type="float" office:value="0.007472">
                <text:p>0.007472</text:p>
              </table:table-cell>
              <table:table-cell office:value-type="float" office:value="0.009873">
                <text:p>0.009873</text:p>
              </table:table-cell>
              <table:table-cell office:value-type="float" office:value="0.009273">
                <text:p>0.0092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">
                <text:p>5020</text:p>
              </table:table-cell>
              <table:table-cell office:value-type="float" office:value="0.007543">
                <text:p>0.007543</text:p>
              </table:table-cell>
              <table:table-cell office:value-type="float" office:value="0.00988">
                <text:p>0.00988</text:p>
              </table:table-cell>
              <table:table-cell office:value-type="float" office:value="0.009346">
                <text:p>0.0093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">
                <text:p>5030</text:p>
              </table:table-cell>
              <table:table-cell office:value-type="float" office:value="0.007615">
                <text:p>0.007615</text:p>
              </table:table-cell>
              <table:table-cell office:value-type="float" office:value="0.009953">
                <text:p>0.009953</text:p>
              </table:table-cell>
              <table:table-cell office:value-type="float" office:value="0.009419">
                <text:p>0.0094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">
                <text:p>5040</text:p>
              </table:table-cell>
              <table:table-cell office:value-type="float" office:value="0.007687">
                <text:p>0.007687</text:p>
              </table:table-cell>
              <table:table-cell office:value-type="float" office:value="0.00996">
                <text:p>0.00996</text:p>
              </table:table-cell>
              <table:table-cell office:value-type="float" office:value="0.009425">
                <text:p>0.0094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">
                <text:p>5050</text:p>
              </table:table-cell>
              <table:table-cell office:value-type="float" office:value="0.007759">
                <text:p>0.007759</text:p>
              </table:table-cell>
              <table:table-cell office:value-type="float" office:value="0.009967">
                <text:p>0.009967</text:p>
              </table:table-cell>
              <table:table-cell office:value-type="float" office:value="0.009498">
                <text:p>0.0094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">
                <text:p>5060</text:p>
              </table:table-cell>
              <table:table-cell office:value-type="float" office:value="0.007764">
                <text:p>0.007764</text:p>
              </table:table-cell>
              <table:table-cell office:value-type="float" office:value="0.009973">
                <text:p>0.009973</text:p>
              </table:table-cell>
              <table:table-cell office:value-type="float" office:value="0.009572">
                <text:p>0.0095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">
                <text:p>5070</text:p>
              </table:table-cell>
              <table:table-cell office:value-type="float" office:value="0.00777">
                <text:p>0.00777</text:p>
              </table:table-cell>
              <table:table-cell office:value-type="float" office:value="0.010047">
                <text:p>0.010047</text:p>
              </table:table-cell>
              <table:table-cell office:value-type="float" office:value="0.009645">
                <text:p>0.00964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">
                <text:p>5080</text:p>
              </table:table-cell>
              <table:table-cell office:value-type="float" office:value="0.007775">
                <text:p>0.007775</text:p>
              </table:table-cell>
              <table:table-cell office:value-type="float" office:value="0.010121">
                <text:p>0.010121</text:p>
              </table:table-cell>
              <table:table-cell office:value-type="float" office:value="0.009651">
                <text:p>0.0096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">
                <text:p>5090</text:p>
              </table:table-cell>
              <table:table-cell office:value-type="float" office:value="0.00778">
                <text:p>0.00778</text:p>
              </table:table-cell>
              <table:table-cell office:value-type="float" office:value="0.010195">
                <text:p>0.010195</text:p>
              </table:table-cell>
              <table:table-cell office:value-type="float" office:value="0.009591">
                <text:p>0.0095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">
                <text:p>5100</text:p>
              </table:table-cell>
              <table:table-cell office:value-type="float" office:value="0.007852">
                <text:p>0.007852</text:p>
              </table:table-cell>
              <table:table-cell office:value-type="float" office:value="0.010336">
                <text:p>0.010336</text:p>
              </table:table-cell>
              <table:table-cell office:value-type="float" office:value="0.009597">
                <text:p>0.0095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">
                <text:p>5110</text:p>
              </table:table-cell>
              <table:table-cell office:value-type="float" office:value="0.007992">
                <text:p>0.007992</text:p>
              </table:table-cell>
              <table:table-cell office:value-type="float" office:value="0.010343">
                <text:p>0.010343</text:p>
              </table:table-cell>
              <table:table-cell office:value-type="float" office:value="0.009805">
                <text:p>0.0098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">
                <text:p>5120</text:p>
              </table:table-cell>
              <table:table-cell office:value-type="float" office:value="0.008065">
                <text:p>0.008065</text:p>
              </table:table-cell>
              <table:table-cell office:value-type="float" office:value="0.010551">
                <text:p>0.010551</text:p>
              </table:table-cell>
              <table:table-cell office:value-type="float" office:value="0.009812">
                <text:p>0.0098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">
                <text:p>5130</text:p>
              </table:table-cell>
              <table:table-cell office:value-type="float" office:value="0.008204">
                <text:p>0.008204</text:p>
              </table:table-cell>
              <table:table-cell office:value-type="float" office:value="0.010693">
                <text:p>0.010693</text:p>
              </table:table-cell>
              <table:table-cell office:value-type="float" office:value="0.01002">
                <text:p>0.010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">
                <text:p>5140</text:p>
              </table:table-cell>
              <table:table-cell office:value-type="float" office:value="0.008277">
                <text:p>0.008277</text:p>
              </table:table-cell>
              <table:table-cell office:value-type="float" office:value="0.0107">
                <text:p>0.0107</text:p>
              </table:table-cell>
              <table:table-cell office:value-type="float" office:value="0.010027">
                <text:p>0.0100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">
                <text:p>5150</text:p>
              </table:table-cell>
              <table:table-cell office:value-type="float" office:value="0.00835">
                <text:p>0.00835</text:p>
              </table:table-cell>
              <table:table-cell office:value-type="float" office:value="0.010707">
                <text:p>0.010707</text:p>
              </table:table-cell>
              <table:table-cell office:value-type="float" office:value="0.010101">
                <text:p>0.0101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">
                <text:p>5160</text:p>
              </table:table-cell>
              <table:table-cell office:value-type="float" office:value="0.008423">
                <text:p>0.008423</text:p>
              </table:table-cell>
              <table:table-cell office:value-type="float" office:value="0.010714">
                <text:p>0.010714</text:p>
              </table:table-cell>
              <table:table-cell office:value-type="float" office:value="0.010108">
                <text:p>0.0101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">
                <text:p>5170</text:p>
              </table:table-cell>
              <table:table-cell office:value-type="float" office:value="0.008564">
                <text:p>0.008564</text:p>
              </table:table-cell>
              <table:table-cell office:value-type="float" office:value="0.010789">
                <text:p>0.010789</text:p>
              </table:table-cell>
              <table:table-cell office:value-type="float" office:value="0.010182">
                <text:p>0.0101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">
                <text:p>5180</text:p>
              </table:table-cell>
              <table:table-cell office:value-type="float" office:value="0.008772">
                <text:p>0.008772</text:p>
              </table:table-cell>
              <table:table-cell office:value-type="float" office:value="0.010796">
                <text:p>0.010796</text:p>
              </table:table-cell>
              <table:table-cell office:value-type="float" office:value="0.010121">
                <text:p>0.0101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">
                <text:p>5190</text:p>
              </table:table-cell>
              <table:table-cell office:value-type="float" office:value="0.008778">
                <text:p>0.008778</text:p>
              </table:table-cell>
              <table:table-cell office:value-type="float" office:value="0.010871">
                <text:p>0.010871</text:p>
              </table:table-cell>
              <table:table-cell office:value-type="float" office:value="0.010196">
                <text:p>0.0101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">
                <text:p>5200</text:p>
              </table:table-cell>
              <table:table-cell office:value-type="float" office:value="0.008784">
                <text:p>0.008784</text:p>
              </table:table-cell>
              <table:table-cell office:value-type="float" office:value="0.010878">
                <text:p>0.010878</text:p>
              </table:table-cell>
              <table:table-cell office:value-type="float" office:value="0.01027">
                <text:p>0.0102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">
                <text:p>5210</text:p>
              </table:table-cell>
              <table:table-cell office:value-type="float" office:value="0.00879">
                <text:p>0.00879</text:p>
              </table:table-cell>
              <table:table-cell office:value-type="float" office:value="0.010886">
                <text:p>0.010886</text:p>
              </table:table-cell>
              <table:table-cell office:value-type="float" office:value="0.010277">
                <text:p>0.0102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">
                <text:p>5220</text:p>
              </table:table-cell>
              <table:table-cell office:value-type="float" office:value="0.008863">
                <text:p>0.008863</text:p>
              </table:table-cell>
              <table:table-cell office:value-type="float" office:value="0.010961">
                <text:p>0.010961</text:p>
              </table:table-cell>
              <table:table-cell office:value-type="float" office:value="0.010284">
                <text:p>0.0102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">
                <text:p>5230</text:p>
              </table:table-cell>
              <table:table-cell office:value-type="float" office:value="0.009072">
                <text:p>0.009072</text:p>
              </table:table-cell>
              <table:table-cell office:value-type="float" office:value="0.011036">
                <text:p>0.011036</text:p>
              </table:table-cell>
              <table:table-cell office:value-type="float" office:value="0.010291">
                <text:p>0.0102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">
                <text:p>5240</text:p>
              </table:table-cell>
              <table:table-cell office:value-type="float" office:value="0.009146">
                <text:p>0.009146</text:p>
              </table:table-cell>
              <table:table-cell office:value-type="float" office:value="0.011247">
                <text:p>0.011247</text:p>
              </table:table-cell>
              <table:table-cell office:value-type="float" office:value="0.010298">
                <text:p>0.0102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">
                <text:p>5250</text:p>
              </table:table-cell>
              <table:table-cell office:value-type="float" office:value="0.009288">
                <text:p>0.009288</text:p>
              </table:table-cell>
              <table:table-cell office:value-type="float" office:value="0.011322">
                <text:p>0.011322</text:p>
              </table:table-cell>
              <table:table-cell office:value-type="float" office:value="0.010373">
                <text:p>0.0103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">
                <text:p>5260</text:p>
              </table:table-cell>
              <table:table-cell office:value-type="float" office:value="0.009362">
                <text:p>0.009362</text:p>
              </table:table-cell>
              <table:table-cell office:value-type="float" office:value="0.01133">
                <text:p>0.01133</text:p>
              </table:table-cell>
              <table:table-cell office:value-type="float" office:value="0.010448">
                <text:p>0.0104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">
                <text:p>5270</text:p>
              </table:table-cell>
              <table:table-cell office:value-type="float" office:value="0.009504">
                <text:p>0.009504</text:p>
              </table:table-cell>
              <table:table-cell office:value-type="float" office:value="0.011337">
                <text:p>0.011337</text:p>
              </table:table-cell>
              <table:table-cell office:value-type="float" office:value="0.010523">
                <text:p>0.0105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">
                <text:p>5280</text:p>
              </table:table-cell>
              <table:table-cell office:value-type="float" office:value="0.009443">
                <text:p>0.009443</text:p>
              </table:table-cell>
              <table:table-cell office:value-type="float" office:value="0.011345">
                <text:p>0.011345</text:p>
              </table:table-cell>
              <table:table-cell office:value-type="float" office:value="0.010598">
                <text:p>0.0105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">
                <text:p>5290</text:p>
              </table:table-cell>
              <table:table-cell office:value-type="float" office:value="0.009449">
                <text:p>0.009449</text:p>
              </table:table-cell>
              <table:table-cell office:value-type="float" office:value="0.011421">
                <text:p>0.011421</text:p>
              </table:table-cell>
              <table:table-cell office:value-type="float" office:value="0.010673">
                <text:p>0.0106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">
                <text:p>5300</text:p>
              </table:table-cell>
              <table:table-cell office:value-type="float" office:value="0.009524">
                <text:p>0.009524</text:p>
              </table:table-cell>
              <table:table-cell office:value-type="float" office:value="0.011497">
                <text:p>0.011497</text:p>
              </table:table-cell>
              <table:table-cell office:value-type="float" office:value="0.010816">
                <text:p>0.0108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">
                <text:p>5310</text:p>
              </table:table-cell>
              <table:table-cell office:value-type="float" office:value="0.00953">
                <text:p>0.00953</text:p>
              </table:table-cell>
              <table:table-cell office:value-type="float" office:value="0.011504">
                <text:p>0.011504</text:p>
              </table:table-cell>
              <table:table-cell office:value-type="float" office:value="0.010892">
                <text:p>0.0108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">
                <text:p>5320</text:p>
              </table:table-cell>
              <table:table-cell office:value-type="float" office:value="0.009537">
                <text:p>0.009537</text:p>
              </table:table-cell>
              <table:table-cell office:value-type="float" office:value="0.011717">
                <text:p>0.011717</text:p>
              </table:table-cell>
              <table:table-cell office:value-type="float" office:value="0.010967">
                <text:p>0.0109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">
                <text:p>5330</text:p>
              </table:table-cell>
              <table:table-cell office:value-type="float" office:value="0.009543">
                <text:p>0.009543</text:p>
              </table:table-cell>
              <table:table-cell office:value-type="float" office:value="0.011725">
                <text:p>0.011725</text:p>
              </table:table-cell>
              <table:table-cell office:value-type="float" office:value="0.011043">
                <text:p>0.0110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">
                <text:p>5340</text:p>
              </table:table-cell>
              <table:table-cell office:value-type="float" office:value="0.009686">
                <text:p>0.009686</text:p>
              </table:table-cell>
              <table:table-cell office:value-type="float" office:value="0.011733">
                <text:p>0.011733</text:p>
              </table:table-cell>
              <table:table-cell office:value-type="float" office:value="0.010982">
                <text:p>0.01098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">
                <text:p>5350</text:p>
              </table:table-cell>
              <table:table-cell office:value-type="float" office:value="0.009693">
                <text:p>0.009693</text:p>
              </table:table-cell>
              <table:table-cell office:value-type="float" office:value="0.011741">
                <text:p>0.011741</text:p>
              </table:table-cell>
              <table:table-cell office:value-type="float" office:value="0.010922">
                <text:p>0.0109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">
                <text:p>5360</text:p>
              </table:table-cell>
              <table:table-cell office:value-type="float" office:value="0.009699">
                <text:p>0.009699</text:p>
              </table:table-cell>
              <table:table-cell office:value-type="float" office:value="0.011885">
                <text:p>0.011885</text:p>
              </table:table-cell>
              <table:table-cell office:value-type="float" office:value="0.010929">
                <text:p>0.0109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">
                <text:p>5370</text:p>
              </table:table-cell>
              <table:table-cell office:value-type="float" office:value="0.009774">
                <text:p>0.009774</text:p>
              </table:table-cell>
              <table:table-cell office:value-type="float" office:value="0.012167">
                <text:p>0.012167</text:p>
              </table:table-cell>
              <table:table-cell office:value-type="float" office:value="0.011005">
                <text:p>0.0110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">
                <text:p>5380</text:p>
              </table:table-cell>
              <table:table-cell office:value-type="float" office:value="0.00985">
                <text:p>0.00985</text:p>
              </table:table-cell>
              <table:table-cell office:value-type="float" office:value="0.012244">
                <text:p>0.012244</text:p>
              </table:table-cell>
              <table:table-cell office:value-type="float" office:value="0.011012">
                <text:p>0.0110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">
                <text:p>5390</text:p>
              </table:table-cell>
              <table:table-cell office:value-type="float" office:value="0.009993">
                <text:p>0.009993</text:p>
              </table:table-cell>
              <table:table-cell office:value-type="float" office:value="0.012252">
                <text:p>0.012252</text:p>
              </table:table-cell>
              <table:table-cell office:value-type="float" office:value="0.01102">
                <text:p>0.011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">
                <text:p>5400</text:p>
              </table:table-cell>
              <table:table-cell office:value-type="float" office:value="0.009932">
                <text:p>0.009932</text:p>
              </table:table-cell>
              <table:table-cell office:value-type="float" office:value="0.01226">
                <text:p>0.01226</text:p>
              </table:table-cell>
              <table:table-cell office:value-type="float" office:value="0.011027">
                <text:p>0.0110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">
                <text:p>5410</text:p>
              </table:table-cell>
              <table:table-cell office:value-type="float" office:value="0.00987">
                <text:p>0.00987</text:p>
              </table:table-cell>
              <table:table-cell office:value-type="float" office:value="0.012269">
                <text:p>0.012269</text:p>
              </table:table-cell>
              <table:table-cell office:value-type="float" office:value="0.011035">
                <text:p>0.0110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">
                <text:p>5420</text:p>
              </table:table-cell>
              <table:table-cell office:value-type="float" office:value="0.009877">
                <text:p>0.009877</text:p>
              </table:table-cell>
              <table:table-cell office:value-type="float" office:value="0.012277">
                <text:p>0.012277</text:p>
              </table:table-cell>
              <table:table-cell office:value-type="float" office:value="0.011111">
                <text:p>0.0111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">
                <text:p>5430</text:p>
              </table:table-cell>
              <table:table-cell office:value-type="float" office:value="0.009952">
                <text:p>0.009952</text:p>
              </table:table-cell>
              <table:table-cell office:value-type="float" office:value="0.012286">
                <text:p>0.012286</text:p>
              </table:table-cell>
              <table:table-cell office:value-type="float" office:value="0.011187">
                <text:p>0.0111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">
                <text:p>5440</text:p>
              </table:table-cell>
              <table:table-cell office:value-type="float" office:value="0.009959">
                <text:p>0.009959</text:p>
              </table:table-cell>
              <table:table-cell office:value-type="float" office:value="0.012363">
                <text:p>0.012363</text:p>
              </table:table-cell>
              <table:table-cell office:value-type="float" office:value="0.011195">
                <text:p>0.0111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">
                <text:p>5450</text:p>
              </table:table-cell>
              <table:table-cell office:value-type="float" office:value="0.010034">
                <text:p>0.010034</text:p>
              </table:table-cell>
              <table:table-cell office:value-type="float" office:value="0.012371">
                <text:p>0.012371</text:p>
              </table:table-cell>
              <table:table-cell office:value-type="float" office:value="0.011271">
                <text:p>0.0112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">
                <text:p>5460</text:p>
              </table:table-cell>
              <table:table-cell office:value-type="float" office:value="0.01011">
                <text:p>0.01011</text:p>
              </table:table-cell>
              <table:table-cell office:value-type="float" office:value="0.012448">
                <text:p>0.012448</text:p>
              </table:table-cell>
              <table:table-cell office:value-type="float" office:value="0.011348">
                <text:p>0.0113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">
                <text:p>5470</text:p>
              </table:table-cell>
              <table:table-cell office:value-type="float" office:value="0.010255">
                <text:p>0.010255</text:p>
              </table:table-cell>
              <table:table-cell office:value-type="float" office:value="0.012526">
                <text:p>0.012526</text:p>
              </table:table-cell>
              <table:table-cell office:value-type="float" office:value="0.011425">
                <text:p>0.0114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">
                <text:p>5480</text:p>
              </table:table-cell>
              <table:table-cell office:value-type="float" office:value="0.010468">
                <text:p>0.010468</text:p>
              </table:table-cell>
              <table:table-cell office:value-type="float" office:value="0.012603">
                <text:p>0.012603</text:p>
              </table:table-cell>
              <table:table-cell office:value-type="float" office:value="0.011501">
                <text:p>0.0115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">
                <text:p>5490</text:p>
              </table:table-cell>
              <table:table-cell office:value-type="float" office:value="0.010544">
                <text:p>0.010544</text:p>
              </table:table-cell>
              <table:table-cell office:value-type="float" office:value="0.01275">
                <text:p>0.01275</text:p>
              </table:table-cell>
              <table:table-cell office:value-type="float" office:value="0.011509">
                <text:p>0.0115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">
                <text:p>5500</text:p>
              </table:table-cell>
              <table:table-cell office:value-type="float" office:value="0.010621">
                <text:p>0.010621</text:p>
              </table:table-cell>
              <table:table-cell office:value-type="float" office:value="0.012897">
                <text:p>0.012897</text:p>
              </table:table-cell>
              <table:table-cell office:value-type="float" office:value="0.011586">
                <text:p>0.0115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">
                <text:p>5510</text:p>
              </table:table-cell>
              <table:table-cell office:value-type="float" office:value="0.010628">
                <text:p>0.010628</text:p>
              </table:table-cell>
              <table:table-cell office:value-type="float" office:value="0.012974">
                <text:p>0.012974</text:p>
              </table:table-cell>
              <table:table-cell office:value-type="float" office:value="0.011663">
                <text:p>0.0116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">
                <text:p>5520</text:p>
              </table:table-cell>
              <table:table-cell office:value-type="float" office:value="0.010704">
                <text:p>0.010704</text:p>
              </table:table-cell>
              <table:table-cell office:value-type="float" office:value="0.013052">
                <text:p>0.013052</text:p>
              </table:table-cell>
              <table:table-cell office:value-type="float" office:value="0.011671">
                <text:p>0.0116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">
                <text:p>5530</text:p>
              </table:table-cell>
              <table:table-cell office:value-type="float" office:value="0.010781">
                <text:p>0.010781</text:p>
              </table:table-cell>
              <table:table-cell office:value-type="float" office:value="0.013062">
                <text:p>0.013062</text:p>
              </table:table-cell>
              <table:table-cell office:value-type="float" office:value="0.011679">
                <text:p>0.0116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">
                <text:p>5540</text:p>
              </table:table-cell>
              <table:table-cell office:value-type="float" office:value="0.010858">
                <text:p>0.010858</text:p>
              </table:table-cell>
              <table:table-cell office:value-type="float" office:value="0.01314">
                <text:p>0.01314</text:p>
              </table:table-cell>
              <table:table-cell office:value-type="float" office:value="0.011687">
                <text:p>0.0116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">
                <text:p>5550</text:p>
              </table:table-cell>
              <table:table-cell office:value-type="float" office:value="0.010934">
                <text:p>0.010934</text:p>
              </table:table-cell>
              <table:table-cell office:value-type="float" office:value="0.013218">
                <text:p>0.013218</text:p>
              </table:table-cell>
              <table:table-cell office:value-type="float" office:value="0.011696">
                <text:p>0.0116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">
                <text:p>5560</text:p>
              </table:table-cell>
              <table:table-cell office:value-type="float" office:value="0.01108">
                <text:p>0.01108</text:p>
              </table:table-cell>
              <table:table-cell office:value-type="float" office:value="0.013227">
                <text:p>0.013227</text:p>
              </table:table-cell>
              <table:table-cell office:value-type="float" office:value="0.011773">
                <text:p>0.0117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">
                <text:p>5570</text:p>
              </table:table-cell>
              <table:table-cell office:value-type="float" office:value="0.011088">
                <text:p>0.011088</text:p>
              </table:table-cell>
              <table:table-cell office:value-type="float" office:value="0.013236">
                <text:p>0.013236</text:p>
              </table:table-cell>
              <table:table-cell office:value-type="float" office:value="0.011781">
                <text:p>0.01178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">
                <text:p>5580</text:p>
              </table:table-cell>
              <table:table-cell office:value-type="float" office:value="0.011234">
                <text:p>0.011234</text:p>
              </table:table-cell>
              <table:table-cell office:value-type="float" office:value="0.013245">
                <text:p>0.013245</text:p>
              </table:table-cell>
              <table:table-cell office:value-type="float" office:value="0.011789">
                <text:p>0.0117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">
                <text:p>5590</text:p>
              </table:table-cell>
              <table:table-cell office:value-type="float" office:value="0.011312">
                <text:p>0.011312</text:p>
              </table:table-cell>
              <table:table-cell office:value-type="float" office:value="0.013255">
                <text:p>0.013255</text:p>
              </table:table-cell>
              <table:table-cell office:value-type="float" office:value="0.011867">
                <text:p>0.0118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">
                <text:p>5600</text:p>
              </table:table-cell>
              <table:table-cell office:value-type="float" office:value="0.011389">
                <text:p>0.011389</text:p>
              </table:table-cell>
              <table:table-cell office:value-type="float" office:value="0.013264">
                <text:p>0.013264</text:p>
              </table:table-cell>
              <table:table-cell office:value-type="float" office:value="0.012014">
                <text:p>0.0120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">
                <text:p>5610</text:p>
              </table:table-cell>
              <table:table-cell office:value-type="float" office:value="0.011466">
                <text:p>0.011466</text:p>
              </table:table-cell>
              <table:table-cell office:value-type="float" office:value="0.013343">
                <text:p>0.013343</text:p>
              </table:table-cell>
              <table:table-cell office:value-type="float" office:value="0.011953">
                <text:p>0.0119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">
                <text:p>5620</text:p>
              </table:table-cell>
              <table:table-cell office:value-type="float" office:value="0.011474">
                <text:p>0.011474</text:p>
              </table:table-cell>
              <table:table-cell office:value-type="float" office:value="0.013282">
                <text:p>0.013282</text:p>
              </table:table-cell>
              <table:table-cell office:value-type="float" office:value="0.012031">
                <text:p>0.0120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">
                <text:p>5630</text:p>
              </table:table-cell>
              <table:table-cell office:value-type="float" office:value="0.011552">
                <text:p>0.011552</text:p>
              </table:table-cell>
              <table:table-cell office:value-type="float" office:value="0.013292">
                <text:p>0.013292</text:p>
              </table:table-cell>
              <table:table-cell office:value-type="float" office:value="0.012039">
                <text:p>0.0120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">
                <text:p>5640</text:p>
              </table:table-cell>
              <table:table-cell office:value-type="float" office:value="0.01156">
                <text:p>0.01156</text:p>
              </table:table-cell>
              <table:table-cell office:value-type="float" office:value="0.013579">
                <text:p>0.013579</text:p>
              </table:table-cell>
              <table:table-cell office:value-type="float" office:value="0.012187">
                <text:p>0.0121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">
                <text:p>5650</text:p>
              </table:table-cell>
              <table:table-cell office:value-type="float" office:value="0.011707">
                <text:p>0.011707</text:p>
              </table:table-cell>
              <table:table-cell office:value-type="float" office:value="0.013589">
                <text:p>0.013589</text:p>
              </table:table-cell>
              <table:table-cell office:value-type="float" office:value="0.012195">
                <text:p>0.0121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">
                <text:p>5660</text:p>
              </table:table-cell>
              <table:table-cell office:value-type="float" office:value="0.011715">
                <text:p>0.011715</text:p>
              </table:table-cell>
              <table:table-cell office:value-type="float" office:value="0.013668">
                <text:p>0.013668</text:p>
              </table:table-cell>
              <table:table-cell office:value-type="float" office:value="0.012273">
                <text:p>0.0122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">
                <text:p>5670</text:p>
              </table:table-cell>
              <table:table-cell office:value-type="float" office:value="0.011863">
                <text:p>0.011863</text:p>
              </table:table-cell>
              <table:table-cell office:value-type="float" office:value="0.013887">
                <text:p>0.013887</text:p>
              </table:table-cell>
              <table:table-cell office:value-type="float" office:value="0.012282">
                <text:p>0.0122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">
                <text:p>5680</text:p>
              </table:table-cell>
              <table:table-cell office:value-type="float" office:value="0.011872">
                <text:p>0.011872</text:p>
              </table:table-cell>
              <table:table-cell office:value-type="float" office:value="0.013897">
                <text:p>0.013897</text:p>
              </table:table-cell>
              <table:table-cell office:value-type="float" office:value="0.012291">
                <text:p>0.0122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">
                <text:p>5690</text:p>
              </table:table-cell>
              <table:table-cell office:value-type="float" office:value="0.01188">
                <text:p>0.01188</text:p>
              </table:table-cell>
              <table:table-cell office:value-type="float" office:value="0.014046">
                <text:p>0.014046</text:p>
              </table:table-cell>
              <table:table-cell office:value-type="float" office:value="0.012299">
                <text:p>0.0122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">
                <text:p>5700</text:p>
              </table:table-cell>
              <table:table-cell office:value-type="float" office:value="0.011888">
                <text:p>0.011888</text:p>
              </table:table-cell>
              <table:table-cell office:value-type="float" office:value="0.014196">
                <text:p>0.014196</text:p>
              </table:table-cell>
              <table:table-cell office:value-type="float" office:value="0.012448">
                <text:p>0.0124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">
                <text:p>5710</text:p>
              </table:table-cell>
              <table:table-cell office:value-type="float" office:value="0.012106">
                <text:p>0.012106</text:p>
              </table:table-cell>
              <table:table-cell office:value-type="float" office:value="0.014276">
                <text:p>0.014276</text:p>
              </table:table-cell>
              <table:table-cell office:value-type="float" office:value="0.012456">
                <text:p>0.0124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">
                <text:p>5720</text:p>
              </table:table-cell>
              <table:table-cell office:value-type="float" office:value="0.012255">
                <text:p>0.012255</text:p>
              </table:table-cell>
              <table:table-cell office:value-type="float" office:value="0.014566">
                <text:p>0.014566</text:p>
              </table:table-cell>
              <table:table-cell office:value-type="float" office:value="0.012885">
                <text:p>0.0128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">
                <text:p>5730</text:p>
              </table:table-cell>
              <table:table-cell office:value-type="float" office:value="0.012263">
                <text:p>0.012263</text:p>
              </table:table-cell>
              <table:table-cell office:value-type="float" office:value="0.014576">
                <text:p>0.014576</text:p>
              </table:table-cell>
              <table:table-cell office:value-type="float" office:value="0.012894">
                <text:p>0.0128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">
                <text:p>5740</text:p>
              </table:table-cell>
              <table:table-cell office:value-type="float" office:value="0.012342">
                <text:p>0.012342</text:p>
              </table:table-cell>
              <table:table-cell office:value-type="float" office:value="0.014727">
                <text:p>0.014727</text:p>
              </table:table-cell>
              <table:table-cell office:value-type="float" office:value="0.012903">
                <text:p>0.0129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">
                <text:p>5750</text:p>
              </table:table-cell>
              <table:table-cell office:value-type="float" office:value="0.012421">
                <text:p>0.012421</text:p>
              </table:table-cell>
              <table:table-cell office:value-type="float" office:value="0.014807">
                <text:p>0.014807</text:p>
              </table:table-cell>
              <table:table-cell office:value-type="float" office:value="0.012912">
                <text:p>0.0129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">
                <text:p>5760</text:p>
              </table:table-cell>
              <table:table-cell office:value-type="float" office:value="0.01257">
                <text:p>0.01257</text:p>
              </table:table-cell>
              <table:table-cell office:value-type="float" office:value="0.014888">
                <text:p>0.014888</text:p>
              </table:table-cell>
              <table:table-cell office:value-type="float" office:value="0.012992">
                <text:p>0.0129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">
                <text:p>5770</text:p>
              </table:table-cell>
              <table:table-cell office:value-type="float" office:value="0.012579">
                <text:p>0.012579</text:p>
              </table:table-cell>
              <table:table-cell office:value-type="float" office:value="0.014898">
                <text:p>0.014898</text:p>
              </table:table-cell>
              <table:table-cell office:value-type="float" office:value="0.013071">
                <text:p>0.0130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">
                <text:p>5780</text:p>
              </table:table-cell>
              <table:table-cell office:value-type="float" office:value="0.012729">
                <text:p>0.012729</text:p>
              </table:table-cell>
              <table:table-cell office:value-type="float" office:value="0.01512">
                <text:p>0.01512</text:p>
              </table:table-cell>
              <table:table-cell office:value-type="float" office:value="0.01308">
                <text:p>0.013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">
                <text:p>5790</text:p>
              </table:table-cell>
              <table:table-cell office:value-type="float" office:value="0.012738">
                <text:p>0.012738</text:p>
              </table:table-cell>
              <table:table-cell office:value-type="float" office:value="0.015201">
                <text:p>0.015201</text:p>
              </table:table-cell>
              <table:table-cell office:value-type="float" office:value="0.013089">
                <text:p>0.0130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">
                <text:p>5800</text:p>
              </table:table-cell>
              <table:table-cell office:value-type="float" office:value="0.012817">
                <text:p>0.012817</text:p>
              </table:table-cell>
              <table:table-cell office:value-type="float" office:value="0.015282">
                <text:p>0.015282</text:p>
              </table:table-cell>
              <table:table-cell office:value-type="float" office:value="0.013239">
                <text:p>0.0132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">
                <text:p>5810</text:p>
              </table:table-cell>
              <table:table-cell office:value-type="float" office:value="0.012896">
                <text:p>0.012896</text:p>
              </table:table-cell>
              <table:table-cell office:value-type="float" office:value="0.015363">
                <text:p>0.015363</text:p>
              </table:table-cell>
              <table:table-cell office:value-type="float" office:value="0.013319">
                <text:p>0.0133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">
                <text:p>5820</text:p>
              </table:table-cell>
              <table:table-cell office:value-type="float" office:value="0.012906">
                <text:p>0.012906</text:p>
              </table:table-cell>
              <table:table-cell office:value-type="float" office:value="0.015444">
                <text:p>0.015444</text:p>
              </table:table-cell>
              <table:table-cell office:value-type="float" office:value="0.013399">
                <text:p>0.0133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">
                <text:p>5830</text:p>
              </table:table-cell>
              <table:table-cell office:value-type="float" office:value="0.012844">
                <text:p>0.012844</text:p>
              </table:table-cell>
              <table:table-cell office:value-type="float" office:value="0.015596">
                <text:p>0.015596</text:p>
              </table:table-cell>
              <table:table-cell office:value-type="float" office:value="0.013479">
                <text:p>0.0134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">
                <text:p>5840</text:p>
              </table:table-cell>
              <table:table-cell office:value-type="float" office:value="0.012853">
                <text:p>0.012853</text:p>
              </table:table-cell>
              <table:table-cell office:value-type="float" office:value="0.015607">
                <text:p>0.015607</text:p>
              </table:table-cell>
              <table:table-cell office:value-type="float" office:value="0.013559">
                <text:p>0.0135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">
                <text:p>5850</text:p>
              </table:table-cell>
              <table:table-cell office:value-type="float" office:value="0.012862">
                <text:p>0.012862</text:p>
              </table:table-cell>
              <table:table-cell office:value-type="float" office:value="0.015689">
                <text:p>0.015689</text:p>
              </table:table-cell>
              <table:table-cell office:value-type="float" office:value="0.013569">
                <text:p>0.0135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">
                <text:p>5860</text:p>
              </table:table-cell>
              <table:table-cell office:value-type="float" office:value="0.012801">
                <text:p>0.012801</text:p>
              </table:table-cell>
              <table:table-cell office:value-type="float" office:value="0.015842">
                <text:p>0.015842</text:p>
              </table:table-cell>
              <table:table-cell office:value-type="float" office:value="0.013579">
                <text:p>0.0135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">
                <text:p>5870</text:p>
              </table:table-cell>
              <table:table-cell office:value-type="float" office:value="0.01288">
                <text:p>0.01288</text:p>
              </table:table-cell>
              <table:table-cell office:value-type="float" office:value="0.015924">
                <text:p>0.015924</text:p>
              </table:table-cell>
              <table:table-cell office:value-type="float" office:value="0.013588">
                <text:p>0.0135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">
                <text:p>5880</text:p>
              </table:table-cell>
              <table:table-cell office:value-type="float" office:value="0.01289">
                <text:p>0.01289</text:p>
              </table:table-cell>
              <table:table-cell office:value-type="float" office:value="0.016076">
                <text:p>0.016076</text:p>
              </table:table-cell>
              <table:table-cell office:value-type="float" office:value="0.013598">
                <text:p>0.0135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">
                <text:p>5890</text:p>
              </table:table-cell>
              <table:table-cell office:value-type="float" office:value="0.012899">
                <text:p>0.012899</text:p>
              </table:table-cell>
              <table:table-cell office:value-type="float" office:value="0.016159">
                <text:p>0.016159</text:p>
              </table:table-cell>
              <table:table-cell office:value-type="float" office:value="0.013607">
                <text:p>0.0136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">
                <text:p>5900</text:p>
              </table:table-cell>
              <table:table-cell office:value-type="float" office:value="0.012979">
                <text:p>0.012979</text:p>
              </table:table-cell>
              <table:table-cell office:value-type="float" office:value="0.016383">
                <text:p>0.016383</text:p>
              </table:table-cell>
              <table:table-cell office:value-type="float" office:value="0.013617">
                <text:p>0.0136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">
                <text:p>5910</text:p>
              </table:table-cell>
              <table:table-cell office:value-type="float" office:value="0.013059">
                <text:p>0.013059</text:p>
              </table:table-cell>
              <table:table-cell office:value-type="float" office:value="0.016466">
                <text:p>0.016466</text:p>
              </table:table-cell>
              <table:table-cell office:value-type="float" office:value="0.013627">
                <text:p>0.0136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">
                <text:p>5920</text:p>
              </table:table-cell>
              <table:table-cell office:value-type="float" office:value="0.013139">
                <text:p>0.013139</text:p>
              </table:table-cell>
              <table:table-cell office:value-type="float" office:value="0.016548">
                <text:p>0.016548</text:p>
              </table:table-cell>
              <table:table-cell office:value-type="float" office:value="0.013707">
                <text:p>0.0137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">
                <text:p>5930</text:p>
              </table:table-cell>
              <table:table-cell office:value-type="float" office:value="0.013291">
                <text:p>0.013291</text:p>
              </table:table-cell>
              <table:table-cell office:value-type="float" office:value="0.016631">
                <text:p>0.016631</text:p>
              </table:table-cell>
              <table:table-cell office:value-type="float" office:value="0.013859">
                <text:p>0.0138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">
                <text:p>5940</text:p>
              </table:table-cell>
              <table:table-cell office:value-type="float" office:value="0.013229">
                <text:p>0.013229</text:p>
              </table:table-cell>
              <table:table-cell office:value-type="float" office:value="0.016714">
                <text:p>0.016714</text:p>
              </table:table-cell>
              <table:table-cell office:value-type="float" office:value="0.01394">
                <text:p>0.013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">
                <text:p>5950</text:p>
              </table:table-cell>
              <table:table-cell office:value-type="float" office:value="0.01331">
                <text:p>0.01331</text:p>
              </table:table-cell>
              <table:table-cell office:value-type="float" office:value="0.016797">
                <text:p>0.016797</text:p>
              </table:table-cell>
              <table:table-cell office:value-type="float" office:value="0.014021">
                <text:p>0.0140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">
                <text:p>5960</text:p>
              </table:table-cell>
              <table:table-cell office:value-type="float" office:value="0.01339">
                <text:p>0.01339</text:p>
              </table:table-cell>
              <table:table-cell office:value-type="float" office:value="0.01688">
                <text:p>0.01688</text:p>
              </table:table-cell>
              <table:table-cell office:value-type="float" office:value="0.014103">
                <text:p>0.01410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">
                <text:p>5970</text:p>
              </table:table-cell>
              <table:table-cell office:value-type="float" office:value="0.013542">
                <text:p>0.013542</text:p>
              </table:table-cell>
              <table:table-cell office:value-type="float" office:value="0.017035">
                <text:p>0.017035</text:p>
              </table:table-cell>
              <table:table-cell office:value-type="float" office:value="0.014113">
                <text:p>0.0141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">
                <text:p>5980</text:p>
              </table:table-cell>
              <table:table-cell office:value-type="float" office:value="0.013552">
                <text:p>0.013552</text:p>
              </table:table-cell>
              <table:table-cell office:value-type="float" office:value="0.017047">
                <text:p>0.017047</text:p>
              </table:table-cell>
              <table:table-cell office:value-type="float" office:value="0.014123">
                <text:p>0.0141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">
                <text:p>5990</text:p>
              </table:table-cell>
              <table:table-cell office:value-type="float" office:value="0.013633">
                <text:p>0.013633</text:p>
              </table:table-cell>
              <table:table-cell office:value-type="float" office:value="0.017202">
                <text:p>0.017202</text:p>
              </table:table-cell>
              <table:table-cell office:value-type="float" office:value="0.014204">
                <text:p>0.0142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">
                <text:p>6000</text:p>
              </table:table-cell>
              <table:table-cell office:value-type="float" office:value="0.013571">
                <text:p>0.013571</text:p>
              </table:table-cell>
              <table:table-cell office:value-type="float" office:value="0.017357">
                <text:p>0.017357</text:p>
              </table:table-cell>
              <table:table-cell office:value-type="float" office:value="0.014143">
                <text:p>0.01414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">
                <text:p>6010</text:p>
              </table:table-cell>
              <table:table-cell office:value-type="float" office:value="0.013581">
                <text:p>0.013581</text:p>
              </table:table-cell>
              <table:table-cell office:value-type="float" office:value="0.017655">
                <text:p>0.017655</text:p>
              </table:table-cell>
              <table:table-cell office:value-type="float" office:value="0.014224">
                <text:p>0.0142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">
                <text:p>6020</text:p>
              </table:table-cell>
              <table:table-cell office:value-type="float" office:value="0.013662">
                <text:p>0.013662</text:p>
              </table:table-cell>
              <table:table-cell office:value-type="float" office:value="0.017668">
                <text:p>0.017668</text:p>
              </table:table-cell>
              <table:table-cell office:value-type="float" office:value="0.014235">
                <text:p>0.0142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">
                <text:p>6030</text:p>
              </table:table-cell>
              <table:table-cell office:value-type="float" office:value="0.013601">
                <text:p>0.013601</text:p>
              </table:table-cell>
              <table:table-cell office:value-type="float" office:value="0.017752">
                <text:p>0.017752</text:p>
              </table:table-cell>
              <table:table-cell office:value-type="float" office:value="0.014388">
                <text:p>0.0143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">
                <text:p>6040</text:p>
              </table:table-cell>
              <table:table-cell office:value-type="float" office:value="0.01361">
                <text:p>0.01361</text:p>
              </table:table-cell>
              <table:table-cell office:value-type="float" office:value="0.017837">
                <text:p>0.017837</text:p>
              </table:table-cell>
              <table:table-cell office:value-type="float" office:value="0.014542">
                <text:p>0.0145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">
                <text:p>6050</text:p>
              </table:table-cell>
              <table:table-cell office:value-type="float" office:value="0.013692">
                <text:p>0.013692</text:p>
              </table:table-cell>
              <table:table-cell office:value-type="float" office:value="0.017849">
                <text:p>0.017849</text:p>
              </table:table-cell>
              <table:table-cell office:value-type="float" office:value="0.014624">
                <text:p>0.0146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">
                <text:p>6060</text:p>
              </table:table-cell>
              <table:table-cell office:value-type="float" office:value="0.013845">
                <text:p>0.013845</text:p>
              </table:table-cell>
              <table:table-cell office:value-type="float" office:value="0.017934">
                <text:p>0.017934</text:p>
              </table:table-cell>
              <table:table-cell office:value-type="float" office:value="0.014634">
                <text:p>0.0146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">
                <text:p>6070</text:p>
              </table:table-cell>
              <table:table-cell office:value-type="float" office:value="0.013999">
                <text:p>0.013999</text:p>
              </table:table-cell>
              <table:table-cell office:value-type="float" office:value="0.018162">
                <text:p>0.018162</text:p>
              </table:table-cell>
              <table:table-cell office:value-type="float" office:value="0.014788">
                <text:p>0.0147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">
                <text:p>6080</text:p>
              </table:table-cell>
              <table:table-cell office:value-type="float" office:value="0.014152">
                <text:p>0.014152</text:p>
              </table:table-cell>
              <table:table-cell office:value-type="float" office:value="0.018247">
                <text:p>0.018247</text:p>
              </table:table-cell>
              <table:table-cell office:value-type="float" office:value="0.014799">
                <text:p>0.0147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">
                <text:p>6090</text:p>
              </table:table-cell>
              <table:table-cell office:value-type="float" office:value="0.014091">
                <text:p>0.014091</text:p>
              </table:table-cell>
              <table:table-cell office:value-type="float" office:value="0.018476">
                <text:p>0.018476</text:p>
              </table:table-cell>
              <table:table-cell office:value-type="float" office:value="0.014881">
                <text:p>0.0148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">
                <text:p>6100</text:p>
              </table:table-cell>
              <table:table-cell office:value-type="float" office:value="0.014101">
                <text:p>0.014101</text:p>
              </table:table-cell>
              <table:table-cell office:value-type="float" office:value="0.018561">
                <text:p>0.018561</text:p>
              </table:table-cell>
              <table:table-cell office:value-type="float" office:value="0.014892">
                <text:p>0.0148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">
                <text:p>6110</text:p>
              </table:table-cell>
              <table:table-cell office:value-type="float" office:value="0.014111">
                <text:p>0.014111</text:p>
              </table:table-cell>
              <table:table-cell office:value-type="float" office:value="0.018862">
                <text:p>0.018862</text:p>
              </table:table-cell>
              <table:table-cell office:value-type="float" office:value="0.014975">
                <text:p>0.0149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">
                <text:p>6120</text:p>
              </table:table-cell>
              <table:table-cell office:value-type="float" office:value="0.014121">
                <text:p>0.014121</text:p>
              </table:table-cell>
              <table:table-cell office:value-type="float" office:value="0.018876">
                <text:p>0.018876</text:p>
              </table:table-cell>
              <table:table-cell office:value-type="float" office:value="0.015058">
                <text:p>0.0150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">
                <text:p>6130</text:p>
              </table:table-cell>
              <table:table-cell office:value-type="float" office:value="0.014131">
                <text:p>0.014131</text:p>
              </table:table-cell>
              <table:table-cell office:value-type="float" office:value="0.01889">
                <text:p>0.01889</text:p>
              </table:table-cell>
              <table:table-cell office:value-type="float" office:value="0.015068">
                <text:p>0.0150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">
                <text:p>6140</text:p>
              </table:table-cell>
              <table:table-cell office:value-type="float" office:value="0.014141">
                <text:p>0.014141</text:p>
              </table:table-cell>
              <table:table-cell office:value-type="float" office:value="0.018975">
                <text:p>0.018975</text:p>
              </table:table-cell>
              <table:table-cell office:value-type="float" office:value="0.015079">
                <text:p>0.0150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">
                <text:p>6150</text:p>
              </table:table-cell>
              <table:table-cell office:value-type="float" office:value="0.01444">
                <text:p>0.01444</text:p>
              </table:table-cell>
              <table:table-cell office:value-type="float" office:value="0.019134">
                <text:p>0.019134</text:p>
              </table:table-cell>
              <table:table-cell office:value-type="float" office:value="0.01509">
                <text:p>0.015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">
                <text:p>6160</text:p>
              </table:table-cell>
              <table:table-cell office:value-type="float" office:value="0.014379">
                <text:p>0.014379</text:p>
              </table:table-cell>
              <table:table-cell office:value-type="float" office:value="0.01922">
                <text:p>0.01922</text:p>
              </table:table-cell>
              <table:table-cell office:value-type="float" office:value="0.015246">
                <text:p>0.0152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">
                <text:p>6170</text:p>
              </table:table-cell>
              <table:table-cell office:value-type="float" office:value="0.014678">
                <text:p>0.014678</text:p>
              </table:table-cell>
              <table:table-cell office:value-type="float" office:value="0.019306">
                <text:p>0.019306</text:p>
              </table:table-cell>
              <table:table-cell office:value-type="float" office:value="0.015401">
                <text:p>0.0154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">
                <text:p>6180</text:p>
              </table:table-cell>
              <table:table-cell office:value-type="float" office:value="0.014834">
                <text:p>0.014834</text:p>
              </table:table-cell>
              <table:table-cell office:value-type="float" office:value="0.019247">
                <text:p>0.019247</text:p>
              </table:table-cell>
              <table:table-cell office:value-type="float" office:value="0.015412">
                <text:p>0.0154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">
                <text:p>6190</text:p>
              </table:table-cell>
              <table:table-cell office:value-type="float" office:value="0.014917">
                <text:p>0.014917</text:p>
              </table:table-cell>
              <table:table-cell office:value-type="float" office:value="0.019334">
                <text:p>0.019334</text:p>
              </table:table-cell>
              <table:table-cell office:value-type="float" office:value="0.015496">
                <text:p>0.0154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">
                <text:p>6200</text:p>
              </table:table-cell>
              <table:table-cell office:value-type="float" office:value="0.015145">
                <text:p>0.015145</text:p>
              </table:table-cell>
              <table:table-cell office:value-type="float" office:value="0.01942">
                <text:p>0.01942</text:p>
              </table:table-cell>
              <table:table-cell office:value-type="float" office:value="0.015507">
                <text:p>0.0155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">
                <text:p>6210</text:p>
              </table:table-cell>
              <table:table-cell office:value-type="float" office:value="0.015228">
                <text:p>0.015228</text:p>
              </table:table-cell>
              <table:table-cell office:value-type="float" office:value="0.019434">
                <text:p>0.019434</text:p>
              </table:table-cell>
              <table:table-cell office:value-type="float" office:value="0.015518">
                <text:p>0.0155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">
                <text:p>6220</text:p>
              </table:table-cell>
              <table:table-cell office:value-type="float" office:value="0.015239">
                <text:p>0.015239</text:p>
              </table:table-cell>
              <table:table-cell office:value-type="float" office:value="0.019448">
                <text:p>0.019448</text:p>
              </table:table-cell>
              <table:table-cell office:value-type="float" office:value="0.015457">
                <text:p>0.0154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">
                <text:p>6230</text:p>
              </table:table-cell>
              <table:table-cell office:value-type="float" office:value="0.015468">
                <text:p>0.015468</text:p>
              </table:table-cell>
              <table:table-cell office:value-type="float" office:value="0.019463">
                <text:p>0.019463</text:p>
              </table:table-cell>
              <table:table-cell office:value-type="float" office:value="0.015468">
                <text:p>0.0154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">
                <text:p>6240</text:p>
              </table:table-cell>
              <table:table-cell office:value-type="float" office:value="0.015552">
                <text:p>0.015552</text:p>
              </table:table-cell>
              <table:table-cell office:value-type="float" office:value="0.019549">
                <text:p>0.019549</text:p>
              </table:table-cell>
              <table:table-cell office:value-type="float" office:value="0.01548">
                <text:p>0.015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">
                <text:p>6250</text:p>
              </table:table-cell>
              <table:table-cell office:value-type="float" office:value="0.015564">
                <text:p>0.015564</text:p>
              </table:table-cell>
              <table:table-cell office:value-type="float" office:value="0.019418">
                <text:p>0.019418</text:p>
              </table:table-cell>
              <table:table-cell office:value-type="float" office:value="0.015636">
                <text:p>0.0156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">
                <text:p>6260</text:p>
              </table:table-cell>
              <table:table-cell office:value-type="float" office:value="0.015721">
                <text:p>0.015721</text:p>
              </table:table-cell>
              <table:table-cell office:value-type="float" office:value="0.019651">
                <text:p>0.019651</text:p>
              </table:table-cell>
              <table:table-cell office:value-type="float" office:value="0.015648">
                <text:p>0.0156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">
                <text:p>6270</text:p>
              </table:table-cell>
              <table:table-cell office:value-type="float" office:value="0.015732">
                <text:p>0.015732</text:p>
              </table:table-cell>
              <table:table-cell office:value-type="float" office:value="0.019665">
                <text:p>0.019665</text:p>
              </table:table-cell>
              <table:table-cell office:value-type="float" office:value="0.015732">
                <text:p>0.0157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">
                <text:p>6280</text:p>
              </table:table-cell>
              <table:table-cell office:value-type="float" office:value="0.015671">
                <text:p>0.015671</text:p>
              </table:table-cell>
              <table:table-cell office:value-type="float" office:value="0.019534">
                <text:p>0.019534</text:p>
              </table:table-cell>
              <table:table-cell office:value-type="float" office:value="0.015816">
                <text:p>0.0158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">
                <text:p>6290</text:p>
              </table:table-cell>
              <table:table-cell office:value-type="float" office:value="0.015682">
                <text:p>0.015682</text:p>
              </table:table-cell>
              <table:table-cell office:value-type="float" office:value="0.019548">
                <text:p>0.019548</text:p>
              </table:table-cell>
              <table:table-cell office:value-type="float" office:value="0.015682">
                <text:p>0.0156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">
                <text:p>6300</text:p>
              </table:table-cell>
              <table:table-cell office:value-type="float" office:value="0.015839">
                <text:p>0.015839</text:p>
              </table:table-cell>
              <table:table-cell office:value-type="float" office:value="0.019562">
                <text:p>0.019562</text:p>
              </table:table-cell>
              <table:table-cell office:value-type="float" office:value="0.015839">
                <text:p>0.01583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">
                <text:p>6310</text:p>
              </table:table-cell>
              <table:table-cell office:value-type="float" office:value="0.015997">
                <text:p>0.015997</text:p>
              </table:table-cell>
              <table:table-cell office:value-type="float" office:value="0.019576">
                <text:p>0.019576</text:p>
              </table:table-cell>
              <table:table-cell office:value-type="float" office:value="0.015924">
                <text:p>0.0159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">
                <text:p>6320</text:p>
              </table:table-cell>
              <table:table-cell office:value-type="float" office:value="0.016082">
                <text:p>0.016082</text:p>
              </table:table-cell>
              <table:table-cell office:value-type="float" office:value="0.019591">
                <text:p>0.019591</text:p>
              </table:table-cell>
              <table:table-cell office:value-type="float" office:value="0.016082">
                <text:p>0.0160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">
                <text:p>6330</text:p>
              </table:table-cell>
              <table:table-cell office:value-type="float" office:value="0.016167">
                <text:p>0.016167</text:p>
              </table:table-cell>
              <table:table-cell office:value-type="float" office:value="0.019605">
                <text:p>0.019605</text:p>
              </table:table-cell>
              <table:table-cell office:value-type="float" office:value="0.016167">
                <text:p>0.0161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">
                <text:p>6340</text:p>
              </table:table-cell>
              <table:table-cell office:value-type="float" office:value="0.016325">
                <text:p>0.016325</text:p>
              </table:table-cell>
              <table:table-cell office:value-type="float" office:value="0.019619">
                <text:p>0.019619</text:p>
              </table:table-cell>
              <table:table-cell office:value-type="float" office:value="0.016252">
                <text:p>0.0162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">
                <text:p>6350</text:p>
              </table:table-cell>
              <table:table-cell office:value-type="float" office:value="0.01641">
                <text:p>0.01641</text:p>
              </table:table-cell>
              <table:table-cell office:value-type="float" office:value="0.01978">
                <text:p>0.01978</text:p>
              </table:table-cell>
              <table:table-cell office:value-type="float" office:value="0.016337">
                <text:p>0.0163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">
                <text:p>6360</text:p>
              </table:table-cell>
              <table:table-cell office:value-type="float" office:value="0.016569">
                <text:p>0.016569</text:p>
              </table:table-cell>
              <table:table-cell office:value-type="float" office:value="0.019795">
                <text:p>0.019795</text:p>
              </table:table-cell>
              <table:table-cell office:value-type="float" office:value="0.016349">
                <text:p>0.0163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">
                <text:p>6370</text:p>
              </table:table-cell>
              <table:table-cell office:value-type="float" office:value="0.016875">
                <text:p>0.016875</text:p>
              </table:table-cell>
              <table:table-cell office:value-type="float" office:value="0.019883">
                <text:p>0.019883</text:p>
              </table:table-cell>
              <table:table-cell office:value-type="float" office:value="0.016508">
                <text:p>0.0165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">
                <text:p>6380</text:p>
              </table:table-cell>
              <table:table-cell office:value-type="float" office:value="0.016887">
                <text:p>0.016887</text:p>
              </table:table-cell>
              <table:table-cell office:value-type="float" office:value="0.019897">
                <text:p>0.019897</text:p>
              </table:table-cell>
              <table:table-cell office:value-type="float" office:value="0.01652">
                <text:p>0.016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">
                <text:p>6390</text:p>
              </table:table-cell>
              <table:table-cell office:value-type="float" office:value="0.016973">
                <text:p>0.016973</text:p>
              </table:table-cell>
              <table:table-cell office:value-type="float" office:value="0.019985">
                <text:p>0.019985</text:p>
              </table:table-cell>
              <table:table-cell office:value-type="float" office:value="0.016605">
                <text:p>0.0166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">
                <text:p>6400</text:p>
              </table:table-cell>
              <table:table-cell office:value-type="float" office:value="0.017059">
                <text:p>0.017059</text:p>
              </table:table-cell>
              <table:table-cell office:value-type="float" office:value="0.019926">
                <text:p>0.019926</text:p>
              </table:table-cell>
              <table:table-cell office:value-type="float" office:value="0.016691">
                <text:p>0.0166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">
                <text:p>6410</text:p>
              </table:table-cell>
              <table:table-cell office:value-type="float" office:value="0.017071">
                <text:p>0.017071</text:p>
              </table:table-cell>
              <table:table-cell office:value-type="float" office:value="0.019941">
                <text:p>0.019941</text:p>
              </table:table-cell>
              <table:table-cell office:value-type="float" office:value="0.016924">
                <text:p>0.0169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">
                <text:p>6420</text:p>
              </table:table-cell>
              <table:table-cell office:value-type="float" office:value="0.017158">
                <text:p>0.017158</text:p>
              </table:table-cell>
              <table:table-cell office:value-type="float" office:value="0.020029">
                <text:p>0.020029</text:p>
              </table:table-cell>
              <table:table-cell office:value-type="float" office:value="0.016937">
                <text:p>0.0169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">
                <text:p>6430</text:p>
              </table:table-cell>
              <table:table-cell office:value-type="float" office:value="0.017244">
                <text:p>0.017244</text:p>
              </table:table-cell>
              <table:table-cell office:value-type="float" office:value="0.020044">
                <text:p>0.020044</text:p>
              </table:table-cell>
              <table:table-cell office:value-type="float" office:value="0.016949">
                <text:p>0.0169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">
                <text:p>6440</text:p>
              </table:table-cell>
              <table:table-cell office:value-type="float" office:value="0.01733">
                <text:p>0.01733</text:p>
              </table:table-cell>
              <table:table-cell office:value-type="float" office:value="0.020133">
                <text:p>0.020133</text:p>
              </table:table-cell>
              <table:table-cell office:value-type="float" office:value="0.017035">
                <text:p>0.0170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">
                <text:p>6450</text:p>
              </table:table-cell>
              <table:table-cell office:value-type="float" office:value="0.017491">
                <text:p>0.017491</text:p>
              </table:table-cell>
              <table:table-cell office:value-type="float" office:value="0.020221">
                <text:p>0.020221</text:p>
              </table:table-cell>
              <table:table-cell office:value-type="float" office:value="0.016974">
                <text:p>0.0169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">
                <text:p>6460</text:p>
              </table:table-cell>
              <table:table-cell office:value-type="float" office:value="0.017651">
                <text:p>0.017651</text:p>
              </table:table-cell>
              <table:table-cell office:value-type="float" office:value="0.020458">
                <text:p>0.020458</text:p>
              </table:table-cell>
              <table:table-cell office:value-type="float" office:value="0.017061">
                <text:p>0.0170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">
                <text:p>6470</text:p>
              </table:table-cell>
              <table:table-cell office:value-type="float" office:value="0.017664">
                <text:p>0.017664</text:p>
              </table:table-cell>
              <table:table-cell office:value-type="float" office:value="0.020473">
                <text:p>0.020473</text:p>
              </table:table-cell>
              <table:table-cell office:value-type="float" office:value="0.017221">
                <text:p>0.0172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">
                <text:p>6480</text:p>
              </table:table-cell>
              <table:table-cell office:value-type="float" office:value="0.017751">
                <text:p>0.017751</text:p>
              </table:table-cell>
              <table:table-cell office:value-type="float" office:value="0.020414">
                <text:p>0.020414</text:p>
              </table:table-cell>
              <table:table-cell office:value-type="float" office:value="0.017382">
                <text:p>0.01738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">
                <text:p>6490</text:p>
              </table:table-cell>
              <table:table-cell office:value-type="float" office:value="0.017839">
                <text:p>0.017839</text:p>
              </table:table-cell>
              <table:table-cell office:value-type="float" office:value="0.020429">
                <text:p>0.020429</text:p>
              </table:table-cell>
              <table:table-cell office:value-type="float" office:value="0.017395">
                <text:p>0.0173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">
                <text:p>6500</text:p>
              </table:table-cell>
              <table:table-cell office:value-type="float" office:value="0.017926">
                <text:p>0.017926</text:p>
              </table:table-cell>
              <table:table-cell office:value-type="float" office:value="0.02037">
                <text:p>0.02037</text:p>
              </table:table-cell>
              <table:table-cell office:value-type="float" office:value="0.017556">
                <text:p>0.0175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">
                <text:p>6510</text:p>
              </table:table-cell>
              <table:table-cell office:value-type="float" office:value="0.017939">
                <text:p>0.017939</text:p>
              </table:table-cell>
              <table:table-cell office:value-type="float" office:value="0.020534">
                <text:p>0.020534</text:p>
              </table:table-cell>
              <table:table-cell office:value-type="float" office:value="0.017569">
                <text:p>0.0175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">
                <text:p>6520</text:p>
              </table:table-cell>
              <table:table-cell office:value-type="float" office:value="0.017953">
                <text:p>0.017953</text:p>
              </table:table-cell>
              <table:table-cell office:value-type="float" office:value="0.020623">
                <text:p>0.020623</text:p>
              </table:table-cell>
              <table:table-cell office:value-type="float" office:value="0.017656">
                <text:p>0.0176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">
                <text:p>6530</text:p>
              </table:table-cell>
              <table:table-cell office:value-type="float" office:value="0.017966">
                <text:p>0.017966</text:p>
              </table:table-cell>
              <table:table-cell office:value-type="float" office:value="0.020638">
                <text:p>0.020638</text:p>
              </table:table-cell>
              <table:table-cell office:value-type="float" office:value="0.017817">
                <text:p>0.0178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">
                <text:p>6540</text:p>
              </table:table-cell>
              <table:table-cell office:value-type="float" office:value="0.017979">
                <text:p>0.017979</text:p>
              </table:table-cell>
              <table:table-cell office:value-type="float" office:value="0.020654">
                <text:p>0.020654</text:p>
              </table:table-cell>
              <table:table-cell office:value-type="float" office:value="0.017979">
                <text:p>0.0179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">
                <text:p>6550</text:p>
              </table:table-cell>
              <table:table-cell office:value-type="float" office:value="0.018067">
                <text:p>0.018067</text:p>
              </table:table-cell>
              <table:table-cell office:value-type="float" office:value="0.020669">
                <text:p>0.020669</text:p>
              </table:table-cell>
              <table:table-cell office:value-type="float" office:value="0.018067">
                <text:p>0.0180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">
                <text:p>6560</text:p>
              </table:table-cell>
              <table:table-cell office:value-type="float" office:value="0.01808">
                <text:p>0.01808</text:p>
              </table:table-cell>
              <table:table-cell office:value-type="float" office:value="0.020759">
                <text:p>0.020759</text:p>
              </table:table-cell>
              <table:table-cell office:value-type="float" office:value="0.01808">
                <text:p>0.018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">
                <text:p>6570</text:p>
              </table:table-cell>
              <table:table-cell office:value-type="float" office:value="0.018243">
                <text:p>0.018243</text:p>
              </table:table-cell>
              <table:table-cell office:value-type="float" office:value="0.020849">
                <text:p>0.020849</text:p>
              </table:table-cell>
              <table:table-cell office:value-type="float" office:value="0.018094">
                <text:p>0.0180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">
                <text:p>6580</text:p>
              </table:table-cell>
              <table:table-cell office:value-type="float" office:value="0.018256">
                <text:p>0.018256</text:p>
              </table:table-cell>
              <table:table-cell office:value-type="float" office:value="0.020939">
                <text:p>0.020939</text:p>
              </table:table-cell>
              <table:table-cell office:value-type="float" office:value="0.018182">
                <text:p>0.01818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">
                <text:p>6590</text:p>
              </table:table-cell>
              <table:table-cell office:value-type="float" office:value="0.018419">
                <text:p>0.018419</text:p>
              </table:table-cell>
              <table:table-cell office:value-type="float" office:value="0.02088">
                <text:p>0.02088</text:p>
              </table:table-cell>
              <table:table-cell office:value-type="float" office:value="0.018494">
                <text:p>0.0184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">
                <text:p>6600</text:p>
              </table:table-cell>
              <table:table-cell office:value-type="float" office:value="0.018582">
                <text:p>0.018582</text:p>
              </table:table-cell>
              <table:table-cell office:value-type="float" office:value="0.02097">
                <text:p>0.02097</text:p>
              </table:table-cell>
              <table:table-cell office:value-type="float" office:value="0.018507">
                <text:p>0.0185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">
                <text:p>6610</text:p>
              </table:table-cell>
              <table:table-cell office:value-type="float" office:value="0.018745">
                <text:p>0.018745</text:p>
              </table:table-cell>
              <table:table-cell office:value-type="float" office:value="0.02106">
                <text:p>0.02106</text:p>
              </table:table-cell>
              <table:table-cell office:value-type="float" office:value="0.018521">
                <text:p>0.01852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">
                <text:p>6620</text:p>
              </table:table-cell>
              <table:table-cell office:value-type="float" office:value="0.018834">
                <text:p>0.018834</text:p>
              </table:table-cell>
              <table:table-cell office:value-type="float" office:value="0.021001">
                <text:p>0.021001</text:p>
              </table:table-cell>
              <table:table-cell office:value-type="float" office:value="0.018535">
                <text:p>0.0185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">
                <text:p>6630</text:p>
              </table:table-cell>
              <table:table-cell office:value-type="float" office:value="0.018998">
                <text:p>0.018998</text:p>
              </table:table-cell>
              <table:table-cell office:value-type="float" office:value="0.020942">
                <text:p>0.020942</text:p>
              </table:table-cell>
              <table:table-cell office:value-type="float" office:value="0.018549">
                <text:p>0.0185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">
                <text:p>6640</text:p>
              </table:table-cell>
              <table:table-cell office:value-type="float" office:value="0.019087">
                <text:p>0.019087</text:p>
              </table:table-cell>
              <table:table-cell office:value-type="float" office:value="0.021033">
                <text:p>0.021033</text:p>
              </table:table-cell>
              <table:table-cell office:value-type="float" office:value="0.018787">
                <text:p>0.0187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">
                <text:p>6650</text:p>
              </table:table-cell>
              <table:table-cell office:value-type="float" office:value="0.019026">
                <text:p>0.019026</text:p>
              </table:table-cell>
              <table:table-cell office:value-type="float" office:value="0.021124">
                <text:p>0.021124</text:p>
              </table:table-cell>
              <table:table-cell office:value-type="float" office:value="0.018876">
                <text:p>0.0188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">
                <text:p>6660</text:p>
              </table:table-cell>
              <table:table-cell office:value-type="float" office:value="0.019115">
                <text:p>0.019115</text:p>
              </table:table-cell>
              <table:table-cell office:value-type="float" office:value="0.021214">
                <text:p>0.021214</text:p>
              </table:table-cell>
              <table:table-cell office:value-type="float" office:value="0.018966">
                <text:p>0.01896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">
                <text:p>6670</text:p>
              </table:table-cell>
              <table:table-cell office:value-type="float" office:value="0.019205">
                <text:p>0.019205</text:p>
              </table:table-cell>
              <table:table-cell office:value-type="float" office:value="0.021305">
                <text:p>0.021305</text:p>
              </table:table-cell>
              <table:table-cell office:value-type="float" office:value="0.01898">
                <text:p>0.018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">
                <text:p>6680</text:p>
              </table:table-cell>
              <table:table-cell office:value-type="float" office:value="0.019369">
                <text:p>0.019369</text:p>
              </table:table-cell>
              <table:table-cell office:value-type="float" office:value="0.021321">
                <text:p>0.021321</text:p>
              </table:table-cell>
              <table:table-cell office:value-type="float" office:value="0.019069">
                <text:p>0.0190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">
                <text:p>6690</text:p>
              </table:table-cell>
              <table:table-cell office:value-type="float" office:value="0.019459">
                <text:p>0.019459</text:p>
              </table:table-cell>
              <table:table-cell office:value-type="float" office:value="0.021262">
                <text:p>0.021262</text:p>
              </table:table-cell>
              <table:table-cell office:value-type="float" office:value="0.019309">
                <text:p>0.0193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">
                <text:p>6700</text:p>
              </table:table-cell>
              <table:table-cell office:value-type="float" office:value="0.019549">
                <text:p>0.019549</text:p>
              </table:table-cell>
              <table:table-cell office:value-type="float" office:value="0.021654">
                <text:p>0.021654</text:p>
              </table:table-cell>
              <table:table-cell office:value-type="float" office:value="0.019624">
                <text:p>0.0196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">
                <text:p>6710</text:p>
              </table:table-cell>
              <table:table-cell office:value-type="float" office:value="0.019639">
                <text:p>0.019639</text:p>
              </table:table-cell>
              <table:table-cell office:value-type="float" office:value="0.02167">
                <text:p>0.02167</text:p>
              </table:table-cell>
              <table:table-cell office:value-type="float" office:value="0.019714">
                <text:p>0.0197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">
                <text:p>6720</text:p>
              </table:table-cell>
              <table:table-cell office:value-type="float" office:value="0.019654">
                <text:p>0.019654</text:p>
              </table:table-cell>
              <table:table-cell office:value-type="float" office:value="0.021762">
                <text:p>0.021762</text:p>
              </table:table-cell>
              <table:table-cell office:value-type="float" office:value="0.019729">
                <text:p>0.0197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">
                <text:p>6730</text:p>
              </table:table-cell>
              <table:table-cell office:value-type="float" office:value="0.019668">
                <text:p>0.019668</text:p>
              </table:table-cell>
              <table:table-cell office:value-type="float" office:value="0.021778">
                <text:p>0.021778</text:p>
              </table:table-cell>
              <table:table-cell office:value-type="float" office:value="0.019894">
                <text:p>0.0198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">
                <text:p>6740</text:p>
              </table:table-cell>
              <table:table-cell office:value-type="float" office:value="0.019759">
                <text:p>0.019759</text:p>
              </table:table-cell>
              <table:table-cell office:value-type="float" office:value="0.021795">
                <text:p>0.021795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">
                <text:p>6750</text:p>
              </table:table-cell>
              <table:table-cell office:value-type="float" office:value="0.019774">
                <text:p>0.019774</text:p>
              </table:table-cell>
              <table:table-cell office:value-type="float" office:value="0.021811">
                <text:p>0.0218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">
                <text:p>6760</text:p>
              </table:table-cell>
              <table:table-cell office:value-type="float" office:value="0.019713">
                <text:p>0.019713</text:p>
              </table:table-cell>
              <table:table-cell office:value-type="float" office:value="0.021979">
                <text:p>0.021979</text:p>
              </table:table-cell>
              <table:table-cell office:value-type="float" office:value="0.019864">
                <text:p>0.0198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">
                <text:p>6770</text:p>
              </table:table-cell>
              <table:table-cell office:value-type="float" office:value="0.019577">
                <text:p>0.019577</text:p>
              </table:table-cell>
              <table:table-cell office:value-type="float" office:value="0.022071">
                <text:p>0.022071</text:p>
              </table:table-cell>
              <table:table-cell office:value-type="float" office:value="0.019955">
                <text:p>0.0199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">
                <text:p>6780</text:p>
              </table:table-cell>
              <table:table-cell office:value-type="float" office:value="0.019592">
                <text:p>0.019592</text:p>
              </table:table-cell>
              <table:table-cell office:value-type="float" office:value="0.022466">
                <text:p>0.022466</text:p>
              </table:table-cell>
              <table:table-cell office:value-type="float" office:value="0.01997">
                <text:p>0.019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">
                <text:p>6790</text:p>
              </table:table-cell>
              <table:table-cell office:value-type="float" office:value="0.019758">
                <text:p>0.019758</text:p>
              </table:table-cell>
              <table:table-cell office:value-type="float" office:value="0.022634">
                <text:p>0.022634</text:p>
              </table:table-cell>
              <table:table-cell office:value-type="float" office:value="0.020061">
                <text:p>0.02006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">
                <text:p>6800</text:p>
              </table:table-cell>
              <table:table-cell office:value-type="float" office:value="0.019924">
                <text:p>0.019924</text:p>
              </table:table-cell>
              <table:table-cell office:value-type="float" office:value="0.022652">
                <text:p>0.022652</text:p>
              </table:table-cell>
              <table:table-cell office:value-type="float" office:value="0.020227">
                <text:p>0.0202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">
                <text:p>6810</text:p>
              </table:table-cell>
              <table:table-cell office:value-type="float" office:value="0.019939">
                <text:p>0.019939</text:p>
              </table:table-cell>
              <table:table-cell office:value-type="float" office:value="0.022593">
                <text:p>0.022593</text:p>
              </table:table-cell>
              <table:table-cell office:value-type="float" office:value="0.020167">
                <text:p>0.0201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">
                <text:p>6820</text:p>
              </table:table-cell>
              <table:table-cell office:value-type="float" office:value="0.019954">
                <text:p>0.019954</text:p>
              </table:table-cell>
              <table:table-cell office:value-type="float" office:value="0.022686">
                <text:p>0.022686</text:p>
              </table:table-cell>
              <table:table-cell office:value-type="float" office:value="0.020258">
                <text:p>0.0202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">
                <text:p>6830</text:p>
              </table:table-cell>
              <table:table-cell office:value-type="float" office:value="0.020046">
                <text:p>0.020046</text:p>
              </table:table-cell>
              <table:table-cell office:value-type="float" office:value="0.022703">
                <text:p>0.022703</text:p>
              </table:table-cell>
              <table:table-cell office:value-type="float" office:value="0.020349">
                <text:p>0.0203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">
                <text:p>6840</text:p>
              </table:table-cell>
              <table:table-cell office:value-type="float" office:value="0.020061">
                <text:p>0.020061</text:p>
              </table:table-cell>
              <table:table-cell office:value-type="float" office:value="0.022872">
                <text:p>0.022872</text:p>
              </table:table-cell>
              <table:table-cell office:value-type="float" office:value="0.020517">
                <text:p>0.0205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">
                <text:p>6850</text:p>
              </table:table-cell>
              <table:table-cell office:value-type="float" office:value="0.020076">
                <text:p>0.020076</text:p>
              </table:table-cell>
              <table:table-cell office:value-type="float" office:value="0.022966">
                <text:p>0.022966</text:p>
              </table:table-cell>
              <table:table-cell office:value-type="float" office:value="0.020532">
                <text:p>0.0205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">
                <text:p>6860</text:p>
              </table:table-cell>
              <table:table-cell office:value-type="float" office:value="0.020167">
                <text:p>0.020167</text:p>
              </table:table-cell>
              <table:table-cell office:value-type="float" office:value="0.023059">
                <text:p>0.023059</text:p>
              </table:table-cell>
              <table:table-cell office:value-type="float" office:value="0.020548">
                <text:p>0.0205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">
                <text:p>6870</text:p>
              </table:table-cell>
              <table:table-cell office:value-type="float" office:value="0.020259">
                <text:p>0.020259</text:p>
              </table:table-cell>
              <table:table-cell office:value-type="float" office:value="0.023077">
                <text:p>0.023077</text:p>
              </table:table-cell>
              <table:table-cell office:value-type="float" office:value="0.020487">
                <text:p>0.0204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">
                <text:p>6880</text:p>
              </table:table-cell>
              <table:table-cell office:value-type="float" office:value="0.020427">
                <text:p>0.020427</text:p>
              </table:table-cell>
              <table:table-cell office:value-type="float" office:value="0.023171">
                <text:p>0.023171</text:p>
              </table:table-cell>
              <table:table-cell office:value-type="float" office:value="0.020579">
                <text:p>0.0205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">
                <text:p>6890</text:p>
              </table:table-cell>
              <table:table-cell office:value-type="float" office:value="0.020442">
                <text:p>0.020442</text:p>
              </table:table-cell>
              <table:table-cell office:value-type="float" office:value="0.023341">
                <text:p>0.023341</text:p>
              </table:table-cell>
              <table:table-cell office:value-type="float" office:value="0.020595">
                <text:p>0.0205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">
                <text:p>6900</text:p>
              </table:table-cell>
              <table:table-cell office:value-type="float" office:value="0.020458">
                <text:p>0.020458</text:p>
              </table:table-cell>
              <table:table-cell office:value-type="float" office:value="0.023435">
                <text:p>0.023435</text:p>
              </table:table-cell>
              <table:table-cell office:value-type="float" office:value="0.020611">
                <text:p>0.0206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">
                <text:p>6910</text:p>
              </table:table-cell>
              <table:table-cell office:value-type="float" office:value="0.020397">
                <text:p>0.020397</text:p>
              </table:table-cell>
              <table:table-cell office:value-type="float" office:value="0.023453">
                <text:p>0.023453</text:p>
              </table:table-cell>
              <table:table-cell office:value-type="float" office:value="0.020626">
                <text:p>0.0206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">
                <text:p>6920</text:p>
              </table:table-cell>
              <table:table-cell office:value-type="float" office:value="0.020489">
                <text:p>0.020489</text:p>
              </table:table-cell>
              <table:table-cell office:value-type="float" office:value="0.023471">
                <text:p>0.023471</text:p>
              </table:table-cell>
              <table:table-cell office:value-type="float" office:value="0.020566">
                <text:p>0.0205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">
                <text:p>6930</text:p>
              </table:table-cell>
              <table:table-cell office:value-type="float" office:value="0.020735">
                <text:p>0.020735</text:p>
              </table:table-cell>
              <table:table-cell office:value-type="float" office:value="0.023489">
                <text:p>0.023489</text:p>
              </table:table-cell>
              <table:table-cell office:value-type="float" office:value="0.020811">
                <text:p>0.0208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">
                <text:p>6940</text:p>
              </table:table-cell>
              <table:table-cell office:value-type="float" office:value="0.02075">
                <text:p>0.02075</text:p>
              </table:table-cell>
              <table:table-cell office:value-type="float" office:value="0.02343">
                <text:p>0.02343</text:p>
              </table:table-cell>
              <table:table-cell office:value-type="float" office:value="0.020827">
                <text:p>0.0208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">
                <text:p>6950</text:p>
              </table:table-cell>
              <table:table-cell office:value-type="float" office:value="0.02092">
                <text:p>0.02092</text:p>
              </table:table-cell>
              <table:table-cell office:value-type="float" office:value="0.023372">
                <text:p>0.023372</text:p>
              </table:table-cell>
              <table:table-cell office:value-type="float" office:value="0.021149">
                <text:p>0.0211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">
                <text:p>6960</text:p>
              </table:table-cell>
              <table:table-cell office:value-type="float" office:value="0.021012">
                <text:p>0.021012</text:p>
              </table:table-cell>
              <table:table-cell office:value-type="float" office:value="0.023543">
                <text:p>0.023543</text:p>
              </table:table-cell>
              <table:table-cell office:value-type="float" office:value="0.021319">
                <text:p>0.0213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">
                <text:p>6970</text:p>
              </table:table-cell>
              <table:table-cell office:value-type="float" office:value="0.021028">
                <text:p>0.021028</text:p>
              </table:table-cell>
              <table:table-cell office:value-type="float" office:value="0.023561">
                <text:p>0.023561</text:p>
              </table:table-cell>
              <table:table-cell office:value-type="float" office:value="0.021412">
                <text:p>0.0214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">
                <text:p>6980</text:p>
              </table:table-cell>
              <table:table-cell office:value-type="float" office:value="0.021045">
                <text:p>0.021045</text:p>
              </table:table-cell>
              <table:table-cell office:value-type="float" office:value="0.023579">
                <text:p>0.023579</text:p>
              </table:table-cell>
              <table:table-cell office:value-type="float" office:value="0.021505">
                <text:p>0.0215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">
                <text:p>6990</text:p>
              </table:table-cell>
              <table:table-cell office:value-type="float" office:value="0.021061">
                <text:p>0.021061</text:p>
              </table:table-cell>
              <table:table-cell office:value-type="float" office:value="0.023597">
                <text:p>0.023597</text:p>
              </table:table-cell>
              <table:table-cell office:value-type="float" office:value="0.021599">
                <text:p>0.0215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">
                <text:p>7000</text:p>
              </table:table-cell>
              <table:table-cell office:value-type="float" office:value="0.021">
                <text:p>0.021</text:p>
              </table:table-cell>
              <table:table-cell office:value-type="float" office:value="0.023692">
                <text:p>0.023692</text:p>
              </table:table-cell>
              <table:table-cell office:value-type="float" office:value="0.021923">
                <text:p>0.0219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">
                <text:p>7010</text:p>
              </table:table-cell>
              <table:table-cell office:value-type="float" office:value="0.02117">
                <text:p>0.02117</text:p>
              </table:table-cell>
              <table:table-cell office:value-type="float" office:value="0.023788">
                <text:p>0.023788</text:p>
              </table:table-cell>
              <table:table-cell office:value-type="float" office:value="0.022171">
                <text:p>0.0221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">
                <text:p>7020</text:p>
              </table:table-cell>
              <table:table-cell office:value-type="float" office:value="0.021341">
                <text:p>0.021341</text:p>
              </table:table-cell>
              <table:table-cell office:value-type="float" office:value="0.024037">
                <text:p>0.024037</text:p>
              </table:table-cell>
              <table:table-cell office:value-type="float" office:value="0.022342">
                <text:p>0.02234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">
                <text:p>7030</text:p>
              </table:table-cell>
              <table:table-cell office:value-type="float" office:value="0.021434">
                <text:p>0.021434</text:p>
              </table:table-cell>
              <table:table-cell office:value-type="float" office:value="0.024056">
                <text:p>0.024056</text:p>
              </table:table-cell>
              <table:table-cell office:value-type="float" office:value="0.022436">
                <text:p>0.0224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">
                <text:p>7040</text:p>
              </table:table-cell>
              <table:table-cell office:value-type="float" office:value="0.021528">
                <text:p>0.021528</text:p>
              </table:table-cell>
              <table:table-cell office:value-type="float" office:value="0.024074">
                <text:p>0.024074</text:p>
              </table:table-cell>
              <table:table-cell office:value-type="float" office:value="0.022377">
                <text:p>0.0223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">
                <text:p>7050</text:p>
              </table:table-cell>
              <table:table-cell office:value-type="float" office:value="0.021622">
                <text:p>0.021622</text:p>
              </table:table-cell>
              <table:table-cell office:value-type="float" office:value="0.024015">
                <text:p>0.024015</text:p>
              </table:table-cell>
              <table:table-cell office:value-type="float" office:value="0.022317">
                <text:p>0.0223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">
                <text:p>7060</text:p>
              </table:table-cell>
              <table:table-cell office:value-type="float" office:value="0.021716">
                <text:p>0.021716</text:p>
              </table:table-cell>
              <table:table-cell office:value-type="float" office:value="0.024034">
                <text:p>0.024034</text:p>
              </table:table-cell>
              <table:table-cell office:value-type="float" office:value="0.022411">
                <text:p>0.0224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">
                <text:p>7070</text:p>
              </table:table-cell>
              <table:table-cell office:value-type="float" office:value="0.021887">
                <text:p>0.021887</text:p>
              </table:table-cell>
              <table:table-cell office:value-type="float" office:value="0.023975">
                <text:p>0.023975</text:p>
              </table:table-cell>
              <table:table-cell office:value-type="float" office:value="0.022583">
                <text:p>0.02258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">
                <text:p>7080</text:p>
              </table:table-cell>
              <table:table-cell office:value-type="float" office:value="0.021981">
                <text:p>0.021981</text:p>
              </table:table-cell>
              <table:table-cell office:value-type="float" office:value="0.024149">
                <text:p>0.024149</text:p>
              </table:table-cell>
              <table:table-cell office:value-type="float" office:value="0.022678">
                <text:p>0.0226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">
                <text:p>7090</text:p>
              </table:table-cell>
              <table:table-cell office:value-type="float" office:value="0.022076">
                <text:p>0.022076</text:p>
              </table:table-cell>
              <table:table-cell office:value-type="float" office:value="0.024245">
                <text:p>0.024245</text:p>
              </table:table-cell>
              <table:table-cell office:value-type="float" office:value="0.022773">
                <text:p>0.02277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">
                <text:p>7100</text:p>
              </table:table-cell>
              <table:table-cell office:value-type="float" office:value="0.022093">
                <text:p>0.022093</text:p>
              </table:table-cell>
              <table:table-cell office:value-type="float" office:value="0.024186">
                <text:p>0.024186</text:p>
              </table:table-cell>
              <table:table-cell office:value-type="float" office:value="0.022791">
                <text:p>0.0227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">
                <text:p>7110</text:p>
              </table:table-cell>
              <table:table-cell office:value-type="float" office:value="0.022265">
                <text:p>0.022265</text:p>
              </table:table-cell>
              <table:table-cell office:value-type="float" office:value="0.024127">
                <text:p>0.024127</text:p>
              </table:table-cell>
              <table:table-cell office:value-type="float" office:value="0.022886">
                <text:p>0.0228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">
                <text:p>7120</text:p>
              </table:table-cell>
              <table:table-cell office:value-type="float" office:value="0.02236">
                <text:p>0.02236</text:p>
              </table:table-cell>
              <table:table-cell office:value-type="float" office:value="0.024068">
                <text:p>0.024068</text:p>
              </table:table-cell>
              <table:table-cell office:value-type="float" office:value="0.022904">
                <text:p>0.0229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">
                <text:p>7130</text:p>
              </table:table-cell>
              <table:table-cell office:value-type="float" office:value="0.022533">
                <text:p>0.022533</text:p>
              </table:table-cell>
              <table:table-cell office:value-type="float" office:value="0.024165">
                <text:p>0.024165</text:p>
              </table:table-cell>
              <table:table-cell office:value-type="float" office:value="0.022844">
                <text:p>0.0228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">
                <text:p>7140</text:p>
              </table:table-cell>
              <table:table-cell office:value-type="float" office:value="0.022706">
                <text:p>0.022706</text:p>
              </table:table-cell>
              <table:table-cell office:value-type="float" office:value="0.024261">
                <text:p>0.024261</text:p>
              </table:table-cell>
              <table:table-cell office:value-type="float" office:value="0.023095">
                <text:p>0.0230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">
                <text:p>7150</text:p>
              </table:table-cell>
              <table:table-cell office:value-type="float" office:value="0.022802">
                <text:p>0.022802</text:p>
              </table:table-cell>
              <table:table-cell office:value-type="float" office:value="0.024358">
                <text:p>0.024358</text:p>
              </table:table-cell>
              <table:table-cell office:value-type="float" office:value="0.023346">
                <text:p>0.0233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">
                <text:p>7160</text:p>
              </table:table-cell>
              <table:table-cell office:value-type="float" office:value="0.022819">
                <text:p>0.022819</text:p>
              </table:table-cell>
              <table:table-cell office:value-type="float" office:value="0.024377">
                <text:p>0.024377</text:p>
              </table:table-cell>
              <table:table-cell office:value-type="float" office:value="0.023442">
                <text:p>0.0234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">
                <text:p>7170</text:p>
              </table:table-cell>
              <table:table-cell office:value-type="float" office:value="0.022837">
                <text:p>0.022837</text:p>
              </table:table-cell>
              <table:table-cell office:value-type="float" office:value="0.024474">
                <text:p>0.024474</text:p>
              </table:table-cell>
              <table:table-cell office:value-type="float" office:value="0.023461">
                <text:p>0.0234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">
                <text:p>7180</text:p>
              </table:table-cell>
              <table:table-cell office:value-type="float" office:value="0.022933">
                <text:p>0.022933</text:p>
              </table:table-cell>
              <table:table-cell office:value-type="float" office:value="0.024493">
                <text:p>0.024493</text:p>
              </table:table-cell>
              <table:table-cell office:value-type="float" office:value="0.023401">
                <text:p>0.0234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">
                <text:p>7190</text:p>
              </table:table-cell>
              <table:table-cell office:value-type="float" office:value="0.022951">
                <text:p>0.022951</text:p>
              </table:table-cell>
              <table:table-cell office:value-type="float" office:value="0.024512">
                <text:p>0.024512</text:p>
              </table:table-cell>
              <table:table-cell office:value-type="float" office:value="0.023419">
                <text:p>0.0234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">
                <text:p>7200</text:p>
              </table:table-cell>
              <table:table-cell office:value-type="float" office:value="0.023125">
                <text:p>0.023125</text:p>
              </table:table-cell>
              <table:table-cell office:value-type="float" office:value="0.024688">
                <text:p>0.024688</text:p>
              </table:table-cell>
              <table:table-cell office:value-type="float" office:value="0.023438">
                <text:p>0.0234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">
                <text:p>7210</text:p>
              </table:table-cell>
              <table:table-cell office:value-type="float" office:value="0.023299">
                <text:p>0.023299</text:p>
              </table:table-cell>
              <table:table-cell office:value-type="float" office:value="0.024707">
                <text:p>0.024707</text:p>
              </table:table-cell>
              <table:table-cell office:value-type="float" office:value="0.023456">
                <text:p>0.0234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">
                <text:p>7220</text:p>
              </table:table-cell>
              <table:table-cell office:value-type="float" office:value="0.023239">
                <text:p>0.023239</text:p>
              </table:table-cell>
              <table:table-cell office:value-type="float" office:value="0.024648">
                <text:p>0.024648</text:p>
              </table:table-cell>
              <table:table-cell office:value-type="float" office:value="0.023552">
                <text:p>0.0235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">
                <text:p>7230</text:p>
              </table:table-cell>
              <table:table-cell office:value-type="float" office:value="0.023258">
                <text:p>0.023258</text:p>
              </table:table-cell>
              <table:table-cell office:value-type="float" office:value="0.024667">
                <text:p>0.024667</text:p>
              </table:table-cell>
              <table:table-cell office:value-type="float" office:value="0.023727">
                <text:p>0.0237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">
                <text:p>7240</text:p>
              </table:table-cell>
              <table:table-cell office:value-type="float" office:value="0.023276">
                <text:p>0.023276</text:p>
              </table:table-cell>
              <table:table-cell office:value-type="float" office:value="0.024765">
                <text:p>0.024765</text:p>
              </table:table-cell>
              <table:table-cell office:value-type="float" office:value="0.023903">
                <text:p>0.0239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">
                <text:p>7250</text:p>
              </table:table-cell>
              <table:table-cell office:value-type="float" office:value="0.023451">
                <text:p>0.023451</text:p>
              </table:table-cell>
              <table:table-cell office:value-type="float" office:value="0.024784">
                <text:p>0.024784</text:p>
              </table:table-cell>
              <table:table-cell office:value-type="float" office:value="0.023922">
                <text:p>0.0239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">
                <text:p>7260</text:p>
              </table:table-cell>
              <table:table-cell office:value-type="float" office:value="0.023548">
                <text:p>0.023548</text:p>
              </table:table-cell>
              <table:table-cell office:value-type="float" office:value="0.024725">
                <text:p>0.024725</text:p>
              </table:table-cell>
              <table:table-cell office:value-type="float" office:value="0.02394">
                <text:p>0.023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">
                <text:p>7270</text:p>
              </table:table-cell>
              <table:table-cell office:value-type="float" office:value="0.023566">
                <text:p>0.023566</text:p>
              </table:table-cell>
              <table:table-cell office:value-type="float" office:value="0.024823">
                <text:p>0.024823</text:p>
              </table:table-cell>
              <table:table-cell office:value-type="float" office:value="0.023959">
                <text:p>0.0239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">
                <text:p>7280</text:p>
              </table:table-cell>
              <table:table-cell office:value-type="float" office:value="0.023742">
                <text:p>0.023742</text:p>
              </table:table-cell>
              <table:table-cell office:value-type="float" office:value="0.024921">
                <text:p>0.024921</text:p>
              </table:table-cell>
              <table:table-cell office:value-type="float" office:value="0.023821">
                <text:p>0.0238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">
                <text:p>7290</text:p>
              </table:table-cell>
              <table:table-cell office:value-type="float" office:value="0.023918">
                <text:p>0.023918</text:p>
              </table:table-cell>
              <table:table-cell office:value-type="float" office:value="0.02502">
                <text:p>0.02502</text:p>
              </table:table-cell>
              <table:table-cell office:value-type="float" office:value="0.024154">
                <text:p>0.0241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">
                <text:p>7300</text:p>
              </table:table-cell>
              <table:table-cell office:value-type="float" office:value="0.023937">
                <text:p>0.023937</text:p>
              </table:table-cell>
              <table:table-cell office:value-type="float" office:value="0.025118">
                <text:p>0.025118</text:p>
              </table:table-cell>
              <table:table-cell office:value-type="float" office:value="0.024094">
                <text:p>0.0240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">
                <text:p>7310</text:p>
              </table:table-cell>
              <table:table-cell office:value-type="float" office:value="0.023956">
                <text:p>0.023956</text:p>
              </table:table-cell>
              <table:table-cell office:value-type="float" office:value="0.025138">
                <text:p>0.025138</text:p>
              </table:table-cell>
              <table:table-cell office:value-type="float" office:value="0.024113">
                <text:p>0.0241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">
                <text:p>7320</text:p>
              </table:table-cell>
              <table:table-cell office:value-type="float" office:value="0.024132">
                <text:p>0.024132</text:p>
              </table:table-cell>
              <table:table-cell office:value-type="float" office:value="0.025315">
                <text:p>0.025315</text:p>
              </table:table-cell>
              <table:table-cell office:value-type="float" office:value="0.024132">
                <text:p>0.0241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">
                <text:p>7330</text:p>
              </table:table-cell>
              <table:table-cell office:value-type="float" office:value="0.02423">
                <text:p>0.02423</text:p>
              </table:table-cell>
              <table:table-cell office:value-type="float" office:value="0.025414">
                <text:p>0.025414</text:p>
              </table:table-cell>
              <table:table-cell office:value-type="float" office:value="0.02423">
                <text:p>0.024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">
                <text:p>7340</text:p>
              </table:table-cell>
              <table:table-cell office:value-type="float" office:value="0.02425">
                <text:p>0.02425</text:p>
              </table:table-cell>
              <table:table-cell office:value-type="float" office:value="0.025434">
                <text:p>0.025434</text:p>
              </table:table-cell>
              <table:table-cell office:value-type="float" office:value="0.024408">
                <text:p>0.0244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">
                <text:p>7350</text:p>
              </table:table-cell>
              <table:table-cell office:value-type="float" office:value="0.024506">
                <text:p>0.024506</text:p>
              </table:table-cell>
              <table:table-cell office:value-type="float" office:value="0.025534">
                <text:p>0.025534</text:p>
              </table:table-cell>
              <table:table-cell office:value-type="float" office:value="0.024427">
                <text:p>0.0244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">
                <text:p>7360</text:p>
              </table:table-cell>
              <table:table-cell office:value-type="float" office:value="0.024446">
                <text:p>0.024446</text:p>
              </table:table-cell>
              <table:table-cell office:value-type="float" office:value="0.025633">
                <text:p>0.025633</text:p>
              </table:table-cell>
              <table:table-cell office:value-type="float" office:value="0.024763">
                <text:p>0.0247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">
                <text:p>7370</text:p>
              </table:table-cell>
              <table:table-cell office:value-type="float" office:value="0.024466">
                <text:p>0.024466</text:p>
              </table:table-cell>
              <table:table-cell office:value-type="float" office:value="0.025732">
                <text:p>0.025732</text:p>
              </table:table-cell>
              <table:table-cell office:value-type="float" office:value="0.024861">
                <text:p>0.02486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">
                <text:p>7380</text:p>
              </table:table-cell>
              <table:table-cell office:value-type="float" office:value="0.024485">
                <text:p>0.024485</text:p>
              </table:table-cell>
              <table:table-cell office:value-type="float" office:value="0.025753">
                <text:p>0.025753</text:p>
              </table:table-cell>
              <table:table-cell office:value-type="float" office:value="0.02504">
                <text:p>0.025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">
                <text:p>7390</text:p>
              </table:table-cell>
              <table:table-cell office:value-type="float" office:value="0.024584">
                <text:p>0.024584</text:p>
              </table:table-cell>
              <table:table-cell office:value-type="float" office:value="0.025773">
                <text:p>0.025773</text:p>
              </table:table-cell>
              <table:table-cell office:value-type="float" office:value="0.025059">
                <text:p>0.0250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">
                <text:p>7400</text:p>
              </table:table-cell>
              <table:table-cell office:value-type="float" office:value="0.024603">
                <text:p>0.024603</text:p>
              </table:table-cell>
              <table:table-cell office:value-type="float" office:value="0.025794">
                <text:p>0.025794</text:p>
              </table:table-cell>
              <table:table-cell office:value-type="float" office:value="0.025159">
                <text:p>0.0251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">
                <text:p>7410</text:p>
              </table:table-cell>
              <table:table-cell office:value-type="float" office:value="0.024623">
                <text:p>0.024623</text:p>
              </table:table-cell>
              <table:table-cell office:value-type="float" office:value="0.026052">
                <text:p>0.026052</text:p>
              </table:table-cell>
              <table:table-cell office:value-type="float" office:value="0.025179">
                <text:p>0.0251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">
                <text:p>7420</text:p>
              </table:table-cell>
              <table:table-cell office:value-type="float" office:value="0.02504">
                <text:p>0.02504</text:p>
              </table:table-cell>
              <table:table-cell office:value-type="float" office:value="0.025994">
                <text:p>0.025994</text:p>
              </table:table-cell>
              <table:table-cell office:value-type="float" office:value="0.025278">
                <text:p>0.02527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">
                <text:p>7430</text:p>
              </table:table-cell>
              <table:table-cell office:value-type="float" office:value="0.025378">
                <text:p>0.025378</text:p>
              </table:table-cell>
              <table:table-cell office:value-type="float" office:value="0.025935">
                <text:p>0.025935</text:p>
              </table:table-cell>
              <table:table-cell office:value-type="float" office:value="0.025457">
                <text:p>0.0254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">
                <text:p>7440</text:p>
              </table:table-cell>
              <table:table-cell office:value-type="float" office:value="0.025398">
                <text:p>0.025398</text:p>
              </table:table-cell>
              <table:table-cell office:value-type="float" office:value="0.026035">
                <text:p>0.026035</text:p>
              </table:table-cell>
              <table:table-cell office:value-type="float" office:value="0.025717">
                <text:p>0.0257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">
                <text:p>7450</text:p>
              </table:table-cell>
              <table:table-cell office:value-type="float" office:value="0.025578">
                <text:p>0.025578</text:p>
              </table:table-cell>
              <table:table-cell office:value-type="float" office:value="0.025976">
                <text:p>0.025976</text:p>
              </table:table-cell>
              <table:table-cell office:value-type="float" office:value="0.025737">
                <text:p>0.02573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">
                <text:p>7460</text:p>
              </table:table-cell>
              <table:table-cell office:value-type="float" office:value="0.025598">
                <text:p>0.025598</text:p>
              </table:table-cell>
              <table:table-cell office:value-type="float" office:value="0.026077">
                <text:p>0.026077</text:p>
              </table:table-cell>
              <table:table-cell office:value-type="float" office:value="0.025917">
                <text:p>0.0259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">
                <text:p>7470</text:p>
              </table:table-cell>
              <table:table-cell office:value-type="float" office:value="0.025778">
                <text:p>0.025778</text:p>
              </table:table-cell>
              <table:table-cell office:value-type="float" office:value="0.026097">
                <text:p>0.026097</text:p>
              </table:table-cell>
              <table:table-cell office:value-type="float" office:value="0.026177">
                <text:p>0.0261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">
                <text:p>7480</text:p>
              </table:table-cell>
              <table:table-cell office:value-type="float" office:value="0.025958">
                <text:p>0.025958</text:p>
              </table:table-cell>
              <table:table-cell office:value-type="float" office:value="0.026038">
                <text:p>0.026038</text:p>
              </table:table-cell>
              <table:table-cell office:value-type="float" office:value="0.026198">
                <text:p>0.0261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">
                <text:p>7490</text:p>
              </table:table-cell>
              <table:table-cell office:value-type="float" office:value="0.026059">
                <text:p>0.026059</text:p>
              </table:table-cell>
              <table:table-cell office:value-type="float" office:value="0.025979">
                <text:p>0.025979</text:p>
              </table:table-cell>
              <table:table-cell office:value-type="float" office:value="0.026219">
                <text:p>0.0262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">
                <text:p>7500</text:p>
              </table:table-cell>
              <table:table-cell office:value-type="float" office:value="0.02608">
                <text:p>0.02608</text:p>
              </table:table-cell>
              <table:table-cell office:value-type="float" office:value="0.026">
                <text:p>0.026</text:p>
              </table:table-cell>
              <table:table-cell office:value-type="float" office:value="0.02632">
                <text:p>0.026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">
                <text:p>7510</text:p>
              </table:table-cell>
              <table:table-cell office:value-type="float" office:value="0.026101">
                <text:p>0.026101</text:p>
              </table:table-cell>
              <table:table-cell office:value-type="float" office:value="0.026261">
                <text:p>0.026261</text:p>
              </table:table-cell>
              <table:table-cell office:value-type="float" office:value="0.026501">
                <text:p>0.0265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">
                <text:p>7520</text:p>
              </table:table-cell>
              <table:table-cell office:value-type="float" office:value="0.026122">
                <text:p>0.026122</text:p>
              </table:table-cell>
              <table:table-cell office:value-type="float" office:value="0.026442">
                <text:p>0.026442</text:p>
              </table:table-cell>
              <table:table-cell office:value-type="float" office:value="0.026442">
                <text:p>0.0264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">
                <text:p>7530</text:p>
              </table:table-cell>
              <table:table-cell office:value-type="float" office:value="0.026143">
                <text:p>0.026143</text:p>
              </table:table-cell>
              <table:table-cell office:value-type="float" office:value="0.026624">
                <text:p>0.026624</text:p>
              </table:table-cell>
              <table:table-cell office:value-type="float" office:value="0.026544">
                <text:p>0.0265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">
                <text:p>7540</text:p>
              </table:table-cell>
              <table:table-cell office:value-type="float" office:value="0.026324">
                <text:p>0.026324</text:p>
              </table:table-cell>
              <table:table-cell office:value-type="float" office:value="0.026726">
                <text:p>0.026726</text:p>
              </table:table-cell>
              <table:table-cell office:value-type="float" office:value="0.026645">
                <text:p>0.0266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">
                <text:p>7550</text:p>
              </table:table-cell>
              <table:table-cell office:value-type="float" office:value="0.026426">
                <text:p>0.026426</text:p>
              </table:table-cell>
              <table:table-cell office:value-type="float" office:value="0.026827">
                <text:p>0.026827</text:p>
              </table:table-cell>
              <table:table-cell office:value-type="float" office:value="0.026667">
                <text:p>0.0266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">
                <text:p>7560</text:p>
              </table:table-cell>
              <table:table-cell office:value-type="float" office:value="0.026447">
                <text:p>0.026447</text:p>
              </table:table-cell>
              <table:table-cell office:value-type="float" office:value="0.026929">
                <text:p>0.026929</text:p>
              </table:table-cell>
              <table:table-cell office:value-type="float" office:value="0.026849">
                <text:p>0.0268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">
                <text:p>7570</text:p>
              </table:table-cell>
              <table:table-cell office:value-type="float" office:value="0.026307">
                <text:p>0.026307</text:p>
              </table:table-cell>
              <table:table-cell office:value-type="float" office:value="0.027031">
                <text:p>0.027031</text:p>
              </table:table-cell>
              <table:table-cell office:value-type="float" office:value="0.02687">
                <text:p>0.026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">
                <text:p>7580</text:p>
              </table:table-cell>
              <table:table-cell office:value-type="float" office:value="0.02649">
                <text:p>0.02649</text:p>
              </table:table-cell>
              <table:table-cell office:value-type="float" office:value="0.027053">
                <text:p>0.027053</text:p>
              </table:table-cell>
              <table:table-cell office:value-type="float" office:value="0.027053">
                <text:p>0.0270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">
                <text:p>7590</text:p>
              </table:table-cell>
              <table:table-cell office:value-type="float" office:value="0.026591">
                <text:p>0.026591</text:p>
              </table:table-cell>
              <table:table-cell office:value-type="float" office:value="0.027156">
                <text:p>0.027156</text:p>
              </table:table-cell>
              <table:table-cell office:value-type="float" office:value="0.027317">
                <text:p>0.0273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">
                <text:p>7600</text:p>
              </table:table-cell>
              <table:table-cell office:value-type="float" office:value="0.026774">
                <text:p>0.026774</text:p>
              </table:table-cell>
              <table:table-cell office:value-type="float" office:value="0.027258">
                <text:p>0.027258</text:p>
              </table:table-cell>
              <table:table-cell office:value-type="float" office:value="0.027339">
                <text:p>0.0273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">
                <text:p>7610</text:p>
              </table:table-cell>
              <table:table-cell office:value-type="float" office:value="0.027038">
                <text:p>0.027038</text:p>
              </table:table-cell>
              <table:table-cell office:value-type="float" office:value="0.027119">
                <text:p>0.027119</text:p>
              </table:table-cell>
              <table:table-cell office:value-type="float" office:value="0.027441">
                <text:p>0.0274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">
                <text:p>7620</text:p>
              </table:table-cell>
              <table:table-cell office:value-type="float" office:value="0.027141">
                <text:p>0.027141</text:p>
              </table:table-cell>
              <table:table-cell office:value-type="float" office:value="0.027141">
                <text:p>0.027141</text:p>
              </table:table-cell>
              <table:table-cell office:value-type="float" office:value="0.027464">
                <text:p>0.0274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">
                <text:p>7630</text:p>
              </table:table-cell>
              <table:table-cell office:value-type="float" office:value="0.027243">
                <text:p>0.027243</text:p>
              </table:table-cell>
              <table:table-cell office:value-type="float" office:value="0.027082">
                <text:p>0.027082</text:p>
              </table:table-cell>
              <table:table-cell office:value-type="float" office:value="0.027728">
                <text:p>0.0277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">
                <text:p>7640</text:p>
              </table:table-cell>
              <table:table-cell office:value-type="float" office:value="0.027346">
                <text:p>0.027346</text:p>
              </table:table-cell>
              <table:table-cell office:value-type="float" office:value="0.027104">
                <text:p>0.027104</text:p>
              </table:table-cell>
              <table:table-cell office:value-type="float" office:value="0.027832">
                <text:p>0.0278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">
                <text:p>7650</text:p>
              </table:table-cell>
              <table:table-cell office:value-type="float" office:value="0.027368">
                <text:p>0.027368</text:p>
              </table:table-cell>
              <table:table-cell office:value-type="float" office:value="0.027206">
                <text:p>0.027206</text:p>
              </table:table-cell>
              <table:table-cell office:value-type="float" office:value="0.027935">
                <text:p>0.0279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">
                <text:p>7660</text:p>
              </table:table-cell>
              <table:table-cell office:value-type="float" office:value="0.027391">
                <text:p>0.027391</text:p>
              </table:table-cell>
              <table:table-cell office:value-type="float" office:value="0.02731">
                <text:p>0.02731</text:p>
              </table:table-cell>
              <table:table-cell office:value-type="float" office:value="0.027958">
                <text:p>0.0279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">
                <text:p>7670</text:p>
              </table:table-cell>
              <table:table-cell office:value-type="float" office:value="0.027413">
                <text:p>0.027413</text:p>
              </table:table-cell>
              <table:table-cell office:value-type="float" office:value="0.027332">
                <text:p>0.027332</text:p>
              </table:table-cell>
              <table:table-cell office:value-type="float" office:value="0.027981">
                <text:p>0.0279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">
                <text:p>7680</text:p>
              </table:table-cell>
              <table:table-cell office:value-type="float" office:value="0.027435">
                <text:p>0.027435</text:p>
              </table:table-cell>
              <table:table-cell office:value-type="float" office:value="0.027273">
                <text:p>0.027273</text:p>
              </table:table-cell>
              <table:table-cell office:value-type="float" office:value="0.028084">
                <text:p>0.02808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">
                <text:p>7690</text:p>
              </table:table-cell>
              <table:table-cell office:value-type="float" office:value="0.027457">
                <text:p>0.027457</text:p>
              </table:table-cell>
              <table:table-cell office:value-type="float" office:value="0.027457">
                <text:p>0.027457</text:p>
              </table:table-cell>
              <table:table-cell office:value-type="float" office:value="0.02827">
                <text:p>0.028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">
                <text:p>7700</text:p>
              </table:table-cell>
              <table:table-cell office:value-type="float" office:value="0.027561">
                <text:p>0.027561</text:p>
              </table:table-cell>
              <table:table-cell office:value-type="float" office:value="0.027561">
                <text:p>0.027561</text:p>
              </table:table-cell>
              <table:table-cell office:value-type="float" office:value="0.028293">
                <text:p>0.0282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">
                <text:p>7710</text:p>
              </table:table-cell>
              <table:table-cell office:value-type="float" office:value="0.027583">
                <text:p>0.027583</text:p>
              </table:table-cell>
              <table:table-cell office:value-type="float" office:value="0.027583">
                <text:p>0.027583</text:p>
              </table:table-cell>
              <table:table-cell office:value-type="float" office:value="0.028478">
                <text:p>0.02847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">
                <text:p>7720</text:p>
              </table:table-cell>
              <table:table-cell office:value-type="float" office:value="0.027687">
                <text:p>0.027687</text:p>
              </table:table-cell>
              <table:table-cell office:value-type="float" office:value="0.027443">
                <text:p>0.027443</text:p>
              </table:table-cell>
              <table:table-cell office:value-type="float" office:value="0.028502">
                <text:p>0.0285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">
                <text:p>7730</text:p>
              </table:table-cell>
              <table:table-cell office:value-type="float" office:value="0.02771">
                <text:p>0.02771</text:p>
              </table:table-cell>
              <table:table-cell office:value-type="float" office:value="0.027628">
                <text:p>0.027628</text:p>
              </table:table-cell>
              <table:table-cell office:value-type="float" office:value="0.028525">
                <text:p>0.0285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">
                <text:p>7740</text:p>
              </table:table-cell>
              <table:table-cell office:value-type="float" office:value="0.027814">
                <text:p>0.027814</text:p>
              </table:table-cell>
              <table:table-cell office:value-type="float" office:value="0.027732">
                <text:p>0.027732</text:p>
              </table:table-cell>
              <table:table-cell office:value-type="float" office:value="0.028793">
                <text:p>0.0287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">
                <text:p>7750</text:p>
              </table:table-cell>
              <table:table-cell office:value-type="float" office:value="0.028">
                <text:p>0.028</text:p>
              </table:table-cell>
              <table:table-cell office:value-type="float" office:value="0.027755">
                <text:p>0.027755</text:p>
              </table:table-cell>
              <table:table-cell office:value-type="float" office:value="0.028898">
                <text:p>0.02889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">
                <text:p>7760</text:p>
              </table:table-cell>
              <table:table-cell office:value-type="float" office:value="0.028023">
                <text:p>0.028023</text:p>
              </table:table-cell>
              <table:table-cell office:value-type="float" office:value="0.027859">
                <text:p>0.027859</text:p>
              </table:table-cell>
              <table:table-cell office:value-type="float" office:value="0.029003">
                <text:p>0.0290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">
                <text:p>7770</text:p>
              </table:table-cell>
              <table:table-cell office:value-type="float" office:value="0.028128">
                <text:p>0.028128</text:p>
              </table:table-cell>
              <table:table-cell office:value-type="float" office:value="0.027964">
                <text:p>0.027964</text:p>
              </table:table-cell>
              <table:table-cell office:value-type="float" office:value="0.028945">
                <text:p>0.0289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">
                <text:p>7780</text:p>
              </table:table-cell>
              <table:table-cell office:value-type="float" office:value="0.028314">
                <text:p>0.028314</text:p>
              </table:table-cell>
              <table:table-cell office:value-type="float" office:value="0.027905">
                <text:p>0.027905</text:p>
              </table:table-cell>
              <table:table-cell office:value-type="float" office:value="0.029133">
                <text:p>0.0291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">
                <text:p>7790</text:p>
              </table:table-cell>
              <table:table-cell office:value-type="float" office:value="0.028501">
                <text:p>0.028501</text:p>
              </table:table-cell>
              <table:table-cell office:value-type="float" office:value="0.028092">
                <text:p>0.028092</text:p>
              </table:table-cell>
              <table:table-cell office:value-type="float" office:value="0.02932">
                <text:p>0.029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">
                <text:p>7800</text:p>
              </table:table-cell>
              <table:table-cell office:value-type="float" office:value="0.02877">
                <text:p>0.02877</text:p>
              </table:table-cell>
              <table:table-cell office:value-type="float" office:value="0.028197">
                <text:p>0.028197</text:p>
              </table:table-cell>
              <table:table-cell office:value-type="float" office:value="0.029426">
                <text:p>0.0294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">
                <text:p>7810</text:p>
              </table:table-cell>
              <table:table-cell office:value-type="float" office:value="0.028794">
                <text:p>0.028794</text:p>
              </table:table-cell>
              <table:table-cell office:value-type="float" office:value="0.028302">
                <text:p>0.028302</text:p>
              </table:table-cell>
              <table:table-cell office:value-type="float" office:value="0.02945">
                <text:p>0.029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">
                <text:p>7820</text:p>
              </table:table-cell>
              <table:table-cell office:value-type="float" office:value="0.028818">
                <text:p>0.028818</text:p>
              </table:table-cell>
              <table:table-cell office:value-type="float" office:value="0.028407">
                <text:p>0.028407</text:p>
              </table:table-cell>
              <table:table-cell office:value-type="float" office:value="0.029557">
                <text:p>0.0295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">
                <text:p>7830</text:p>
              </table:table-cell>
              <table:table-cell office:value-type="float" office:value="0.029006">
                <text:p>0.029006</text:p>
              </table:table-cell>
              <table:table-cell office:value-type="float" office:value="0.028595">
                <text:p>0.028595</text:p>
              </table:table-cell>
              <table:table-cell office:value-type="float" office:value="0.029827">
                <text:p>0.02982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">
                <text:p>7840</text:p>
              </table:table-cell>
              <table:table-cell office:value-type="float" office:value="0.029112">
                <text:p>0.029112</text:p>
              </table:table-cell>
              <table:table-cell office:value-type="float" office:value="0.028701">
                <text:p>0.028701</text:p>
              </table:table-cell>
              <table:table-cell office:value-type="float" office:value="0.030099">
                <text:p>0.0300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">
                <text:p>7850</text:p>
              </table:table-cell>
              <table:table-cell office:value-type="float" office:value="0.029053">
                <text:p>0.029053</text:p>
              </table:table-cell>
              <table:table-cell office:value-type="float" office:value="0.028807">
                <text:p>0.028807</text:p>
              </table:table-cell>
              <table:table-cell office:value-type="float" office:value="0.030206">
                <text:p>0.03020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">
                <text:p>7860</text:p>
              </table:table-cell>
              <table:table-cell office:value-type="float" office:value="0.029242">
                <text:p>0.029242</text:p>
              </table:table-cell>
              <table:table-cell office:value-type="float" office:value="0.028913">
                <text:p>0.028913</text:p>
              </table:table-cell>
              <table:table-cell office:value-type="float" office:value="0.030395">
                <text:p>0.0303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">
                <text:p>7870</text:p>
              </table:table-cell>
              <table:table-cell office:value-type="float" office:value="0.029431">
                <text:p>0.029431</text:p>
              </table:table-cell>
              <table:table-cell office:value-type="float" office:value="0.029184">
                <text:p>0.029184</text:p>
              </table:table-cell>
              <table:table-cell office:value-type="float" office:value="0.03042">
                <text:p>0.030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">
                <text:p>7880</text:p>
              </table:table-cell>
              <table:table-cell office:value-type="float" office:value="0.029373">
                <text:p>0.029373</text:p>
              </table:table-cell>
              <table:table-cell office:value-type="float" office:value="0.029208">
                <text:p>0.029208</text:p>
              </table:table-cell>
              <table:table-cell office:value-type="float" office:value="0.030363">
                <text:p>0.0303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">
                <text:p>7890</text:p>
              </table:table-cell>
              <table:table-cell office:value-type="float" office:value="0.029397">
                <text:p>0.029397</text:p>
              </table:table-cell>
              <table:table-cell office:value-type="float" office:value="0.029149">
                <text:p>0.029149</text:p>
              </table:table-cell>
              <table:table-cell office:value-type="float" office:value="0.030636">
                <text:p>0.0306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">
                <text:p>7900</text:p>
              </table:table-cell>
              <table:table-cell office:value-type="float" office:value="0.029587">
                <text:p>0.029587</text:p>
              </table:table-cell>
              <table:table-cell office:value-type="float" office:value="0.029174">
                <text:p>0.029174</text:p>
              </table:table-cell>
              <table:table-cell office:value-type="float" office:value="0.030826">
                <text:p>0.0308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">
                <text:p>7910</text:p>
              </table:table-cell>
              <table:table-cell office:value-type="float" office:value="0.029694">
                <text:p>0.029694</text:p>
              </table:table-cell>
              <table:table-cell office:value-type="float" office:value="0.029198">
                <text:p>0.029198</text:p>
              </table:table-cell>
              <table:table-cell office:value-type="float" office:value="0.030769">
                <text:p>0.03076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">
                <text:p>7920</text:p>
              </table:table-cell>
              <table:table-cell office:value-type="float" office:value="0.029967">
                <text:p>0.029967</text:p>
              </table:table-cell>
              <table:table-cell office:value-type="float" office:value="0.029139">
                <text:p>0.029139</text:p>
              </table:table-cell>
              <table:table-cell office:value-type="float" office:value="0.03096">
                <text:p>0.030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">
                <text:p>7930</text:p>
              </table:table-cell>
              <table:table-cell office:value-type="float" office:value="0.030157">
                <text:p>0.030157</text:p>
              </table:table-cell>
              <table:table-cell office:value-type="float" office:value="0.029163">
                <text:p>0.029163</text:p>
              </table:table-cell>
              <table:table-cell office:value-type="float" office:value="0.030986">
                <text:p>0.0309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">
                <text:p>7940</text:p>
              </table:table-cell>
              <table:table-cell office:value-type="float" office:value="0.030348">
                <text:p>0.030348</text:p>
              </table:table-cell>
              <table:table-cell office:value-type="float" office:value="0.02927">
                <text:p>0.02927</text:p>
              </table:table-cell>
              <table:table-cell office:value-type="float" office:value="0.030929">
                <text:p>0.0309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">
                <text:p>7950</text:p>
              </table:table-cell>
              <table:table-cell office:value-type="float" office:value="0.030456">
                <text:p>0.030456</text:p>
              </table:table-cell>
              <table:table-cell office:value-type="float" office:value="0.029212">
                <text:p>0.029212</text:p>
              </table:table-cell>
              <table:table-cell office:value-type="float" office:value="0.031037">
                <text:p>0.0310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">
                <text:p>7960</text:p>
              </table:table-cell>
              <table:table-cell office:value-type="float" office:value="0.030731">
                <text:p>0.030731</text:p>
              </table:table-cell>
              <table:table-cell office:value-type="float" office:value="0.029319">
                <text:p>0.029319</text:p>
              </table:table-cell>
              <table:table-cell office:value-type="float" office:value="0.031229">
                <text:p>0.0312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">
                <text:p>7970</text:p>
              </table:table-cell>
              <table:table-cell office:value-type="float" office:value="0.03084">
                <text:p>0.03084</text:p>
              </table:table-cell>
              <table:table-cell office:value-type="float" office:value="0.029426">
                <text:p>0.029426</text:p>
              </table:table-cell>
              <table:table-cell office:value-type="float" office:value="0.031338">
                <text:p>0.0313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">
                <text:p>7980</text:p>
              </table:table-cell>
              <table:table-cell office:value-type="float" office:value="0.031115">
                <text:p>0.031115</text:p>
              </table:table-cell>
              <table:table-cell office:value-type="float" office:value="0.029534">
                <text:p>0.029534</text:p>
              </table:table-cell>
              <table:table-cell office:value-type="float" office:value="0.031448">
                <text:p>0.0314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">
                <text:p>7990</text:p>
              </table:table-cell>
              <table:table-cell office:value-type="float" office:value="0.031141">
                <text:p>0.031141</text:p>
              </table:table-cell>
              <table:table-cell office:value-type="float" office:value="0.029725">
                <text:p>0.029725</text:p>
              </table:table-cell>
              <table:table-cell office:value-type="float" office:value="0.031474">
                <text:p>0.0314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">
                <text:p>8000</text:p>
              </table:table-cell>
              <table:table-cell office:value-type="float" office:value="0.031167">
                <text:p>0.031167</text:p>
              </table:table-cell>
              <table:table-cell office:value-type="float" office:value="0.029833">
                <text:p>0.029833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">
                <text:p>8010</text:p>
              </table:table-cell>
              <table:table-cell office:value-type="float" office:value="0.031359">
                <text:p>0.031359</text:p>
              </table:table-cell>
              <table:table-cell office:value-type="float" office:value="0.029942">
                <text:p>0.029942</text:p>
              </table:table-cell>
              <table:table-cell office:value-type="float" office:value="0.031776">
                <text:p>0.0317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">
                <text:p>8020</text:p>
              </table:table-cell>
              <table:table-cell office:value-type="float" office:value="0.031469">
                <text:p>0.031469</text:p>
              </table:table-cell>
              <table:table-cell office:value-type="float" office:value="0.029967">
                <text:p>0.029967</text:p>
              </table:table-cell>
              <table:table-cell office:value-type="float" office:value="0.031803">
                <text:p>0.0318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">
                <text:p>8030</text:p>
              </table:table-cell>
              <table:table-cell office:value-type="float" office:value="0.031579">
                <text:p>0.031579</text:p>
              </table:table-cell>
              <table:table-cell office:value-type="float" office:value="0.029992">
                <text:p>0.029992</text:p>
              </table:table-cell>
              <table:table-cell office:value-type="float" office:value="0.031997">
                <text:p>0.0319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">
                <text:p>8040</text:p>
              </table:table-cell>
              <table:table-cell office:value-type="float" office:value="0.031689">
                <text:p>0.031689</text:p>
              </table:table-cell>
              <table:table-cell office:value-type="float" office:value="0.029933">
                <text:p>0.029933</text:p>
              </table:table-cell>
              <table:table-cell office:value-type="float" office:value="0.032191">
                <text:p>0.0321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">
                <text:p>8050</text:p>
              </table:table-cell>
              <table:table-cell office:value-type="float" office:value="0.032134">
                <text:p>0.032134</text:p>
              </table:table-cell>
              <table:table-cell office:value-type="float" office:value="0.029791">
                <text:p>0.029791</text:p>
              </table:table-cell>
              <table:table-cell office:value-type="float" office:value="0.032385">
                <text:p>0.0323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">
                <text:p>8060</text:p>
              </table:table-cell>
              <table:table-cell office:value-type="float" office:value="0.032161">
                <text:p>0.032161</text:p>
              </table:table-cell>
              <table:table-cell office:value-type="float" office:value="0.029899">
                <text:p>0.029899</text:p>
              </table:table-cell>
              <table:table-cell office:value-type="float" office:value="0.032496">
                <text:p>0.0324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">
                <text:p>8070</text:p>
              </table:table-cell>
              <table:table-cell office:value-type="float" office:value="0.032104">
                <text:p>0.032104</text:p>
              </table:table-cell>
              <table:table-cell office:value-type="float" office:value="0.030092">
                <text:p>0.030092</text:p>
              </table:table-cell>
              <table:table-cell office:value-type="float" office:value="0.032607">
                <text:p>0.0326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">
                <text:p>8080</text:p>
              </table:table-cell>
              <table:table-cell office:value-type="float" office:value="0.032383">
                <text:p>0.032383</text:p>
              </table:table-cell>
              <table:table-cell office:value-type="float" office:value="0.030201">
                <text:p>0.030201</text:p>
              </table:table-cell>
              <table:table-cell office:value-type="float" office:value="0.032634">
                <text:p>0.0326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">
                <text:p>8090</text:p>
              </table:table-cell>
              <table:table-cell office:value-type="float" office:value="0.032494">
                <text:p>0.032494</text:p>
              </table:table-cell>
              <table:table-cell office:value-type="float" office:value="0.030227">
                <text:p>0.030227</text:p>
              </table:table-cell>
              <table:table-cell office:value-type="float" office:value="0.032662">
                <text:p>0.0326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">
                <text:p>8100</text:p>
              </table:table-cell>
              <table:table-cell office:value-type="float" office:value="0.032773">
                <text:p>0.032773</text:p>
              </table:table-cell>
              <table:table-cell office:value-type="float" office:value="0.030336">
                <text:p>0.030336</text:p>
              </table:table-cell>
              <table:table-cell office:value-type="float" office:value="0.032773">
                <text:p>0.03277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">
                <text:p>8110</text:p>
              </table:table-cell>
              <table:table-cell office:value-type="float" office:value="0.032801">
                <text:p>0.032801</text:p>
              </table:table-cell>
              <table:table-cell office:value-type="float" office:value="0.03053">
                <text:p>0.03053</text:p>
              </table:table-cell>
              <table:table-cell office:value-type="float" office:value="0.032801">
                <text:p>0.0328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">
                <text:p>8120</text:p>
              </table:table-cell>
              <table:table-cell office:value-type="float" office:value="0.033165">
                <text:p>0.033165</text:p>
              </table:table-cell>
              <table:table-cell office:value-type="float" office:value="0.030471">
                <text:p>0.030471</text:p>
              </table:table-cell>
              <table:table-cell office:value-type="float" office:value="0.033081">
                <text:p>0.03308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">
                <text:p>8130</text:p>
              </table:table-cell>
              <table:table-cell office:value-type="float" office:value="0.033193">
                <text:p>0.033193</text:p>
              </table:table-cell>
              <table:table-cell office:value-type="float" office:value="0.030497">
                <text:p>0.030497</text:p>
              </table:table-cell>
              <table:table-cell office:value-type="float" office:value="0.033446">
                <text:p>0.0334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">
                <text:p>8140</text:p>
              </table:table-cell>
              <table:table-cell office:value-type="float" office:value="0.03339">
                <text:p>0.03339</text:p>
              </table:table-cell>
              <table:table-cell office:value-type="float" office:value="0.030607">
                <text:p>0.030607</text:p>
              </table:table-cell>
              <table:table-cell office:value-type="float" office:value="0.033558">
                <text:p>0.0335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">
                <text:p>8150</text:p>
              </table:table-cell>
              <table:table-cell office:value-type="float" office:value="0.033586">
                <text:p>0.033586</text:p>
              </table:table-cell>
              <table:table-cell office:value-type="float" office:value="0.030802">
                <text:p>0.030802</text:p>
              </table:table-cell>
              <table:table-cell office:value-type="float" office:value="0.033586">
                <text:p>0.0335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">
                <text:p>8160</text:p>
              </table:table-cell>
              <table:table-cell office:value-type="float" office:value="0.03353">
                <text:p>0.03353</text:p>
              </table:table-cell>
              <table:table-cell office:value-type="float" office:value="0.030912">
                <text:p>0.030912</text:p>
              </table:table-cell>
              <table:table-cell office:value-type="float" office:value="0.033784">
                <text:p>0.0337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">
                <text:p>8170</text:p>
              </table:table-cell>
              <table:table-cell office:value-type="float" office:value="0.033812">
                <text:p>0.033812</text:p>
              </table:table-cell>
              <table:table-cell office:value-type="float" office:value="0.031107">
                <text:p>0.031107</text:p>
              </table:table-cell>
              <table:table-cell office:value-type="float" office:value="0.033897">
                <text:p>0.03389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">
                <text:p>8180</text:p>
              </table:table-cell>
              <table:table-cell office:value-type="float" office:value="0.034095">
                <text:p>0.034095</text:p>
              </table:table-cell>
              <table:table-cell office:value-type="float" office:value="0.031303">
                <text:p>0.031303</text:p>
              </table:table-cell>
              <table:table-cell office:value-type="float" office:value="0.034179">
                <text:p>0.03417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">
                <text:p>8190</text:p>
              </table:table-cell>
              <table:table-cell office:value-type="float" office:value="0.034208">
                <text:p>0.034208</text:p>
              </table:table-cell>
              <table:table-cell office:value-type="float" office:value="0.031245">
                <text:p>0.031245</text:p>
              </table:table-cell>
              <table:table-cell office:value-type="float" office:value="0.034378">
                <text:p>0.0343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">
                <text:p>8200</text:p>
              </table:table-cell>
              <table:table-cell office:value-type="float" office:value="0.034492">
                <text:p>0.034492</text:p>
              </table:table-cell>
              <table:table-cell office:value-type="float" office:value="0.031441">
                <text:p>0.031441</text:p>
              </table:table-cell>
              <table:table-cell office:value-type="float" office:value="0.034492">
                <text:p>0.0344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">
                <text:p>8210</text:p>
              </table:table-cell>
              <table:table-cell office:value-type="float" office:value="0.034521">
                <text:p>0.034521</text:p>
              </table:table-cell>
              <table:table-cell office:value-type="float" office:value="0.031552">
                <text:p>0.031552</text:p>
              </table:table-cell>
              <table:table-cell office:value-type="float" office:value="0.034521">
                <text:p>0.0345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">
                <text:p>8220</text:p>
              </table:table-cell>
              <table:table-cell office:value-type="float" office:value="0.034635">
                <text:p>0.034635</text:p>
              </table:table-cell>
              <table:table-cell office:value-type="float" office:value="0.031749">
                <text:p>0.031749</text:p>
              </table:table-cell>
              <table:table-cell office:value-type="float" office:value="0.034635">
                <text:p>0.0346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">
                <text:p>8230</text:p>
              </table:table-cell>
              <table:table-cell office:value-type="float" office:value="0.034919">
                <text:p>0.034919</text:p>
              </table:table-cell>
              <table:table-cell office:value-type="float" office:value="0.031946">
                <text:p>0.031946</text:p>
              </table:table-cell>
              <table:table-cell office:value-type="float" office:value="0.034749">
                <text:p>0.0347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">
                <text:p>8240</text:p>
              </table:table-cell>
              <table:table-cell office:value-type="float" office:value="0.035119">
                <text:p>0.035119</text:p>
              </table:table-cell>
              <table:table-cell office:value-type="float" office:value="0.032313">
                <text:p>0.032313</text:p>
              </table:table-cell>
              <table:table-cell office:value-type="float" office:value="0.034779">
                <text:p>0.0347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">
                <text:p>8250</text:p>
              </table:table-cell>
              <table:table-cell office:value-type="float" office:value="0.035149">
                <text:p>0.035149</text:p>
              </table:table-cell>
              <table:table-cell office:value-type="float" office:value="0.032596">
                <text:p>0.032596</text:p>
              </table:table-cell>
              <table:table-cell office:value-type="float" office:value="0.034979">
                <text:p>0.0349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">
                <text:p>8260</text:p>
              </table:table-cell>
              <table:table-cell office:value-type="float" office:value="0.035349">
                <text:p>0.035349</text:p>
              </table:table-cell>
              <table:table-cell office:value-type="float" office:value="0.032794">
                <text:p>0.032794</text:p>
              </table:table-cell>
              <table:table-cell office:value-type="float" office:value="0.035094">
                <text:p>0.0350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">
                <text:p>8270</text:p>
              </table:table-cell>
              <table:table-cell office:value-type="float" office:value="0.035635">
                <text:p>0.035635</text:p>
              </table:table-cell>
              <table:table-cell office:value-type="float" office:value="0.033078">
                <text:p>0.033078</text:p>
              </table:table-cell>
              <table:table-cell office:value-type="float" office:value="0.035209">
                <text:p>0.0352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">
                <text:p>8280</text:p>
              </table:table-cell>
              <table:table-cell office:value-type="float" office:value="0.035666">
                <text:p>0.035666</text:p>
              </table:table-cell>
              <table:table-cell office:value-type="float" office:value="0.033191">
                <text:p>0.033191</text:p>
              </table:table-cell>
              <table:table-cell office:value-type="float" office:value="0.035495">
                <text:p>0.0354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">
                <text:p>8290</text:p>
              </table:table-cell>
              <table:table-cell office:value-type="float" office:value="0.035696">
                <text:p>0.035696</text:p>
              </table:table-cell>
              <table:table-cell office:value-type="float" office:value="0.033219">
                <text:p>0.033219</text:p>
              </table:table-cell>
              <table:table-cell office:value-type="float" office:value="0.035867">
                <text:p>0.0358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">
                <text:p>8300</text:p>
              </table:table-cell>
              <table:table-cell office:value-type="float" office:value="0.035726">
                <text:p>0.035726</text:p>
              </table:table-cell>
              <table:table-cell office:value-type="float" office:value="0.03359">
                <text:p>0.03359</text:p>
              </table:table-cell>
              <table:table-cell office:value-type="float" office:value="0.036068">
                <text:p>0.0360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">
                <text:p>8310</text:p>
              </table:table-cell>
              <table:table-cell office:value-type="float" office:value="0.035757">
                <text:p>0.035757</text:p>
              </table:table-cell>
              <table:table-cell office:value-type="float" office:value="0.033533">
                <text:p>0.033533</text:p>
              </table:table-cell>
              <table:table-cell office:value-type="float" office:value="0.036099">
                <text:p>0.03609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">
                <text:p>8320</text:p>
              </table:table-cell>
              <table:table-cell office:value-type="float" office:value="0.035873">
                <text:p>0.035873</text:p>
              </table:table-cell>
              <table:table-cell office:value-type="float" office:value="0.033476">
                <text:p>0.033476</text:p>
              </table:table-cell>
              <table:table-cell office:value-type="float" office:value="0.036301">
                <text:p>0.0363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">
                <text:p>8330</text:p>
              </table:table-cell>
              <table:table-cell office:value-type="float" office:value="0.03599">
                <text:p>0.03599</text:p>
              </table:table-cell>
              <table:table-cell office:value-type="float" office:value="0.03359">
                <text:p>0.03359</text:p>
              </table:table-cell>
              <table:table-cell office:value-type="float" office:value="0.036418">
                <text:p>0.03641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">
                <text:p>8340</text:p>
              </table:table-cell>
              <table:table-cell office:value-type="float" office:value="0.035935">
                <text:p>0.035935</text:p>
              </table:table-cell>
              <table:table-cell office:value-type="float" office:value="0.033619">
                <text:p>0.033619</text:p>
              </table:table-cell>
              <table:table-cell office:value-type="float" office:value="0.036621">
                <text:p>0.0366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">
                <text:p>8350</text:p>
              </table:table-cell>
              <table:table-cell office:value-type="float" office:value="0.035966">
                <text:p>0.035966</text:p>
              </table:table-cell>
              <table:table-cell office:value-type="float" office:value="0.03382">
                <text:p>0.03382</text:p>
              </table:table-cell>
              <table:table-cell office:value-type="float" office:value="0.036824">
                <text:p>0.0368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">
                <text:p>8360</text:p>
              </table:table-cell>
              <table:table-cell office:value-type="float" office:value="0.035911">
                <text:p>0.035911</text:p>
              </table:table-cell>
              <table:table-cell office:value-type="float" office:value="0.033763">
                <text:p>0.033763</text:p>
              </table:table-cell>
              <table:table-cell office:value-type="float" office:value="0.036856">
                <text:p>0.0368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">
                <text:p>8370</text:p>
              </table:table-cell>
              <table:table-cell office:value-type="float" office:value="0.036028">
                <text:p>0.036028</text:p>
              </table:table-cell>
              <table:table-cell office:value-type="float" office:value="0.033964">
                <text:p>0.033964</text:p>
              </table:table-cell>
              <table:table-cell office:value-type="float" office:value="0.036801">
                <text:p>0.0368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">
                <text:p>8380</text:p>
              </table:table-cell>
              <table:table-cell office:value-type="float" office:value="0.036145">
                <text:p>0.036145</text:p>
              </table:table-cell>
              <table:table-cell office:value-type="float" office:value="0.033993">
                <text:p>0.033993</text:p>
              </table:table-cell>
              <table:table-cell office:value-type="float" office:value="0.037005">
                <text:p>0.0370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">
                <text:p>8390</text:p>
              </table:table-cell>
              <table:table-cell office:value-type="float" office:value="0.036434">
                <text:p>0.036434</text:p>
              </table:table-cell>
              <table:table-cell office:value-type="float" office:value="0.034022">
                <text:p>0.034022</text:p>
              </table:table-cell>
              <table:table-cell office:value-type="float" office:value="0.037037">
                <text:p>0.0370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">
                <text:p>8400</text:p>
              </table:table-cell>
              <table:table-cell office:value-type="float" office:value="0.036379">
                <text:p>0.036379</text:p>
              </table:table-cell>
              <table:table-cell office:value-type="float" office:value="0.03431">
                <text:p>0.03431</text:p>
              </table:table-cell>
              <table:table-cell office:value-type="float" office:value="0.037155">
                <text:p>0.0371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">
                <text:p>8410</text:p>
              </table:table-cell>
              <table:table-cell office:value-type="float" office:value="0.036324">
                <text:p>0.036324</text:p>
              </table:table-cell>
              <table:table-cell office:value-type="float" office:value="0.034599">
                <text:p>0.034599</text:p>
              </table:table-cell>
              <table:table-cell office:value-type="float" office:value="0.03736">
                <text:p>0.037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">
                <text:p>8420</text:p>
              </table:table-cell>
              <table:table-cell office:value-type="float" office:value="0.036615">
                <text:p>0.036615</text:p>
              </table:table-cell>
              <table:table-cell office:value-type="float" office:value="0.034542">
                <text:p>0.034542</text:p>
              </table:table-cell>
              <table:table-cell office:value-type="float" office:value="0.037565">
                <text:p>0.03756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">
                <text:p>8430</text:p>
              </table:table-cell>
              <table:table-cell office:value-type="float" office:value="0.036733">
                <text:p>0.036733</text:p>
              </table:table-cell>
              <table:table-cell office:value-type="float" office:value="0.034745">
                <text:p>0.034745</text:p>
              </table:table-cell>
              <table:table-cell office:value-type="float" office:value="0.037857">
                <text:p>0.0378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">
                <text:p>8440</text:p>
              </table:table-cell>
              <table:table-cell office:value-type="float" office:value="0.036938">
                <text:p>0.036938</text:p>
              </table:table-cell>
              <table:table-cell office:value-type="float" office:value="0.034862">
                <text:p>0.034862</text:p>
              </table:table-cell>
              <table:table-cell office:value-type="float" office:value="0.038062">
                <text:p>0.03806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">
                <text:p>8450</text:p>
              </table:table-cell>
              <table:table-cell office:value-type="float" office:value="0.03697">
                <text:p>0.03697</text:p>
              </table:table-cell>
              <table:table-cell office:value-type="float" office:value="0.034719">
                <text:p>0.034719</text:p>
              </table:table-cell>
              <table:table-cell office:value-type="float" office:value="0.038095">
                <text:p>0.0380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">
                <text:p>8460</text:p>
              </table:table-cell>
              <table:table-cell office:value-type="float" office:value="0.037088">
                <text:p>0.037088</text:p>
              </table:table-cell>
              <table:table-cell office:value-type="float" office:value="0.034835">
                <text:p>0.034835</text:p>
              </table:table-cell>
              <table:table-cell office:value-type="float" office:value="0.038215">
                <text:p>0.0382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">
                <text:p>8470</text:p>
              </table:table-cell>
              <table:table-cell office:value-type="float" office:value="0.037207">
                <text:p>0.037207</text:p>
              </table:table-cell>
              <table:table-cell office:value-type="float" office:value="0.034779">
                <text:p>0.034779</text:p>
              </table:table-cell>
              <table:table-cell office:value-type="float" office:value="0.038422">
                <text:p>0.0384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">
                <text:p>8480</text:p>
              </table:table-cell>
              <table:table-cell office:value-type="float" office:value="0.037153">
                <text:p>0.037153</text:p>
              </table:table-cell>
              <table:table-cell office:value-type="float" office:value="0.034896">
                <text:p>0.034896</text:p>
              </table:table-cell>
              <table:table-cell office:value-type="float" office:value="0.038628">
                <text:p>0.0386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">
                <text:p>8490</text:p>
              </table:table-cell>
              <table:table-cell office:value-type="float" office:value="0.037272">
                <text:p>0.037272</text:p>
              </table:table-cell>
              <table:table-cell office:value-type="float" office:value="0.035187">
                <text:p>0.035187</text:p>
              </table:table-cell>
              <table:table-cell office:value-type="float" office:value="0.038749">
                <text:p>0.0387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">
                <text:p>8500</text:p>
              </table:table-cell>
              <table:table-cell office:value-type="float" office:value="0.037304">
                <text:p>0.037304</text:p>
              </table:table-cell>
              <table:table-cell office:value-type="float" office:value="0.035391">
                <text:p>0.035391</text:p>
              </table:table-cell>
              <table:table-cell office:value-type="float" office:value="0.038783">
                <text:p>0.0387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">
                <text:p>8510</text:p>
              </table:table-cell>
              <table:table-cell office:value-type="float" office:value="0.037511">
                <text:p>0.037511</text:p>
              </table:table-cell>
              <table:table-cell office:value-type="float" office:value="0.035683">
                <text:p>0.035683</text:p>
              </table:table-cell>
              <table:table-cell office:value-type="float" office:value="0.03899">
                <text:p>0.038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">
                <text:p>8520</text:p>
              </table:table-cell>
              <table:table-cell office:value-type="float" office:value="0.037805">
                <text:p>0.037805</text:p>
              </table:table-cell>
              <table:table-cell office:value-type="float" office:value="0.035889">
                <text:p>0.035889</text:p>
              </table:table-cell>
              <table:table-cell office:value-type="float" office:value="0.039111">
                <text:p>0.0391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">
                <text:p>8530</text:p>
              </table:table-cell>
              <table:table-cell office:value-type="float" office:value="0.037838">
                <text:p>0.037838</text:p>
              </table:table-cell>
              <table:table-cell office:value-type="float" office:value="0.036007">
                <text:p>0.036007</text:p>
              </table:table-cell>
              <table:table-cell office:value-type="float" office:value="0.039146">
                <text:p>0.03914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">
                <text:p>8540</text:p>
              </table:table-cell>
              <table:table-cell office:value-type="float" office:value="0.037958">
                <text:p>0.037958</text:p>
              </table:table-cell>
              <table:table-cell office:value-type="float" office:value="0.036126">
                <text:p>0.036126</text:p>
              </table:table-cell>
              <table:table-cell office:value-type="float" office:value="0.03918">
                <text:p>0.039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">
                <text:p>8550</text:p>
              </table:table-cell>
              <table:table-cell office:value-type="float" office:value="0.037991">
                <text:p>0.037991</text:p>
              </table:table-cell>
              <table:table-cell office:value-type="float" office:value="0.036332">
                <text:p>0.036332</text:p>
              </table:table-cell>
              <table:table-cell office:value-type="float" office:value="0.039651">
                <text:p>0.0396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">
                <text:p>8560</text:p>
              </table:table-cell>
              <table:table-cell office:value-type="float" office:value="0.038112">
                <text:p>0.038112</text:p>
              </table:table-cell>
              <table:table-cell office:value-type="float" office:value="0.036364">
                <text:p>0.036364</text:p>
              </table:table-cell>
              <table:table-cell office:value-type="float" office:value="0.039773">
                <text:p>0.03977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">
                <text:p>8570</text:p>
              </table:table-cell>
              <table:table-cell office:value-type="float" office:value="0.03832">
                <text:p>0.03832</text:p>
              </table:table-cell>
              <table:table-cell office:value-type="float" office:value="0.036395">
                <text:p>0.036395</text:p>
              </table:table-cell>
              <table:table-cell office:value-type="float" office:value="0.03972">
                <text:p>0.0397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">
                <text:p>8580</text:p>
              </table:table-cell>
              <table:table-cell office:value-type="float" office:value="0.038529">
                <text:p>0.038529</text:p>
              </table:table-cell>
              <table:table-cell office:value-type="float" office:value="0.036252">
                <text:p>0.036252</text:p>
              </table:table-cell>
              <table:table-cell office:value-type="float" office:value="0.039755">
                <text:p>0.0397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">
                <text:p>8590</text:p>
              </table:table-cell>
              <table:table-cell office:value-type="float" office:value="0.038387">
                <text:p>0.038387</text:p>
              </table:table-cell>
              <table:table-cell office:value-type="float" office:value="0.036372">
                <text:p>0.036372</text:p>
              </table:table-cell>
              <table:table-cell office:value-type="float" office:value="0.039702">
                <text:p>0.0397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">
                <text:p>8600</text:p>
              </table:table-cell>
              <table:table-cell office:value-type="float" office:value="0.038421">
                <text:p>0.038421</text:p>
              </table:table-cell>
              <table:table-cell office:value-type="float" office:value="0.036404">
                <text:p>0.036404</text:p>
              </table:table-cell>
              <table:table-cell office:value-type="float" office:value="0.039737">
                <text:p>0.0397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">
                <text:p>8610</text:p>
              </table:table-cell>
              <table:table-cell office:value-type="float" office:value="0.03863">
                <text:p>0.03863</text:p>
              </table:table-cell>
              <table:table-cell office:value-type="float" office:value="0.036348">
                <text:p>0.036348</text:p>
              </table:table-cell>
              <table:table-cell office:value-type="float" office:value="0.039947">
                <text:p>0.03994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">
                <text:p>8620</text:p>
              </table:table-cell>
              <table:table-cell office:value-type="float" office:value="0.039016">
                <text:p>0.039016</text:p>
              </table:table-cell>
              <table:table-cell office:value-type="float" office:value="0.036467">
                <text:p>0.036467</text:p>
              </table:table-cell>
              <table:table-cell office:value-type="float" office:value="0.040246">
                <text:p>0.0402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">
                <text:p>8630</text:p>
              </table:table-cell>
              <table:table-cell office:value-type="float" office:value="0.039314">
                <text:p>0.039314</text:p>
              </table:table-cell>
              <table:table-cell office:value-type="float" office:value="0.036588">
                <text:p>0.036588</text:p>
              </table:table-cell>
              <table:table-cell office:value-type="float" office:value="0.040457">
                <text:p>0.04045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">
                <text:p>8640</text:p>
              </table:table-cell>
              <table:table-cell office:value-type="float" office:value="0.039349">
                <text:p>0.039349</text:p>
              </table:table-cell>
              <table:table-cell office:value-type="float" office:value="0.03662">
                <text:p>0.03662</text:p>
              </table:table-cell>
              <table:table-cell office:value-type="float" office:value="0.040493">
                <text:p>0.04049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">
                <text:p>8650</text:p>
              </table:table-cell>
              <table:table-cell office:value-type="float" office:value="0.039648">
                <text:p>0.039648</text:p>
              </table:table-cell>
              <table:table-cell office:value-type="float" office:value="0.036828">
                <text:p>0.036828</text:p>
              </table:table-cell>
              <table:table-cell office:value-type="float" office:value="0.040529">
                <text:p>0.0405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">
                <text:p>8660</text:p>
              </table:table-cell>
              <table:table-cell office:value-type="float" office:value="0.039859">
                <text:p>0.039859</text:p>
              </table:table-cell>
              <table:table-cell office:value-type="float" office:value="0.036861">
                <text:p>0.036861</text:p>
              </table:table-cell>
              <table:table-cell office:value-type="float" office:value="0.040564">
                <text:p>0.0405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">
                <text:p>8670</text:p>
              </table:table-cell>
              <table:table-cell office:value-type="float" office:value="0.039982">
                <text:p>0.039982</text:p>
              </table:table-cell>
              <table:table-cell office:value-type="float" office:value="0.036893">
                <text:p>0.036893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">
                <text:p>8680</text:p>
              </table:table-cell>
              <table:table-cell office:value-type="float" office:value="0.040018">
                <text:p>0.040018</text:p>
              </table:table-cell>
              <table:table-cell office:value-type="float" office:value="0.037014">
                <text:p>0.037014</text:p>
              </table:table-cell>
              <table:table-cell office:value-type="float" office:value="0.040724">
                <text:p>0.0407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">
                <text:p>8690</text:p>
              </table:table-cell>
              <table:table-cell office:value-type="float" office:value="0.040053">
                <text:p>0.040053</text:p>
              </table:table-cell>
              <table:table-cell office:value-type="float" office:value="0.037047">
                <text:p>0.037047</text:p>
              </table:table-cell>
              <table:table-cell office:value-type="float" office:value="0.040849">
                <text:p>0.04084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">
                <text:p>8700</text:p>
              </table:table-cell>
              <table:table-cell office:value-type="float" office:value="0.040177">
                <text:p>0.040177</text:p>
              </table:table-cell>
              <table:table-cell office:value-type="float" office:value="0.037168">
                <text:p>0.037168</text:p>
              </table:table-cell>
              <table:table-cell office:value-type="float" office:value="0.041062">
                <text:p>0.0410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">
                <text:p>8710</text:p>
              </table:table-cell>
              <table:table-cell office:value-type="float" office:value="0.040124">
                <text:p>0.040124</text:p>
              </table:table-cell>
              <table:table-cell office:value-type="float" office:value="0.03729">
                <text:p>0.03729</text:p>
              </table:table-cell>
              <table:table-cell office:value-type="float" office:value="0.041098">
                <text:p>0.04109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">
                <text:p>8720</text:p>
              </table:table-cell>
              <table:table-cell office:value-type="float" office:value="0.040337">
                <text:p>0.040337</text:p>
              </table:table-cell>
              <table:table-cell office:value-type="float" office:value="0.037677">
                <text:p>0.037677</text:p>
              </table:table-cell>
              <table:table-cell office:value-type="float" office:value="0.041135">
                <text:p>0.0411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">
                <text:p>8730</text:p>
              </table:table-cell>
              <table:table-cell office:value-type="float" office:value="0.040461">
                <text:p>0.040461</text:p>
              </table:table-cell>
              <table:table-cell office:value-type="float" office:value="0.037977">
                <text:p>0.037977</text:p>
              </table:table-cell>
              <table:table-cell office:value-type="float" office:value="0.041704">
                <text:p>0.04170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">
                <text:p>8740</text:p>
              </table:table-cell>
              <table:table-cell office:value-type="float" office:value="0.040586">
                <text:p>0.040586</text:p>
              </table:table-cell>
              <table:table-cell office:value-type="float" office:value="0.038011">
                <text:p>0.038011</text:p>
              </table:table-cell>
              <table:table-cell office:value-type="float" office:value="0.041741">
                <text:p>0.04174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">
                <text:p>8750</text:p>
              </table:table-cell>
              <table:table-cell office:value-type="float" office:value="0.0408">
                <text:p>0.0408</text:p>
              </table:table-cell>
              <table:table-cell office:value-type="float" office:value="0.038044">
                <text:p>0.038044</text:p>
              </table:table-cell>
              <table:table-cell office:value-type="float" office:value="0.042044">
                <text:p>0.0420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">
                <text:p>8760</text:p>
              </table:table-cell>
              <table:table-cell office:value-type="float" office:value="0.040836">
                <text:p>0.040836</text:p>
              </table:table-cell>
              <table:table-cell office:value-type="float" office:value="0.038523">
                <text:p>0.038523</text:p>
              </table:table-cell>
              <table:table-cell office:value-type="float" office:value="0.04226">
                <text:p>0.042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">
                <text:p>8770</text:p>
              </table:table-cell>
              <table:table-cell office:value-type="float" office:value="0.041051">
                <text:p>0.041051</text:p>
              </table:table-cell>
              <table:table-cell office:value-type="float" office:value="0.038468">
                <text:p>0.038468</text:p>
              </table:table-cell>
              <table:table-cell office:value-type="float" office:value="0.042386">
                <text:p>0.0423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">
                <text:p>8780</text:p>
              </table:table-cell>
              <table:table-cell office:value-type="float" office:value="0.041355">
                <text:p>0.041355</text:p>
              </table:table-cell>
              <table:table-cell office:value-type="float" office:value="0.038859">
                <text:p>0.038859</text:p>
              </table:table-cell>
              <table:table-cell office:value-type="float" office:value="0.042602">
                <text:p>0.0426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">
                <text:p>8790</text:p>
              </table:table-cell>
              <table:table-cell office:value-type="float" office:value="0.04157">
                <text:p>0.04157</text:p>
              </table:table-cell>
              <table:table-cell office:value-type="float" office:value="0.038983">
                <text:p>0.038983</text:p>
              </table:table-cell>
              <table:table-cell office:value-type="float" office:value="0.04264">
                <text:p>0.042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">
                <text:p>8800</text:p>
              </table:table-cell>
              <table:table-cell office:value-type="float" office:value="0.041518">
                <text:p>0.041518</text:p>
              </table:table-cell>
              <table:table-cell office:value-type="float" office:value="0.039107">
                <text:p>0.039107</text:p>
              </table:table-cell>
              <table:table-cell office:value-type="float" office:value="0.042857">
                <text:p>0.04285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">
                <text:p>8810</text:p>
              </table:table-cell>
              <table:table-cell office:value-type="float" office:value="0.041734">
                <text:p>0.041734</text:p>
              </table:table-cell>
              <table:table-cell office:value-type="float" office:value="0.039231">
                <text:p>0.039231</text:p>
              </table:table-cell>
              <table:table-cell office:value-type="float" office:value="0.042895">
                <text:p>0.0428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">
                <text:p>8820</text:p>
              </table:table-cell>
              <table:table-cell office:value-type="float" office:value="0.042039">
                <text:p>0.042039</text:p>
              </table:table-cell>
              <table:table-cell office:value-type="float" office:value="0.039624">
                <text:p>0.039624</text:p>
              </table:table-cell>
              <table:table-cell office:value-type="float" office:value="0.043023">
                <text:p>0.0430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">
                <text:p>8830</text:p>
              </table:table-cell>
              <table:table-cell office:value-type="float" office:value="0.042167">
                <text:p>0.042167</text:p>
              </table:table-cell>
              <table:table-cell office:value-type="float" office:value="0.03966">
                <text:p>0.03966</text:p>
              </table:table-cell>
              <table:table-cell office:value-type="float" office:value="0.043062">
                <text:p>0.0430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">
                <text:p>8840</text:p>
              </table:table-cell>
              <table:table-cell office:value-type="float" office:value="0.042294">
                <text:p>0.042294</text:p>
              </table:table-cell>
              <table:table-cell office:value-type="float" office:value="0.040054">
                <text:p>0.040054</text:p>
              </table:table-cell>
              <table:table-cell office:value-type="float" office:value="0.04319">
                <text:p>0.043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">
                <text:p>8850</text:p>
              </table:table-cell>
              <table:table-cell office:value-type="float" office:value="0.042511">
                <text:p>0.042511</text:p>
              </table:table-cell>
              <table:table-cell office:value-type="float" office:value="0.040269">
                <text:p>0.040269</text:p>
              </table:table-cell>
              <table:table-cell office:value-type="float" office:value="0.043408">
                <text:p>0.0434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">
                <text:p>8860</text:p>
              </table:table-cell>
              <table:table-cell office:value-type="float" office:value="0.04246">
                <text:p>0.04246</text:p>
              </table:table-cell>
              <table:table-cell office:value-type="float" office:value="0.040485">
                <text:p>0.040485</text:p>
              </table:table-cell>
              <table:table-cell office:value-type="float" office:value="0.043627">
                <text:p>0.04362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">
                <text:p>8870</text:p>
              </table:table-cell>
              <table:table-cell office:value-type="float" office:value="0.042857">
                <text:p>0.042857</text:p>
              </table:table-cell>
              <table:table-cell office:value-type="float" office:value="0.040611">
                <text:p>0.040611</text:p>
              </table:table-cell>
              <table:table-cell office:value-type="float" office:value="0.043666">
                <text:p>0.04366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">
                <text:p>8880</text:p>
              </table:table-cell>
              <table:table-cell office:value-type="float" office:value="0.042896">
                <text:p>0.042896</text:p>
              </table:table-cell>
              <table:table-cell office:value-type="float" office:value="0.040917">
                <text:p>0.040917</text:p>
              </table:table-cell>
              <table:table-cell office:value-type="float" office:value="0.043975">
                <text:p>0.0439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">
                <text:p>8890</text:p>
              </table:table-cell>
              <table:table-cell office:value-type="float" office:value="0.042934">
                <text:p>0.042934</text:p>
              </table:table-cell>
              <table:table-cell office:value-type="float" office:value="0.041134">
                <text:p>0.041134</text:p>
              </table:table-cell>
              <table:table-cell office:value-type="float" office:value="0.044014">
                <text:p>0.0440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">
                <text:p>8900</text:p>
              </table:table-cell>
              <table:table-cell office:value-type="float" office:value="0.043153">
                <text:p>0.043153</text:p>
              </table:table-cell>
              <table:table-cell office:value-type="float" office:value="0.041532">
                <text:p>0.041532</text:p>
              </table:table-cell>
              <table:table-cell office:value-type="float" office:value="0.044144">
                <text:p>0.0441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">
                <text:p>8910</text:p>
              </table:table-cell>
              <table:table-cell office:value-type="float" office:value="0.043463">
                <text:p>0.043463</text:p>
              </table:table-cell>
              <table:table-cell office:value-type="float" office:value="0.041749">
                <text:p>0.041749</text:p>
              </table:table-cell>
              <table:table-cell office:value-type="float" office:value="0.044274">
                <text:p>0.04427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">
                <text:p>8920</text:p>
              </table:table-cell>
              <table:table-cell office:value-type="float" office:value="0.043502">
                <text:p>0.043502</text:p>
              </table:table-cell>
              <table:table-cell office:value-type="float" office:value="0.041968">
                <text:p>0.041968</text:p>
              </table:table-cell>
              <table:table-cell office:value-type="float" office:value="0.044224">
                <text:p>0.0442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">
                <text:p>8930</text:p>
              </table:table-cell>
              <table:table-cell office:value-type="float" office:value="0.043451">
                <text:p>0.043451</text:p>
              </table:table-cell>
              <table:table-cell office:value-type="float" office:value="0.042096">
                <text:p>0.042096</text:p>
              </table:table-cell>
              <table:table-cell office:value-type="float" office:value="0.044264">
                <text:p>0.0442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">
                <text:p>8940</text:p>
              </table:table-cell>
              <table:table-cell office:value-type="float" office:value="0.043671">
                <text:p>0.043671</text:p>
              </table:table-cell>
              <table:table-cell office:value-type="float" office:value="0.042224">
                <text:p>0.042224</text:p>
              </table:table-cell>
              <table:table-cell office:value-type="float" office:value="0.044394">
                <text:p>0.0443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">
                <text:p>8950</text:p>
              </table:table-cell>
              <table:table-cell office:value-type="float" office:value="0.043801">
                <text:p>0.043801</text:p>
              </table:table-cell>
              <table:table-cell office:value-type="float" office:value="0.042443">
                <text:p>0.042443</text:p>
              </table:table-cell>
              <table:table-cell office:value-type="float" office:value="0.044525">
                <text:p>0.0445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">
                <text:p>8960</text:p>
              </table:table-cell>
              <table:table-cell office:value-type="float" office:value="0.044022">
                <text:p>0.044022</text:p>
              </table:table-cell>
              <table:table-cell office:value-type="float" office:value="0.042572">
                <text:p>0.042572</text:p>
              </table:table-cell>
              <table:table-cell office:value-type="float" office:value="0.044837">
                <text:p>0.0448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">
                <text:p>8970</text:p>
              </table:table-cell>
              <table:table-cell office:value-type="float" office:value="0.044152">
                <text:p>0.044152</text:p>
              </table:table-cell>
              <table:table-cell office:value-type="float" office:value="0.042792">
                <text:p>0.042792</text:p>
              </table:table-cell>
              <table:table-cell office:value-type="float" office:value="0.04515">
                <text:p>0.045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">
                <text:p>8980</text:p>
              </table:table-cell>
              <table:table-cell office:value-type="float" office:value="0.044374">
                <text:p>0.044374</text:p>
              </table:table-cell>
              <table:table-cell office:value-type="float" office:value="0.043103">
                <text:p>0.043103</text:p>
              </table:table-cell>
              <table:table-cell office:value-type="float" office:value="0.045281">
                <text:p>0.0452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">
                <text:p>8990</text:p>
              </table:table-cell>
              <table:table-cell office:value-type="float" office:value="0.044596">
                <text:p>0.044596</text:p>
              </table:table-cell>
              <table:table-cell office:value-type="float" office:value="0.043143">
                <text:p>0.043143</text:p>
              </table:table-cell>
              <table:table-cell office:value-type="float" office:value="0.045504">
                <text:p>0.0455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">
                <text:p>9000</text:p>
              </table:table-cell>
              <table:table-cell office:value-type="float" office:value="0.044909">
                <text:p>0.044909</text:p>
              </table:table-cell>
              <table:table-cell office:value-type="float" office:value="0.043273">
                <text:p>0.043273</text:p>
              </table:table-cell>
              <table:table-cell office:value-type="float" office:value="0.045636">
                <text:p>0.04563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">
                <text:p>9010</text:p>
              </table:table-cell>
              <table:table-cell office:value-type="float" office:value="0.045314">
                <text:p>0.045314</text:p>
              </table:table-cell>
              <table:table-cell office:value-type="float" office:value="0.043403">
                <text:p>0.043403</text:p>
              </table:table-cell>
              <table:table-cell office:value-type="float" office:value="0.045769">
                <text:p>0.04576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">
                <text:p>9020</text:p>
              </table:table-cell>
              <table:table-cell office:value-type="float" office:value="0.045264">
                <text:p>0.045264</text:p>
              </table:table-cell>
              <table:table-cell office:value-type="float" office:value="0.043625">
                <text:p>0.043625</text:p>
              </table:table-cell>
              <table:table-cell office:value-type="float" office:value="0.046175">
                <text:p>0.0461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">
                <text:p>9030</text:p>
              </table:table-cell>
              <table:table-cell office:value-type="float" office:value="0.045214">
                <text:p>0.045214</text:p>
              </table:table-cell>
              <table:table-cell office:value-type="float" office:value="0.043938">
                <text:p>0.043938</text:p>
              </table:table-cell>
              <table:table-cell office:value-type="float" office:value="0.046126">
                <text:p>0.0461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">
                <text:p>9040</text:p>
              </table:table-cell>
              <table:table-cell office:value-type="float" office:value="0.045255">
                <text:p>0.045255</text:p>
              </table:table-cell>
              <table:table-cell office:value-type="float" office:value="0.044252">
                <text:p>0.044252</text:p>
              </table:table-cell>
              <table:table-cell office:value-type="float" office:value="0.046168">
                <text:p>0.0461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">
                <text:p>9050</text:p>
              </table:table-cell>
              <table:table-cell office:value-type="float" office:value="0.045571">
                <text:p>0.045571</text:p>
              </table:table-cell>
              <table:table-cell office:value-type="float" office:value="0.044566">
                <text:p>0.044566</text:p>
              </table:table-cell>
              <table:table-cell office:value-type="float" office:value="0.046119">
                <text:p>0.0461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">
                <text:p>9060</text:p>
              </table:table-cell>
              <table:table-cell office:value-type="float" office:value="0.045795">
                <text:p>0.045795</text:p>
              </table:table-cell>
              <table:table-cell office:value-type="float" office:value="0.044607">
                <text:p>0.044607</text:p>
              </table:table-cell>
              <table:table-cell office:value-type="float" office:value="0.046161">
                <text:p>0.0461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">
                <text:p>9070</text:p>
              </table:table-cell>
              <table:table-cell office:value-type="float" office:value="0.046112">
                <text:p>0.046112</text:p>
              </table:table-cell>
              <table:table-cell office:value-type="float" office:value="0.044648">
                <text:p>0.044648</text:p>
              </table:table-cell>
              <table:table-cell office:value-type="float" office:value="0.046203">
                <text:p>0.04620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">
                <text:p>9080</text:p>
              </table:table-cell>
              <table:table-cell office:value-type="float" office:value="0.04652">
                <text:p>0.04652</text:p>
              </table:table-cell>
              <table:table-cell office:value-type="float" office:value="0.044505">
                <text:p>0.044505</text:p>
              </table:table-cell>
              <table:table-cell office:value-type="float" office:value="0.046795">
                <text:p>0.0467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">
                <text:p>9090</text:p>
              </table:table-cell>
              <table:table-cell office:value-type="float" office:value="0.046746">
                <text:p>0.046746</text:p>
              </table:table-cell>
              <table:table-cell office:value-type="float" office:value="0.044821">
                <text:p>0.044821</text:p>
              </table:table-cell>
              <table:table-cell office:value-type="float" office:value="0.046838">
                <text:p>0.04683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">
                <text:p>9100</text:p>
              </table:table-cell>
              <table:table-cell office:value-type="float" office:value="0.046881">
                <text:p>0.046881</text:p>
              </table:table-cell>
              <table:table-cell office:value-type="float" office:value="0.045046">
                <text:p>0.045046</text:p>
              </table:table-cell>
              <table:table-cell office:value-type="float" office:value="0.047248">
                <text:p>0.0472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">
                <text:p>9110</text:p>
              </table:table-cell>
              <table:table-cell office:value-type="float" office:value="0.047291">
                <text:p>0.047291</text:p>
              </table:table-cell>
              <table:table-cell office:value-type="float" office:value="0.045455">
                <text:p>0.045455</text:p>
              </table:table-cell>
              <table:table-cell office:value-type="float" office:value="0.047291">
                <text:p>0.0472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">
                <text:p>9120</text:p>
              </table:table-cell>
              <table:table-cell office:value-type="float" office:value="0.047335">
                <text:p>0.047335</text:p>
              </table:table-cell>
              <table:table-cell office:value-type="float" office:value="0.045772">
                <text:p>0.045772</text:p>
              </table:table-cell>
              <table:table-cell office:value-type="float" office:value="0.047518">
                <text:p>0.0475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">
                <text:p>9130</text:p>
              </table:table-cell>
              <table:table-cell office:value-type="float" office:value="0.047286">
                <text:p>0.047286</text:p>
              </table:table-cell>
              <table:table-cell office:value-type="float" office:value="0.04609">
                <text:p>0.04609</text:p>
              </table:table-cell>
              <table:table-cell office:value-type="float" office:value="0.047654">
                <text:p>0.04765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">
                <text:p>9140</text:p>
              </table:table-cell>
              <table:table-cell office:value-type="float" office:value="0.047145">
                <text:p>0.047145</text:p>
              </table:table-cell>
              <table:table-cell office:value-type="float" office:value="0.046317">
                <text:p>0.046317</text:p>
              </table:table-cell>
              <table:table-cell office:value-type="float" office:value="0.047698">
                <text:p>0.0476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">
                <text:p>9150</text:p>
              </table:table-cell>
              <table:table-cell office:value-type="float" office:value="0.047281">
                <text:p>0.047281</text:p>
              </table:table-cell>
              <table:table-cell office:value-type="float" office:value="0.046452">
                <text:p>0.046452</text:p>
              </table:table-cell>
              <table:table-cell office:value-type="float" office:value="0.047742">
                <text:p>0.04774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">
                <text:p>9160</text:p>
              </table:table-cell>
              <table:table-cell office:value-type="float" office:value="0.047417">
                <text:p>0.047417</text:p>
              </table:table-cell>
              <table:table-cell office:value-type="float" office:value="0.046679">
                <text:p>0.046679</text:p>
              </table:table-cell>
              <table:table-cell office:value-type="float" office:value="0.04797">
                <text:p>0.047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">
                <text:p>9170</text:p>
              </table:table-cell>
              <table:table-cell office:value-type="float" office:value="0.047645">
                <text:p>0.047645</text:p>
              </table:table-cell>
              <table:table-cell office:value-type="float" office:value="0.046814">
                <text:p>0.046814</text:p>
              </table:table-cell>
              <table:table-cell office:value-type="float" office:value="0.048015">
                <text:p>0.0480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">
                <text:p>9180</text:p>
              </table:table-cell>
              <table:table-cell office:value-type="float" office:value="0.047689">
                <text:p>0.047689</text:p>
              </table:table-cell>
              <table:table-cell office:value-type="float" office:value="0.047135">
                <text:p>0.047135</text:p>
              </table:table-cell>
              <table:table-cell office:value-type="float" office:value="0.048059">
                <text:p>0.04805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">
                <text:p>9190</text:p>
              </table:table-cell>
              <table:table-cell office:value-type="float" office:value="0.047919">
                <text:p>0.047919</text:p>
              </table:table-cell>
              <table:table-cell office:value-type="float" office:value="0.047641">
                <text:p>0.047641</text:p>
              </table:table-cell>
              <table:table-cell office:value-type="float" office:value="0.048474">
                <text:p>0.04847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">
                <text:p>9200</text:p>
              </table:table-cell>
              <table:table-cell office:value-type="float" office:value="0.048056">
                <text:p>0.048056</text:p>
              </table:table-cell>
              <table:table-cell office:value-type="float" office:value="0.047685">
                <text:p>0.047685</text:p>
              </table:table-cell>
              <table:table-cell office:value-type="float" office:value="0.048889">
                <text:p>0.04888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">
                <text:p>9210</text:p>
              </table:table-cell>
              <table:table-cell office:value-type="float" office:value="0.0481">
                <text:p>0.0481</text:p>
              </table:table-cell>
              <table:table-cell office:value-type="float" office:value="0.047729">
                <text:p>0.047729</text:p>
              </table:table-cell>
              <table:table-cell office:value-type="float" office:value="0.049212">
                <text:p>0.0492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">
                <text:p>9220</text:p>
              </table:table-cell>
              <table:table-cell office:value-type="float" office:value="0.04833">
                <text:p>0.04833</text:p>
              </table:table-cell>
              <table:table-cell office:value-type="float" office:value="0.047866">
                <text:p>0.047866</text:p>
              </table:table-cell>
              <table:table-cell office:value-type="float" office:value="0.049443">
                <text:p>0.0494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">
                <text:p>9230</text:p>
              </table:table-cell>
              <table:table-cell office:value-type="float" office:value="0.048468">
                <text:p>0.048468</text:p>
              </table:table-cell>
              <table:table-cell office:value-type="float" office:value="0.048004">
                <text:p>0.048004</text:p>
              </table:table-cell>
              <table:table-cell office:value-type="float" office:value="0.049582">
                <text:p>0.04958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">
                <text:p>9240</text:p>
              </table:table-cell>
              <table:table-cell office:value-type="float" office:value="0.048885">
                <text:p>0.048885</text:p>
              </table:table-cell>
              <table:table-cell office:value-type="float" office:value="0.048048">
                <text:p>0.0480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">
                <text:p>9250</text:p>
              </table:table-cell>
              <table:table-cell office:value-type="float" office:value="0.04893">
                <text:p>0.04893</text:p>
              </table:table-cell>
              <table:table-cell office:value-type="float" office:value="0.048279">
                <text:p>0.048279</text:p>
              </table:table-cell>
              <table:table-cell office:value-type="float" office:value="0.049953">
                <text:p>0.0499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">
                <text:p>9260</text:p>
              </table:table-cell>
              <table:table-cell office:value-type="float" office:value="0.049162">
                <text:p>0.049162</text:p>
              </table:table-cell>
              <table:table-cell office:value-type="float" office:value="0.048603">
                <text:p>0.048603</text:p>
              </table:table-cell>
              <table:table-cell office:value-type="float" office:value="0.050093">
                <text:p>0.0500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">
                <text:p>9270</text:p>
              </table:table-cell>
              <table:table-cell office:value-type="float" office:value="0.049115">
                <text:p>0.049115</text:p>
              </table:table-cell>
              <table:table-cell office:value-type="float" office:value="0.049021">
                <text:p>0.049021</text:p>
              </table:table-cell>
              <table:table-cell office:value-type="float" office:value="0.050233">
                <text:p>0.0502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">
                <text:p>9280</text:p>
              </table:table-cell>
              <table:table-cell office:value-type="float" office:value="0.04944">
                <text:p>0.04944</text:p>
              </table:table-cell>
              <table:table-cell office:value-type="float" office:value="0.048974">
                <text:p>0.048974</text:p>
              </table:table-cell>
              <table:table-cell office:value-type="float" office:value="0.050373">
                <text:p>0.0503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">
                <text:p>9290</text:p>
              </table:table-cell>
              <table:table-cell office:value-type="float" office:value="0.049486">
                <text:p>0.049486</text:p>
              </table:table-cell>
              <table:table-cell office:value-type="float" office:value="0.049486">
                <text:p>0.049486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">
                <text:p>9300</text:p>
              </table:table-cell>
              <table:table-cell office:value-type="float" office:value="0.04972">
                <text:p>0.04972</text:p>
              </table:table-cell>
              <table:table-cell office:value-type="float" office:value="0.05">
                <text:p>0.05</text:p>
              </table:table-cell>
              <table:table-cell office:value-type="float" office:value="0.051028">
                <text:p>0.0510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">
                <text:p>9310</text:p>
              </table:table-cell>
              <table:table-cell office:value-type="float" office:value="0.049766">
                <text:p>0.049766</text:p>
              </table:table-cell>
              <table:table-cell office:value-type="float" office:value="0.050327">
                <text:p>0.050327</text:p>
              </table:table-cell>
              <table:table-cell office:value-type="float" office:value="0.051263">
                <text:p>0.05126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">
                <text:p>9320</text:p>
              </table:table-cell>
              <table:table-cell office:value-type="float" office:value="0.049906">
                <text:p>0.049906</text:p>
              </table:table-cell>
              <table:table-cell office:value-type="float" office:value="0.050749">
                <text:p>0.050749</text:p>
              </table:table-cell>
              <table:table-cell office:value-type="float" office:value="0.051311">
                <text:p>0.0513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">
                <text:p>9330</text:p>
              </table:table-cell>
              <table:table-cell office:value-type="float" office:value="0.050047">
                <text:p>0.050047</text:p>
              </table:table-cell>
              <table:table-cell office:value-type="float" office:value="0.051172">
                <text:p>0.051172</text:p>
              </table:table-cell>
              <table:table-cell office:value-type="float" office:value="0.051453">
                <text:p>0.05145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">
                <text:p>9340</text:p>
              </table:table-cell>
              <table:table-cell office:value-type="float" office:value="0.050281">
                <text:p>0.050281</text:p>
              </table:table-cell>
              <table:table-cell office:value-type="float" office:value="0.05122">
                <text:p>0.05122</text:p>
              </table:table-cell>
              <table:table-cell office:value-type="float" office:value="0.051501">
                <text:p>0.0515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">
                <text:p>9350</text:p>
              </table:table-cell>
              <table:table-cell office:value-type="float" office:value="0.050516">
                <text:p>0.050516</text:p>
              </table:table-cell>
              <table:table-cell office:value-type="float" office:value="0.051455">
                <text:p>0.051455</text:p>
              </table:table-cell>
              <table:table-cell office:value-type="float" office:value="0.051455">
                <text:p>0.0514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">
                <text:p>9360</text:p>
              </table:table-cell>
              <table:table-cell office:value-type="float" office:value="0.050846">
                <text:p>0.050846</text:p>
              </table:table-cell>
              <table:table-cell office:value-type="float" office:value="0.051598">
                <text:p>0.051598</text:p>
              </table:table-cell>
              <table:table-cell office:value-type="float" office:value="0.051692">
                <text:p>0.0516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">
                <text:p>9370</text:p>
              </table:table-cell>
              <table:table-cell office:value-type="float" office:value="0.050988">
                <text:p>0.050988</text:p>
              </table:table-cell>
              <table:table-cell office:value-type="float" office:value="0.051646">
                <text:p>0.051646</text:p>
              </table:table-cell>
              <table:table-cell office:value-type="float" office:value="0.051929">
                <text:p>0.05192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">
                <text:p>9380</text:p>
              </table:table-cell>
              <table:table-cell office:value-type="float" office:value="0.051412">
                <text:p>0.051412</text:p>
              </table:table-cell>
              <table:table-cell office:value-type="float" office:value="0.051977">
                <text:p>0.051977</text:p>
              </table:table-cell>
              <table:table-cell office:value-type="float" office:value="0.051977">
                <text:p>0.0519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">
                <text:p>9390</text:p>
              </table:table-cell>
              <table:table-cell office:value-type="float" office:value="0.051367">
                <text:p>0.051367</text:p>
              </table:table-cell>
              <table:table-cell office:value-type="float" office:value="0.052026">
                <text:p>0.052026</text:p>
              </table:table-cell>
              <table:table-cell office:value-type="float" office:value="0.052121">
                <text:p>0.0521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">
                <text:p>9400</text:p>
              </table:table-cell>
              <table:table-cell office:value-type="float" office:value="0.051509">
                <text:p>0.051509</text:p>
              </table:table-cell>
              <table:table-cell office:value-type="float" office:value="0.052453">
                <text:p>0.052453</text:p>
              </table:table-cell>
              <table:table-cell office:value-type="float" office:value="0.052453">
                <text:p>0.05245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">
                <text:p>9410</text:p>
              </table:table-cell>
              <table:table-cell office:value-type="float" office:value="0.051841">
                <text:p>0.051841</text:p>
              </table:table-cell>
              <table:table-cell office:value-type="float" office:value="0.052408">
                <text:p>0.052408</text:p>
              </table:table-cell>
              <table:table-cell office:value-type="float" office:value="0.052691">
                <text:p>0.0526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">
                <text:p>9420</text:p>
              </table:table-cell>
              <table:table-cell office:value-type="float" office:value="0.052363">
                <text:p>0.052363</text:p>
              </table:table-cell>
              <table:table-cell office:value-type="float" office:value="0.052457">
                <text:p>0.052457</text:p>
              </table:table-cell>
              <table:table-cell office:value-type="float" office:value="0.052741">
                <text:p>0.05274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">
                <text:p>9430</text:p>
              </table:table-cell>
              <table:table-cell office:value-type="float" office:value="0.052507">
                <text:p>0.052507</text:p>
              </table:table-cell>
              <table:table-cell office:value-type="float" office:value="0.052602">
                <text:p>0.052602</text:p>
              </table:table-cell>
              <table:table-cell office:value-type="float" office:value="0.053169">
                <text:p>0.0531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">
                <text:p>9440</text:p>
              </table:table-cell>
              <table:table-cell office:value-type="float" office:value="0.052746">
                <text:p>0.052746</text:p>
              </table:table-cell>
              <table:table-cell office:value-type="float" office:value="0.052746">
                <text:p>0.052746</text:p>
              </table:table-cell>
              <table:table-cell office:value-type="float" office:value="0.053504">
                <text:p>0.0535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">
                <text:p>9450</text:p>
              </table:table-cell>
              <table:table-cell office:value-type="float" office:value="0.052891">
                <text:p>0.052891</text:p>
              </table:table-cell>
              <table:table-cell office:value-type="float" office:value="0.052607">
                <text:p>0.052607</text:p>
              </table:table-cell>
              <table:table-cell office:value-type="float" office:value="0.053934">
                <text:p>0.0539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">
                <text:p>9460</text:p>
              </table:table-cell>
              <table:table-cell office:value-type="float" office:value="0.053226">
                <text:p>0.053226</text:p>
              </table:table-cell>
              <table:table-cell office:value-type="float" office:value="0.052751">
                <text:p>0.052751</text:p>
              </table:table-cell>
              <table:table-cell office:value-type="float" office:value="0.054364">
                <text:p>0.0543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">
                <text:p>9470</text:p>
              </table:table-cell>
              <table:table-cell office:value-type="float" office:value="0.053466">
                <text:p>0.053466</text:p>
              </table:table-cell>
              <table:table-cell office:value-type="float" office:value="0.052896">
                <text:p>0.052896</text:p>
              </table:table-cell>
              <table:table-cell office:value-type="float" office:value="0.054416">
                <text:p>0.0544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">
                <text:p>9480</text:p>
              </table:table-cell>
              <table:table-cell office:value-type="float" office:value="0.053422">
                <text:p>0.053422</text:p>
              </table:table-cell>
              <table:table-cell office:value-type="float" office:value="0.053517">
                <text:p>0.053517</text:p>
              </table:table-cell>
              <table:table-cell office:value-type="float" office:value="0.054658">
                <text:p>0.05465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">
                <text:p>9490</text:p>
              </table:table-cell>
              <table:table-cell office:value-type="float" office:value="0.053568">
                <text:p>0.053568</text:p>
              </table:table-cell>
              <table:table-cell office:value-type="float" office:value="0.053758">
                <text:p>0.053758</text:p>
              </table:table-cell>
              <table:table-cell office:value-type="float" office:value="0.0549">
                <text:p>0.05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">
                <text:p>9500</text:p>
              </table:table-cell>
              <table:table-cell office:value-type="float" office:value="0.053714">
                <text:p>0.053714</text:p>
              </table:table-cell>
              <table:table-cell office:value-type="float" office:value="0.054">
                <text:p>0.054</text:p>
              </table:table-cell>
              <table:table-cell office:value-type="float" office:value="0.054857">
                <text:p>0.0548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">
                <text:p>9510</text:p>
              </table:table-cell>
              <table:table-cell office:value-type="float" office:value="0.053765">
                <text:p>0.053765</text:p>
              </table:table-cell>
              <table:table-cell office:value-type="float" office:value="0.054337">
                <text:p>0.054337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">
                <text:p>9520</text:p>
              </table:table-cell>
              <table:table-cell office:value-type="float" office:value="0.054103">
                <text:p>0.054103</text:p>
              </table:table-cell>
              <table:table-cell office:value-type="float" office:value="0.054485">
                <text:p>0.054485</text:p>
              </table:table-cell>
              <table:table-cell office:value-type="float" office:value="0.055153">
                <text:p>0.05515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">
                <text:p>9530</text:p>
              </table:table-cell>
              <table:table-cell office:value-type="float" office:value="0.05425">
                <text:p>0.05425</text:p>
              </table:table-cell>
              <table:table-cell office:value-type="float" office:value="0.054728">
                <text:p>0.054728</text:p>
              </table:table-cell>
              <table:table-cell office:value-type="float" office:value="0.055205">
                <text:p>0.0552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">
                <text:p>9540</text:p>
              </table:table-cell>
              <table:table-cell office:value-type="float" office:value="0.054398">
                <text:p>0.054398</text:p>
              </table:table-cell>
              <table:table-cell office:value-type="float" office:value="0.054685">
                <text:p>0.054685</text:p>
              </table:table-cell>
              <table:table-cell office:value-type="float" office:value="0.055258">
                <text:p>0.0552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">
                <text:p>9550</text:p>
              </table:table-cell>
              <table:table-cell office:value-type="float" office:value="0.054641">
                <text:p>0.054641</text:p>
              </table:table-cell>
              <table:table-cell office:value-type="float" office:value="0.054737">
                <text:p>0.054737</text:p>
              </table:table-cell>
              <table:table-cell office:value-type="float" office:value="0.055502">
                <text:p>0.0555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">
                <text:p>9560</text:p>
              </table:table-cell>
              <table:table-cell office:value-type="float" office:value="0.054789">
                <text:p>0.054789</text:p>
              </table:table-cell>
              <table:table-cell office:value-type="float" office:value="0.054981">
                <text:p>0.054981</text:p>
              </table:table-cell>
              <table:table-cell office:value-type="float" office:value="0.055651">
                <text:p>0.0556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">
                <text:p>9570</text:p>
              </table:table-cell>
              <table:table-cell office:value-type="float" office:value="0.055034">
                <text:p>0.055034</text:p>
              </table:table-cell>
              <table:table-cell office:value-type="float" office:value="0.055129">
                <text:p>0.055129</text:p>
              </table:table-cell>
              <table:table-cell office:value-type="float" office:value="0.055896">
                <text:p>0.05589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">
                <text:p>9580</text:p>
              </table:table-cell>
              <table:table-cell office:value-type="float" office:value="0.055086">
                <text:p>0.055086</text:p>
              </table:table-cell>
              <table:table-cell office:value-type="float" office:value="0.05547">
                <text:p>0.05547</text:p>
              </table:table-cell>
              <table:table-cell office:value-type="float" office:value="0.056046">
                <text:p>0.0560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">
                <text:p>9590</text:p>
              </table:table-cell>
              <table:table-cell office:value-type="float" office:value="0.055331">
                <text:p>0.055331</text:p>
              </table:table-cell>
              <table:table-cell office:value-type="float" office:value="0.055524">
                <text:p>0.055524</text:p>
              </table:table-cell>
              <table:table-cell office:value-type="float" office:value="0.056196">
                <text:p>0.05619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">
                <text:p>9600</text:p>
              </table:table-cell>
              <table:table-cell office:value-type="float" office:value="0.055481">
                <text:p>0.055481</text:p>
              </table:table-cell>
              <table:table-cell office:value-type="float" office:value="0.055769">
                <text:p>0.055769</text:p>
              </table:table-cell>
              <table:table-cell office:value-type="float" office:value="0.056346">
                <text:p>0.0563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">
                <text:p>9610</text:p>
              </table:table-cell>
              <table:table-cell office:value-type="float" office:value="0.055438">
                <text:p>0.055438</text:p>
              </table:table-cell>
              <table:table-cell office:value-type="float" office:value="0.056208">
                <text:p>0.056208</text:p>
              </table:table-cell>
              <table:table-cell office:value-type="float" office:value="0.056785">
                <text:p>0.0567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">
                <text:p>9620</text:p>
              </table:table-cell>
              <table:table-cell office:value-type="float" office:value="0.055491">
                <text:p>0.055491</text:p>
              </table:table-cell>
              <table:table-cell office:value-type="float" office:value="0.056455">
                <text:p>0.056455</text:p>
              </table:table-cell>
              <table:table-cell office:value-type="float" office:value="0.057129">
                <text:p>0.0571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">
                <text:p>9630</text:p>
              </table:table-cell>
              <table:table-cell office:value-type="float" office:value="0.055834">
                <text:p>0.055834</text:p>
              </table:table-cell>
              <table:table-cell office:value-type="float" office:value="0.056413">
                <text:p>0.056413</text:p>
              </table:table-cell>
              <table:table-cell office:value-type="float" office:value="0.057088">
                <text:p>0.05708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">
                <text:p>9640</text:p>
              </table:table-cell>
              <table:table-cell office:value-type="float" office:value="0.055985">
                <text:p>0.055985</text:p>
              </table:table-cell>
              <table:table-cell office:value-type="float" office:value="0.056564">
                <text:p>0.056564</text:p>
              </table:table-cell>
              <table:table-cell office:value-type="float" office:value="0.057046">
                <text:p>0.05704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">
                <text:p>9650</text:p>
              </table:table-cell>
              <table:table-cell office:value-type="float" office:value="0.056618">
                <text:p>0.056618</text:p>
              </table:table-cell>
              <table:table-cell office:value-type="float" office:value="0.056812">
                <text:p>0.056812</text:p>
              </table:table-cell>
              <table:table-cell office:value-type="float" office:value="0.057295">
                <text:p>0.0572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">
                <text:p>9660</text:p>
              </table:table-cell>
              <table:table-cell office:value-type="float" office:value="0.056867">
                <text:p>0.056867</text:p>
              </table:table-cell>
              <table:table-cell office:value-type="float" office:value="0.056963">
                <text:p>0.056963</text:p>
              </table:table-cell>
              <table:table-cell office:value-type="float" office:value="0.057447">
                <text:p>0.05744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">
                <text:p>9670</text:p>
              </table:table-cell>
              <table:table-cell office:value-type="float" office:value="0.057115">
                <text:p>0.057115</text:p>
              </table:table-cell>
              <table:table-cell office:value-type="float" office:value="0.057212">
                <text:p>0.057212</text:p>
              </table:table-cell>
              <table:table-cell office:value-type="float" office:value="0.057406">
                <text:p>0.0574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">
                <text:p>9680</text:p>
              </table:table-cell>
              <table:table-cell office:value-type="float" office:value="0.057267">
                <text:p>0.057267</text:p>
              </table:table-cell>
              <table:table-cell office:value-type="float" office:value="0.057655">
                <text:p>0.057655</text:p>
              </table:table-cell>
              <table:table-cell office:value-type="float" office:value="0.057752">
                <text:p>0.0577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">
                <text:p>9690</text:p>
              </table:table-cell>
              <table:table-cell office:value-type="float" office:value="0.057614">
                <text:p>0.057614</text:p>
              </table:table-cell>
              <table:table-cell office:value-type="float" office:value="0.058002">
                <text:p>0.058002</text:p>
              </table:table-cell>
              <table:table-cell office:value-type="float" office:value="0.057905">
                <text:p>0.0579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">
                <text:p>9700</text:p>
              </table:table-cell>
              <table:table-cell office:value-type="float" office:value="0.05767">
                <text:p>0.05767</text:p>
              </table:table-cell>
              <table:table-cell office:value-type="float" office:value="0.058155">
                <text:p>0.058155</text:p>
              </table:table-cell>
              <table:table-cell office:value-type="float" office:value="0.057961">
                <text:p>0.05796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">
                <text:p>9710</text:p>
              </table:table-cell>
              <table:table-cell office:value-type="float" office:value="0.058017">
                <text:p>0.058017</text:p>
              </table:table-cell>
              <table:table-cell office:value-type="float" office:value="0.058309">
                <text:p>0.058309</text:p>
              </table:table-cell>
              <table:table-cell office:value-type="float" office:value="0.058115">
                <text:p>0.0581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">
                <text:p>9720</text:p>
              </table:table-cell>
              <table:table-cell office:value-type="float" office:value="0.058074">
                <text:p>0.058074</text:p>
              </table:table-cell>
              <table:table-cell office:value-type="float" office:value="0.058755">
                <text:p>0.058755</text:p>
              </table:table-cell>
              <table:table-cell office:value-type="float" office:value="0.058463">
                <text:p>0.05846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">
                <text:p>9730</text:p>
              </table:table-cell>
              <table:table-cell office:value-type="float" office:value="0.058423">
                <text:p>0.058423</text:p>
              </table:table-cell>
              <table:table-cell office:value-type="float" office:value="0.058909">
                <text:p>0.058909</text:p>
              </table:table-cell>
              <table:table-cell office:value-type="float" office:value="0.058812">
                <text:p>0.0588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">
                <text:p>9740</text:p>
              </table:table-cell>
              <table:table-cell office:value-type="float" office:value="0.058577">
                <text:p>0.058577</text:p>
              </table:table-cell>
              <table:table-cell office:value-type="float" office:value="0.059259">
                <text:p>0.059259</text:p>
              </table:table-cell>
              <table:table-cell office:value-type="float" office:value="0.058869">
                <text:p>0.0588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">
                <text:p>9750</text:p>
              </table:table-cell>
              <table:table-cell office:value-type="float" office:value="0.059024">
                <text:p>0.059024</text:p>
              </table:table-cell>
              <table:table-cell office:value-type="float" office:value="0.059512">
                <text:p>0.059512</text:p>
              </table:table-cell>
              <table:table-cell office:value-type="float" office:value="0.059122">
                <text:p>0.0591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">
                <text:p>9760</text:p>
              </table:table-cell>
              <table:table-cell office:value-type="float" office:value="0.059082">
                <text:p>0.059082</text:p>
              </table:table-cell>
              <table:table-cell office:value-type="float" office:value="0.059766">
                <text:p>0.059766</text:p>
              </table:table-cell>
              <table:table-cell office:value-type="float" office:value="0.059375">
                <text:p>0.0593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">
                <text:p>9770</text:p>
              </table:table-cell>
              <table:table-cell office:value-type="float" office:value="0.059531">
                <text:p>0.059531</text:p>
              </table:table-cell>
              <table:table-cell office:value-type="float" office:value="0.059824">
                <text:p>0.059824</text:p>
              </table:table-cell>
              <table:table-cell office:value-type="float" office:value="0.059433">
                <text:p>0.0594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">
                <text:p>9780</text:p>
              </table:table-cell>
              <table:table-cell office:value-type="float" office:value="0.059687">
                <text:p>0.059687</text:p>
              </table:table-cell>
              <table:table-cell office:value-type="float" office:value="0.060372">
                <text:p>0.060372</text:p>
              </table:table-cell>
              <table:table-cell office:value-type="float" office:value="0.059589">
                <text:p>0.0595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">
                <text:p>9790</text:p>
              </table:table-cell>
              <table:table-cell office:value-type="float" office:value="0.059843">
                <text:p>0.059843</text:p>
              </table:table-cell>
              <table:table-cell office:value-type="float" office:value="0.060431">
                <text:p>0.060431</text:p>
              </table:table-cell>
              <table:table-cell office:value-type="float" office:value="0.059745">
                <text:p>0.0597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">
                <text:p>9800</text:p>
              </table:table-cell>
              <table:table-cell office:value-type="float" office:value="0.059902">
                <text:p>0.059902</text:p>
              </table:table-cell>
              <table:table-cell office:value-type="float" office:value="0.060784">
                <text:p>0.060784</text:p>
              </table:table-cell>
              <table:table-cell office:value-type="float" office:value="0.059902">
                <text:p>0.0599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">
                <text:p>9810</text:p>
              </table:table-cell>
              <table:table-cell office:value-type="float" office:value="0.060157">
                <text:p>0.060157</text:p>
              </table:table-cell>
              <table:table-cell office:value-type="float" office:value="0.060942">
                <text:p>0.060942</text:p>
              </table:table-cell>
              <table:table-cell office:value-type="float" office:value="0.060157">
                <text:p>0.06015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">
                <text:p>9820</text:p>
              </table:table-cell>
              <table:table-cell office:value-type="float" office:value="0.060609">
                <text:p>0.060609</text:p>
              </table:table-cell>
              <table:table-cell office:value-type="float" office:value="0.061198">
                <text:p>0.061198</text:p>
              </table:table-cell>
              <table:table-cell office:value-type="float" office:value="0.060511">
                <text:p>0.0605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">
                <text:p>9830</text:p>
              </table:table-cell>
              <table:table-cell office:value-type="float" office:value="0.060767">
                <text:p>0.060767</text:p>
              </table:table-cell>
              <table:table-cell office:value-type="float" office:value="0.061357">
                <text:p>0.061357</text:p>
              </table:table-cell>
              <table:table-cell office:value-type="float" office:value="0.060374">
                <text:p>0.0603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">
                <text:p>9840</text:p>
              </table:table-cell>
              <table:table-cell office:value-type="float" office:value="0.061024">
                <text:p>0.061024</text:p>
              </table:table-cell>
              <table:table-cell office:value-type="float" office:value="0.061417">
                <text:p>0.061417</text:p>
              </table:table-cell>
              <table:table-cell office:value-type="float" office:value="0.06063">
                <text:p>0.060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">
                <text:p>9850</text:p>
              </table:table-cell>
              <table:table-cell office:value-type="float" office:value="0.061281">
                <text:p>0.061281</text:p>
              </table:table-cell>
              <table:table-cell office:value-type="float" office:value="0.061872">
                <text:p>0.061872</text:p>
              </table:table-cell>
              <table:table-cell office:value-type="float" office:value="0.060887">
                <text:p>0.0608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">
                <text:p>9860</text:p>
              </table:table-cell>
              <table:table-cell office:value-type="float" office:value="0.06144">
                <text:p>0.06144</text:p>
              </table:table-cell>
              <table:table-cell office:value-type="float" office:value="0.062229">
                <text:p>0.062229</text:p>
              </table:table-cell>
              <table:table-cell office:value-type="float" office:value="0.061045">
                <text:p>0.06104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">
                <text:p>9870</text:p>
              </table:table-cell>
              <table:table-cell office:value-type="float" office:value="0.061797">
                <text:p>0.061797</text:p>
              </table:table-cell>
              <table:table-cell office:value-type="float" office:value="0.062488">
                <text:p>0.062488</text:p>
              </table:table-cell>
              <table:table-cell office:value-type="float" office:value="0.061106">
                <text:p>0.0611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">
                <text:p>9880</text:p>
              </table:table-cell>
              <table:table-cell office:value-type="float" office:value="0.061957">
                <text:p>0.061957</text:p>
              </table:table-cell>
              <table:table-cell office:value-type="float" office:value="0.062549">
                <text:p>0.062549</text:p>
              </table:table-cell>
              <table:table-cell office:value-type="float" office:value="0.061462">
                <text:p>0.06146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">
                <text:p>9890</text:p>
              </table:table-cell>
              <table:table-cell office:value-type="float" office:value="0.062216">
                <text:p>0.062216</text:p>
              </table:table-cell>
              <table:table-cell office:value-type="float" office:value="0.062809">
                <text:p>0.062809</text:p>
              </table:table-cell>
              <table:table-cell office:value-type="float" office:value="0.061523">
                <text:p>0.06152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">
                <text:p>9900</text:p>
              </table:table-cell>
              <table:table-cell office:value-type="float" office:value="0.062178">
                <text:p>0.062178</text:p>
              </table:table-cell>
              <table:table-cell office:value-type="float" office:value="0.063267">
                <text:p>0.063267</text:p>
              </table:table-cell>
              <table:table-cell office:value-type="float" office:value="0.061683">
                <text:p>0.06168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">
                <text:p>9910</text:p>
              </table:table-cell>
              <table:table-cell office:value-type="float" office:value="0.062537">
                <text:p>0.062537</text:p>
              </table:table-cell>
              <table:table-cell office:value-type="float" office:value="0.063429">
                <text:p>0.063429</text:p>
              </table:table-cell>
              <table:table-cell office:value-type="float" office:value="0.061843">
                <text:p>0.06184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">
                <text:p>9920</text:p>
              </table:table-cell>
              <table:table-cell office:value-type="float" office:value="0.062897">
                <text:p>0.062897</text:p>
              </table:table-cell>
              <table:table-cell office:value-type="float" office:value="0.063492">
                <text:p>0.063492</text:p>
              </table:table-cell>
              <table:table-cell office:value-type="float" office:value="0.062599">
                <text:p>0.0625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">
                <text:p>9930</text:p>
              </table:table-cell>
              <table:table-cell office:value-type="float" office:value="0.063059">
                <text:p>0.063059</text:p>
              </table:table-cell>
              <table:table-cell office:value-type="float" office:value="0.063654">
                <text:p>0.063654</text:p>
              </table:table-cell>
              <table:table-cell office:value-type="float" office:value="0.062761">
                <text:p>0.0627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">
                <text:p>9940</text:p>
              </table:table-cell>
              <table:table-cell office:value-type="float" office:value="0.063221">
                <text:p>0.063221</text:p>
              </table:table-cell>
              <table:table-cell office:value-type="float" office:value="0.063718">
                <text:p>0.063718</text:p>
              </table:table-cell>
              <table:table-cell office:value-type="float" office:value="0.062922">
                <text:p>0.06292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">
                <text:p>9950</text:p>
              </table:table-cell>
              <table:table-cell office:value-type="float" office:value="0.063184">
                <text:p>0.063184</text:p>
              </table:table-cell>
              <table:table-cell office:value-type="float" office:value="0.06408">
                <text:p>0.06408</text:p>
              </table:table-cell>
              <table:table-cell office:value-type="float" office:value="0.062886">
                <text:p>0.06288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">
                <text:p>9960</text:p>
              </table:table-cell>
              <table:table-cell office:value-type="float" office:value="0.063147">
                <text:p>0.063147</text:p>
              </table:table-cell>
              <table:table-cell office:value-type="float" office:value="0.064243">
                <text:p>0.064243</text:p>
              </table:table-cell>
              <table:table-cell office:value-type="float" office:value="0.063247">
                <text:p>0.0632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">
                <text:p>9970</text:p>
              </table:table-cell>
              <table:table-cell office:value-type="float" office:value="0.06341">
                <text:p>0.06341</text:p>
              </table:table-cell>
              <table:table-cell office:value-type="float" office:value="0.064307">
                <text:p>0.064307</text:p>
              </table:table-cell>
              <table:table-cell office:value-type="float" office:value="0.06341">
                <text:p>0.063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">
                <text:p>9980</text:p>
              </table:table-cell>
              <table:table-cell office:value-type="float" office:value="0.063373">
                <text:p>0.063373</text:p>
              </table:table-cell>
              <table:table-cell office:value-type="float" office:value="0.064571">
                <text:p>0.064571</text:p>
              </table:table-cell>
              <table:table-cell office:value-type="float" office:value="0.063673">
                <text:p>0.0636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">
                <text:p>9990</text:p>
              </table:table-cell>
              <table:table-cell office:value-type="float" office:value="0.063536">
                <text:p>0.063536</text:p>
              </table:table-cell>
              <table:table-cell office:value-type="float" office:value="0.064735">
                <text:p>0.064735</text:p>
              </table:table-cell>
              <table:table-cell office:value-type="float" office:value="0.063936">
                <text:p>0.063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